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DejaVu Sans" svg:font-family="DejaVu Sans" style:font-family-generic="roman" svg:panose-1="0 0 0 0 0 0 0 0 0 0"/>
  </office:font-face-decls>
  <office:automatic-styles>
    <text:list-style style:name="LFO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361in" fo:line-height="0.25in"/>
    </style:style>
    <style:style style:name="T17" style:parent-style-name="DefaultParagraphFont" style:family="text">
      <style:text-properties style:font-name-asian="DejaVu Sans" fo:font-weight="bold" style:font-weight-asian="bold" fo:color="#000007" fo:letter-spacing="-0.0326in" style:text-position="-3.1% 100%" fo:font-size="16pt" style:font-size-asian="16pt" style:font-size-complex="16pt"/>
    </style:style>
    <style:style style:name="T18" style:parent-style-name="DefaultParagraphFont" style:family="text">
      <style:text-properties style:font-name-asian="DejaVu Sans" fo:font-weight="bold" style:font-weight-asian="bold" fo:color="#000007" fo:letter-spacing="-0.0326in" style:text-position="-3.1% 100%" fo:font-size="16pt" style:font-size-asian="16pt" style:font-size-complex="16pt"/>
    </style:style>
    <style:style style:name="T19" style:parent-style-name="DefaultParagraphFont" style:family="text">
      <style:text-properties style:font-name-asian="DejaVu Sans" fo:font-weight="bold" style:font-weight-asian="bold" fo:color="#000007" style:text-position="-3.1% 100%" fo:font-size="16pt" style:font-size-asian="16pt" style:font-size-complex="16pt"/>
    </style:style>
    <style:style style:name="T20" style:parent-style-name="DefaultParagraphFont" style:family="text">
      <style:text-properties style:font-name-asian="DejaVu Sans" fo:font-weight="bold" style:font-weight-asian="bold" fo:color="#000007" fo:letter-spacing="-0.0006in" style:text-position="-3.1% 100%" fo:font-size="16pt" style:font-size-asian="16pt" style:font-size-complex="16pt"/>
    </style:style>
    <style:style style:name="T21" style:parent-style-name="DefaultParagraphFont" style:family="text">
      <style:text-properties style:font-name-asian="DejaVu Sans" fo:font-weight="bold" style:font-weight-asian="bold" fo:color="#000007" style:text-position="-3.1% 100%" fo:font-size="16pt" style:font-size-asian="16pt" style:font-size-complex="16pt"/>
    </style:style>
    <style:style style:name="T22" style:parent-style-name="DefaultParagraphFont" style:family="text">
      <style:text-properties style:font-name-asian="DejaVu Sans" fo:font-weight="bold" style:font-weight-asian="bold" fo:color="#000007" fo:letter-spacing="-0.0006in" style:text-position="-3.1% 100%" fo:font-size="16pt" style:font-size-asian="16pt" style:font-size-complex="16pt"/>
    </style:style>
    <style:style style:name="T23" style:parent-style-name="DefaultParagraphFont" style:family="text">
      <style:text-properties style:font-name-asian="DejaVu Sans" fo:font-weight="bold" style:font-weight-asian="bold" fo:color="#000007" fo:letter-spacing="-0.0041in" style:text-position="-3.1% 100%" fo:font-size="16pt" style:font-size-asian="16pt" style:font-size-complex="16pt"/>
    </style:style>
    <style:style style:name="T24" style:parent-style-name="DefaultParagraphFont" style:family="text">
      <style:text-properties style:font-name-asian="DejaVu Sans" fo:font-weight="bold" style:font-weight-asian="bold" fo:color="#000007" fo:letter-spacing="0.0006in" style:text-position="-3.1% 100%" fo:font-size="16pt" style:font-size-asian="16pt" style:font-size-complex="16pt"/>
    </style:style>
    <style:style style:name="T25" style:parent-style-name="DefaultParagraphFont" style:family="text">
      <style:text-properties style:font-name-asian="DejaVu Sans" fo:font-weight="bold" style:font-weight-asian="bold" fo:color="#000007" style:text-position="-3.1% 100%" fo:font-size="16pt" style:font-size-asian="16pt" style:font-size-complex="16pt"/>
    </style:style>
    <style:style style:name="P26" style:parent-style-name="Normal" style:family="paragraph">
      <style:paragraph-properties fo:margin-top="0.0194in" fo:margin-left="0.0694in">
        <style:tab-stops/>
      </style:paragraph-properties>
    </style:style>
    <style:style style:name="T27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8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9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30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31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32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33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34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35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36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37" style:parent-style-name="DefaultParagraphFont" style:family="text">
      <style:text-properties style:font-name-asian="DejaVu Sans" fo:font-weight="bold" style:font-weight-asian="bold" style:font-weight-complex="bold" fo:color="#000007" fo:letter-spacing="-0.0027in" fo:font-size="12pt" style:font-size-asian="12pt" style:font-size-complex="12pt" fo:background-color="#D3D3D3"/>
    </style:style>
    <style:style style:name="T38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39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40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41" style:parent-style-name="DefaultParagraphFont" style:family="text">
      <style:text-properties style:font-name-asian="DejaVu Sans" fo:font-weight="bold" style:font-weight-asian="bold" style:font-weight-complex="bold" fo:color="#000007" fo:letter-spacing="0.002in" fo:font-size="12pt" style:font-size-asian="12pt" style:font-size-complex="12pt" fo:background-color="#D3D3D3"/>
    </style:style>
    <style:style style:name="T42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P43" style:parent-style-name="Normal" style:family="paragraph">
      <style:paragraph-properties fo:margin-top="0.0194in" fo:margin-left="0.0694in">
        <style:tab-stops/>
      </style:paragraph-properties>
    </style:style>
    <style:style style:name="T44" style:parent-style-name="DefaultParagraphFont" style:family="text">
      <style:text-properties style:font-name-asian="DejaVu Sans" fo:font-weight="bold" style:font-weight-asian="bold" style:font-weight-complex="bold" fo:color="#000007"/>
    </style:style>
    <style:style style:name="T45" style:parent-style-name="DefaultParagraphFont" style:family="text">
      <style:text-properties style:font-name-asian="DejaVu Sans" fo:font-weight="bold" style:font-weight-asian="bold" style:font-weight-complex="bold"/>
    </style:style>
    <style:style style:name="T46" style:parent-style-name="DefaultParagraphFont" style:family="text">
      <style:text-properties style:font-name-asian="DejaVu Sans" fo:font-weight="bold" style:font-weight-asian="bold" style:font-weight-complex="bold" fo:color="#000007"/>
    </style:style>
    <style:style style:name="P47" style:parent-style-name="Normal" style:family="paragraph">
      <style:paragraph-properties fo:line-height="0.1666in" fo:margin-left="0.0694in">
        <style:tab-stops/>
      </style:paragraph-properties>
    </style:style>
    <style:style style:name="T48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49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5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1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5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3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54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55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5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7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58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59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6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1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6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63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6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5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66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67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6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9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7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71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7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73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74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75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76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77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7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79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8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81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8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8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P84" style:parent-style-name="Normal" style:family="paragraph">
      <style:paragraph-properties fo:margin-left="0.0694in">
        <style:tab-stops/>
      </style:paragraph-properties>
    </style:style>
    <style:style style:name="T85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8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87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88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8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90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9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P92" style:parent-style-name="Normal" style:family="paragraph">
      <style:paragraph-properties fo:text-align="justify" fo:margin-left="0.0694in">
        <style:tab-stops/>
      </style:paragraph-properties>
    </style:style>
    <style:style style:name="T93" style:parent-style-name="DefaultParagraphFont" style:family="text">
      <style:text-properties style:font-name-asian="DejaVu Sans" fo:font-weight="bold" style:font-weight-asian="bold" fo:color="#000007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94" style:parent-style-name="Normal" style:family="paragraph">
      <style:text-properties style:font-name-asian="DejaVu Sans" fo:color="#000007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95" style:parent-style-name="Normal" style:family="paragraph">
      <style:paragraph-properties fo:margin-left="0.0694in">
        <style:tab-stops/>
      </style:paragraph-properties>
    </style:style>
    <style:style style:name="T96" style:parent-style-name="DefaultParagraphFont" style:family="text">
      <style:text-properties style:font-name-asian="DejaVu Sans" fo:font-weight="bold" style:font-weight-asian="bold" fo:color="#000007" fo:letter-spacing="0.0006in" style:text-scale="102%" style:text-position="-3.7% 100%" fo:font-size="13.5pt" style:font-size-asian="13.5pt" style:font-size-complex="13.5pt"/>
    </style:style>
    <style:style style:name="T97" style:parent-style-name="DefaultParagraphFont" style:family="text">
      <style:text-properties style:font-name-asian="DejaVu Sans" fo:font-weight="bold" style:font-weight-asian="bold" fo:color="#000007" fo:letter-spacing="-0.0006in" style:text-scale="102%" style:text-position="-3.7% 100%" fo:font-size="13.5pt" style:font-size-asian="13.5pt" style:font-size-complex="13.5pt"/>
    </style:style>
    <style:style style:name="T98" style:parent-style-name="DefaultParagraphFont" style:family="text">
      <style:text-properties style:font-name-asian="DejaVu Sans" fo:font-weight="bold" style:font-weight-asian="bold" fo:color="#000007" fo:letter-spacing="0.002in" style:text-scale="102%" style:text-position="-3.7% 100%" fo:font-size="13.5pt" style:font-size-asian="13.5pt" style:font-size-complex="13.5pt"/>
    </style:style>
    <style:style style:name="T99" style:parent-style-name="DefaultParagraphFont" style:family="text">
      <style:text-properties style:font-name-asian="DejaVu Sans" fo:font-weight="bold" style:font-weight-asian="bold" fo:color="#000007" style:text-scale="102%" style:text-position="-3.7% 100%" fo:font-size="13.5pt" style:font-size-asian="13.5pt" style:font-size-complex="13.5pt"/>
    </style:style>
    <style:style style:name="T100" style:parent-style-name="DefaultParagraphFont" style:family="text">
      <style:text-properties style:font-name-asian="DejaVu Sans" fo:font-weight="bold" style:font-weight-asian="bold" fo:color="#000007" fo:letter-spacing="0.0013in" style:text-scale="102%" style:text-position="-3.7% 100%" fo:font-size="13.5pt" style:font-size-asian="13.5pt" style:font-size-complex="13.5pt"/>
    </style:style>
    <style:style style:name="T101" style:parent-style-name="DefaultParagraphFont" style:family="text">
      <style:text-properties style:font-name-asian="DejaVu Sans" fo:font-weight="bold" style:font-weight-asian="bold" fo:color="#000007" style:text-scale="102%" style:text-position="-3.7% 100%" fo:font-size="13.5pt" style:font-size-asian="13.5pt" style:font-size-complex="13.5pt"/>
    </style:style>
    <style:style style:name="P102" style:parent-style-name="Normal" style:family="paragraph">
      <style:paragraph-properties fo:margin-top="0.0006in" fo:line-height="0.1527in"/>
      <style:text-properties fo:font-size="11pt" style:font-size-asian="11pt" style:font-size-complex="11pt"/>
    </style:style>
    <style:style style:name="P103" style:parent-style-name="Normal" style:family="paragraph">
      <style:paragraph-properties fo:margin-top="0.0222in" fo:line-height="0.1666in" fo:margin-left="0.0694in">
        <style:tab-stops/>
      </style:paragraph-properties>
    </style:style>
    <style:style style:name="T104" style:parent-style-name="DefaultParagraphFont" style:family="text">
      <style:text-properties style:font-name-asian="DejaVu Sans" fo:font-weight="bold" style:font-weight-asian="bold" style:font-weight-complex="bold" fo:color="#000007" fo:letter-spacing="-0.0006in" style:text-position="-4.5% 100%" fo:font-size="11pt" style:font-size-asian="11pt" style:font-size-complex="11pt" fo:background-color="#D3D3D3"/>
    </style:style>
    <style:style style:name="T105" style:parent-style-name="DefaultParagraphFont" style:family="text">
      <style:text-properties style:font-name-asian="DejaVu Sans" fo:font-weight="bold" style:font-weight-asian="bold" style:font-weight-complex="bold" fo:color="#000007" fo:letter-spacing="0.0006in" style:text-position="-4.5% 100%" fo:font-size="11pt" style:font-size-asian="11pt" style:font-size-complex="11pt" fo:background-color="#D3D3D3"/>
    </style:style>
    <style:style style:name="T106" style:parent-style-name="DefaultParagraphFont" style:family="text">
      <style:text-properties style:font-name-asian="DejaVu Sans" fo:font-weight="bold" style:font-weight-asian="bold" style:font-weight-complex="bold" fo:color="#000007" fo:letter-spacing="0.0006in" style:text-position="-4.5% 100%" fo:font-size="11pt" style:font-size-asian="11pt" style:font-size-complex="11pt" fo:background-color="#D3D3D3"/>
    </style:style>
    <style:style style:name="T107" style:parent-style-name="DefaultParagraphFont" style:family="text">
      <style:text-properties style:font-name-asian="DejaVu Sans" fo:font-weight="bold" style:font-weight-asian="bold" style:font-weight-complex="bold" fo:color="#000007" fo:letter-spacing="0.002in" style:text-position="-4.5% 100%" fo:font-size="11pt" style:font-size-asian="11pt" style:font-size-complex="11pt" fo:background-color="#D3D3D3"/>
    </style:style>
    <style:style style:name="T108" style:parent-style-name="DefaultParagraphFont" style:family="text">
      <style:text-properties style:font-name-asian="DejaVu Sans" fo:font-weight="bold" style:font-weight-asian="bold" style:font-weight-complex="bold" fo:color="#000007" fo:letter-spacing="-0.0006in" style:text-position="-4.5% 100%" fo:font-size="11pt" style:font-size-asian="11pt" style:font-size-complex="11pt" fo:background-color="#D3D3D3"/>
    </style:style>
    <style:style style:name="T109" style:parent-style-name="DefaultParagraphFont" style:family="text">
      <style:text-properties style:font-name-asian="DejaVu Sans" fo:font-weight="bold" style:font-weight-asian="bold" style:font-weight-complex="bold" fo:color="#000007" style:text-position="-4.5% 100%" fo:font-size="11pt" style:font-size-asian="11pt" style:font-size-complex="11pt" fo:background-color="#D3D3D3"/>
    </style:style>
    <style:style style:name="T110" style:parent-style-name="DefaultParagraphFont" style:family="text">
      <style:text-properties style:font-name-asian="DejaVu Sans" fo:font-weight="bold" style:font-weight-asian="bold" style:font-weight-complex="bold" fo:color="#000007" fo:letter-spacing="0.0006in" style:text-position="-4.5% 100%" fo:font-size="11pt" style:font-size-asian="11pt" style:font-size-complex="11pt" fo:background-color="#D3D3D3"/>
    </style:style>
    <style:style style:name="T111" style:parent-style-name="DefaultParagraphFont" style:family="text">
      <style:text-properties style:font-name-asian="DejaVu Sans" fo:font-weight="bold" style:font-weight-asian="bold" style:font-weight-complex="bold" fo:color="#000007" fo:letter-spacing="-0.0034in" style:text-position="-4.5% 100%" fo:font-size="11pt" style:font-size-asian="11pt" style:font-size-complex="11pt" fo:background-color="#D3D3D3"/>
    </style:style>
    <style:style style:name="T112" style:parent-style-name="DefaultParagraphFont" style:family="text">
      <style:text-properties style:font-name-asian="DejaVu Sans" fo:font-weight="bold" style:font-weight-asian="bold" style:font-weight-complex="bold" fo:color="#000007" fo:letter-spacing="-0.0006in" style:text-position="-4.5% 100%" fo:font-size="11pt" style:font-size-asian="11pt" style:font-size-complex="11pt" fo:background-color="#D3D3D3"/>
    </style:style>
    <style:style style:name="T113" style:parent-style-name="DefaultParagraphFont" style:family="text">
      <style:text-properties style:font-name-asian="DejaVu Sans" fo:font-weight="bold" style:font-weight-asian="bold" style:font-weight-complex="bold" fo:color="#000007" style:text-position="-4.5% 100%" fo:font-size="11pt" style:font-size-asian="11pt" style:font-size-complex="11pt" fo:background-color="#D3D3D3"/>
    </style:style>
    <style:style style:name="T114" style:parent-style-name="DefaultParagraphFont" style:family="text">
      <style:text-properties style:font-name-asian="DejaVu Sans" fo:font-weight="bold" style:font-weight-asian="bold" style:font-weight-complex="bold" fo:color="#000007" fo:letter-spacing="-0.0006in" style:text-position="-4.5% 100%" fo:font-size="11pt" style:font-size-asian="11pt" style:font-size-complex="11pt" fo:background-color="#D3D3D3"/>
    </style:style>
    <style:style style:name="T115" style:parent-style-name="DefaultParagraphFont" style:family="text">
      <style:text-properties style:font-name-asian="DejaVu Sans" fo:font-weight="bold" style:font-weight-asian="bold" style:font-weight-complex="bold" fo:color="#000007" style:text-position="-4.5% 100%" fo:font-size="11pt" style:font-size-asian="11pt" style:font-size-complex="11pt" fo:background-color="#D3D3D3"/>
    </style:style>
    <style:style style:name="T116" style:parent-style-name="DefaultParagraphFont" style:family="text">
      <style:text-properties style:font-name-asian="DejaVu Sans" fo:font-weight="bold" style:font-weight-asian="bold" style:font-weight-complex="bold" fo:color="#000007" fo:letter-spacing="0.002in" style:text-position="-4.5% 100%" fo:font-size="11pt" style:font-size-asian="11pt" style:font-size-complex="11pt" fo:background-color="#D3D3D3"/>
    </style:style>
    <style:style style:name="T117" style:parent-style-name="DefaultParagraphFont" style:family="text">
      <style:text-properties style:font-name-asian="DejaVu Sans" fo:font-weight="bold" style:font-weight-asian="bold" style:font-weight-complex="bold" fo:color="#000007" fo:letter-spacing="-0.002in" style:text-position="-4.5% 100%" fo:font-size="11pt" style:font-size-asian="11pt" style:font-size-complex="11pt" fo:background-color="#D3D3D3"/>
    </style:style>
    <style:style style:name="T118" style:parent-style-name="DefaultParagraphFont" style:family="text">
      <style:text-properties style:font-name-asian="DejaVu Sans" fo:font-weight="bold" style:font-weight-asian="bold" style:font-weight-complex="bold" fo:color="#000007" fo:letter-spacing="-0.0006in" style:text-position="-4.5% 100%" fo:font-size="11pt" style:font-size-asian="11pt" style:font-size-complex="11pt" fo:background-color="#D3D3D3"/>
    </style:style>
    <style:style style:name="T119" style:parent-style-name="DefaultParagraphFont" style:family="text">
      <style:text-properties style:font-name-asian="DejaVu Sans" fo:font-weight="bold" style:font-weight-asian="bold" style:font-weight-complex="bold" fo:color="#000007" style:text-position="-4.5% 100%" fo:font-size="11pt" style:font-size-asian="11pt" style:font-size-complex="11pt" fo:background-color="#D3D3D3"/>
    </style:style>
    <style:style style:name="T120" style:parent-style-name="DefaultParagraphFont" style:family="text">
      <style:text-properties style:font-name-asian="DejaVu Sans" fo:font-weight="bold" style:font-weight-asian="bold" style:font-weight-complex="bold" fo:color="#000007" fo:letter-spacing="0.0027in" style:text-position="-4.5% 100%" fo:font-size="11pt" style:font-size-asian="11pt" style:font-size-complex="11pt" fo:background-color="#D3D3D3"/>
    </style:style>
    <style:style style:name="T121" style:parent-style-name="DefaultParagraphFont" style:family="text">
      <style:text-properties style:font-name-asian="DejaVu Sans" fo:font-weight="bold" style:font-weight-asian="bold" style:font-weight-complex="bold" fo:color="#000007" fo:letter-spacing="-0.0041in" style:text-position="-4.5% 100%" fo:font-size="11pt" style:font-size-asian="11pt" style:font-size-complex="11pt" fo:background-color="#D3D3D3"/>
    </style:style>
    <style:style style:name="T122" style:parent-style-name="DefaultParagraphFont" style:family="text">
      <style:text-properties style:font-name-asian="DejaVu Sans" fo:font-weight="bold" style:font-weight-asian="bold" style:font-weight-complex="bold" fo:color="#000007" fo:letter-spacing="-0.0006in" style:text-position="-4.5% 100%" fo:font-size="11pt" style:font-size-asian="11pt" style:font-size-complex="11pt" fo:background-color="#D3D3D3"/>
    </style:style>
    <style:style style:name="T123" style:parent-style-name="DefaultParagraphFont" style:family="text">
      <style:text-properties style:font-name-asian="DejaVu Sans" fo:font-weight="bold" style:font-weight-asian="bold" style:font-weight-complex="bold" fo:color="#000007" fo:letter-spacing="-0.0013in" style:text-position="-4.5% 100%" fo:font-size="11pt" style:font-size-asian="11pt" style:font-size-complex="11pt" fo:background-color="#D3D3D3"/>
    </style:style>
    <style:style style:name="T124" style:parent-style-name="DefaultParagraphFont" style:family="text">
      <style:text-properties style:font-name-asian="DejaVu Sans" fo:font-weight="bold" style:font-weight-asian="bold" style:font-weight-complex="bold" fo:color="#000007" style:text-position="-4.5% 100%" fo:font-size="11pt" style:font-size-asian="11pt" style:font-size-complex="11pt" fo:background-color="#D3D3D3"/>
    </style:style>
    <style:style style:name="T125" style:parent-style-name="DefaultParagraphFont" style:family="text">
      <style:text-properties style:font-name-asian="DejaVu Sans" fo:font-weight="bold" style:font-weight-asian="bold" style:font-weight-complex="bold" fo:color="#000007" fo:letter-spacing="-0.0027in" style:text-position="-4.5% 100%" fo:font-size="11pt" style:font-size-asian="11pt" style:font-size-complex="11pt" fo:background-color="#D3D3D3"/>
    </style:style>
    <style:style style:name="T126" style:parent-style-name="DefaultParagraphFont" style:family="text">
      <style:text-properties style:font-name-asian="DejaVu Sans" fo:font-weight="bold" style:font-weight-asian="bold" style:font-weight-complex="bold" fo:color="#000007" fo:letter-spacing="0.002in" style:text-position="-4.5% 100%" fo:font-size="11pt" style:font-size-asian="11pt" style:font-size-complex="11pt" fo:background-color="#D3D3D3"/>
    </style:style>
    <style:style style:name="T127" style:parent-style-name="DefaultParagraphFont" style:family="text">
      <style:text-properties style:font-name-asian="DejaVu Sans" fo:font-weight="bold" style:font-weight-asian="bold" style:font-weight-complex="bold" fo:color="#000007" fo:letter-spacing="-0.0006in" style:text-position="-4.5% 100%" fo:font-size="11pt" style:font-size-asian="11pt" style:font-size-complex="11pt" fo:background-color="#D3D3D3"/>
    </style:style>
    <style:style style:name="T128" style:parent-style-name="DefaultParagraphFont" style:family="text">
      <style:text-properties style:font-name-asian="DejaVu Sans" fo:font-weight="bold" style:font-weight-asian="bold" style:font-weight-complex="bold" fo:color="#000007" style:text-position="-4.5% 100%" fo:font-size="11pt" style:font-size-asian="11pt" style:font-size-complex="11pt" fo:background-color="#D3D3D3"/>
    </style:style>
    <style:style style:name="T129" style:parent-style-name="DefaultParagraphFont" style:family="text">
      <style:text-properties style:font-name-asian="DejaVu Sans" fo:font-weight="bold" style:font-weight-asian="bold" style:font-weight-complex="bold" fo:color="#000007" fo:letter-spacing="0.0006in" style:text-position="-4.5% 100%" fo:font-size="11pt" style:font-size-asian="11pt" style:font-size-complex="11pt" fo:background-color="#D3D3D3"/>
    </style:style>
    <style:style style:name="T130" style:parent-style-name="DefaultParagraphFont" style:family="text">
      <style:text-properties style:font-name-asian="DejaVu Sans" fo:font-weight="bold" style:font-weight-asian="bold" style:font-weight-complex="bold" fo:color="#000007" fo:letter-spacing="-0.0006in" style:text-position="-4.5% 100%" fo:font-size="11pt" style:font-size-asian="11pt" style:font-size-complex="11pt" fo:background-color="#D3D3D3"/>
    </style:style>
    <style:style style:name="T131" style:parent-style-name="DefaultParagraphFont" style:family="text">
      <style:text-properties style:font-name-asian="DejaVu Sans" fo:font-weight="bold" style:font-weight-asian="bold" style:font-weight-complex="bold" fo:color="#000007" style:text-position="-4.5% 100%" fo:font-size="11pt" style:font-size-asian="11pt" style:font-size-complex="11pt" fo:background-color="#D3D3D3"/>
    </style:style>
    <style:style style:name="T132" style:parent-style-name="DefaultParagraphFont" style:family="text">
      <style:text-properties style:font-name-asian="DejaVu Sans" fo:font-weight="bold" style:font-weight-asian="bold" style:font-weight-complex="bold" fo:color="#000007" fo:letter-spacing="0.0013in" style:text-position="-4.5% 100%" fo:font-size="11pt" style:font-size-asian="11pt" style:font-size-complex="11pt" fo:background-color="#D3D3D3"/>
    </style:style>
    <style:style style:name="T133" style:parent-style-name="DefaultParagraphFont" style:family="text">
      <style:text-properties style:font-name-asian="DejaVu Sans" fo:font-weight="bold" style:font-weight-asian="bold" style:font-weight-complex="bold" fo:color="#000007" fo:letter-spacing="-0.002in" style:text-position="-4.5% 100%" fo:font-size="11pt" style:font-size-asian="11pt" style:font-size-complex="11pt" fo:background-color="#D3D3D3"/>
    </style:style>
    <style:style style:name="T134" style:parent-style-name="DefaultParagraphFont" style:family="text">
      <style:text-properties style:font-name-asian="DejaVu Sans" fo:font-weight="bold" style:font-weight-asian="bold" style:font-weight-complex="bold" fo:color="#000007" fo:letter-spacing="-0.0006in" style:text-position="-4.5% 100%" fo:font-size="11pt" style:font-size-asian="11pt" style:font-size-complex="11pt" fo:background-color="#D3D3D3"/>
    </style:style>
    <style:style style:name="T135" style:parent-style-name="DefaultParagraphFont" style:family="text">
      <style:text-properties style:font-name-asian="DejaVu Sans" fo:font-weight="bold" style:font-weight-asian="bold" style:font-weight-complex="bold" fo:color="#000007" style:text-position="-4.5% 100%" fo:font-size="11pt" style:font-size-asian="11pt" style:font-size-complex="11pt" fo:background-color="#D3D3D3"/>
    </style:style>
    <style:style style:name="T136" style:parent-style-name="DefaultParagraphFont" style:family="text">
      <style:text-properties style:font-name-asian="DejaVu Sans" fo:font-weight="bold" style:font-weight-asian="bold" style:font-weight-complex="bold" fo:color="#000007" fo:letter-spacing="-0.0006in" style:text-position="-4.5% 100%" fo:font-size="11pt" style:font-size-asian="11pt" style:font-size-complex="11pt" fo:background-color="#D3D3D3"/>
    </style:style>
    <style:style style:name="T137" style:parent-style-name="DefaultParagraphFont" style:family="text">
      <style:text-properties style:font-name-asian="DejaVu Sans" fo:font-weight="bold" style:font-weight-asian="bold" style:font-weight-complex="bold" fo:color="#000007" style:text-position="-4.5% 100%" fo:font-size="11pt" style:font-size-asian="11pt" style:font-size-complex="11pt" fo:background-color="#D3D3D3"/>
    </style:style>
    <style:style style:name="T138" style:parent-style-name="DefaultParagraphFont" style:family="text">
      <style:text-properties style:font-name-asian="DejaVu Sans" fo:font-weight="bold" style:font-weight-asian="bold" style:font-weight-complex="bold" fo:color="#000007" fo:letter-spacing="0.002in" style:text-position="-4.5% 100%" fo:font-size="11pt" style:font-size-asian="11pt" style:font-size-complex="11pt" fo:background-color="#D3D3D3"/>
    </style:style>
    <style:style style:name="T139" style:parent-style-name="DefaultParagraphFont" style:family="text">
      <style:text-properties style:font-name-asian="DejaVu Sans" fo:font-weight="bold" style:font-weight-asian="bold" style:font-weight-complex="bold" fo:color="#000007" fo:letter-spacing="-0.002in" style:text-position="-4.5% 100%" fo:font-size="11pt" style:font-size-asian="11pt" style:font-size-complex="11pt" fo:background-color="#D3D3D3"/>
    </style:style>
    <style:style style:name="T140" style:parent-style-name="DefaultParagraphFont" style:family="text">
      <style:text-properties style:font-name-asian="DejaVu Sans" fo:font-weight="bold" style:font-weight-asian="bold" style:font-weight-complex="bold" fo:color="#000007" style:text-position="-4.5% 100%" fo:font-size="11pt" style:font-size-asian="11pt" style:font-size-complex="11pt" fo:background-color="#D3D3D3"/>
    </style:style>
    <style:style style:name="T141" style:parent-style-name="DefaultParagraphFont" style:family="text">
      <style:text-properties style:font-name-asian="DejaVu Sans" fo:font-weight="bold" style:font-weight-asian="bold" style:font-weight-complex="bold" fo:color="#000007" fo:letter-spacing="-0.0006in" style:text-position="-4.5% 100%" fo:font-size="11pt" style:font-size-asian="11pt" style:font-size-complex="11pt" fo:background-color="#D3D3D3"/>
    </style:style>
    <style:style style:name="T142" style:parent-style-name="DefaultParagraphFont" style:family="text">
      <style:text-properties style:font-name-asian="DejaVu Sans" fo:font-weight="bold" style:font-weight-asian="bold" style:font-weight-complex="bold" fo:color="#000007" style:text-position="-4.5% 100%" fo:font-size="11pt" style:font-size-asian="11pt" style:font-size-complex="11pt" fo:background-color="#D3D3D3"/>
    </style:style>
    <style:style style:name="P143" style:parent-style-name="Normal" style:family="paragraph">
      <style:paragraph-properties fo:margin-top="0.0118in" fo:line-height="0.1388in"/>
    </style:style>
    <style:style style:name="P144" style:parent-style-name="Normal" style:family="paragraph">
      <style:paragraph-properties fo:text-align="justify" fo:margin-top="0.0229in" fo:margin-left="0.0694in" fo:margin-right="0.0534in">
        <style:tab-stops/>
      </style:paragraph-properties>
    </style:style>
    <style:style style:name="T145" style:parent-style-name="DefaultParagraphFont" style:family="text">
      <style:text-properties style:font-name-asian="DejaVu Sans" fo:color="#000007" fo:letter-spacing="-0.002in" fo:font-size="10.5pt" style:font-size-asian="10.5pt" style:font-size-complex="10.5pt"/>
    </style:style>
    <style:style style:name="T146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147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14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49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150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15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52" style:parent-style-name="DefaultParagraphFont" style:family="text">
      <style:text-properties style:font-name-asian="DejaVu Sans" fo:color="#000007" fo:letter-spacing="0.0034in" fo:font-size="10.5pt" style:font-size-asian="10.5pt" style:font-size-complex="10.5pt"/>
    </style:style>
    <style:style style:name="T153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154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155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56" style:parent-style-name="DefaultParagraphFont" style:family="text">
      <style:text-properties style:font-name-asian="DejaVu Sans" fo:color="#000007" fo:letter-spacing="-0.0013in" fo:font-size="10.5pt" style:font-size-asian="10.5pt" style:font-size-complex="10.5pt"/>
    </style:style>
    <style:style style:name="T157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158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15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60" style:parent-style-name="DefaultParagraphFont" style:family="text">
      <style:text-properties style:font-name-asian="DejaVu Sans" fo:color="#000007" fo:letter-spacing="0.0034in" fo:font-size="10.5pt" style:font-size-asian="10.5pt" style:font-size-complex="10.5pt"/>
    </style:style>
    <style:style style:name="T161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16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63" style:parent-style-name="DefaultParagraphFont" style:family="text">
      <style:text-properties style:font-name-asian="DejaVu Sans" fo:color="#000007" fo:letter-spacing="0.0069in" fo:font-size="10.5pt" style:font-size-asian="10.5pt" style:font-size-complex="10.5pt"/>
    </style:style>
    <style:style style:name="T164" style:parent-style-name="DefaultParagraphFont" style:family="text">
      <style:text-properties style:font-name-asian="DejaVu Sans" fo:color="#000007" fo:letter-spacing="0.0069in" fo:font-size="10.5pt" style:font-size-asian="10.5pt" style:font-size-complex="10.5pt"/>
    </style:style>
    <style:style style:name="T165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16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67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168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16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70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17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72" style:parent-style-name="DefaultParagraphFont" style:family="text">
      <style:text-properties style:font-name-asian="DejaVu Sans" fo:color="#000007" fo:letter-spacing="0.0034in" fo:font-size="10.5pt" style:font-size-asian="10.5pt" style:font-size-complex="10.5pt"/>
    </style:style>
    <style:style style:name="T173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174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175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176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177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17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79" style:parent-style-name="DefaultParagraphFont" style:family="text">
      <style:text-properties style:font-name-asian="DejaVu Sans" fo:color="#000007" fo:letter-spacing="0.0062in" fo:font-size="10.5pt" style:font-size-asian="10.5pt" style:font-size-complex="10.5pt"/>
    </style:style>
    <style:style style:name="T180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18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82" style:parent-style-name="DefaultParagraphFont" style:family="text">
      <style:text-properties style:font-name-asian="DejaVu Sans" fo:color="#000007" fo:letter-spacing="0.002in" fo:font-size="10.5pt" style:font-size-asian="10.5pt" style:font-size-complex="10.5pt"/>
    </style:style>
    <style:style style:name="T183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184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185" style:parent-style-name="DefaultParagraphFont" style:family="text">
      <style:text-properties style:font-name-asian="DejaVu Sans" fo:color="#000007" fo:letter-spacing="0.002in" fo:font-size="10.5pt" style:font-size-asian="10.5pt" style:font-size-complex="10.5pt"/>
    </style:style>
    <style:style style:name="T186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187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18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89" style:parent-style-name="DefaultParagraphFont" style:family="text">
      <style:text-properties style:font-name-asian="DejaVu Sans" fo:color="#000007" fo:letter-spacing="0.0034in" fo:font-size="10.5pt" style:font-size-asian="10.5pt" style:font-size-complex="10.5pt"/>
    </style:style>
    <style:style style:name="T190" style:parent-style-name="DefaultParagraphFont" style:family="text">
      <style:text-properties style:font-name-asian="DejaVu Sans" fo:color="#000007" fo:letter-spacing="-0.0013in" fo:font-size="10.5pt" style:font-size-asian="10.5pt" style:font-size-complex="10.5pt"/>
    </style:style>
    <style:style style:name="T191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19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93" style:parent-style-name="DefaultParagraphFont" style:family="text">
      <style:text-properties style:font-name-asian="DejaVu Sans" fo:color="#000007" fo:letter-spacing="0.0034in" fo:font-size="10.5pt" style:font-size-asian="10.5pt" style:font-size-complex="10.5pt"/>
    </style:style>
    <style:style style:name="T194" style:parent-style-name="DefaultParagraphFont" style:family="text">
      <style:text-properties style:font-name-asian="DejaVu Sans" fo:color="#000007" fo:letter-spacing="-0.0013in" fo:font-size="10.5pt" style:font-size-asian="10.5pt" style:font-size-complex="10.5pt"/>
    </style:style>
    <style:style style:name="T195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19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97" style:parent-style-name="DefaultParagraphFont" style:family="text">
      <style:text-properties style:font-name-asian="DejaVu Sans" fo:color="#000007" fo:letter-spacing="0.0027in" fo:font-size="10.5pt" style:font-size-asian="10.5pt" style:font-size-complex="10.5pt"/>
    </style:style>
    <style:style style:name="T198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19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00" style:parent-style-name="DefaultParagraphFont" style:family="text">
      <style:text-properties style:font-name-asian="DejaVu Sans" fo:color="#000007" fo:letter-spacing="0.0034in" fo:font-size="10.5pt" style:font-size-asian="10.5pt" style:font-size-complex="10.5pt"/>
    </style:style>
    <style:style style:name="T201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02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03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04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05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06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07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08" style:parent-style-name="DefaultParagraphFont" style:family="text">
      <style:text-properties style:font-name-asian="DejaVu Sans" fo:color="#000007" fo:letter-spacing="0.0069in" fo:font-size="10.5pt" style:font-size-asian="10.5pt" style:font-size-complex="10.5pt"/>
    </style:style>
    <style:style style:name="T209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1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11" style:parent-style-name="DefaultParagraphFont" style:family="text">
      <style:text-properties style:font-name-asian="DejaVu Sans" fo:color="#000007" fo:letter-spacing="-0.0013in" fo:font-size="10.5pt" style:font-size-asian="10.5pt" style:font-size-complex="10.5pt"/>
    </style:style>
    <style:style style:name="T21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13" style:parent-style-name="DefaultParagraphFont" style:family="text">
      <style:text-properties style:font-name-asian="DejaVu Sans" fo:color="#000007" fo:letter-spacing="0.0034in" fo:font-size="10.5pt" style:font-size-asian="10.5pt" style:font-size-complex="10.5pt"/>
    </style:style>
    <style:style style:name="T214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15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16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17" style:parent-style-name="DefaultParagraphFont" style:family="text">
      <style:text-properties style:font-name-asian="DejaVu Sans" fo:color="#000007" fo:letter-spacing="0.0027in" fo:font-size="10.5pt" style:font-size-asian="10.5pt" style:font-size-complex="10.5pt"/>
    </style:style>
    <style:style style:name="T218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1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20" style:parent-style-name="DefaultParagraphFont" style:family="text">
      <style:text-properties style:font-name-asian="DejaVu Sans" fo:color="#000007" fo:letter-spacing="0.0069in" fo:font-size="10.5pt" style:font-size-asian="10.5pt" style:font-size-complex="10.5pt"/>
    </style:style>
    <style:style style:name="T221" style:parent-style-name="DefaultParagraphFont" style:family="text">
      <style:text-properties style:font-name-asian="DejaVu Sans" fo:color="#000007" fo:letter-spacing="-0.0083in" fo:font-size="10.5pt" style:font-size-asian="10.5pt" style:font-size-complex="10.5pt"/>
    </style:style>
    <style:style style:name="T22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23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24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25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26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27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28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2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30" style:parent-style-name="DefaultParagraphFont" style:family="text">
      <style:text-properties style:font-name-asian="DejaVu Sans" fo:color="#000007" fo:letter-spacing="0.0027in" fo:font-size="10.5pt" style:font-size-asian="10.5pt" style:font-size-complex="10.5pt"/>
    </style:style>
    <style:style style:name="T231" style:parent-style-name="DefaultParagraphFont" style:family="text">
      <style:text-properties style:font-name-asian="DejaVu Sans" fo:color="#000007" fo:letter-spacing="-0.0013in" fo:font-size="10.5pt" style:font-size-asian="10.5pt" style:font-size-complex="10.5pt"/>
    </style:style>
    <style:style style:name="T23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3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34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35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3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37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38" style:parent-style-name="DefaultParagraphFont" style:family="text">
      <style:text-properties style:font-name-asian="DejaVu Sans" fo:color="#000007" fo:letter-spacing="0.0027in" fo:font-size="10.5pt" style:font-size-asian="10.5pt" style:font-size-complex="10.5pt"/>
    </style:style>
    <style:style style:name="T239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40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41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4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4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44" style:parent-style-name="DefaultParagraphFont" style:family="text">
      <style:text-properties style:font-name-asian="DejaVu Sans" fo:color="#000007" fo:letter-spacing="-0.0055in" fo:font-size="10.5pt" style:font-size-asian="10.5pt" style:font-size-complex="10.5pt"/>
    </style:style>
    <style:style style:name="T245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46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47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48" style:parent-style-name="DefaultParagraphFont" style:family="text">
      <style:text-properties style:font-name-asian="DejaVu Sans" fo:color="#000007" fo:letter-spacing="-0.0062in" fo:font-size="10.5pt" style:font-size-asian="10.5pt" style:font-size-complex="10.5pt"/>
    </style:style>
    <style:style style:name="T249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50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51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5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5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54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55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56" style:parent-style-name="DefaultParagraphFont" style:family="text">
      <style:text-properties style:font-name-asian="DejaVu Sans" fo:color="#000007" fo:letter-spacing="-0.002in" fo:font-size="10.5pt" style:font-size-asian="10.5pt" style:font-size-complex="10.5pt"/>
    </style:style>
    <style:style style:name="T257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58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59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60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6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62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6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64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65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6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67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6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69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70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71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72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73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74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75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76" style:parent-style-name="DefaultParagraphFont" style:family="text">
      <style:text-properties style:font-name-asian="DejaVu Sans" fo:color="#000007" fo:letter-spacing="-0.0062in" fo:font-size="10.5pt" style:font-size-asian="10.5pt" style:font-size-complex="10.5pt"/>
    </style:style>
    <style:style style:name="T277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78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79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80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8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8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8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84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85" style:parent-style-name="DefaultParagraphFont" style:family="text">
      <style:text-properties style:font-name-asian="DejaVu Sans" fo:color="#000007" fo:letter-spacing="0.0027in" fo:font-size="10.5pt" style:font-size-asian="10.5pt" style:font-size-complex="10.5pt"/>
    </style:style>
    <style:style style:name="T286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87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8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89" style:parent-style-name="DefaultParagraphFont" style:family="text">
      <style:text-properties style:font-name-asian="DejaVu Sans" fo:color="#000007" fo:letter-spacing="-0.002in" fo:font-size="10.5pt" style:font-size-asian="10.5pt" style:font-size-complex="10.5pt"/>
    </style:style>
    <style:style style:name="T29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91" style:parent-style-name="DefaultParagraphFont" style:family="text">
      <style:text-properties style:font-name-asian="DejaVu Sans" fo:color="#000007" fo:letter-spacing="-0.0069in" fo:font-size="10.5pt" style:font-size-asian="10.5pt" style:font-size-complex="10.5pt"/>
    </style:style>
    <style:style style:name="T292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9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94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95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96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97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9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99" style:parent-style-name="DefaultParagraphFont" style:family="text">
      <style:text-properties style:font-name-asian="DejaVu Sans" fo:color="#000007" fo:letter-spacing="-0.0055in" fo:font-size="10.5pt" style:font-size-asian="10.5pt" style:font-size-complex="10.5pt"/>
    </style:style>
    <style:style style:name="T300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301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30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03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304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305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306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307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308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30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10" style:parent-style-name="DefaultParagraphFont" style:family="text">
      <style:text-properties style:font-name-asian="DejaVu Sans" fo:color="#000007" fo:letter-spacing="-0.0055in" fo:font-size="10.5pt" style:font-size-asian="10.5pt" style:font-size-complex="10.5pt"/>
    </style:style>
    <style:style style:name="T311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31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13" style:parent-style-name="DefaultParagraphFont" style:family="text">
      <style:text-properties style:font-name-asian="DejaVu Sans" fo:color="#000007" fo:letter-spacing="-0.0055in" fo:font-size="10.5pt" style:font-size-asian="10.5pt" style:font-size-complex="10.5pt"/>
    </style:style>
    <style:style style:name="T314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315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16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317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31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19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320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32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22" style:parent-style-name="DefaultParagraphFont" style:family="text">
      <style:text-properties style:font-name-asian="DejaVu Sans" fo:color="#000007" fo:letter-spacing="0.0034in" fo:font-size="10.5pt" style:font-size-asian="10.5pt" style:font-size-complex="10.5pt"/>
    </style:style>
    <style:style style:name="T323" style:parent-style-name="DefaultParagraphFont" style:family="text">
      <style:text-properties style:font-name-asian="DejaVu Sans" fo:color="#000007" fo:letter-spacing="-0.0013in" fo:font-size="10.5pt" style:font-size-asian="10.5pt" style:font-size-complex="10.5pt"/>
    </style:style>
    <style:style style:name="T324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325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26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327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28" style:parent-style-name="DefaultParagraphFont" style:family="text">
      <style:text-properties style:font-name-asian="DejaVu Sans" fo:color="#000007" fo:letter-spacing="0.0027in" fo:font-size="10.5pt" style:font-size-asian="10.5pt" style:font-size-complex="10.5pt"/>
    </style:style>
    <style:style style:name="T329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330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331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33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33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34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335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36" style:parent-style-name="DefaultParagraphFont" style:family="text">
      <style:text-properties style:font-name-asian="DejaVu Sans" fo:color="#000007" fo:letter-spacing="0.002in" fo:font-size="10.5pt" style:font-size-asian="10.5pt" style:font-size-complex="10.5pt"/>
    </style:style>
    <style:style style:name="T337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338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339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340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34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42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34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44" style:parent-style-name="DefaultParagraphFont" style:family="text">
      <style:text-properties style:font-name-asian="DejaVu Sans" fo:color="#000007" fo:letter-spacing="0.0027in" fo:font-size="10.5pt" style:font-size-asian="10.5pt" style:font-size-complex="10.5pt"/>
    </style:style>
    <style:style style:name="T345" style:parent-style-name="DefaultParagraphFont" style:family="text">
      <style:text-properties style:font-name-asian="DejaVu Sans" fo:color="#000007" fo:letter-spacing="-0.0013in" fo:font-size="10.5pt" style:font-size-asian="10.5pt" style:font-size-complex="10.5pt"/>
    </style:style>
    <style:style style:name="T346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347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48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349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35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51" style:parent-style-name="DefaultParagraphFont" style:family="text">
      <style:text-properties style:font-name-asian="DejaVu Sans" fo:color="#000007" fo:letter-spacing="0.0034in" fo:font-size="10.5pt" style:font-size-asian="10.5pt" style:font-size-complex="10.5pt"/>
    </style:style>
    <style:style style:name="T352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35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54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355" style:parent-style-name="DefaultParagraphFont" style:family="text">
      <style:text-properties style:font-name-asian="DejaVu Sans" fo:color="#000007" fo:letter-spacing="0.0027in" fo:font-size="10.5pt" style:font-size-asian="10.5pt" style:font-size-complex="10.5pt"/>
    </style:style>
    <style:style style:name="T35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P357" style:parent-style-name="Normal" style:family="paragraph">
      <style:paragraph-properties fo:margin-top="0.0034in" fo:line-height="0.1666in"/>
      <style:text-properties fo:font-size="12pt" style:font-size-asian="12pt" style:font-size-complex="12pt"/>
    </style:style>
    <style:style style:name="P358" style:parent-style-name="Normal" style:family="paragraph">
      <style:paragraph-properties fo:text-align="justify" fo:margin-left="0.0694in" fo:margin-right="0.4715in">
        <style:tab-stops/>
      </style:paragraph-properties>
    </style:style>
    <style:style style:name="T359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36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61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36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63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36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65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36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67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368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36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70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371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37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73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37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75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376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377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78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379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380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381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38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383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38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85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386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387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38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89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390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39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9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393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394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395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96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397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398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39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00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401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40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403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40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05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40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07" style:parent-style-name="DefaultParagraphFont" style:family="text">
      <style:text-properties style:font-name-asian="DejaVu Sans" fo:color="#000007" fo:letter-spacing="0.0041in" fo:font-size="10.5pt" style:font-size-asian="10.5pt" style:font-size-complex="10.5pt"/>
    </style:style>
    <style:style style:name="T40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09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410" style:parent-style-name="DefaultParagraphFont" style:family="text">
      <style:text-properties style:font-name-asian="DejaVu Sans" fo:color="#000007" fo:letter-spacing="-0.002in" fo:font-size="10.5pt" style:font-size-asian="10.5pt" style:font-size-complex="10.5pt"/>
    </style:style>
    <style:style style:name="T41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12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413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414" style:parent-style-name="DefaultParagraphFont" style:family="text">
      <style:text-properties style:font-name-asian="DejaVu Sans" fo:color="#000007" fo:letter-spacing="0.0027in" fo:font-size="10.5pt" style:font-size-asian="10.5pt" style:font-size-complex="10.5pt"/>
    </style:style>
    <style:style style:name="T415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16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417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18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41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20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421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42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42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24" style:parent-style-name="DefaultParagraphFont" style:family="text">
      <style:text-properties style:font-name-asian="DejaVu Sans" fo:color="#000007" fo:letter-spacing="0.0041in" fo:font-size="10.5pt" style:font-size-asian="10.5pt" style:font-size-complex="10.5pt"/>
    </style:style>
    <style:style style:name="T425" style:parent-style-name="DefaultParagraphFont" style:family="text">
      <style:text-properties style:font-name-asian="DejaVu Sans" fo:color="#000007" fo:letter-spacing="-0.0013in" fo:font-size="10.5pt" style:font-size-asian="10.5pt" style:font-size-complex="10.5pt"/>
    </style:style>
    <style:style style:name="T426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427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428" style:parent-style-name="DefaultParagraphFont" style:family="text">
      <style:text-properties style:font-name-asian="DejaVu Sans" fo:color="#000007" fo:letter-spacing="0.0013in" fo:font-size="10.5pt" style:font-size-asian="10.5pt" style:font-size-complex="10.5pt"/>
    </style:style>
    <style:style style:name="T429" style:parent-style-name="DefaultParagraphFont" style:family="text">
      <style:text-properties style:font-name-asian="DejaVu Sans" fo:color="#000007" fo:letter-spacing="-0.0013in" fo:font-size="10.5pt" style:font-size-asian="10.5pt" style:font-size-complex="10.5pt"/>
    </style:style>
    <style:style style:name="T43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31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432" style:parent-style-name="DefaultParagraphFont" style:family="text">
      <style:text-properties fo:font-size="10.5pt" style:font-size-asian="10.5pt" style:font-size-complex="10.5pt" fo:background-color="#FAFAFA"/>
    </style:style>
    <style:style style:name="T433" style:parent-style-name="DefaultParagraphFont" style:family="text">
      <style:text-properties fo:font-size="10.5pt" style:font-size-asian="10.5pt" style:font-size-complex="10.5pt" fo:background-color="#FAFAFA"/>
    </style:style>
    <style:style style:name="T434" style:parent-style-name="DefaultParagraphFont" style:family="text">
      <style:text-properties fo:font-size="10.5pt" style:font-size-asian="10.5pt" style:font-size-complex="10.5pt" fo:background-color="#FAFAFA"/>
    </style:style>
    <style:style style:name="T435" style:parent-style-name="DefaultParagraphFont" style:family="text">
      <style:text-properties fo:font-size="10.5pt" style:font-size-asian="10.5pt" style:font-size-complex="10.5pt" fo:background-color="#FAFAFA"/>
    </style:style>
    <style:style style:name="T436" style:parent-style-name="DefaultParagraphFont" style:family="text">
      <style:text-properties fo:font-size="10.5pt" style:font-size-asian="10.5pt" style:font-size-complex="10.5pt" fo:background-color="#FAFAFA"/>
    </style:style>
    <style:style style:name="T437" style:parent-style-name="DefaultParagraphFont" style:family="text">
      <style:text-properties fo:font-size="10.5pt" style:font-size-asian="10.5pt" style:font-size-complex="10.5pt" fo:background-color="#FAFAFA"/>
    </style:style>
    <style:style style:name="T438" style:parent-style-name="DefaultParagraphFont" style:family="text">
      <style:text-properties fo:font-size="10.5pt" style:font-size-asian="10.5pt" style:font-size-complex="10.5pt" fo:background-color="#FAFAFA"/>
    </style:style>
    <style:style style:name="T439" style:parent-style-name="DefaultParagraphFont" style:family="text">
      <style:text-properties fo:font-size="10.5pt" style:font-size-asian="10.5pt" style:font-size-complex="10.5pt" fo:background-color="#FAFAFA"/>
    </style:style>
    <style:style style:name="T440" style:parent-style-name="DefaultParagraphFont" style:family="text">
      <style:text-properties fo:font-size="10.5pt" style:font-size-asian="10.5pt" style:font-size-complex="10.5pt" fo:background-color="#FAFAFA"/>
    </style:style>
    <style:style style:name="T441" style:parent-style-name="DefaultParagraphFont" style:family="text">
      <style:text-properties fo:font-size="10.5pt" style:font-size-asian="10.5pt" style:font-size-complex="10.5pt" fo:background-color="#FAFAFA"/>
    </style:style>
    <style:style style:name="P442" style:parent-style-name="Normal" style:family="paragraph">
      <style:paragraph-properties fo:margin-top="0.0034in" fo:line-height="0.1666in"/>
      <style:text-properties fo:font-size="12pt" style:font-size-asian="12pt" style:font-size-complex="12pt"/>
    </style:style>
    <style:style style:name="P443" style:parent-style-name="Normal" style:family="paragraph">
      <style:paragraph-properties fo:text-align="justify" fo:margin-left="0.0694in" fo:margin-right="0.0611in">
        <style:tab-stops/>
      </style:paragraph-properties>
    </style:style>
    <style:style style:name="T444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445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44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47" style:parent-style-name="DefaultParagraphFont" style:family="text">
      <style:text-properties style:font-name-asian="DejaVu Sans" fo:color="#000007" fo:letter-spacing="0.002in" fo:font-size="10.5pt" style:font-size-asian="10.5pt" style:font-size-complex="10.5pt"/>
    </style:style>
    <style:style style:name="T448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449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450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45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5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453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45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55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456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457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45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59" style:parent-style-name="DefaultParagraphFont" style:family="text">
      <style:text-properties style:font-name-asian="DejaVu Sans" fo:color="#000007" fo:letter-spacing="0.002in" fo:font-size="10.5pt" style:font-size-asian="10.5pt" style:font-size-complex="10.5pt"/>
    </style:style>
    <style:style style:name="T460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46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62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46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64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465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66" style:parent-style-name="DefaultParagraphFont" style:family="text">
      <style:text-properties style:font-name-asian="DejaVu Sans" fo:color="#000007" fo:letter-spacing="0.0055in" fo:font-size="10.5pt" style:font-size-asian="10.5pt" style:font-size-complex="10.5pt"/>
    </style:style>
    <style:style style:name="T467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468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46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70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471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47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473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47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75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47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77" style:parent-style-name="DefaultParagraphFont" style:family="text">
      <style:text-properties style:font-name-asian="DejaVu Sans" fo:color="#000007" fo:letter-spacing="0.002in" fo:font-size="10.5pt" style:font-size-asian="10.5pt" style:font-size-complex="10.5pt"/>
    </style:style>
    <style:style style:name="T478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47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80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48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8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48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84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485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86" style:parent-style-name="DefaultParagraphFont" style:family="text">
      <style:text-properties style:font-name-asian="DejaVu Sans" fo:color="#000007" fo:letter-spacing="0.002in" fo:font-size="10.5pt" style:font-size-asian="10.5pt" style:font-size-complex="10.5pt"/>
    </style:style>
    <style:style style:name="T487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488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489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49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91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49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493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49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95" style:parent-style-name="DefaultParagraphFont" style:family="text">
      <style:text-properties style:font-name-asian="DejaVu Sans" fo:color="#000007" fo:letter-spacing="0.0048in" fo:font-size="10.5pt" style:font-size-asian="10.5pt" style:font-size-complex="10.5pt"/>
    </style:style>
    <style:style style:name="T496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497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49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499" style:parent-style-name="DefaultParagraphFont" style:family="text">
      <style:text-properties style:font-name-asian="DejaVu Sans" fo:color="#000007" fo:letter-spacing="0.002in" fo:font-size="10.5pt" style:font-size-asian="10.5pt" style:font-size-complex="10.5pt"/>
    </style:style>
    <style:style style:name="T500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501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502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503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50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05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50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07" style:parent-style-name="DefaultParagraphFont" style:family="text">
      <style:text-properties style:font-name-asian="DejaVu Sans" fo:color="#000007" fo:letter-spacing="0.0055in" fo:font-size="10.5pt" style:font-size-asian="10.5pt" style:font-size-complex="10.5pt"/>
    </style:style>
    <style:style style:name="T508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509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51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11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512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51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14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515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516" style:parent-style-name="DefaultParagraphFont" style:family="text">
      <style:text-properties style:font-name-asian="DejaVu Sans" fo:color="#000007" fo:letter-spacing="0.0027in" fo:font-size="10.5pt" style:font-size-asian="10.5pt" style:font-size-complex="10.5pt"/>
    </style:style>
    <style:style style:name="T517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51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19" style:parent-style-name="DefaultParagraphFont" style:family="text">
      <style:text-properties style:font-name-asian="DejaVu Sans" fo:color="#000007" fo:letter-spacing="0.002in" fo:font-size="10.5pt" style:font-size-asian="10.5pt" style:font-size-complex="10.5pt"/>
    </style:style>
    <style:style style:name="T520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521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52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523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52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25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526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527" style:parent-style-name="DefaultParagraphFont" style:family="text">
      <style:text-properties style:font-name-asian="DejaVu Sans" fo:color="#000007" fo:letter-spacing="0.0027in" fo:font-size="10.5pt" style:font-size-asian="10.5pt" style:font-size-complex="10.5pt"/>
    </style:style>
    <style:style style:name="T52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29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530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531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532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53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34" style:parent-style-name="DefaultParagraphFont" style:family="text">
      <style:text-properties style:font-name-asian="DejaVu Sans" fo:color="#000007" fo:letter-spacing="0.0041in" fo:font-size="10.5pt" style:font-size-asian="10.5pt" style:font-size-complex="10.5pt"/>
    </style:style>
    <style:style style:name="T535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536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537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538" style:parent-style-name="DefaultParagraphFont" style:family="text">
      <style:text-properties style:font-name-asian="DejaVu Sans" fo:color="#000007" fo:letter-spacing="0.0027in" fo:font-size="10.5pt" style:font-size-asian="10.5pt" style:font-size-complex="10.5pt"/>
    </style:style>
    <style:style style:name="T539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540" style:parent-style-name="DefaultParagraphFont" style:family="text">
      <style:text-properties style:font-name-asian="DejaVu Sans" fo:color="#000007" fo:letter-spacing="0.0027in" fo:font-size="10.5pt" style:font-size-asian="10.5pt" style:font-size-complex="10.5pt"/>
    </style:style>
    <style:style style:name="T541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54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43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544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545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46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547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548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549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550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55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5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553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554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555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55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57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558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55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60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561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562" style:parent-style-name="DefaultParagraphFont" style:family="text">
      <style:text-properties style:font-name-asian="DejaVu Sans" fo:color="#000007" fo:letter-spacing="0.002in" fo:font-size="10.5pt" style:font-size-asian="10.5pt" style:font-size-complex="10.5pt"/>
    </style:style>
    <style:style style:name="T563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56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P565" style:parent-style-name="Normal" style:family="paragraph">
      <style:paragraph-properties fo:line-height="0.1666in"/>
      <style:text-properties fo:font-size="12pt" style:font-size-asian="12pt" style:font-size-complex="12pt"/>
    </style:style>
    <style:style style:name="P566" style:parent-style-name="Normal" style:family="paragraph">
      <style:paragraph-properties fo:text-align="justify" fo:margin-left="0.0694in" fo:margin-right="0.0576in">
        <style:tab-stops/>
      </style:paragraph-properties>
    </style:style>
    <style:style style:name="T567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568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56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70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57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72" style:parent-style-name="DefaultParagraphFont" style:family="text">
      <style:text-properties style:font-name-asian="DejaVu Sans" fo:color="#000007" fo:letter-spacing="0.0034in" fo:font-size="10.5pt" style:font-size-asian="10.5pt" style:font-size-complex="10.5pt"/>
    </style:style>
    <style:style style:name="T573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57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75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57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77" style:parent-style-name="DefaultParagraphFont" style:family="text">
      <style:text-properties style:font-name-asian="DejaVu Sans" fo:color="#000007" fo:letter-spacing="0.0027in" fo:font-size="10.5pt" style:font-size-asian="10.5pt" style:font-size-complex="10.5pt"/>
    </style:style>
    <style:style style:name="T578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57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80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581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58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83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58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85" style:parent-style-name="DefaultParagraphFont" style:family="text">
      <style:text-properties style:font-name-asian="DejaVu Sans" fo:color="#000007" fo:letter-spacing="0.0041in" fo:font-size="10.5pt" style:font-size-asian="10.5pt" style:font-size-complex="10.5pt"/>
    </style:style>
    <style:style style:name="T586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587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588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58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90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59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92" style:parent-style-name="DefaultParagraphFont" style:family="text">
      <style:text-properties style:font-name-asian="DejaVu Sans" fo:color="#000007" fo:letter-spacing="0.0034in" fo:font-size="10.5pt" style:font-size-asian="10.5pt" style:font-size-complex="10.5pt"/>
    </style:style>
    <style:style style:name="T593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59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95" style:parent-style-name="DefaultParagraphFont" style:family="text">
      <style:text-properties style:font-name-asian="DejaVu Sans" fo:color="#000007" fo:letter-spacing="0.0041in" fo:font-size="10.5pt" style:font-size-asian="10.5pt" style:font-size-complex="10.5pt"/>
    </style:style>
    <style:style style:name="T59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597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598" style:parent-style-name="DefaultParagraphFont" style:family="text">
      <style:text-properties style:font-name-asian="DejaVu Sans" fo:color="#000007" fo:letter-spacing="-0.0013in" fo:font-size="10.5pt" style:font-size-asian="10.5pt" style:font-size-complex="10.5pt"/>
    </style:style>
    <style:style style:name="T599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600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601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602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603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60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05" style:parent-style-name="DefaultParagraphFont" style:family="text">
      <style:text-properties style:font-name-asian="DejaVu Sans" fo:color="#000007" fo:letter-spacing="0.0034in" fo:font-size="10.5pt" style:font-size-asian="10.5pt" style:font-size-complex="10.5pt"/>
    </style:style>
    <style:style style:name="T606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607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608" style:parent-style-name="DefaultParagraphFont" style:family="text">
      <style:text-properties style:font-name-asian="DejaVu Sans" fo:color="#000007" fo:letter-spacing="-0.0048in" fo:font-size="10.5pt" style:font-size-asian="10.5pt" style:font-size-complex="10.5pt"/>
    </style:style>
    <style:style style:name="T609" style:parent-style-name="DefaultParagraphFont" style:family="text">
      <style:text-properties style:font-name-asian="DejaVu Sans" fo:color="#000007" fo:letter-spacing="0.0027in" fo:font-size="10.5pt" style:font-size-asian="10.5pt" style:font-size-complex="10.5pt"/>
    </style:style>
    <style:style style:name="T610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61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12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61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14" style:parent-style-name="DefaultParagraphFont" style:family="text">
      <style:text-properties style:font-name-asian="DejaVu Sans" fo:color="#000007" fo:letter-spacing="0.0034in" fo:font-size="10.5pt" style:font-size-asian="10.5pt" style:font-size-complex="10.5pt"/>
    </style:style>
    <style:style style:name="T615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616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617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618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61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20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621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62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23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624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625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626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627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28" style:parent-style-name="DefaultParagraphFont" style:family="text">
      <style:text-properties style:font-name-asian="DejaVu Sans" fo:color="#000007" fo:letter-spacing="0.0041in" fo:font-size="10.5pt" style:font-size-asian="10.5pt" style:font-size-complex="10.5pt"/>
    </style:style>
    <style:style style:name="T629" style:parent-style-name="DefaultParagraphFont" style:family="text">
      <style:text-properties style:font-name-asian="DejaVu Sans" fo:color="#000007" fo:letter-spacing="-0.0048in" fo:font-size="10.5pt" style:font-size-asian="10.5pt" style:font-size-complex="10.5pt"/>
    </style:style>
    <style:style style:name="T630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631" style:parent-style-name="DefaultParagraphFont" style:family="text">
      <style:text-properties style:font-name-asian="DejaVu Sans" fo:color="#000007" fo:letter-spacing="-0.0013in" fo:font-size="10.5pt" style:font-size-asian="10.5pt" style:font-size-complex="10.5pt"/>
    </style:style>
    <style:style style:name="T632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633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63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35" style:parent-style-name="DefaultParagraphFont" style:family="text">
      <style:text-properties style:font-name-asian="DejaVu Sans" fo:color="#000007" fo:letter-spacing="0.0041in" fo:font-size="10.5pt" style:font-size-asian="10.5pt" style:font-size-complex="10.5pt"/>
    </style:style>
    <style:style style:name="T636" style:parent-style-name="DefaultParagraphFont" style:family="text">
      <style:text-properties style:font-name-asian="DejaVu Sans" fo:color="#000007" fo:letter-spacing="-0.0013in" fo:font-size="10.5pt" style:font-size-asian="10.5pt" style:font-size-complex="10.5pt"/>
    </style:style>
    <style:style style:name="T637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63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39" style:parent-style-name="DefaultParagraphFont" style:family="text">
      <style:text-properties style:font-name-asian="DejaVu Sans" fo:color="#000007" fo:letter-spacing="0.0041in" fo:font-size="10.5pt" style:font-size-asian="10.5pt" style:font-size-complex="10.5pt"/>
    </style:style>
    <style:style style:name="T640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641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64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43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64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45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646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647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64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49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650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65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52" style:parent-style-name="DefaultParagraphFont" style:family="text">
      <style:text-properties style:font-name-asian="DejaVu Sans" fo:color="#000007" fo:letter-spacing="0.002in" fo:font-size="10.5pt" style:font-size-asian="10.5pt" style:font-size-complex="10.5pt"/>
    </style:style>
    <style:style style:name="T653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65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55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656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657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58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65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60" style:parent-style-name="DefaultParagraphFont" style:family="text">
      <style:text-properties style:font-name-asian="DejaVu Sans" fo:color="#000007" fo:letter-spacing="0.0034in" fo:font-size="10.5pt" style:font-size-asian="10.5pt" style:font-size-complex="10.5pt"/>
    </style:style>
    <style:style style:name="T661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66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63" style:parent-style-name="DefaultParagraphFont" style:family="text">
      <style:text-properties style:font-name-asian="DejaVu Sans" fo:color="#000007" fo:letter-spacing="0.0041in" fo:font-size="10.5pt" style:font-size-asian="10.5pt" style:font-size-complex="10.5pt"/>
    </style:style>
    <style:style style:name="T664" style:parent-style-name="DefaultParagraphFont" style:family="text">
      <style:text-properties style:font-name-asian="DejaVu Sans" fo:color="#000007" fo:letter-spacing="-0.0013in" fo:font-size="10.5pt" style:font-size-asian="10.5pt" style:font-size-complex="10.5pt"/>
    </style:style>
    <style:style style:name="T665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666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667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68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669" style:parent-style-name="DefaultParagraphFont" style:family="text">
      <style:text-properties style:font-name-asian="DejaVu Sans" fo:color="#000007" fo:letter-spacing="-0.0111in" fo:font-size="10.5pt" style:font-size-asian="10.5pt" style:font-size-complex="10.5pt"/>
    </style:style>
    <style:style style:name="T67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71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67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73" style:parent-style-name="DefaultParagraphFont" style:family="text">
      <style:text-properties style:font-name-asian="DejaVu Sans" fo:color="#000007" fo:letter-spacing="0.0027in" fo:font-size="10.5pt" style:font-size-asian="10.5pt" style:font-size-complex="10.5pt"/>
    </style:style>
    <style:style style:name="T674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675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76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677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67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79" style:parent-style-name="DefaultParagraphFont" style:family="text">
      <style:text-properties style:font-name-asian="DejaVu Sans" fo:color="#000007" fo:letter-spacing="0.0034in" fo:font-size="10.5pt" style:font-size-asian="10.5pt" style:font-size-complex="10.5pt"/>
    </style:style>
    <style:style style:name="T680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681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68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683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68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85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686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687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688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689" style:parent-style-name="DefaultParagraphFont" style:family="text">
      <style:text-properties style:font-name-asian="DejaVu Sans" fo:color="#000007" fo:letter-spacing="-0.0013in" fo:font-size="10.5pt" style:font-size-asian="10.5pt" style:font-size-complex="10.5pt"/>
    </style:style>
    <style:style style:name="T69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91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692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693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694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695" style:parent-style-name="DefaultParagraphFont" style:family="text">
      <style:text-properties style:font-name-asian="DejaVu Sans" fo:color="#000007" fo:letter-spacing="0.0027in" fo:font-size="10.5pt" style:font-size-asian="10.5pt" style:font-size-complex="10.5pt"/>
    </style:style>
    <style:style style:name="T69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697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698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69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700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701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70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703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70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705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706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707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708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709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710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711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71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713" style:parent-style-name="DefaultParagraphFont" style:family="text">
      <style:text-properties style:font-name-asian="DejaVu Sans" fo:color="#000007" fo:letter-spacing="0.0013in" fo:font-size="10.5pt" style:font-size-asian="10.5pt" style:font-size-complex="10.5pt"/>
    </style:style>
    <style:style style:name="T714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715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716" style:parent-style-name="DefaultParagraphFont" style:family="text">
      <style:text-properties style:font-name-asian="DejaVu Sans" fo:color="#000007" fo:letter-spacing="0.0041in" fo:font-size="10.5pt" style:font-size-asian="10.5pt" style:font-size-complex="10.5pt"/>
    </style:style>
    <style:style style:name="T717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718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719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720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721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72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P723" style:parent-style-name="Normal" style:family="paragraph">
      <style:paragraph-properties fo:text-align="justify" fo:margin-left="0.0694in" fo:margin-right="0.0576in">
        <style:tab-stops/>
      </style:paragraph-properties>
    </style:style>
    <style:style style:name="T724" style:parent-style-name="DefaultParagraphFont" style:family="text">
      <style:text-properties style:font-name-asian="DejaVu Sans" fo:font-weight="bold" style:font-weight-asian="bold" fo:color="#000007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725" style:parent-style-name="Normal" style:family="paragraph">
      <style:paragraph-properties fo:line-height="0.1388in"/>
    </style:style>
    <style:style style:name="P726" style:parent-style-name="Normal" style:family="paragraph">
      <style:paragraph-properties fo:text-align="justify" fo:line-height="0.2083in" fo:margin-left="0.0694in" fo:margin-right="6.1659in">
        <style:tab-stops/>
      </style:paragraph-properties>
    </style:style>
    <style:style style:name="T727" style:parent-style-name="DefaultParagraphFont" style:family="text">
      <style:text-properties style:font-name-asian="DejaVu Sans" fo:font-weight="bold" style:font-weight-asian="bold" fo:color="#000007" fo:letter-spacing="-0.002in" style:text-scale="102%" style:text-position="-3.7% 100%" fo:font-size="13.5pt" style:font-size-asian="13.5pt" style:font-size-complex="13.5pt"/>
    </style:style>
    <style:style style:name="T728" style:parent-style-name="DefaultParagraphFont" style:family="text">
      <style:text-properties style:font-name-asian="DejaVu Sans" fo:font-weight="bold" style:font-weight-asian="bold" fo:color="#000007" fo:letter-spacing="0.002in" style:text-scale="102%" style:text-position="-3.7% 100%" fo:font-size="13.5pt" style:font-size-asian="13.5pt" style:font-size-complex="13.5pt"/>
    </style:style>
    <style:style style:name="T729" style:parent-style-name="DefaultParagraphFont" style:family="text">
      <style:text-properties style:font-name-asian="DejaVu Sans" fo:font-weight="bold" style:font-weight-asian="bold" fo:color="#000007" fo:letter-spacing="-0.0006in" style:text-scale="102%" style:text-position="-3.7% 100%" fo:font-size="13.5pt" style:font-size-asian="13.5pt" style:font-size-complex="13.5pt"/>
    </style:style>
    <style:style style:name="T730" style:parent-style-name="DefaultParagraphFont" style:family="text">
      <style:text-properties style:font-name-asian="DejaVu Sans" fo:font-weight="bold" style:font-weight-asian="bold" fo:color="#000007" fo:letter-spacing="0.0013in" style:text-scale="102%" style:text-position="-3.7% 100%" fo:font-size="13.5pt" style:font-size-asian="13.5pt" style:font-size-complex="13.5pt"/>
    </style:style>
    <style:style style:name="T731" style:parent-style-name="DefaultParagraphFont" style:family="text">
      <style:text-properties style:font-name-asian="DejaVu Sans" fo:font-weight="bold" style:font-weight-asian="bold" fo:color="#000007" fo:letter-spacing="0.0006in" style:text-scale="102%" style:text-position="-3.7% 100%" fo:font-size="13.5pt" style:font-size-asian="13.5pt" style:font-size-complex="13.5pt"/>
    </style:style>
    <style:style style:name="T732" style:parent-style-name="DefaultParagraphFont" style:family="text">
      <style:text-properties style:font-name-asian="DejaVu Sans" fo:font-weight="bold" style:font-weight-asian="bold" fo:color="#000007" fo:letter-spacing="0.0027in" style:text-scale="102%" style:text-position="-3.7% 100%" fo:font-size="13.5pt" style:font-size-asian="13.5pt" style:font-size-complex="13.5pt"/>
    </style:style>
    <style:style style:name="T733" style:parent-style-name="DefaultParagraphFont" style:family="text">
      <style:text-properties style:font-name-asian="DejaVu Sans" fo:font-weight="bold" style:font-weight-asian="bold" fo:color="#000007" fo:letter-spacing="-0.0006in" style:text-scale="102%" style:text-position="-3.7% 100%" fo:font-size="13.5pt" style:font-size-asian="13.5pt" style:font-size-complex="13.5pt"/>
    </style:style>
    <style:style style:name="T734" style:parent-style-name="DefaultParagraphFont" style:family="text">
      <style:text-properties style:font-name-asian="DejaVu Sans" fo:font-weight="bold" style:font-weight-asian="bold" fo:color="#000007" fo:letter-spacing="0.002in" style:text-scale="102%" style:text-position="-3.7% 100%" fo:font-size="13.5pt" style:font-size-asian="13.5pt" style:font-size-complex="13.5pt"/>
    </style:style>
    <style:style style:name="T735" style:parent-style-name="DefaultParagraphFont" style:family="text">
      <style:text-properties style:font-name-asian="DejaVu Sans" fo:font-weight="bold" style:font-weight-asian="bold" fo:color="#000007" style:text-scale="102%" style:text-position="-3.7% 100%" fo:font-size="13.5pt" style:font-size-asian="13.5pt" style:font-size-complex="13.5pt"/>
    </style:style>
    <style:style style:name="P736" style:parent-style-name="Normal" style:family="paragraph">
      <style:paragraph-properties fo:margin-top="0.0034in" fo:line-height="0.1527in"/>
      <style:text-properties fo:font-size="11pt" style:font-size-asian="11pt" style:font-size-complex="11pt"/>
    </style:style>
    <style:style style:name="P737" style:parent-style-name="Normal" style:family="paragraph">
      <style:paragraph-properties fo:margin-top="0.0194in" fo:margin-left="0.0694in">
        <style:tab-stops/>
      </style:paragraph-properties>
    </style:style>
    <style:style style:name="T738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739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740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741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742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743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744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745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746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747" style:parent-style-name="DefaultParagraphFont" style:family="text">
      <style:text-properties style:font-name-asian="DejaVu Sans" fo:font-weight="bold" style:font-weight-asian="bold" style:font-weight-complex="bold" fo:color="#000007" fo:letter-spacing="-0.0027in" fo:font-size="12pt" style:font-size-asian="12pt" style:font-size-complex="12pt" fo:background-color="#D3D3D3"/>
    </style:style>
    <style:style style:name="T748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749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750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751" style:parent-style-name="DefaultParagraphFont" style:family="text">
      <style:text-properties style:font-name-asian="DejaVu Sans" fo:font-weight="bold" style:font-weight-asian="bold" style:font-weight-complex="bold" fo:color="#000007" fo:letter-spacing="0.002in" fo:font-size="12pt" style:font-size-asian="12pt" style:font-size-complex="12pt" fo:background-color="#D3D3D3"/>
    </style:style>
    <style:style style:name="T752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753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754" style:parent-style-name="DefaultParagraphFont" style:family="text">
      <style:text-properties style:font-name-asian="DejaVu Sans" fo:font-weight="bold" style:font-weight-asian="bold" style:font-weight-complex="bold" fo:color="#000007" fo:letter-spacing="0.002in" fo:font-size="12pt" style:font-size-asian="12pt" style:font-size-complex="12pt" fo:background-color="#D3D3D3"/>
    </style:style>
    <style:style style:name="T755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756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757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758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759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760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761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P762" style:parent-style-name="Normal" style:family="paragraph">
      <style:paragraph-properties fo:line-height="0.1666in" fo:margin-left="0.0694in">
        <style:tab-stops/>
      </style:paragraph-properties>
    </style:style>
    <style:style style:name="T763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76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765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76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767" style:parent-style-name="DefaultParagraphFont" style:family="text">
      <style:text-properties style:font-name-asian="DejaVu Sans" fo:color="#000007" fo:letter-spacing="0.0083in" fo:font-size="10.5pt" style:font-size-asian="10.5pt" style:font-size-complex="10.5pt"/>
    </style:style>
    <style:style style:name="T768" style:parent-style-name="DefaultParagraphFont" style:family="text">
      <style:text-properties style:font-name-asian="DejaVu Sans" fo:color="#000007" fo:letter-spacing="-0.0048in" fo:font-size="10.5pt" style:font-size-asian="10.5pt" style:font-size-complex="10.5pt"/>
    </style:style>
    <style:style style:name="T769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77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771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77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773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77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775" style:parent-style-name="DefaultParagraphFont" style:family="text">
      <style:text-properties style:font-name-asian="DejaVu Sans" fo:color="#000007" fo:letter-spacing="0.0027in" fo:font-size="10.5pt" style:font-size-asian="10.5pt" style:font-size-complex="10.5pt"/>
    </style:style>
    <style:style style:name="P776" style:parent-style-name="Normal" style:family="paragraph">
      <style:paragraph-properties fo:margin-top="0.0034in" fo:line-height="0.1527in"/>
    </style:style>
    <style:style style:name="P777" style:parent-style-name="Normal" style:family="paragraph">
      <style:paragraph-properties fo:margin-top="0.0194in" fo:margin-left="0.0694in">
        <style:tab-stops/>
      </style:paragraph-properties>
    </style:style>
    <style:style style:name="T778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779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780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781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782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783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784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785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786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787" style:parent-style-name="DefaultParagraphFont" style:family="text">
      <style:text-properties style:font-name-asian="DejaVu Sans" fo:font-weight="bold" style:font-weight-asian="bold" style:font-weight-complex="bold" fo:color="#000007" fo:letter-spacing="-0.0027in" fo:font-size="12pt" style:font-size-asian="12pt" style:font-size-complex="12pt" fo:background-color="#D3D3D3"/>
    </style:style>
    <style:style style:name="T788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789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790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791" style:parent-style-name="DefaultParagraphFont" style:family="text">
      <style:text-properties style:font-name-asian="DejaVu Sans" fo:font-weight="bold" style:font-weight-asian="bold" style:font-weight-complex="bold" fo:color="#000007" fo:letter-spacing="0.002in" fo:font-size="12pt" style:font-size-asian="12pt" style:font-size-complex="12pt" fo:background-color="#D3D3D3"/>
    </style:style>
    <style:style style:name="T792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793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794" style:parent-style-name="DefaultParagraphFont" style:family="text">
      <style:text-properties style:font-name-asian="DejaVu Sans" fo:font-weight="bold" style:font-weight-asian="bold" style:font-weight-complex="bold" fo:color="#000007" fo:letter-spacing="0.002in" fo:font-size="12pt" style:font-size-asian="12pt" style:font-size-complex="12pt" fo:background-color="#D3D3D3"/>
    </style:style>
    <style:style style:name="T795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796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797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798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799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800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801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P802" style:parent-style-name="Normal" style:family="paragraph">
      <style:paragraph-properties fo:line-height="0.1666in" fo:margin-left="0.0694in">
        <style:tab-stops/>
      </style:paragraph-properties>
    </style:style>
    <style:style style:name="T803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80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805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80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807" style:parent-style-name="DefaultParagraphFont" style:family="text">
      <style:text-properties style:font-name-asian="DejaVu Sans" fo:color="#000007" fo:letter-spacing="0.0083in" fo:font-size="10.5pt" style:font-size-asian="10.5pt" style:font-size-complex="10.5pt"/>
    </style:style>
    <style:style style:name="T808" style:parent-style-name="DefaultParagraphFont" style:family="text">
      <style:text-properties style:font-name-asian="DejaVu Sans" fo:color="#000007" fo:letter-spacing="-0.0048in" fo:font-size="10.5pt" style:font-size-asian="10.5pt" style:font-size-complex="10.5pt"/>
    </style:style>
    <style:style style:name="P809" style:parent-style-name="Normal" style:family="paragraph">
      <style:paragraph-properties fo:margin-top="0.0034in" fo:line-height="0.1666in"/>
      <style:text-properties fo:font-size="12pt" style:font-size-asian="12pt" style:font-size-complex="12pt"/>
    </style:style>
    <style:style style:name="P810" style:parent-style-name="Normal" style:family="paragraph">
      <style:paragraph-properties fo:margin-left="0.0694in" fo:margin-right="0.0631in">
        <style:tab-stops/>
      </style:paragraph-properties>
      <style:text-properties style:font-name-asian="DejaVu Sans" fo:color="#6A6A6A" fo:letter-spacing="-0.0083in" fo:font-size="10.5pt" style:font-size-asian="10.5pt" style:font-size-complex="10.5pt"/>
    </style:style>
    <style:style style:name="P811" style:parent-style-name="Normal" style:family="paragraph">
      <style:paragraph-properties fo:margin-left="0.0694in" fo:margin-right="0.0631in">
        <style:tab-stops/>
      </style:paragraph-properties>
      <style:text-properties style:font-name-asian="DejaVu Sans" fo:color="#6A6A6A" fo:letter-spacing="-0.0083in" fo:font-size="10.5pt" style:font-size-asian="10.5pt" style:font-size-complex="10.5pt"/>
    </style:style>
    <style:style style:name="P812" style:parent-style-name="Normal" style:family="paragraph">
      <style:paragraph-properties fo:margin-left="0.0694in" fo:margin-right="0.0631in">
        <style:tab-stops/>
      </style:paragraph-properties>
    </style:style>
    <style:style style:name="T813" style:parent-style-name="DefaultParagraphFont" style:family="text">
      <style:text-properties style:font-name-asian="DejaVu Sans" fo:color="#6A6A6A" fo:letter-spacing="-0.0083in" fo:font-size="10.5pt" style:font-size-asian="10.5pt" style:font-size-complex="10.5pt"/>
    </style:style>
    <style:style style:name="T81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81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16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817" style:parent-style-name="DefaultParagraphFont" style:family="text">
      <style:text-properties style:font-name-asian="DejaVu Sans" fo:color="#6A6A6A" fo:letter-spacing="0.0027in" fo:font-size="10.5pt" style:font-size-asian="10.5pt" style:font-size-complex="10.5pt"/>
    </style:style>
    <style:style style:name="T818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819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2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82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2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823" style:parent-style-name="DefaultParagraphFont" style:family="text">
      <style:text-properties style:font-name-asian="DejaVu Sans" fo:color="#6A6A6A" fo:letter-spacing="0.0263in" fo:font-size="10.5pt" style:font-size-asian="10.5pt" style:font-size-complex="10.5pt"/>
    </style:style>
    <style:style style:name="T824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82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82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827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2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829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830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83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3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833" style:parent-style-name="DefaultParagraphFont" style:family="text">
      <style:text-properties style:font-name-asian="DejaVu Sans" fo:color="#6A6A6A" fo:letter-spacing="0.0277in" fo:font-size="10.5pt" style:font-size-asian="10.5pt" style:font-size-complex="10.5pt"/>
    </style:style>
    <style:style style:name="T834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83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836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3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83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39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84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41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84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843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44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84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4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847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4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849" style:parent-style-name="DefaultParagraphFont" style:family="text">
      <style:text-properties style:font-name-asian="DejaVu Sans" fo:color="#6A6A6A" fo:letter-spacing="0.0277in" fo:font-size="10.5pt" style:font-size-asian="10.5pt" style:font-size-complex="10.5pt"/>
    </style:style>
    <style:style style:name="T850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85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85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5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85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5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856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5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858" style:parent-style-name="DefaultParagraphFont" style:family="text">
      <style:text-properties style:font-name-asian="DejaVu Sans" fo:color="#6A6A6A" fo:letter-spacing="0.0243in" fo:font-size="10.5pt" style:font-size-asian="10.5pt" style:font-size-complex="10.5pt"/>
    </style:style>
    <style:style style:name="T859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86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6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862" style:parent-style-name="DefaultParagraphFont" style:family="text">
      <style:text-properties style:font-name-asian="DejaVu Sans" fo:color="#6A6A6A" fo:letter-spacing="0.0277in" fo:font-size="10.5pt" style:font-size-asian="10.5pt" style:font-size-complex="10.5pt"/>
    </style:style>
    <style:style style:name="T863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86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6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86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867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86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869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70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87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872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873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7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875" style:parent-style-name="DefaultParagraphFont" style:family="text">
      <style:text-properties style:font-name-asian="DejaVu Sans" fo:color="#6A6A6A" fo:letter-spacing="0.0277in" fo:font-size="10.5pt" style:font-size-asian="10.5pt" style:font-size-complex="10.5pt"/>
    </style:style>
    <style:style style:name="T876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877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78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879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80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88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8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883" style:parent-style-name="DefaultParagraphFont" style:family="text">
      <style:text-properties style:font-name-asian="DejaVu Sans" fo:color="#6A6A6A" fo:letter-spacing="0.0277in" fo:font-size="10.5pt" style:font-size-asian="10.5pt" style:font-size-complex="10.5pt"/>
    </style:style>
    <style:style style:name="T884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88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886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8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88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8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890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89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89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9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894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89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9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897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898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89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900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90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902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90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90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905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906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90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90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909" style:parent-style-name="DefaultParagraphFont" style:family="text">
      <style:text-properties style:font-name-asian="DejaVu Sans" fo:color="#6A6A6A" fo:letter-spacing="0.0041in" fo:font-size="10.5pt" style:font-size-asian="10.5pt" style:font-size-complex="10.5pt"/>
    </style:style>
    <style:style style:name="T910" style:parent-style-name="DefaultParagraphFont" style:family="text">
      <style:text-properties style:font-name-asian="DejaVu Sans" fo:color="#6A6A6A" fo:letter-spacing="-0.002in" fo:font-size="10.5pt" style:font-size-asian="10.5pt" style:font-size-complex="10.5pt"/>
    </style:style>
    <style:style style:name="T91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91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913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91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91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916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917" style:parent-style-name="DefaultParagraphFont" style:family="text">
      <style:text-properties style:font-name-asian="DejaVu Sans" fo:color="#6A6A6A" fo:letter-spacing="0.0027in" fo:font-size="10.5pt" style:font-size-asian="10.5pt" style:font-size-complex="10.5pt"/>
    </style:style>
    <style:style style:name="T918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91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920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921" style:parent-style-name="DefaultParagraphFont" style:family="text">
      <style:text-properties style:font-name-asian="DejaVu Sans" fo:color="#6A6A6A" fo:letter-spacing="0.0027in" fo:font-size="10.5pt" style:font-size-asian="10.5pt" style:font-size-complex="10.5pt"/>
    </style:style>
    <style:style style:name="T922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923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92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P925" style:parent-style-name="Normal" style:family="paragraph">
      <style:paragraph-properties fo:margin-top="0.0034in" fo:line-height="0.1666in"/>
      <style:text-properties fo:font-size="12pt" style:font-size-asian="12pt" style:font-size-complex="12pt"/>
    </style:style>
    <style:style style:name="P926" style:parent-style-name="Normal" style:family="paragraph">
      <style:paragraph-properties fo:margin-left="0.0694in" fo:margin-right="0.0548in">
        <style:tab-stops/>
      </style:paragraph-properties>
    </style:style>
    <style:style style:name="T927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92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929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93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93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93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933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93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935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936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93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938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93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940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941" style:parent-style-name="DefaultParagraphFont" style:family="text">
      <style:text-properties style:font-name-asian="DejaVu Sans" fo:color="#6A6A6A" fo:letter-spacing="0.0027in" fo:font-size="10.5pt" style:font-size-asian="10.5pt" style:font-size-complex="10.5pt"/>
    </style:style>
    <style:style style:name="T942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943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944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94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946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94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948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94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95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951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95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953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95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955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956" style:parent-style-name="DefaultParagraphFont" style:family="text">
      <style:text-properties style:font-name-asian="DejaVu Sans" fo:color="#6A6A6A" fo:letter-spacing="0.0027in" fo:font-size="10.5pt" style:font-size-asian="10.5pt" style:font-size-complex="10.5pt"/>
    </style:style>
    <style:style style:name="T95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958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95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960" style:parent-style-name="DefaultParagraphFont" style:family="text">
      <style:text-properties style:font-name-asian="DejaVu Sans" fo:color="#6A6A6A" fo:letter-spacing="-0.002in" fo:font-size="10.5pt" style:font-size-asian="10.5pt" style:font-size-complex="10.5pt"/>
    </style:style>
    <style:style style:name="T961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962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96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96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96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96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967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96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969" style:parent-style-name="DefaultParagraphFont" style:family="text">
      <style:text-properties style:font-name-asian="DejaVu Sans" fo:color="#6A6A6A" fo:letter-spacing="-0.002in" fo:font-size="10.5pt" style:font-size-asian="10.5pt" style:font-size-complex="10.5pt"/>
    </style:style>
    <style:style style:name="T970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971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97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97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974" style:parent-style-name="DefaultParagraphFont" style:family="text">
      <style:text-properties style:font-name-asian="DejaVu Sans" fo:color="#6A6A6A" fo:letter-spacing="-0.0055in" fo:font-size="10.5pt" style:font-size-asian="10.5pt" style:font-size-complex="10.5pt"/>
    </style:style>
    <style:style style:name="T975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97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97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97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979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98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981" style:parent-style-name="DefaultParagraphFont" style:family="text">
      <style:text-properties style:font-name-asian="DejaVu Sans" fo:color="#6A6A6A" fo:letter-spacing="-0.002in" fo:font-size="10.5pt" style:font-size-asian="10.5pt" style:font-size-complex="10.5pt"/>
    </style:style>
    <style:style style:name="T982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98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984" style:parent-style-name="DefaultParagraphFont" style:family="text">
      <style:text-properties style:font-name-asian="DejaVu Sans" fo:color="#6A6A6A" fo:letter-spacing="-0.002in" fo:font-size="10.5pt" style:font-size-asian="10.5pt" style:font-size-complex="10.5pt"/>
    </style:style>
    <style:style style:name="T985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986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98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988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989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990" style:parent-style-name="DefaultParagraphFont" style:family="text">
      <style:text-properties style:font-name-asian="DejaVu Sans" fo:color="#6A6A6A" fo:letter-spacing="0.0027in" fo:font-size="10.5pt" style:font-size-asian="10.5pt" style:font-size-complex="10.5pt"/>
    </style:style>
    <style:style style:name="T99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992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99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994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99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99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99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998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99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000" style:parent-style-name="DefaultParagraphFont" style:family="text">
      <style:text-properties style:font-name-asian="DejaVu Sans" fo:color="#6A6A6A" fo:letter-spacing="-0.002in" fo:font-size="10.5pt" style:font-size-asian="10.5pt" style:font-size-complex="10.5pt"/>
    </style:style>
    <style:style style:name="T1001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00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00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00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00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006" style:parent-style-name="DefaultParagraphFont" style:family="text">
      <style:text-properties style:font-name-asian="DejaVu Sans" fo:color="#6A6A6A" fo:letter-spacing="-0.0055in" fo:font-size="10.5pt" style:font-size-asian="10.5pt" style:font-size-complex="10.5pt"/>
    </style:style>
    <style:style style:name="T1007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100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009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010" style:parent-style-name="DefaultParagraphFont" style:family="text">
      <style:text-properties style:font-name-asian="DejaVu Sans" fo:color="#6A6A6A" fo:letter-spacing="-0.002in" fo:font-size="10.5pt" style:font-size-asian="10.5pt" style:font-size-complex="10.5pt"/>
    </style:style>
    <style:style style:name="T101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012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101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01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01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016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01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018" style:parent-style-name="DefaultParagraphFont" style:family="text">
      <style:text-properties style:font-name-asian="DejaVu Sans" fo:color="#6A6A6A" fo:letter-spacing="0.0034in" fo:font-size="10.5pt" style:font-size-asian="10.5pt" style:font-size-complex="10.5pt"/>
    </style:style>
    <style:style style:name="T1019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020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02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022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023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024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025" style:parent-style-name="DefaultParagraphFont" style:family="text">
      <style:text-properties style:font-name-asian="DejaVu Sans" fo:color="#6A6A6A" fo:letter-spacing="0.0027in" fo:font-size="10.5pt" style:font-size-asian="10.5pt" style:font-size-complex="10.5pt"/>
    </style:style>
    <style:style style:name="T1026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02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028" style:parent-style-name="DefaultParagraphFont" style:family="text">
      <style:text-properties style:font-name-asian="DejaVu Sans" fo:color="#6A6A6A" fo:letter-spacing="0.0013in" fo:font-size="10.5pt" style:font-size-asian="10.5pt" style:font-size-complex="10.5pt"/>
    </style:style>
    <style:style style:name="T1029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03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03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032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033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03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035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03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037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038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03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04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P1041" style:parent-style-name="Normal" style:family="paragraph">
      <style:paragraph-properties fo:margin-top="0.0138in" fo:line-height="0.1527in"/>
      <style:text-properties fo:font-size="11pt" style:font-size-asian="11pt" style:font-size-complex="11pt"/>
    </style:style>
    <style:style style:name="P1042" style:parent-style-name="Normal" style:family="paragraph">
      <style:paragraph-properties fo:margin-left="0.0694in">
        <style:tab-stops/>
      </style:paragraph-properties>
    </style:style>
    <style:style style:name="T1043" style:parent-style-name="DefaultParagraphFont" style:family="text">
      <style:text-properties style:font-name-asian="DejaVu Sans" fo:color="#6A6A6A" fo:letter-spacing="-0.002in" fo:font-size="10.5pt" style:font-size-asian="10.5pt" style:font-size-complex="10.5pt"/>
    </style:style>
    <style:style style:name="T104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045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046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04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04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049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05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05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05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05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05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05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056" style:parent-style-name="DefaultParagraphFont" style:family="text">
      <style:text-properties style:font-name-asian="DejaVu Sans" fo:color="#6A6A6A" fo:letter-spacing="0.0041in" fo:font-size="10.5pt" style:font-size-asian="10.5pt" style:font-size-complex="10.5pt"/>
    </style:style>
    <style:style style:name="T1057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05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059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06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061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06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06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06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06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066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1067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06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069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07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07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07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073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074" style:parent-style-name="DefaultParagraphFont" style:family="text">
      <style:text-properties style:font-name-asian="DejaVu Sans" fo:color="#6A6A6A" fo:letter-spacing="0.0027in" fo:font-size="10.5pt" style:font-size-asian="10.5pt" style:font-size-complex="10.5pt"/>
    </style:style>
    <style:style style:name="T107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076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07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078" style:parent-style-name="DefaultParagraphFont" style:family="text">
      <style:text-properties style:font-name-asian="DejaVu Sans" fo:color="#6A6A6A" fo:letter-spacing="0.0041in" fo:font-size="10.5pt" style:font-size-asian="10.5pt" style:font-size-complex="10.5pt"/>
    </style:style>
    <style:style style:name="T1079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08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081" style:parent-style-name="DefaultParagraphFont" style:family="text">
      <style:text-properties style:font-name-asian="DejaVu Sans" fo:color="#6A6A6A" fo:letter-spacing="0.002in" fo:font-size="10.5pt" style:font-size-asian="10.5pt" style:font-size-complex="10.5pt"/>
    </style:style>
    <style:style style:name="T1082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083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084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08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08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087" style:parent-style-name="DefaultParagraphFont" style:family="text">
      <style:text-properties style:font-name-asian="DejaVu Sans" fo:color="#6A6A6A" fo:letter-spacing="0.0027in" fo:font-size="10.5pt" style:font-size-asian="10.5pt" style:font-size-complex="10.5pt"/>
    </style:style>
    <style:style style:name="T108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089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090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09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092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109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094" style:parent-style-name="DefaultParagraphFont" style:family="text">
      <style:text-properties style:font-name-asian="DejaVu Sans" fo:color="#6A6A6A" fo:letter-spacing="0.0041in" fo:font-size="10.5pt" style:font-size-asian="10.5pt" style:font-size-complex="10.5pt"/>
    </style:style>
    <style:style style:name="T1095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096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09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09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09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10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10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102" style:parent-style-name="DefaultParagraphFont" style:family="text">
      <style:text-properties style:font-name-asian="DejaVu Sans" fo:color="#6A6A6A" fo:letter-spacing="-0.002in" fo:font-size="10.5pt" style:font-size-asian="10.5pt" style:font-size-complex="10.5pt"/>
    </style:style>
    <style:style style:name="T1103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10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P1105" style:parent-style-name="Normal" style:family="paragraph">
      <style:paragraph-properties fo:margin-top="0.0034in" fo:line-height="0.1666in"/>
      <style:text-properties fo:font-size="12pt" style:font-size-asian="12pt" style:font-size-complex="12pt"/>
    </style:style>
    <style:style style:name="P1106" style:parent-style-name="Normal" style:family="paragraph">
      <style:paragraph-properties fo:margin-left="0.0694in">
        <style:tab-stops/>
      </style:paragraph-properties>
    </style:style>
    <style:style style:name="T1107" style:parent-style-name="DefaultParagraphFont" style:family="text">
      <style:text-properties style:font-name-asian="DejaVu Sans" fo:color="#000007" fo:letter-spacing="-0.027in" fo:font-size="11pt" style:font-size-asian="11pt" style:font-size-complex="11pt"/>
    </style:style>
    <style:style style:name="T1108" style:parent-style-name="DefaultParagraphFont" style:family="text">
      <style:text-properties style:font-name-asian="DejaVu Sans" fo:color="#000007" fo:letter-spacing="-0.0013in" fo:font-size="11pt" style:font-size-asian="11pt" style:font-size-complex="11pt"/>
    </style:style>
    <style:style style:name="T1109" style:parent-style-name="DefaultParagraphFont" style:family="text">
      <style:text-properties style:font-name-asian="DejaVu Sans" fo:color="#000007" fo:letter-spacing="-0.0006in" fo:font-size="11pt" style:font-size-asian="11pt" style:font-size-complex="11pt"/>
    </style:style>
    <style:style style:name="T1110" style:parent-style-name="DefaultParagraphFont" style:family="text">
      <style:text-properties style:font-name-asian="DejaVu Sans" fo:color="#000007" fo:letter-spacing="0.0006in" fo:font-size="11pt" style:font-size-asian="11pt" style:font-size-complex="11pt"/>
    </style:style>
    <style:style style:name="T1111" style:parent-style-name="DefaultParagraphFont" style:family="text">
      <style:text-properties style:font-name-asian="DejaVu Sans" fo:color="#000007" fo:letter-spacing="-0.0006in" fo:font-size="11pt" style:font-size-asian="11pt" style:font-size-complex="11pt"/>
    </style:style>
    <style:style style:name="T1112" style:parent-style-name="DefaultParagraphFont" style:family="text">
      <style:text-properties style:font-name-asian="DejaVu Sans" fo:color="#000007" fo:letter-spacing="0.0006in" fo:font-size="11pt" style:font-size-asian="11pt" style:font-size-complex="11pt"/>
    </style:style>
    <style:style style:name="T1113" style:parent-style-name="DefaultParagraphFont" style:family="text">
      <style:text-properties style:font-name-asian="DejaVu Sans" fo:color="#000007" fo:letter-spacing="-0.0013in" fo:font-size="11pt" style:font-size-asian="11pt" style:font-size-complex="11pt"/>
    </style:style>
    <style:style style:name="T1114" style:parent-style-name="DefaultParagraphFont" style:family="text">
      <style:text-properties style:font-name-asian="DejaVu Sans" fo:color="#000007" fo:font-size="11pt" style:font-size-asian="11pt" style:font-size-complex="11pt"/>
    </style:style>
    <style:style style:name="T1115" style:parent-style-name="DefaultParagraphFont" style:family="text">
      <style:text-properties style:font-name-asian="DejaVu Sans" fo:color="#000007" fo:letter-spacing="0.002in" fo:font-size="11pt" style:font-size-asian="11pt" style:font-size-complex="11pt"/>
    </style:style>
    <style:style style:name="T1116" style:parent-style-name="DefaultParagraphFont" style:family="text">
      <style:text-properties style:font-name-asian="DejaVu Sans" fo:color="#000007" fo:letter-spacing="-0.0034in" fo:font-size="11pt" style:font-size-asian="11pt" style:font-size-complex="11pt"/>
    </style:style>
    <style:style style:name="T1117" style:parent-style-name="DefaultParagraphFont" style:family="text">
      <style:text-properties style:font-name-asian="DejaVu Sans" fo:color="#000007" fo:letter-spacing="0.0027in" fo:font-size="11pt" style:font-size-asian="11pt" style:font-size-complex="11pt"/>
    </style:style>
    <style:style style:name="T1118" style:parent-style-name="DefaultParagraphFont" style:family="text">
      <style:text-properties style:font-name-asian="DejaVu Sans" fo:color="#000007" fo:letter-spacing="-0.0006in" fo:font-size="11pt" style:font-size-asian="11pt" style:font-size-complex="11pt"/>
    </style:style>
    <style:style style:name="T1119" style:parent-style-name="DefaultParagraphFont" style:family="text">
      <style:text-properties style:font-name-asian="DejaVu Sans" fo:color="#000007" fo:letter-spacing="-0.0013in" fo:font-size="11pt" style:font-size-asian="11pt" style:font-size-complex="11pt"/>
    </style:style>
    <style:style style:name="T1120" style:parent-style-name="DefaultParagraphFont" style:family="text">
      <style:text-properties style:font-name-asian="DejaVu Sans" fo:color="#000007" fo:font-size="11pt" style:font-size-asian="11pt" style:font-size-complex="11pt"/>
    </style:style>
    <style:style style:name="T1121" style:parent-style-name="DefaultParagraphFont" style:family="text">
      <style:text-properties style:font-name-asian="DejaVu Sans" fo:color="#000007" fo:letter-spacing="-0.0027in" fo:font-size="11pt" style:font-size-asian="11pt" style:font-size-complex="11pt"/>
    </style:style>
    <style:style style:name="T1122" style:parent-style-name="DefaultParagraphFont" style:family="text">
      <style:text-properties style:font-name-asian="DejaVu Sans" fo:color="#000007" fo:letter-spacing="0.002in" fo:font-size="11pt" style:font-size-asian="11pt" style:font-size-complex="11pt"/>
    </style:style>
    <style:style style:name="T1123" style:parent-style-name="DefaultParagraphFont" style:family="text">
      <style:text-properties style:font-name-asian="DejaVu Sans" fo:color="#000007" fo:letter-spacing="-0.0006in" fo:font-size="11pt" style:font-size-asian="11pt" style:font-size-complex="11pt"/>
    </style:style>
    <style:style style:name="T1124" style:parent-style-name="DefaultParagraphFont" style:family="text">
      <style:text-properties style:font-name-asian="DejaVu Sans" fo:color="#000007" fo:letter-spacing="-0.0013in" fo:font-size="11pt" style:font-size-asian="11pt" style:font-size-complex="11pt"/>
    </style:style>
    <style:style style:name="T1125" style:parent-style-name="DefaultParagraphFont" style:family="text">
      <style:text-properties style:font-name-asian="DejaVu Sans" fo:color="#000007" fo:letter-spacing="-0.0006in" fo:font-size="11pt" style:font-size-asian="11pt" style:font-size-complex="11pt"/>
    </style:style>
    <style:style style:name="T1126" style:parent-style-name="DefaultParagraphFont" style:family="text">
      <style:text-properties style:font-name-asian="DejaVu Sans" fo:color="#000007" fo:font-size="11pt" style:font-size-asian="11pt" style:font-size-complex="11pt"/>
    </style:style>
    <style:style style:name="T1127" style:parent-style-name="DefaultParagraphFont" style:family="text">
      <style:text-properties style:font-name-asian="DejaVu Sans" fo:color="#000007" fo:letter-spacing="0.0034in" fo:font-size="11pt" style:font-size-asian="11pt" style:font-size-complex="11pt"/>
    </style:style>
    <style:style style:name="T1128" style:parent-style-name="DefaultParagraphFont" style:family="text">
      <style:text-properties style:font-name-asian="DejaVu Sans" fo:color="#000007" fo:letter-spacing="-0.0006in" fo:font-size="11pt" style:font-size-asian="11pt" style:font-size-complex="11pt"/>
    </style:style>
    <style:style style:name="T1129" style:parent-style-name="DefaultParagraphFont" style:family="text">
      <style:text-properties style:font-name-asian="DejaVu Sans" fo:color="#000007" fo:letter-spacing="-0.0027in" fo:font-size="11pt" style:font-size-asian="11pt" style:font-size-complex="11pt"/>
    </style:style>
    <style:style style:name="T1130" style:parent-style-name="DefaultParagraphFont" style:family="text">
      <style:text-properties style:font-name-asian="DejaVu Sans" fo:color="#000007" fo:letter-spacing="-0.0006in" fo:font-size="11pt" style:font-size-asian="11pt" style:font-size-complex="11pt"/>
    </style:style>
    <style:style style:name="T1131" style:parent-style-name="DefaultParagraphFont" style:family="text">
      <style:text-properties style:font-name-asian="DejaVu Sans" fo:color="#000007" fo:letter-spacing="0.0006in" fo:font-size="11pt" style:font-size-asian="11pt" style:font-size-complex="11pt"/>
    </style:style>
    <style:style style:name="T1132" style:parent-style-name="DefaultParagraphFont" style:family="text">
      <style:text-properties style:font-name-asian="DejaVu Sans" fo:color="#000007" fo:font-size="11pt" style:font-size-asian="11pt" style:font-size-complex="11pt"/>
    </style:style>
    <style:style style:name="T1133" style:parent-style-name="DefaultParagraphFont" style:family="text">
      <style:text-properties style:font-name-asian="DejaVu Sans" fo:color="#000007" fo:letter-spacing="0.0006in" fo:font-size="11pt" style:font-size-asian="11pt" style:font-size-complex="11pt"/>
    </style:style>
    <style:style style:name="T1134" style:parent-style-name="DefaultParagraphFont" style:family="text">
      <style:text-properties style:font-name-asian="DejaVu Sans" fo:color="#000007" fo:letter-spacing="-0.0006in" fo:font-size="11pt" style:font-size-asian="11pt" style:font-size-complex="11pt"/>
    </style:style>
    <style:style style:name="T1135" style:parent-style-name="DefaultParagraphFont" style:family="text">
      <style:text-properties style:font-name-asian="DejaVu Sans" fo:color="#000007" fo:letter-spacing="-0.0006in" fo:font-size="11pt" style:font-size-asian="11pt" style:font-size-complex="11pt"/>
    </style:style>
    <style:style style:name="T1136" style:parent-style-name="DefaultParagraphFont" style:family="text">
      <style:text-properties style:font-name-asian="DejaVu Sans" fo:color="#000007" fo:font-size="11pt" style:font-size-asian="11pt" style:font-size-complex="11pt"/>
    </style:style>
    <style:style style:name="T1137" style:parent-style-name="DefaultParagraphFont" style:family="text">
      <style:text-properties style:font-name-asian="DejaVu Sans" fo:color="#000007" fo:letter-spacing="0.0027in" fo:font-size="11pt" style:font-size-asian="11pt" style:font-size-complex="11pt"/>
    </style:style>
    <style:style style:name="T1138" style:parent-style-name="DefaultParagraphFont" style:family="text">
      <style:text-properties style:font-name-asian="DejaVu Sans" fo:color="#000007" fo:letter-spacing="-0.0027in" fo:font-size="11pt" style:font-size-asian="11pt" style:font-size-complex="11pt"/>
    </style:style>
    <style:style style:name="T1139" style:parent-style-name="DefaultParagraphFont" style:family="text">
      <style:text-properties style:font-name-asian="DejaVu Sans" fo:color="#000007" fo:letter-spacing="-0.002in" fo:font-size="11pt" style:font-size-asian="11pt" style:font-size-complex="11pt"/>
    </style:style>
    <style:style style:name="T1140" style:parent-style-name="DefaultParagraphFont" style:family="text">
      <style:text-properties style:font-name-asian="DejaVu Sans" fo:color="#000007" fo:letter-spacing="0.002in" fo:font-size="11pt" style:font-size-asian="11pt" style:font-size-complex="11pt"/>
    </style:style>
    <style:style style:name="T1141" style:parent-style-name="DefaultParagraphFont" style:family="text">
      <style:text-properties style:font-name-asian="DejaVu Sans" fo:color="#000007" fo:letter-spacing="-0.0006in" fo:font-size="11pt" style:font-size-asian="11pt" style:font-size-complex="11pt"/>
    </style:style>
    <style:style style:name="T1142" style:parent-style-name="DefaultParagraphFont" style:family="text">
      <style:text-properties style:font-name-asian="DejaVu Sans" fo:color="#000007" fo:letter-spacing="0.0013in" fo:font-size="11pt" style:font-size-asian="11pt" style:font-size-complex="11pt"/>
    </style:style>
    <style:style style:name="T1143" style:parent-style-name="DefaultParagraphFont" style:family="text">
      <style:text-properties style:font-name-asian="DejaVu Sans" fo:color="#000007" fo:font-size="11pt" style:font-size-asian="11pt" style:font-size-complex="11pt"/>
    </style:style>
    <style:style style:name="T1144" style:parent-style-name="DefaultParagraphFont" style:family="text">
      <style:text-properties style:font-name-asian="DejaVu Sans" fo:color="#000007" fo:font-size="11pt" style:font-size-asian="11pt" style:font-size-complex="11pt"/>
    </style:style>
    <style:style style:name="T1145" style:parent-style-name="DefaultParagraphFont" style:family="text">
      <style:text-properties style:font-name-asian="DejaVu Sans" fo:color="#000007" fo:letter-spacing="-0.0006in" fo:font-size="11pt" style:font-size-asian="11pt" style:font-size-complex="11pt"/>
    </style:style>
    <style:style style:name="T1146" style:parent-style-name="DefaultParagraphFont" style:family="text">
      <style:text-properties style:font-name-asian="DejaVu Sans" fo:color="#000007" fo:font-size="11pt" style:font-size-asian="11pt" style:font-size-complex="11pt"/>
    </style:style>
    <style:style style:name="P1147" style:parent-style-name="Normal" style:family="paragraph">
      <style:paragraph-properties fo:text-align="justify" fo:line-height="0.2083in" fo:margin-left="0.0694in">
        <style:tab-stops/>
      </style:paragraph-properties>
      <style:text-properties style:font-name-asian="DejaVu Sans" fo:font-weight="bold" style:font-weight-asian="bold" fo:color="#000007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1148" style:parent-style-name="Normal" style:family="paragraph">
      <style:paragraph-properties fo:line-height="0.2083in" fo:margin-left="0.0694in">
        <style:tab-stops/>
      </style:paragraph-properties>
      <style:text-properties style:font-name-asian="DejaVu Sans" fo:font-weight="bold" style:font-weight-asian="bold" fo:color="#000007" fo:letter-spacing="-0.0013in" style:text-position="-3.5% 100%" fo:font-size="14pt" style:font-size-asian="14pt" style:font-size-complex="14pt"/>
    </style:style>
    <style:style style:name="P1149" style:parent-style-name="Normal" style:family="paragraph">
      <style:paragraph-properties fo:line-height="0.2083in" fo:margin-left="0.0694in">
        <style:tab-stops/>
      </style:paragraph-properties>
    </style:style>
    <style:style style:name="T1150" style:parent-style-name="DefaultParagraphFont" style:family="text">
      <style:text-properties style:font-name-asian="DejaVu Sans" fo:font-weight="bold" style:font-weight-asian="bold" fo:color="#000007" fo:letter-spacing="-0.0013in" style:text-position="-3.5% 100%" fo:font-size="14pt" style:font-size-asian="14pt" style:font-size-complex="14pt"/>
    </style:style>
    <style:style style:name="T1151" style:parent-style-name="DefaultParagraphFont" style:family="text">
      <style:text-properties style:font-name-asian="DejaVu Sans" fo:font-weight="bold" style:font-weight-asian="bold" fo:color="#000007" fo:letter-spacing="0.0013in" style:text-position="-3.5% 100%" fo:font-size="14pt" style:font-size-asian="14pt" style:font-size-complex="14pt"/>
    </style:style>
    <style:style style:name="T1152" style:parent-style-name="DefaultParagraphFont" style:family="text">
      <style:text-properties style:font-name-asian="DejaVu Sans" fo:font-weight="bold" style:font-weight-asian="bold" fo:color="#000007" fo:letter-spacing="0.0006in" style:text-position="-3.5% 100%" fo:font-size="14pt" style:font-size-asian="14pt" style:font-size-complex="14pt"/>
    </style:style>
    <style:style style:name="T1153" style:parent-style-name="DefaultParagraphFont" style:family="text">
      <style:text-properties style:font-name-asian="DejaVu Sans" fo:font-weight="bold" style:font-weight-asian="bold" fo:color="#000007" fo:letter-spacing="0.0027in" style:text-position="-3.5% 100%" fo:font-size="14pt" style:font-size-asian="14pt" style:font-size-complex="14pt"/>
    </style:style>
    <style:style style:name="T1154" style:parent-style-name="DefaultParagraphFont" style:family="text">
      <style:text-properties style:font-name-asian="DejaVu Sans" fo:font-weight="bold" style:font-weight-asian="bold" fo:color="#000007" fo:letter-spacing="-0.0006in" style:text-position="-3.5% 100%" fo:font-size="14pt" style:font-size-asian="14pt" style:font-size-complex="14pt"/>
    </style:style>
    <style:style style:name="T1155" style:parent-style-name="DefaultParagraphFont" style:family="text">
      <style:text-properties style:font-name-asian="DejaVu Sans" fo:font-weight="bold" style:font-weight-asian="bold" fo:color="#000007" fo:letter-spacing="0.0013in" style:text-position="-3.5% 100%" fo:font-size="14pt" style:font-size-asian="14pt" style:font-size-complex="14pt"/>
    </style:style>
    <style:style style:name="T1156" style:parent-style-name="DefaultParagraphFont" style:family="text">
      <style:text-properties style:font-name-asian="DejaVu Sans" fo:font-weight="bold" style:font-weight-asian="bold" fo:color="#000007" style:text-position="-3.5% 100%" fo:font-size="14pt" style:font-size-asian="14pt" style:font-size-complex="14pt"/>
    </style:style>
    <style:style style:name="P1157" style:parent-style-name="Normal" style:family="paragraph">
      <style:paragraph-properties fo:text-align="center" fo:margin-top="0.0034in" fo:line-height="0.1527in"/>
      <style:text-properties fo:font-size="11pt" style:font-size-asian="11pt" style:font-size-complex="11pt"/>
    </style:style>
    <style:style style:name="P1158" style:parent-style-name="Normal" style:family="paragraph">
      <style:paragraph-properties fo:margin-top="0.0194in" fo:text-indent="0.0694in"/>
    </style:style>
    <style:style style:name="T1159" style:parent-style-name="DefaultParagraphFont" style:family="text">
      <style:text-properties style:font-name-asian="DejaVu Sans" fo:font-weight="bold" style:font-weight-asian="bold" style:font-weight-complex="bold" fo:font-size="12pt" style:font-size-asian="12pt" style:font-size-complex="12pt" fo:background-color="#D3D3D3"/>
    </style:style>
    <style:style style:name="T1160" style:parent-style-name="DefaultParagraphFont" style:family="text">
      <style:text-properties style:font-name-asian="DejaVu Sans" fo:font-weight="bold" style:font-weight-asian="bold" style:font-weight-complex="bold" fo:font-size="12pt" style:font-size-asian="12pt" style:font-size-complex="12pt" fo:background-color="#D3D3D3"/>
    </style:style>
    <style:style style:name="T1161" style:parent-style-name="DefaultParagraphFont" style:family="text">
      <style:text-properties style:font-name-asian="DejaVu Sans" fo:font-weight="bold" style:font-weight-asian="bold" style:font-weight-complex="bold" fo:font-size="12pt" style:font-size-asian="12pt" style:font-size-complex="12pt" fo:background-color="#D3D3D3"/>
    </style:style>
    <style:style style:name="T1162" style:parent-style-name="DefaultParagraphFont" style:family="text">
      <style:text-properties style:font-name-asian="DejaVu Sans" fo:font-weight="bold" style:font-weight-asian="bold" style:font-weight-complex="bold" fo:font-size="12pt" style:font-size-asian="12pt" style:font-size-complex="12pt" fo:background-color="#D3D3D3"/>
    </style:style>
    <style:style style:name="T1163" style:parent-style-name="DefaultParagraphFont" style:family="text">
      <style:text-properties style:font-name-asian="DejaVu Sans" fo:font-weight="bold" style:font-weight-asian="bold" style:font-weight-complex="bold" fo:font-size="12pt" style:font-size-asian="12pt" style:font-size-complex="12pt" fo:background-color="#D3D3D3"/>
    </style:style>
    <style:style style:name="T1164" style:parent-style-name="DefaultParagraphFont" style:family="text">
      <style:text-properties style:font-name-asian="DejaVu Sans" fo:font-weight="bold" style:font-weight-asian="bold" style:font-weight-complex="bold" fo:font-size="12pt" style:font-size-asian="12pt" style:font-size-complex="12pt" fo:background-color="#D3D3D3"/>
    </style:style>
    <style:style style:name="T1165" style:parent-style-name="DefaultParagraphFont" style:family="text">
      <style:text-properties style:font-name-asian="DejaVu Sans" fo:font-weight="bold" style:font-weight-asian="bold" style:font-weight-complex="bold" fo:font-size="12pt" style:font-size-asian="12pt" style:font-size-complex="12pt" fo:background-color="#D3D3D3"/>
    </style:style>
    <style:style style:name="T1166" style:parent-style-name="DefaultParagraphFont" style:family="text">
      <style:text-properties style:font-name-asian="DejaVu Sans" fo:font-weight="bold" style:font-weight-asian="bold" style:font-weight-complex="bold" fo:font-size="12pt" style:font-size-asian="12pt" style:font-size-complex="12pt" fo:background-color="#D3D3D3"/>
    </style:style>
    <style:style style:name="P1167" style:parent-style-name="Normal" style:family="paragraph">
      <style:paragraph-properties fo:line-height="0.1527in" fo:margin-left="0.0694in">
        <style:tab-stops/>
      </style:paragraph-properties>
    </style:style>
    <style:style style:name="T1168" style:parent-style-name="DefaultParagraphFont" style:family="text">
      <style:text-properties style:font-name-asian="DejaVu Sans" fo:color="#000007" fo:letter-spacing="-0.002in" fo:font-size="10.5pt" style:font-size-asian="10.5pt" style:font-size-complex="10.5pt"/>
    </style:style>
    <style:style style:name="T1169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1170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117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172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117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174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1175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117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177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1178" style:parent-style-name="DefaultParagraphFont" style:family="text">
      <style:text-properties style:font-name-asian="DejaVu Sans" fo:color="#000007" fo:letter-spacing="-0.0048in" fo:font-size="10.5pt" style:font-size-asian="10.5pt" style:font-size-complex="10.5pt"/>
    </style:style>
    <style:style style:name="T1179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118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181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118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183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118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P1185" style:parent-style-name="Normal" style:family="paragraph">
      <style:paragraph-properties fo:margin-top="0.0131in" fo:line-height="0.1388in"/>
    </style:style>
    <style:style style:name="P1186" style:parent-style-name="Normal" style:family="paragraph">
      <style:paragraph-properties fo:margin-left="0.0694in">
        <style:tab-stops/>
      </style:paragraph-properties>
    </style:style>
    <style:style style:name="T1187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188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189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19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19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19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19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19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195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19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197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198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199" style:parent-style-name="DefaultParagraphFont" style:family="text">
      <style:text-properties style:font-name-asian="DejaVu Sans" fo:color="#6A6A6A" fo:letter-spacing="-0.0055in" fo:font-size="10.5pt" style:font-size-asian="10.5pt" style:font-size-complex="10.5pt"/>
    </style:style>
    <style:style style:name="T1200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201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202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203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204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20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06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20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08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20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1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211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21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21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14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21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21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17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21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19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22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2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22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P1223" style:parent-style-name="Normal" style:family="paragraph">
      <style:paragraph-properties fo:margin-left="0.0694in">
        <style:tab-stops/>
      </style:paragraph-properties>
    </style:style>
    <style:style style:name="T1224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122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226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22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2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2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3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3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232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23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34" style:parent-style-name="DefaultParagraphFont" style:family="text">
      <style:text-properties style:font-name-asian="DejaVu Sans" fo:color="#6A6A6A" fo:letter-spacing="0.0027in" fo:font-size="10.5pt" style:font-size-asian="10.5pt" style:font-size-complex="10.5pt"/>
    </style:style>
    <style:style style:name="T1235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236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23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238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23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4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241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24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43" style:parent-style-name="DefaultParagraphFont" style:family="text">
      <style:text-properties style:font-name-asian="DejaVu Sans" fo:color="#6A6A6A" fo:letter-spacing="0.0041in" fo:font-size="10.5pt" style:font-size-asian="10.5pt" style:font-size-complex="10.5pt"/>
    </style:style>
    <style:style style:name="T1244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24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246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24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4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249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25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5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25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25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5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255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25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57" style:parent-style-name="DefaultParagraphFont" style:family="text">
      <style:text-properties style:font-name-asian="DejaVu Sans" fo:color="#6A6A6A" fo:letter-spacing="0.002in" fo:font-size="10.5pt" style:font-size-asian="10.5pt" style:font-size-complex="10.5pt"/>
    </style:style>
    <style:style style:name="T1258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25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60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26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62" style:parent-style-name="DefaultParagraphFont" style:family="text">
      <style:text-properties style:font-name-asian="DejaVu Sans" fo:color="#6A6A6A" fo:letter-spacing="0.0034in" fo:font-size="10.5pt" style:font-size-asian="10.5pt" style:font-size-complex="10.5pt"/>
    </style:style>
    <style:style style:name="T1263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26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6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26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67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26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69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27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71" style:parent-style-name="DefaultParagraphFont" style:family="text">
      <style:text-properties style:font-name-asian="DejaVu Sans" fo:color="#6A6A6A" fo:letter-spacing="0.0034in" fo:font-size="10.5pt" style:font-size-asian="10.5pt" style:font-size-complex="10.5pt"/>
    </style:style>
    <style:style style:name="T1272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273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27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7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27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27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7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279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280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28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28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83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28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8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28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87" style:parent-style-name="DefaultParagraphFont" style:family="text">
      <style:text-properties style:font-name-asian="DejaVu Sans" fo:color="#6A6A6A" fo:letter-spacing="0.0041in" fo:font-size="10.5pt" style:font-size-asian="10.5pt" style:font-size-complex="10.5pt"/>
    </style:style>
    <style:style style:name="T1288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289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29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91" style:parent-style-name="DefaultParagraphFont" style:family="text">
      <style:text-properties style:font-name-asian="DejaVu Sans" fo:color="#6A6A6A" fo:letter-spacing="0.0041in" fo:font-size="10.5pt" style:font-size-asian="10.5pt" style:font-size-complex="10.5pt"/>
    </style:style>
    <style:style style:name="T1292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293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29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95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29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29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29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299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30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0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30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0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0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0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0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P1307" style:parent-style-name="Normal" style:family="paragraph">
      <style:paragraph-properties fo:margin-left="0.0694in">
        <style:tab-stops/>
      </style:paragraph-properties>
      <style:text-properties style:font-name-asian="DejaVu Sans" fo:color="#6A6A6A" fo:letter-spacing="-0.0027in" fo:font-size="10.5pt" style:font-size-asian="10.5pt" style:font-size-complex="10.5pt"/>
    </style:style>
    <style:style style:name="P1308" style:parent-style-name="Normal" style:family="paragraph">
      <style:paragraph-properties fo:margin-top="0.0229in" fo:margin-left="0.0694in" fo:margin-right="0.0631in">
        <style:tab-stops/>
      </style:paragraph-properties>
    </style:style>
    <style:style style:name="T1309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31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1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31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31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31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15" style:parent-style-name="DefaultParagraphFont" style:family="text">
      <style:text-properties style:font-name-asian="DejaVu Sans" fo:color="#6A6A6A" fo:letter-spacing="-0.002in" fo:font-size="10.5pt" style:font-size-asian="10.5pt" style:font-size-complex="10.5pt"/>
    </style:style>
    <style:style style:name="T131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31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1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319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132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2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322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32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2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325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326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32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32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29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33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33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32" style:parent-style-name="DefaultParagraphFont" style:family="text">
      <style:text-properties style:font-name-asian="DejaVu Sans" fo:color="#6A6A6A" fo:letter-spacing="-0.002in" fo:font-size="10.5pt" style:font-size-asian="10.5pt" style:font-size-complex="10.5pt"/>
    </style:style>
    <style:style style:name="T1333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133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33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36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337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33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339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34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4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34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43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344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34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346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347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348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34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50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35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5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35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35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55" style:parent-style-name="DefaultParagraphFont" style:family="text">
      <style:text-properties style:font-name-asian="DejaVu Sans" fo:color="#6A6A6A" fo:letter-spacing="-0.002in" fo:font-size="10.5pt" style:font-size-asian="10.5pt" style:font-size-complex="10.5pt"/>
    </style:style>
    <style:style style:name="T1356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35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58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359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36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6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362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363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36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365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136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367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368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36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70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37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37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73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374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37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76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37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7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37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80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38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38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83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384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38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38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38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88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389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39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9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392" style:parent-style-name="DefaultParagraphFont" style:family="text">
      <style:text-properties style:font-name-asian="DejaVu Sans" fo:color="#6A6A6A" fo:letter-spacing="0.002in" fo:font-size="10.5pt" style:font-size-asian="10.5pt" style:font-size-complex="10.5pt"/>
    </style:style>
    <style:style style:name="T139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39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39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396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397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39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399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40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40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40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403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404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40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406" style:parent-style-name="DefaultParagraphFont" style:family="text">
      <style:text-properties style:font-name-asian="DejaVu Sans" fo:color="#6A6A6A" fo:letter-spacing="0.0041in" fo:font-size="10.5pt" style:font-size-asian="10.5pt" style:font-size-complex="10.5pt"/>
    </style:style>
    <style:style style:name="T1407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40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409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41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41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41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41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41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41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416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41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418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419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42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421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42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423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424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42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42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42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428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429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43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43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432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143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43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43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436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437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43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439" style:parent-style-name="DefaultParagraphFont" style:family="text">
      <style:text-properties style:font-name-asian="DejaVu Sans" fo:color="#6A6A6A" fo:letter-spacing="0.0041in" fo:font-size="10.5pt" style:font-size-asian="10.5pt" style:font-size-complex="10.5pt"/>
    </style:style>
    <style:style style:name="T1440" style:parent-style-name="DefaultParagraphFont" style:family="text">
      <style:text-properties style:font-name-asian="DejaVu Sans" fo:color="#6A6A6A" fo:letter-spacing="-0.0048in" fo:font-size="10.5pt" style:font-size-asian="10.5pt" style:font-size-complex="10.5pt"/>
    </style:style>
    <style:style style:name="T1441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44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443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444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445" style:parent-style-name="DefaultParagraphFont" style:family="text">
      <style:text-properties style:font-name-asian="DejaVu Sans" fo:color="#6A6A6A" fo:letter-spacing="0.0027in" fo:font-size="10.5pt" style:font-size-asian="10.5pt" style:font-size-complex="10.5pt"/>
    </style:style>
    <style:style style:name="T1446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44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448" style:parent-style-name="DefaultParagraphFont" style:family="text">
      <style:text-properties style:font-name-asian="DejaVu Sans" fo:color="#6A6A6A" fo:letter-spacing="0.0041in" fo:font-size="10.5pt" style:font-size-asian="10.5pt" style:font-size-complex="10.5pt"/>
    </style:style>
    <style:style style:name="T1449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45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45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452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1453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45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45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456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45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45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459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46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46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46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46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46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46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466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46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46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P1469" style:parent-style-name="Normal" style:family="paragraph">
      <style:paragraph-properties fo:margin-top="0.0034in" fo:line-height="0.1666in"/>
      <style:text-properties fo:font-size="12pt" style:font-size-asian="12pt" style:font-size-complex="12pt"/>
    </style:style>
    <style:style style:name="P1470" style:parent-style-name="Normal" style:family="paragraph">
      <style:paragraph-properties fo:margin-top="0.0034in" fo:line-height="0.1666in" fo:text-indent="0.0694in"/>
      <style:text-properties fo:font-size="12pt" style:font-size-asian="12pt" style:font-size-complex="12pt"/>
    </style:style>
    <style:style style:name="P1471" style:parent-style-name="Normal" style:family="paragraph">
      <style:paragraph-properties fo:line-height="0.1666in" fo:margin-left="0.0694in">
        <style:tab-stops/>
      </style:paragraph-properties>
    </style:style>
    <style:style style:name="T1472" style:parent-style-name="DefaultParagraphFont" style:family="text">
      <style:text-properties style:font-name-asian="DejaVu Sans" fo:color="#000007" fo:letter-spacing="-0.0034in" style:text-position="-4.5% 100%" fo:font-size="11pt" style:font-size-asian="11pt" style:font-size-complex="11pt"/>
    </style:style>
    <style:style style:name="T1473" style:parent-style-name="DefaultParagraphFont" style:family="text">
      <style:text-properties style:font-name-asian="DejaVu Sans" fo:color="#000007" fo:letter-spacing="0.0006in" style:text-position="-4.5% 100%" fo:font-size="11pt" style:font-size-asian="11pt" style:font-size-complex="11pt"/>
    </style:style>
    <style:style style:name="T1474" style:parent-style-name="DefaultParagraphFont" style:family="text">
      <style:text-properties style:font-name-asian="DejaVu Sans" fo:color="#000007" fo:letter-spacing="-0.0027in" style:text-position="-4.5% 100%" fo:font-size="11pt" style:font-size-asian="11pt" style:font-size-complex="11pt"/>
    </style:style>
    <style:style style:name="T1475" style:parent-style-name="DefaultParagraphFont" style:family="text">
      <style:text-properties style:font-name-asian="DejaVu Sans" fo:color="#000007" fo:letter-spacing="0.0013in" style:text-position="-4.5% 100%" fo:font-size="11pt" style:font-size-asian="11pt" style:font-size-complex="11pt"/>
    </style:style>
    <style:style style:name="T1476" style:parent-style-name="DefaultParagraphFont" style:family="text">
      <style:text-properties style:font-name-asian="DejaVu Sans" fo:color="#000007" fo:letter-spacing="-0.0013in" style:text-position="-4.5% 100%" fo:font-size="11pt" style:font-size-asian="11pt" style:font-size-complex="11pt"/>
    </style:style>
    <style:style style:name="T1477" style:parent-style-name="DefaultParagraphFont" style:family="text">
      <style:text-properties style:font-name-asian="DejaVu Sans" fo:color="#000007" fo:letter-spacing="-0.0006in" style:text-position="-4.5% 100%" fo:font-size="11pt" style:font-size-asian="11pt" style:font-size-complex="11pt"/>
    </style:style>
    <style:style style:name="T1478" style:parent-style-name="DefaultParagraphFont" style:family="text">
      <style:text-properties style:font-name-asian="DejaVu Sans" fo:color="#000007" style:text-position="-4.5% 100%" fo:font-size="11pt" style:font-size-asian="11pt" style:font-size-complex="11pt"/>
    </style:style>
    <style:style style:name="T1479" style:parent-style-name="DefaultParagraphFont" style:family="text">
      <style:text-properties style:font-name-asian="DejaVu Sans" fo:color="#000007" style:text-position="-4.5% 100%" fo:font-size="11pt" style:font-size-asian="11pt" style:font-size-complex="11pt"/>
    </style:style>
    <style:style style:name="T1480" style:parent-style-name="DefaultParagraphFont" style:family="text">
      <style:text-properties style:font-name-asian="DejaVu Sans" fo:color="#000007" fo:letter-spacing="-0.0006in" style:text-position="-4.5% 100%" fo:font-size="11pt" style:font-size-asian="11pt" style:font-size-complex="11pt"/>
    </style:style>
    <style:style style:name="T1481" style:parent-style-name="DefaultParagraphFont" style:family="text">
      <style:text-properties style:font-name-asian="DejaVu Sans" fo:color="#000007" fo:letter-spacing="0.0027in" style:text-position="-4.5% 100%" fo:font-size="11pt" style:font-size-asian="11pt" style:font-size-complex="11pt"/>
    </style:style>
    <style:style style:name="T1482" style:parent-style-name="DefaultParagraphFont" style:family="text">
      <style:text-properties style:font-name-asian="DejaVu Sans" fo:color="#000007" fo:letter-spacing="-0.0006in" style:text-position="-4.5% 100%" fo:font-size="11pt" style:font-size-asian="11pt" style:font-size-complex="11pt"/>
    </style:style>
    <style:style style:name="T1483" style:parent-style-name="DefaultParagraphFont" style:family="text">
      <style:text-properties style:font-name-asian="DejaVu Sans" fo:color="#000007" style:text-position="-4.5% 100%" fo:font-size="11pt" style:font-size-asian="11pt" style:font-size-complex="11pt"/>
    </style:style>
    <style:style style:name="T1484" style:parent-style-name="DefaultParagraphFont" style:family="text">
      <style:text-properties style:font-name-asian="DejaVu Sans" fo:color="#000007" fo:letter-spacing="0.0006in" style:text-position="-4.5% 100%" fo:font-size="11pt" style:font-size-asian="11pt" style:font-size-complex="11pt"/>
    </style:style>
    <style:style style:name="T1485" style:parent-style-name="DefaultParagraphFont" style:family="text">
      <style:text-properties style:font-name-asian="DejaVu Sans" fo:color="#000007" fo:letter-spacing="-0.0006in" style:text-position="-4.5% 100%" fo:font-size="11pt" style:font-size-asian="11pt" style:font-size-complex="11pt"/>
    </style:style>
    <style:style style:name="T1486" style:parent-style-name="DefaultParagraphFont" style:family="text">
      <style:text-properties style:font-name-asian="DejaVu Sans" fo:color="#000007" fo:letter-spacing="-0.002in" style:text-position="-4.5% 100%" fo:font-size="11pt" style:font-size-asian="11pt" style:font-size-complex="11pt"/>
    </style:style>
    <style:style style:name="T1487" style:parent-style-name="DefaultParagraphFont" style:family="text">
      <style:text-properties style:font-name-asian="DejaVu Sans" fo:color="#000007" style:text-position="-4.5% 100%" fo:font-size="11pt" style:font-size-asian="11pt" style:font-size-complex="11pt"/>
    </style:style>
    <style:style style:name="P1488" style:parent-style-name="Normal" style:family="paragraph">
      <style:paragraph-properties fo:line-height="0.1666in" fo:margin-left="0.0694in">
        <style:tab-stops/>
      </style:paragraph-properties>
      <style:text-properties style:font-name-asian="DejaVu Sans" fo:font-size="11pt" style:font-size-asian="11pt" style:font-size-complex="11pt"/>
    </style:style>
    <style:style style:name="P1489" style:parent-style-name="Normal" style:family="paragraph">
      <style:paragraph-properties fo:margin-top="0.0659in" fo:text-indent="0.0694in"/>
    </style:style>
    <style:style style:name="T1490" style:parent-style-name="DefaultParagraphFont" style:family="text">
      <style:text-properties style:font-name-asian="DejaVu Sans" fo:font-weight="bold" style:font-weight-asian="bold" style:font-weight-complex="bold" fo:font-size="12pt" style:font-size-asian="12pt" style:font-size-complex="12pt" fo:background-color="#D3D3D3"/>
    </style:style>
    <style:style style:name="P1491" style:parent-style-name="Normal" style:family="paragraph">
      <style:paragraph-properties fo:line-height="0.1666in" fo:margin-left="0.0694in">
        <style:tab-stops/>
      </style:paragraph-properties>
    </style:style>
    <style:style style:name="T1492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149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494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1495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496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1497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149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499" style:parent-style-name="DefaultParagraphFont" style:family="text">
      <style:text-properties style:font-name-asian="DejaVu Sans" fo:color="#000007" fo:letter-spacing="0.0034in" fo:font-size="10.5pt" style:font-size-asian="10.5pt" style:font-size-complex="10.5pt"/>
    </style:style>
    <style:style style:name="T1500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150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50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1503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150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505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1506" style:parent-style-name="DefaultParagraphFont" style:family="text">
      <style:text-properties style:font-name-asian="DejaVu Sans" fo:color="#000007" fo:letter-spacing="-0.0048in" fo:font-size="10.5pt" style:font-size-asian="10.5pt" style:font-size-complex="10.5pt"/>
    </style:style>
    <style:style style:name="P1507" style:parent-style-name="Normal" style:family="paragraph">
      <style:paragraph-properties fo:margin-top="0.0034in" fo:line-height="0.1666in"/>
      <style:text-properties fo:font-size="12pt" style:font-size-asian="12pt" style:font-size-complex="12pt"/>
    </style:style>
    <style:style style:name="P1508" style:parent-style-name="Normal" style:family="paragraph">
      <style:paragraph-properties fo:margin-left="0.0694in">
        <style:tab-stops/>
      </style:paragraph-properties>
    </style:style>
    <style:style style:name="T1509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51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51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51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51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51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515" style:parent-style-name="DefaultParagraphFont" style:family="text">
      <style:text-properties style:font-name-asian="DejaVu Sans" fo:color="#6A6A6A" fo:letter-spacing="0.0111in" fo:font-size="10.5pt" style:font-size-asian="10.5pt" style:font-size-complex="10.5pt"/>
    </style:style>
    <style:style style:name="T1516" style:parent-style-name="DefaultParagraphFont" style:family="text">
      <style:text-properties style:font-name-asian="DejaVu Sans" fo:color="#6A6A6A" fo:letter-spacing="-0.0083in" fo:font-size="10.5pt" style:font-size-asian="10.5pt" style:font-size-complex="10.5pt"/>
    </style:style>
    <style:style style:name="T151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518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519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52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52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52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523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52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525" style:parent-style-name="DefaultParagraphFont" style:family="text">
      <style:text-properties style:font-name-asian="DejaVu Sans" fo:color="#6A6A6A" fo:letter-spacing="0.0131in" fo:font-size="10.5pt" style:font-size-asian="10.5pt" style:font-size-complex="10.5pt"/>
    </style:style>
    <style:style style:name="T1526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527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52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529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53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53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53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533" style:parent-style-name="DefaultParagraphFont" style:family="text">
      <style:text-properties style:font-name-asian="DejaVu Sans" fo:color="#6A6A6A" fo:letter-spacing="0.0131in" fo:font-size="10.5pt" style:font-size-asian="10.5pt" style:font-size-complex="10.5pt"/>
    </style:style>
    <style:style style:name="T1534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535" style:parent-style-name="DefaultParagraphFont" style:family="text">
      <style:text-properties style:font-name-asian="DejaVu Sans" fo:color="#6A6A6A" fo:letter-spacing="0.0111in" fo:font-size="10.5pt" style:font-size-asian="10.5pt" style:font-size-complex="10.5pt"/>
    </style:style>
    <style:style style:name="T153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53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538" style:parent-style-name="DefaultParagraphFont" style:family="text">
      <style:text-properties style:font-name-asian="DejaVu Sans" fo:color="#6A6A6A" fo:letter-spacing="0.0076in" fo:font-size="10.5pt" style:font-size-asian="10.5pt" style:font-size-complex="10.5pt"/>
    </style:style>
    <style:style style:name="T1539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540" style:parent-style-name="DefaultParagraphFont" style:family="text">
      <style:text-properties style:font-name-asian="DejaVu Sans" fo:color="#6A6A6A" fo:letter-spacing="0.0111in" fo:font-size="10.5pt" style:font-size-asian="10.5pt" style:font-size-complex="10.5pt"/>
    </style:style>
    <style:style style:name="T154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542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54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544" style:parent-style-name="DefaultParagraphFont" style:family="text">
      <style:text-properties style:font-name-asian="DejaVu Sans" fo:color="#6A6A6A" fo:letter-spacing="0.0138in" fo:font-size="10.5pt" style:font-size-asian="10.5pt" style:font-size-complex="10.5pt"/>
    </style:style>
    <style:style style:name="T1545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546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54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54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549" style:parent-style-name="DefaultParagraphFont" style:family="text">
      <style:text-properties style:font-name-asian="DejaVu Sans" fo:color="#6A6A6A" fo:letter-spacing="0.0104in" fo:font-size="10.5pt" style:font-size-asian="10.5pt" style:font-size-complex="10.5pt"/>
    </style:style>
    <style:style style:name="T1550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55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552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55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55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555" style:parent-style-name="DefaultParagraphFont" style:family="text">
      <style:text-properties style:font-name-asian="DejaVu Sans" fo:color="#6A6A6A" fo:letter-spacing="0.0138in" fo:font-size="10.5pt" style:font-size-asian="10.5pt" style:font-size-complex="10.5pt"/>
    </style:style>
    <style:style style:name="T155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55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558" style:parent-style-name="DefaultParagraphFont" style:family="text">
      <style:text-properties style:font-name-asian="DejaVu Sans" fo:color="#6A6A6A" fo:letter-spacing="0.0111in" fo:font-size="10.5pt" style:font-size-asian="10.5pt" style:font-size-complex="10.5pt"/>
    </style:style>
    <style:style style:name="T1559" style:parent-style-name="DefaultParagraphFont" style:family="text">
      <style:text-properties style:font-name-asian="DejaVu Sans" fo:color="#6A6A6A" fo:letter-spacing="-0.002in" fo:font-size="10.5pt" style:font-size-asian="10.5pt" style:font-size-complex="10.5pt"/>
    </style:style>
    <style:style style:name="T156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56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56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563" style:parent-style-name="DefaultParagraphFont" style:family="text">
      <style:text-properties style:font-name-asian="DejaVu Sans" fo:color="#6A6A6A" fo:letter-spacing="0.0138in" fo:font-size="10.5pt" style:font-size-asian="10.5pt" style:font-size-complex="10.5pt"/>
    </style:style>
    <style:style style:name="T1564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56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56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56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P1568" style:parent-style-name="Normal" style:family="paragraph">
      <style:paragraph-properties fo:margin-left="0.0694in">
        <style:tab-stops/>
      </style:paragraph-properties>
    </style:style>
    <style:style style:name="T1569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157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57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57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573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57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57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57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577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578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57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580" style:parent-style-name="DefaultParagraphFont" style:family="text">
      <style:text-properties style:font-name-asian="DejaVu Sans" fo:color="#6A6A6A" fo:letter-spacing="0.0027in" fo:font-size="10.5pt" style:font-size-asian="10.5pt" style:font-size-complex="10.5pt"/>
    </style:style>
    <style:style style:name="T1581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58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58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584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58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586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587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58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589" style:parent-style-name="DefaultParagraphFont" style:family="text">
      <style:text-properties style:font-name-asian="DejaVu Sans" fo:color="#6A6A6A" fo:letter-spacing="0.0041in" fo:font-size="10.5pt" style:font-size-asian="10.5pt" style:font-size-complex="10.5pt"/>
    </style:style>
    <style:style style:name="T1590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59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592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59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59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59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59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59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59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59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0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601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60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03" style:parent-style-name="DefaultParagraphFont" style:family="text">
      <style:text-properties style:font-name-asian="DejaVu Sans" fo:color="#6A6A6A" fo:letter-spacing="0.002in" fo:font-size="10.5pt" style:font-size-asian="10.5pt" style:font-size-complex="10.5pt"/>
    </style:style>
    <style:style style:name="T1604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60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0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60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08" style:parent-style-name="DefaultParagraphFont" style:family="text">
      <style:text-properties style:font-name-asian="DejaVu Sans" fo:color="#6A6A6A" fo:letter-spacing="0.0034in" fo:font-size="10.5pt" style:font-size-asian="10.5pt" style:font-size-complex="10.5pt"/>
    </style:style>
    <style:style style:name="T1609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61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1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61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13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61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15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61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17" style:parent-style-name="DefaultParagraphFont" style:family="text">
      <style:text-properties style:font-name-asian="DejaVu Sans" fo:color="#6A6A6A" fo:letter-spacing="0.0034in" fo:font-size="10.5pt" style:font-size-asian="10.5pt" style:font-size-complex="10.5pt"/>
    </style:style>
    <style:style style:name="T1618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619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62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2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622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62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2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62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626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62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62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29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63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3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63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33" style:parent-style-name="DefaultParagraphFont" style:family="text">
      <style:text-properties style:font-name-asian="DejaVu Sans" fo:color="#6A6A6A" fo:letter-spacing="0.0041in" fo:font-size="10.5pt" style:font-size-asian="10.5pt" style:font-size-complex="10.5pt"/>
    </style:style>
    <style:style style:name="T1634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63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63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37" style:parent-style-name="DefaultParagraphFont" style:family="text">
      <style:text-properties style:font-name-asian="DejaVu Sans" fo:color="#6A6A6A" fo:letter-spacing="0.0041in" fo:font-size="10.5pt" style:font-size-asian="10.5pt" style:font-size-complex="10.5pt"/>
    </style:style>
    <style:style style:name="T1638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639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64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41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64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4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64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64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64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47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64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4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5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P1651" style:parent-style-name="Normal" style:family="paragraph">
      <style:paragraph-properties fo:margin-left="0.0694in">
        <style:tab-stops/>
      </style:paragraph-properties>
      <style:text-properties style:font-name-asian="DejaVu Sans" fo:color="#6A6A6A" fo:font-size="10.5pt" style:font-size-asian="10.5pt" style:font-size-complex="10.5pt"/>
    </style:style>
    <style:style style:name="P1652" style:parent-style-name="Normal" style:family="paragraph">
      <style:paragraph-properties fo:margin-left="0.0694in" fo:margin-right="0.0631in">
        <style:tab-stops/>
      </style:paragraph-properties>
    </style:style>
    <style:style style:name="T1653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65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5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656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65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65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59" style:parent-style-name="DefaultParagraphFont" style:family="text">
      <style:text-properties style:font-name-asian="DejaVu Sans" fo:color="#6A6A6A" fo:letter-spacing="-0.002in" fo:font-size="10.5pt" style:font-size-asian="10.5pt" style:font-size-complex="10.5pt"/>
    </style:style>
    <style:style style:name="T1660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66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6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663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166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6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666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66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6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669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67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67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67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7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67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67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76" style:parent-style-name="DefaultParagraphFont" style:family="text">
      <style:text-properties style:font-name-asian="DejaVu Sans" fo:color="#6A6A6A" fo:letter-spacing="-0.002in" fo:font-size="10.5pt" style:font-size-asian="10.5pt" style:font-size-complex="10.5pt"/>
    </style:style>
    <style:style style:name="T1677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167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67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80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681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68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68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68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8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68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87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688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689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690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69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692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69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94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69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96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69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69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699" style:parent-style-name="DefaultParagraphFont" style:family="text">
      <style:text-properties style:font-name-asian="DejaVu Sans" fo:color="#6A6A6A" fo:letter-spacing="-0.002in" fo:font-size="10.5pt" style:font-size-asian="10.5pt" style:font-size-complex="10.5pt"/>
    </style:style>
    <style:style style:name="T1700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70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02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703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70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0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70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707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70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709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1710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71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712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71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14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71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71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17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718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71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20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72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2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72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24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72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72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27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728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729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730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73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32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733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73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3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736" style:parent-style-name="DefaultParagraphFont" style:family="text">
      <style:text-properties style:font-name-asian="DejaVu Sans" fo:color="#6A6A6A" fo:letter-spacing="0.002in" fo:font-size="10.5pt" style:font-size-asian="10.5pt" style:font-size-complex="10.5pt"/>
    </style:style>
    <style:style style:name="T173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73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39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74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741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74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74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74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4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74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47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748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74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50" style:parent-style-name="DefaultParagraphFont" style:family="text">
      <style:text-properties style:font-name-asian="DejaVu Sans" fo:color="#6A6A6A" fo:letter-spacing="0.0041in" fo:font-size="10.5pt" style:font-size-asian="10.5pt" style:font-size-complex="10.5pt"/>
    </style:style>
    <style:style style:name="T1751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75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5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75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5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75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5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75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75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6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76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762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76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76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65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76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67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768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76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70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77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72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773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77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7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776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177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77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779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78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781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78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83" style:parent-style-name="DefaultParagraphFont" style:family="text">
      <style:text-properties style:font-name-asian="DejaVu Sans" fo:color="#6A6A6A" fo:letter-spacing="0.0041in" fo:font-size="10.5pt" style:font-size-asian="10.5pt" style:font-size-complex="10.5pt"/>
    </style:style>
    <style:style style:name="T1784" style:parent-style-name="DefaultParagraphFont" style:family="text">
      <style:text-properties style:font-name-asian="DejaVu Sans" fo:color="#6A6A6A" fo:letter-spacing="-0.0048in" fo:font-size="10.5pt" style:font-size-asian="10.5pt" style:font-size-complex="10.5pt"/>
    </style:style>
    <style:style style:name="T1785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786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787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788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789" style:parent-style-name="DefaultParagraphFont" style:family="text">
      <style:text-properties style:font-name-asian="DejaVu Sans" fo:color="#6A6A6A" fo:letter-spacing="0.0027in" fo:font-size="10.5pt" style:font-size-asian="10.5pt" style:font-size-complex="10.5pt"/>
    </style:style>
    <style:style style:name="T1790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79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92" style:parent-style-name="DefaultParagraphFont" style:family="text">
      <style:text-properties style:font-name-asian="DejaVu Sans" fo:color="#6A6A6A" fo:letter-spacing="0.0041in" fo:font-size="10.5pt" style:font-size-asian="10.5pt" style:font-size-complex="10.5pt"/>
    </style:style>
    <style:style style:name="T1793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79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79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796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1797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79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799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80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80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80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803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80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80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80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80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80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809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81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81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81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P1813" style:parent-style-name="Normal" style:family="paragraph">
      <style:paragraph-properties fo:margin-top="0.0034in" fo:line-height="0.1666in"/>
      <style:text-properties fo:font-size="12pt" style:font-size-asian="12pt" style:font-size-complex="12pt"/>
    </style:style>
    <style:style style:name="P1814" style:parent-style-name="Normal" style:family="paragraph">
      <style:paragraph-properties fo:margin-top="0.0006in" fo:line-height="0.1666in" fo:text-indent="0.0694in"/>
      <style:text-properties fo:font-size="12pt" style:font-size-asian="12pt" style:font-size-complex="12pt"/>
    </style:style>
    <style:style style:name="P1815" style:parent-style-name="Normal" style:family="paragraph">
      <style:paragraph-properties fo:line-height="0.1666in" fo:margin-left="0.0694in">
        <style:tab-stops/>
      </style:paragraph-properties>
    </style:style>
    <style:style style:name="T1816" style:parent-style-name="DefaultParagraphFont" style:family="text">
      <style:text-properties style:font-name-asian="DejaVu Sans" fo:color="#000007" fo:letter-spacing="-0.0034in" style:text-position="-4.5% 100%" fo:font-size="11pt" style:font-size-asian="11pt" style:font-size-complex="11pt"/>
    </style:style>
    <style:style style:name="T1817" style:parent-style-name="DefaultParagraphFont" style:family="text">
      <style:text-properties style:font-name-asian="DejaVu Sans" fo:color="#000007" fo:letter-spacing="0.0006in" style:text-position="-4.5% 100%" fo:font-size="11pt" style:font-size-asian="11pt" style:font-size-complex="11pt"/>
    </style:style>
    <style:style style:name="T1818" style:parent-style-name="DefaultParagraphFont" style:family="text">
      <style:text-properties style:font-name-asian="DejaVu Sans" fo:color="#000007" fo:letter-spacing="-0.0027in" style:text-position="-4.5% 100%" fo:font-size="11pt" style:font-size-asian="11pt" style:font-size-complex="11pt"/>
    </style:style>
    <style:style style:name="T1819" style:parent-style-name="DefaultParagraphFont" style:family="text">
      <style:text-properties style:font-name-asian="DejaVu Sans" fo:color="#000007" fo:letter-spacing="0.0013in" style:text-position="-4.5% 100%" fo:font-size="11pt" style:font-size-asian="11pt" style:font-size-complex="11pt"/>
    </style:style>
    <style:style style:name="T1820" style:parent-style-name="DefaultParagraphFont" style:family="text">
      <style:text-properties style:font-name-asian="DejaVu Sans" fo:color="#000007" fo:letter-spacing="-0.0013in" style:text-position="-4.5% 100%" fo:font-size="11pt" style:font-size-asian="11pt" style:font-size-complex="11pt"/>
    </style:style>
    <style:style style:name="T1821" style:parent-style-name="DefaultParagraphFont" style:family="text">
      <style:text-properties style:font-name-asian="DejaVu Sans" fo:color="#000007" fo:letter-spacing="-0.0006in" style:text-position="-4.5% 100%" fo:font-size="11pt" style:font-size-asian="11pt" style:font-size-complex="11pt"/>
    </style:style>
    <style:style style:name="T1822" style:parent-style-name="DefaultParagraphFont" style:family="text">
      <style:text-properties style:font-name-asian="DejaVu Sans" fo:color="#000007" style:text-position="-4.5% 100%" fo:font-size="11pt" style:font-size-asian="11pt" style:font-size-complex="11pt"/>
    </style:style>
    <style:style style:name="T1823" style:parent-style-name="DefaultParagraphFont" style:family="text">
      <style:text-properties style:font-name-asian="DejaVu Sans" fo:color="#000007" style:text-position="-4.5% 100%" fo:font-size="11pt" style:font-size-asian="11pt" style:font-size-complex="11pt"/>
    </style:style>
    <style:style style:name="T1824" style:parent-style-name="DefaultParagraphFont" style:family="text">
      <style:text-properties style:font-name-asian="DejaVu Sans" fo:color="#000007" fo:letter-spacing="-0.0006in" style:text-position="-4.5% 100%" fo:font-size="11pt" style:font-size-asian="11pt" style:font-size-complex="11pt"/>
    </style:style>
    <style:style style:name="T1825" style:parent-style-name="DefaultParagraphFont" style:family="text">
      <style:text-properties style:font-name-asian="DejaVu Sans" fo:color="#000007" fo:letter-spacing="0.0027in" style:text-position="-4.5% 100%" fo:font-size="11pt" style:font-size-asian="11pt" style:font-size-complex="11pt"/>
    </style:style>
    <style:style style:name="T1826" style:parent-style-name="DefaultParagraphFont" style:family="text">
      <style:text-properties style:font-name-asian="DejaVu Sans" fo:color="#000007" fo:letter-spacing="-0.0006in" style:text-position="-4.5% 100%" fo:font-size="11pt" style:font-size-asian="11pt" style:font-size-complex="11pt"/>
    </style:style>
    <style:style style:name="T1827" style:parent-style-name="DefaultParagraphFont" style:family="text">
      <style:text-properties style:font-name-asian="DejaVu Sans" fo:color="#000007" style:text-position="-4.5% 100%" fo:font-size="11pt" style:font-size-asian="11pt" style:font-size-complex="11pt"/>
    </style:style>
    <style:style style:name="T1828" style:parent-style-name="DefaultParagraphFont" style:family="text">
      <style:text-properties style:font-name-asian="DejaVu Sans" fo:color="#000007" fo:letter-spacing="0.0006in" style:text-position="-4.5% 100%" fo:font-size="11pt" style:font-size-asian="11pt" style:font-size-complex="11pt"/>
    </style:style>
    <style:style style:name="T1829" style:parent-style-name="DefaultParagraphFont" style:family="text">
      <style:text-properties style:font-name-asian="DejaVu Sans" fo:color="#000007" fo:letter-spacing="-0.0006in" style:text-position="-4.5% 100%" fo:font-size="11pt" style:font-size-asian="11pt" style:font-size-complex="11pt"/>
    </style:style>
    <style:style style:name="T1830" style:parent-style-name="DefaultParagraphFont" style:family="text">
      <style:text-properties style:font-name-asian="DejaVu Sans" fo:color="#000007" fo:letter-spacing="-0.002in" style:text-position="-4.5% 100%" fo:font-size="11pt" style:font-size-asian="11pt" style:font-size-complex="11pt"/>
    </style:style>
    <style:style style:name="T1831" style:parent-style-name="DefaultParagraphFont" style:family="text">
      <style:text-properties style:font-name-asian="DejaVu Sans" fo:color="#000007" style:text-position="-4.5% 100%" fo:font-size="11pt" style:font-size-asian="11pt" style:font-size-complex="11pt"/>
    </style:style>
    <style:style style:name="P1832" style:parent-style-name="Normal" style:family="paragraph">
      <style:paragraph-properties fo:margin-top="0.0048in" fo:line-height="0.1527in"/>
      <style:text-properties fo:font-size="11pt" style:font-size-asian="11pt" style:font-size-complex="11pt"/>
    </style:style>
    <style:style style:name="P1833" style:parent-style-name="Normal" style:family="paragraph">
      <style:paragraph-properties fo:margin-top="0.0194in" fo:margin-left="0.0694in">
        <style:tab-stops/>
      </style:paragraph-properties>
    </style:style>
    <style:style style:name="T1834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1835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1836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1837" style:parent-style-name="DefaultParagraphFont" style:family="text">
      <style:text-properties style:font-name-asian="DejaVu Sans" fo:font-weight="bold" style:font-weight-asian="bold" style:font-weight-complex="bold" fo:color="#000007" fo:letter-spacing="-0.0048in" fo:font-size="12pt" style:font-size-asian="12pt" style:font-size-complex="12pt" fo:background-color="#D3D3D3"/>
    </style:style>
    <style:style style:name="T1838" style:parent-style-name="DefaultParagraphFont" style:family="text">
      <style:text-properties style:font-name-asian="DejaVu Sans" fo:font-weight="bold" style:font-weight-asian="bold" style:font-weight-complex="bold" fo:color="#000007" fo:letter-spacing="0.002in" fo:font-size="12pt" style:font-size-asian="12pt" style:font-size-complex="12pt" fo:background-color="#D3D3D3"/>
    </style:style>
    <style:style style:name="T1839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1840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1841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1842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1843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1844" style:parent-style-name="DefaultParagraphFont" style:family="text">
      <style:text-properties style:font-name-asian="DejaVu Sans" fo:font-weight="bold" style:font-weight-asian="bold" style:font-weight-complex="bold" fo:color="#000007" fo:letter-spacing="-0.0027in" fo:font-size="12pt" style:font-size-asian="12pt" style:font-size-complex="12pt" fo:background-color="#D3D3D3"/>
    </style:style>
    <style:style style:name="T1845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1846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1847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1848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1849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1850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1851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1852" style:parent-style-name="DefaultParagraphFont" style:family="text">
      <style:text-properties style:font-name-asian="DejaVu Sans" fo:font-weight="bold" style:font-weight-asian="bold" style:font-weight-complex="bold" fo:color="#000007" fo:letter-spacing="0.002in" fo:font-size="12pt" style:font-size-asian="12pt" style:font-size-complex="12pt" fo:background-color="#D3D3D3"/>
    </style:style>
    <style:style style:name="T1853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1854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1855" style:parent-style-name="DefaultParagraphFont" style:family="text">
      <style:text-properties style:font-name-asian="DejaVu Sans" fo:font-weight="bold" style:font-weight-asian="bold" style:font-weight-complex="bold" fo:color="#000007" fo:letter-spacing="0.002in" fo:font-size="12pt" style:font-size-asian="12pt" style:font-size-complex="12pt" fo:background-color="#D3D3D3"/>
    </style:style>
    <style:style style:name="T1856" style:parent-style-name="DefaultParagraphFont" style:family="text">
      <style:text-properties style:font-name-asian="DejaVu Sans" fo:font-weight="bold" style:font-weight-asian="bold" style:font-weight-complex="bold" fo:color="#000007" fo:letter-spacing="-0.009in" fo:font-size="12pt" style:font-size-asian="12pt" style:font-size-complex="12pt" fo:background-color="#D3D3D3"/>
    </style:style>
    <style:style style:name="T1857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1858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1859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1860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1861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1862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1863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1864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1865" style:parent-style-name="DefaultParagraphFont" style:family="text">
      <style:text-properties style:font-name-asian="DejaVu Sans" fo:font-weight="bold" style:font-weight-asian="bold" style:font-weight-complex="bold" fo:color="#000007" fo:letter-spacing="-0.0027in" fo:font-size="12pt" style:font-size-asian="12pt" style:font-size-complex="12pt" fo:background-color="#D3D3D3"/>
    </style:style>
    <style:style style:name="T1866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1867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1868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1869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1870" style:parent-style-name="DefaultParagraphFont" style:family="text">
      <style:text-properties style:font-name-asian="DejaVu Sans" fo:font-weight="bold" style:font-weight-asian="bold" style:font-weight-complex="bold" fo:color="#000007" fo:letter-spacing="-0.0027in" fo:font-size="12pt" style:font-size-asian="12pt" style:font-size-complex="12pt" fo:background-color="#D3D3D3"/>
    </style:style>
    <style:style style:name="T1871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1872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1873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1874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P1875" style:parent-style-name="Normal" style:family="paragraph">
      <style:paragraph-properties fo:line-height="0.1666in" fo:margin-left="0.0694in">
        <style:tab-stops/>
      </style:paragraph-properties>
    </style:style>
    <style:style style:name="T1876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1877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878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1879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188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881" style:parent-style-name="DefaultParagraphFont" style:family="text">
      <style:text-properties style:font-name-asian="DejaVu Sans" fo:color="#000007" fo:letter-spacing="0.0041in" fo:font-size="10.5pt" style:font-size-asian="10.5pt" style:font-size-complex="10.5pt"/>
    </style:style>
    <style:style style:name="T1882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188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884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1885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188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887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1888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1889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189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891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189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1893" style:parent-style-name="DefaultParagraphFont" style:family="text">
      <style:text-properties style:font-name-asian="DejaVu Sans" fo:color="#000007" fo:letter-spacing="0.0034in" fo:font-size="10.5pt" style:font-size-asian="10.5pt" style:font-size-complex="10.5pt"/>
    </style:style>
    <style:style style:name="T1894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1895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P1896" style:parent-style-name="Normal" style:family="paragraph">
      <style:paragraph-properties fo:margin-top="0.0034in" fo:line-height="0.1666in"/>
      <style:text-properties fo:font-size="12pt" style:font-size-asian="12pt" style:font-size-complex="12pt"/>
    </style:style>
    <style:style style:name="P1897" style:parent-style-name="Normal" style:family="paragraph">
      <style:paragraph-properties fo:margin-left="0.0694in" fo:margin-right="0.0569in">
        <style:tab-stops/>
      </style:paragraph-properties>
    </style:style>
    <style:style style:name="T1898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89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00" style:parent-style-name="DefaultParagraphFont" style:family="text">
      <style:text-properties style:font-name-asian="DejaVu Sans" fo:color="#6A6A6A" fo:letter-spacing="0.0145in" fo:font-size="10.5pt" style:font-size-asian="10.5pt" style:font-size-complex="10.5pt"/>
    </style:style>
    <style:style style:name="T1901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90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90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90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0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906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90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08" style:parent-style-name="DefaultParagraphFont" style:family="text">
      <style:text-properties style:font-name-asian="DejaVu Sans" fo:color="#6A6A6A" fo:letter-spacing="0.0111in" fo:font-size="10.5pt" style:font-size-asian="10.5pt" style:font-size-complex="10.5pt"/>
    </style:style>
    <style:style style:name="T1909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91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911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1912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91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14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915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91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17" style:parent-style-name="DefaultParagraphFont" style:family="text">
      <style:text-properties style:font-name-asian="DejaVu Sans" fo:color="#6A6A6A" fo:letter-spacing="0.0138in" fo:font-size="10.5pt" style:font-size-asian="10.5pt" style:font-size-complex="10.5pt"/>
    </style:style>
    <style:style style:name="T1918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1919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92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21" style:parent-style-name="DefaultParagraphFont" style:family="text">
      <style:text-properties style:font-name-asian="DejaVu Sans" fo:color="#6A6A6A" fo:letter-spacing="0.0104in" fo:font-size="10.5pt" style:font-size-asian="10.5pt" style:font-size-complex="10.5pt"/>
    </style:style>
    <style:style style:name="T1922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92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924" style:parent-style-name="DefaultParagraphFont" style:family="text">
      <style:text-properties style:font-name-asian="DejaVu Sans" fo:color="#6A6A6A" fo:letter-spacing="0.0027in" fo:font-size="10.5pt" style:font-size-asian="10.5pt" style:font-size-complex="10.5pt"/>
    </style:style>
    <style:style style:name="T192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2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927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928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929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93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31" style:parent-style-name="DefaultParagraphFont" style:family="text">
      <style:text-properties style:font-name-asian="DejaVu Sans" fo:color="#6A6A6A" fo:letter-spacing="0.0138in" fo:font-size="10.5pt" style:font-size-asian="10.5pt" style:font-size-complex="10.5pt"/>
    </style:style>
    <style:style style:name="T1932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933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93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3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93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937" style:parent-style-name="DefaultParagraphFont" style:family="text">
      <style:text-properties style:font-name-asian="DejaVu Sans" fo:color="#6A6A6A" fo:letter-spacing="0.0027in" fo:font-size="10.5pt" style:font-size-asian="10.5pt" style:font-size-complex="10.5pt"/>
    </style:style>
    <style:style style:name="T1938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93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40" style:parent-style-name="DefaultParagraphFont" style:family="text">
      <style:text-properties style:font-name-asian="DejaVu Sans" fo:color="#6A6A6A" fo:letter-spacing="0.0111in" fo:font-size="10.5pt" style:font-size-asian="10.5pt" style:font-size-complex="10.5pt"/>
    </style:style>
    <style:style style:name="T1941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94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43" style:parent-style-name="DefaultParagraphFont" style:family="text">
      <style:text-properties style:font-name-asian="DejaVu Sans" fo:color="#6A6A6A" fo:letter-spacing="0.0152in" fo:font-size="10.5pt" style:font-size-asian="10.5pt" style:font-size-complex="10.5pt"/>
    </style:style>
    <style:style style:name="T1944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945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94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47" style:parent-style-name="DefaultParagraphFont" style:family="text">
      <style:text-properties style:font-name-asian="DejaVu Sans" fo:color="#6A6A6A" fo:letter-spacing="0.0138in" fo:font-size="10.5pt" style:font-size-asian="10.5pt" style:font-size-complex="10.5pt"/>
    </style:style>
    <style:style style:name="T1948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94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50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95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52" style:parent-style-name="DefaultParagraphFont" style:family="text">
      <style:text-properties style:font-name-asian="DejaVu Sans" fo:color="#6A6A6A" fo:letter-spacing="0.0111in" fo:font-size="10.5pt" style:font-size-asian="10.5pt" style:font-size-complex="10.5pt"/>
    </style:style>
    <style:style style:name="T1953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954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95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56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95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5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95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60" style:parent-style-name="DefaultParagraphFont" style:family="text">
      <style:text-properties style:font-name-asian="DejaVu Sans" fo:color="#6A6A6A" fo:letter-spacing="0.0131in" fo:font-size="10.5pt" style:font-size-asian="10.5pt" style:font-size-complex="10.5pt"/>
    </style:style>
    <style:style style:name="T196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96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63" style:parent-style-name="DefaultParagraphFont" style:family="text">
      <style:text-properties style:font-name-asian="DejaVu Sans" fo:color="#6A6A6A" fo:letter-spacing="0.0076in" fo:font-size="10.5pt" style:font-size-asian="10.5pt" style:font-size-complex="10.5pt"/>
    </style:style>
    <style:style style:name="T1964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965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96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96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68" style:parent-style-name="DefaultParagraphFont" style:family="text">
      <style:text-properties style:font-name-asian="DejaVu Sans" fo:color="#6A6A6A" fo:letter-spacing="0.0131in" fo:font-size="10.5pt" style:font-size-asian="10.5pt" style:font-size-complex="10.5pt"/>
    </style:style>
    <style:style style:name="T1969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1970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97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72" style:parent-style-name="DefaultParagraphFont" style:family="text">
      <style:text-properties style:font-name-asian="DejaVu Sans" fo:color="#6A6A6A" fo:letter-spacing="0.0138in" fo:font-size="10.5pt" style:font-size-asian="10.5pt" style:font-size-complex="10.5pt"/>
    </style:style>
    <style:style style:name="T1973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974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975" style:parent-style-name="DefaultParagraphFont" style:family="text">
      <style:text-properties style:font-name-asian="DejaVu Sans" fo:color="#6A6A6A" fo:letter-spacing="0.0027in" fo:font-size="10.5pt" style:font-size-asian="10.5pt" style:font-size-complex="10.5pt"/>
    </style:style>
    <style:style style:name="T197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77" style:parent-style-name="DefaultParagraphFont" style:family="text">
      <style:text-properties style:font-name-asian="DejaVu Sans" fo:color="#6A6A6A" fo:letter-spacing="0.0111in" fo:font-size="10.5pt" style:font-size-asian="10.5pt" style:font-size-complex="10.5pt"/>
    </style:style>
    <style:style style:name="T1978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979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98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98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98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98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84" style:parent-style-name="DefaultParagraphFont" style:family="text">
      <style:text-properties style:font-name-asian="DejaVu Sans" fo:color="#6A6A6A" fo:letter-spacing="0.0097in" fo:font-size="10.5pt" style:font-size-asian="10.5pt" style:font-size-complex="10.5pt"/>
    </style:style>
    <style:style style:name="T1985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98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87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988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98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90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199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992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993" style:parent-style-name="DefaultParagraphFont" style:family="text">
      <style:text-properties style:font-name-asian="DejaVu Sans" fo:color="#6A6A6A" fo:letter-spacing="0.0027in" fo:font-size="10.5pt" style:font-size-asian="10.5pt" style:font-size-complex="10.5pt"/>
    </style:style>
    <style:style style:name="T1994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199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9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1997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199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1999" style:parent-style-name="DefaultParagraphFont" style:family="text">
      <style:text-properties style:font-name-asian="DejaVu Sans" fo:color="#6A6A6A" fo:letter-spacing="0.0013in" fo:font-size="10.5pt" style:font-size-asian="10.5pt" style:font-size-complex="10.5pt"/>
    </style:style>
    <style:style style:name="T2000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00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002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003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00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00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006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2007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008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200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01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01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01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01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014" style:parent-style-name="DefaultParagraphFont" style:family="text">
      <style:text-properties style:font-name-asian="DejaVu Sans" fo:color="#6A6A6A" fo:letter-spacing="0.0013in" fo:font-size="10.5pt" style:font-size-asian="10.5pt" style:font-size-complex="10.5pt"/>
    </style:style>
    <style:style style:name="T201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016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017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018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01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020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02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02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P2023" style:parent-style-name="Normal" style:family="paragraph">
      <style:paragraph-properties fo:line-height="0.1666in" fo:margin-left="0.0694in">
        <style:tab-stops/>
      </style:paragraph-properties>
    </style:style>
    <style:style style:name="T2024" style:parent-style-name="DefaultParagraphFont" style:family="text">
      <style:text-properties style:font-name-asian="DejaVu Sans" fo:color="#000007" fo:letter-spacing="-0.027in" style:text-position="-4.5% 100%" fo:font-size="11pt" style:font-size-asian="11pt" style:font-size-complex="11pt"/>
    </style:style>
    <style:style style:name="T2025" style:parent-style-name="DefaultParagraphFont" style:family="text">
      <style:text-properties style:font-name-asian="DejaVu Sans" fo:color="#000007" fo:letter-spacing="-0.0013in" style:text-position="-4.5% 100%" fo:font-size="11pt" style:font-size-asian="11pt" style:font-size-complex="11pt"/>
    </style:style>
    <style:style style:name="T2026" style:parent-style-name="DefaultParagraphFont" style:family="text">
      <style:text-properties style:font-name-asian="DejaVu Sans" fo:color="#000007" fo:letter-spacing="-0.0006in" style:text-position="-4.5% 100%" fo:font-size="11pt" style:font-size-asian="11pt" style:font-size-complex="11pt"/>
    </style:style>
    <style:style style:name="T2027" style:parent-style-name="DefaultParagraphFont" style:family="text">
      <style:text-properties style:font-name-asian="DejaVu Sans" fo:color="#000007" fo:letter-spacing="0.0006in" style:text-position="-4.5% 100%" fo:font-size="11pt" style:font-size-asian="11pt" style:font-size-complex="11pt"/>
    </style:style>
    <style:style style:name="T2028" style:parent-style-name="DefaultParagraphFont" style:family="text">
      <style:text-properties style:font-name-asian="DejaVu Sans" fo:color="#000007" fo:letter-spacing="-0.0006in" style:text-position="-4.5% 100%" fo:font-size="11pt" style:font-size-asian="11pt" style:font-size-complex="11pt"/>
    </style:style>
    <style:style style:name="T2029" style:parent-style-name="DefaultParagraphFont" style:family="text">
      <style:text-properties style:font-name-asian="DejaVu Sans" fo:color="#000007" fo:letter-spacing="0.0006in" style:text-position="-4.5% 100%" fo:font-size="11pt" style:font-size-asian="11pt" style:font-size-complex="11pt"/>
    </style:style>
    <style:style style:name="T2030" style:parent-style-name="DefaultParagraphFont" style:family="text">
      <style:text-properties style:font-name-asian="DejaVu Sans" fo:color="#000007" fo:letter-spacing="-0.0013in" style:text-position="-4.5% 100%" fo:font-size="11pt" style:font-size-asian="11pt" style:font-size-complex="11pt"/>
    </style:style>
    <style:style style:name="T2031" style:parent-style-name="DefaultParagraphFont" style:family="text">
      <style:text-properties style:font-name-asian="DejaVu Sans" fo:color="#000007" style:text-position="-4.5% 100%" fo:font-size="11pt" style:font-size-asian="11pt" style:font-size-complex="11pt"/>
    </style:style>
    <style:style style:name="T2032" style:parent-style-name="DefaultParagraphFont" style:family="text">
      <style:text-properties style:font-name-asian="DejaVu Sans" fo:color="#000007" fo:letter-spacing="0.002in" style:text-position="-4.5% 100%" fo:font-size="11pt" style:font-size-asian="11pt" style:font-size-complex="11pt"/>
    </style:style>
    <style:style style:name="T2033" style:parent-style-name="DefaultParagraphFont" style:family="text">
      <style:text-properties style:font-name-asian="DejaVu Sans" fo:color="#000007" fo:letter-spacing="-0.002in" style:text-position="-4.5% 100%" fo:font-size="11pt" style:font-size-asian="11pt" style:font-size-complex="11pt"/>
    </style:style>
    <style:style style:name="T2034" style:parent-style-name="DefaultParagraphFont" style:family="text">
      <style:text-properties style:font-name-asian="DejaVu Sans" fo:color="#000007" style:text-position="-4.5% 100%" fo:font-size="11pt" style:font-size-asian="11pt" style:font-size-complex="11pt"/>
    </style:style>
    <style:style style:name="T2035" style:parent-style-name="DefaultParagraphFont" style:family="text">
      <style:text-properties style:font-name-asian="DejaVu Sans" fo:color="#000007" fo:letter-spacing="-0.0013in" style:text-position="-4.5% 100%" fo:font-size="11pt" style:font-size-asian="11pt" style:font-size-complex="11pt"/>
    </style:style>
    <style:style style:name="T2036" style:parent-style-name="DefaultParagraphFont" style:family="text">
      <style:text-properties style:font-name-asian="DejaVu Sans" fo:color="#000007" style:text-position="-4.5% 100%" fo:font-size="11pt" style:font-size-asian="11pt" style:font-size-complex="11pt"/>
    </style:style>
    <style:style style:name="T2037" style:parent-style-name="DefaultParagraphFont" style:family="text">
      <style:text-properties style:font-name-asian="DejaVu Sans" fo:color="#000007" fo:letter-spacing="0.0006in" style:text-position="-4.5% 100%" fo:font-size="11pt" style:font-size-asian="11pt" style:font-size-complex="11pt"/>
    </style:style>
    <style:style style:name="T2038" style:parent-style-name="DefaultParagraphFont" style:family="text">
      <style:text-properties style:font-name-asian="DejaVu Sans" fo:color="#000007" style:text-position="-4.5% 100%" fo:font-size="11pt" style:font-size-asian="11pt" style:font-size-complex="11pt"/>
    </style:style>
    <style:style style:name="T2039" style:parent-style-name="DefaultParagraphFont" style:family="text">
      <style:text-properties style:font-name-asian="DejaVu Sans" fo:color="#000007" fo:letter-spacing="-0.002in" style:text-position="-4.5% 100%" fo:font-size="11pt" style:font-size-asian="11pt" style:font-size-complex="11pt"/>
    </style:style>
    <style:style style:name="T2040" style:parent-style-name="DefaultParagraphFont" style:family="text">
      <style:text-properties style:font-name-asian="DejaVu Sans" fo:color="#000007" fo:letter-spacing="-0.0006in" style:text-position="-4.5% 100%" fo:font-size="11pt" style:font-size-asian="11pt" style:font-size-complex="11pt"/>
    </style:style>
    <style:style style:name="T2041" style:parent-style-name="DefaultParagraphFont" style:family="text">
      <style:text-properties style:font-name-asian="DejaVu Sans" fo:color="#000007" style:text-position="-4.5% 100%" fo:font-size="11pt" style:font-size-asian="11pt" style:font-size-complex="11pt"/>
    </style:style>
    <style:style style:name="T2042" style:parent-style-name="DefaultParagraphFont" style:family="text">
      <style:text-properties style:font-name-asian="DejaVu Sans" fo:color="#000007" fo:letter-spacing="0.0027in" style:text-position="-4.5% 100%" fo:font-size="11pt" style:font-size-asian="11pt" style:font-size-complex="11pt"/>
    </style:style>
    <style:style style:name="T2043" style:parent-style-name="DefaultParagraphFont" style:family="text">
      <style:text-properties style:font-name-asian="DejaVu Sans" fo:color="#000007" fo:letter-spacing="-0.002in" style:text-position="-4.5% 100%" fo:font-size="11pt" style:font-size-asian="11pt" style:font-size-complex="11pt"/>
    </style:style>
    <style:style style:name="T2044" style:parent-style-name="DefaultParagraphFont" style:family="text">
      <style:text-properties style:font-name-asian="DejaVu Sans" fo:color="#000007" fo:letter-spacing="-0.0006in" style:text-position="-4.5% 100%" fo:font-size="11pt" style:font-size-asian="11pt" style:font-size-complex="11pt"/>
    </style:style>
    <style:style style:name="T2045" style:parent-style-name="DefaultParagraphFont" style:family="text">
      <style:text-properties style:font-name-asian="DejaVu Sans" fo:color="#000007" fo:letter-spacing="0.0013in" style:text-position="-4.5% 100%" fo:font-size="11pt" style:font-size-asian="11pt" style:font-size-complex="11pt"/>
    </style:style>
    <style:style style:name="T2046" style:parent-style-name="DefaultParagraphFont" style:family="text">
      <style:text-properties style:font-name-asian="DejaVu Sans" fo:color="#000007" style:text-position="-4.5% 100%" fo:font-size="11pt" style:font-size-asian="11pt" style:font-size-complex="11pt"/>
    </style:style>
    <style:style style:name="T2047" style:parent-style-name="DefaultParagraphFont" style:family="text">
      <style:text-properties style:font-name-asian="DejaVu Sans" fo:color="#000007" fo:letter-spacing="0.0027in" style:text-position="-4.5% 100%" fo:font-size="11pt" style:font-size-asian="11pt" style:font-size-complex="11pt"/>
    </style:style>
    <style:style style:name="T2048" style:parent-style-name="DefaultParagraphFont" style:family="text">
      <style:text-properties style:font-name-asian="DejaVu Sans" fo:color="#000007" fo:letter-spacing="-0.0013in" style:text-position="-4.5% 100%" fo:font-size="11pt" style:font-size-asian="11pt" style:font-size-complex="11pt"/>
    </style:style>
    <style:style style:name="T2049" style:parent-style-name="DefaultParagraphFont" style:family="text">
      <style:text-properties style:font-name-asian="DejaVu Sans" fo:color="#000007" style:text-position="-4.5% 100%" fo:font-size="11pt" style:font-size-asian="11pt" style:font-size-complex="11pt"/>
    </style:style>
    <style:style style:name="T2050" style:parent-style-name="DefaultParagraphFont" style:family="text">
      <style:text-properties style:font-name-asian="DejaVu Sans" fo:color="#000007" fo:letter-spacing="-0.0041in" style:text-position="-4.5% 100%" fo:font-size="11pt" style:font-size-asian="11pt" style:font-size-complex="11pt"/>
    </style:style>
    <style:style style:name="T2051" style:parent-style-name="DefaultParagraphFont" style:family="text">
      <style:text-properties style:font-name-asian="DejaVu Sans" fo:color="#000007" style:text-position="-4.5% 100%" fo:font-size="11pt" style:font-size-asian="11pt" style:font-size-complex="11pt"/>
    </style:style>
    <style:style style:name="T2052" style:parent-style-name="DefaultParagraphFont" style:family="text">
      <style:text-properties style:font-name-asian="DejaVu Sans" fo:color="#000007" fo:letter-spacing="-0.0013in" style:text-position="-4.5% 100%" fo:font-size="11pt" style:font-size-asian="11pt" style:font-size-complex="11pt"/>
    </style:style>
    <style:style style:name="T2053" style:parent-style-name="DefaultParagraphFont" style:family="text">
      <style:text-properties style:font-name-asian="DejaVu Sans" fo:color="#000007" fo:letter-spacing="-0.0027in" style:text-position="-4.5% 100%" fo:font-size="11pt" style:font-size-asian="11pt" style:font-size-complex="11pt"/>
    </style:style>
    <style:style style:name="T2054" style:parent-style-name="DefaultParagraphFont" style:family="text">
      <style:text-properties style:font-name-asian="DejaVu Sans" fo:color="#000007" fo:letter-spacing="0.0013in" style:text-position="-4.5% 100%" fo:font-size="11pt" style:font-size-asian="11pt" style:font-size-complex="11pt"/>
    </style:style>
    <style:style style:name="T2055" style:parent-style-name="DefaultParagraphFont" style:family="text">
      <style:text-properties style:font-name-asian="DejaVu Sans" fo:color="#000007" style:text-position="-4.5% 100%" fo:font-size="11pt" style:font-size-asian="11pt" style:font-size-complex="11pt"/>
    </style:style>
    <style:style style:name="T2056" style:parent-style-name="DefaultParagraphFont" style:family="text">
      <style:text-properties style:font-name-asian="DejaVu Sans" fo:color="#000007" fo:letter-spacing="0.0027in" style:text-position="-4.5% 100%" fo:font-size="11pt" style:font-size-asian="11pt" style:font-size-complex="11pt"/>
    </style:style>
    <style:style style:name="T2057" style:parent-style-name="DefaultParagraphFont" style:family="text">
      <style:text-properties style:font-name-asian="DejaVu Sans" fo:color="#000007" fo:letter-spacing="-0.0013in" style:text-position="-4.5% 100%" fo:font-size="11pt" style:font-size-asian="11pt" style:font-size-complex="11pt"/>
    </style:style>
    <style:style style:name="T2058" style:parent-style-name="DefaultParagraphFont" style:family="text">
      <style:text-properties style:font-name-asian="DejaVu Sans" fo:color="#000007" fo:letter-spacing="-0.0006in" style:text-position="-4.5% 100%" fo:font-size="11pt" style:font-size-asian="11pt" style:font-size-complex="11pt"/>
    </style:style>
    <style:style style:name="T2059" style:parent-style-name="DefaultParagraphFont" style:family="text">
      <style:text-properties style:font-name-asian="DejaVu Sans" fo:color="#000007" style:text-position="-4.5% 100%" fo:font-size="11pt" style:font-size-asian="11pt" style:font-size-complex="11pt"/>
    </style:style>
    <style:style style:name="T2060" style:parent-style-name="DefaultParagraphFont" style:family="text">
      <style:text-properties style:font-name-asian="DejaVu Sans" fo:color="#000007" fo:letter-spacing="0.0006in" style:text-position="-4.5% 100%" fo:font-size="11pt" style:font-size-asian="11pt" style:font-size-complex="11pt"/>
    </style:style>
    <style:style style:name="T2061" style:parent-style-name="DefaultParagraphFont" style:family="text">
      <style:text-properties style:font-name-asian="DejaVu Sans" fo:color="#000007" fo:letter-spacing="-0.0027in" style:text-position="-4.5% 100%" fo:font-size="11pt" style:font-size-asian="11pt" style:font-size-complex="11pt"/>
    </style:style>
    <style:style style:name="T2062" style:parent-style-name="DefaultParagraphFont" style:family="text">
      <style:text-properties style:font-name-asian="DejaVu Sans" fo:color="#000007" fo:letter-spacing="-0.0006in" style:text-position="-4.5% 100%" fo:font-size="11pt" style:font-size-asian="11pt" style:font-size-complex="11pt"/>
    </style:style>
    <style:style style:name="T2063" style:parent-style-name="DefaultParagraphFont" style:family="text">
      <style:text-properties style:font-name-asian="DejaVu Sans" fo:color="#000007" style:text-position="-4.5% 100%" fo:font-size="11pt" style:font-size-asian="11pt" style:font-size-complex="11pt"/>
    </style:style>
    <style:style style:name="P2064" style:parent-style-name="Normal" style:family="paragraph">
      <style:paragraph-properties fo:line-height="0.1666in" fo:margin-left="0.0694in">
        <style:tab-stops/>
      </style:paragraph-properties>
      <style:text-properties style:font-name-asian="DejaVu Sans" fo:color="#000007" style:text-position="-4.5% 100%" fo:font-size="11pt" style:font-size-asian="11pt" style:font-size-complex="11pt"/>
    </style:style>
    <style:style style:name="P2065" style:parent-style-name="Normal" style:family="paragraph">
      <style:paragraph-properties fo:margin-top="0.0013in" fo:line-height="0.1527in"/>
      <style:text-properties fo:font-size="11pt" style:font-size-asian="11pt" style:font-size-complex="11pt"/>
    </style:style>
    <style:style style:name="P2066" style:parent-style-name="Normal" style:family="paragraph">
      <style:paragraph-properties fo:margin-top="0.0194in" fo:margin-left="0.0694in">
        <style:tab-stops/>
      </style:paragraph-properties>
    </style:style>
    <style:style style:name="T2067" style:parent-style-name="DefaultParagraphFont" style:family="text">
      <style:text-properties style:font-name-asian="DejaVu Sans" fo:font-weight="bold" style:font-weight-asian="bold" style:font-weight-complex="bold" fo:color="#000007" fo:letter-spacing="-0.0013in" fo:font-size="12pt" style:font-size-asian="12pt" style:font-size-complex="12pt" fo:background-color="#D3D3D3"/>
    </style:style>
    <style:style style:name="T2068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069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070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071" style:parent-style-name="DefaultParagraphFont" style:family="text">
      <style:text-properties style:font-name-asian="DejaVu Sans" fo:font-weight="bold" style:font-weight-asian="bold" style:font-weight-complex="bold" fo:color="#000007" fo:letter-spacing="0.002in" fo:font-size="12pt" style:font-size-asian="12pt" style:font-size-complex="12pt" fo:background-color="#D3D3D3"/>
    </style:style>
    <style:style style:name="T2072" style:parent-style-name="DefaultParagraphFont" style:family="text">
      <style:text-properties style:font-name-asian="DejaVu Sans" fo:font-weight="bold" style:font-weight-asian="bold" style:font-weight-complex="bold" fo:color="#000007" fo:letter-spacing="-0.0125in" fo:font-size="12pt" style:font-size-asian="12pt" style:font-size-complex="12pt" fo:background-color="#D3D3D3"/>
    </style:style>
    <style:style style:name="T2073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074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075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076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077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078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079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080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081" style:parent-style-name="DefaultParagraphFont" style:family="text">
      <style:text-properties style:font-name-asian="DejaVu Sans" fo:font-weight="bold" style:font-weight-asian="bold" style:font-weight-complex="bold" fo:color="#000007" fo:letter-spacing="-0.0027in" fo:font-size="12pt" style:font-size-asian="12pt" style:font-size-complex="12pt" fo:background-color="#D3D3D3"/>
    </style:style>
    <style:style style:name="T2082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083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084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085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086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087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088" style:parent-style-name="DefaultParagraphFont" style:family="text">
      <style:text-properties style:font-name-asian="DejaVu Sans" fo:font-weight="bold" style:font-weight-asian="bold" style:font-weight-complex="bold" fo:color="#000007" fo:letter-spacing="0.002in" fo:font-size="12pt" style:font-size-asian="12pt" style:font-size-complex="12pt" fo:background-color="#D3D3D3"/>
    </style:style>
    <style:style style:name="T2089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090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091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092" style:parent-style-name="DefaultParagraphFont" style:family="text">
      <style:text-properties style:font-name-asian="DejaVu Sans" fo:font-weight="bold" style:font-weight-asian="bold" style:font-weight-complex="bold" fo:color="#000007" fo:letter-spacing="-0.0027in" fo:font-size="12pt" style:font-size-asian="12pt" style:font-size-complex="12pt" fo:background-color="#D3D3D3"/>
    </style:style>
    <style:style style:name="T2093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094" style:parent-style-name="DefaultParagraphFont" style:family="text">
      <style:text-properties style:font-name-asian="DejaVu Sans" fo:font-weight="bold" style:font-weight-asian="bold" style:font-weight-complex="bold" fo:color="#000007" fo:letter-spacing="0.0048in" fo:font-size="12pt" style:font-size-asian="12pt" style:font-size-complex="12pt" fo:background-color="#D3D3D3"/>
    </style:style>
    <style:style style:name="T2095" style:parent-style-name="DefaultParagraphFont" style:family="text">
      <style:text-properties style:font-name-asian="DejaVu Sans" fo:font-weight="bold" style:font-weight-asian="bold" style:font-weight-complex="bold" fo:color="#000007" fo:letter-spacing="-0.0027in" fo:font-size="12pt" style:font-size-asian="12pt" style:font-size-complex="12pt" fo:background-color="#D3D3D3"/>
    </style:style>
    <style:style style:name="T2096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097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098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099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100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101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102" style:parent-style-name="DefaultParagraphFont" style:family="text">
      <style:text-properties style:font-name-asian="DejaVu Sans" fo:font-weight="bold" style:font-weight-asian="bold" style:font-weight-complex="bold" fo:color="#000007" fo:letter-spacing="0.002in" fo:font-size="12pt" style:font-size-asian="12pt" style:font-size-complex="12pt" fo:background-color="#D3D3D3"/>
    </style:style>
    <style:style style:name="T2103" style:parent-style-name="DefaultParagraphFont" style:family="text">
      <style:text-properties style:font-name-asian="DejaVu Sans" fo:font-weight="bold" style:font-weight-asian="bold" style:font-weight-complex="bold" fo:color="#000007" fo:letter-spacing="-0.0027in" fo:font-size="12pt" style:font-size-asian="12pt" style:font-size-complex="12pt" fo:background-color="#D3D3D3"/>
    </style:style>
    <style:style style:name="T2104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105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106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107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108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109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P2110" style:parent-style-name="Normal" style:family="paragraph">
      <style:paragraph-properties fo:line-height="0.1666in" fo:margin-left="0.0694in">
        <style:tab-stops/>
      </style:paragraph-properties>
    </style:style>
    <style:style style:name="T2111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11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113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11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115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116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117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118" style:parent-style-name="DefaultParagraphFont" style:family="text">
      <style:text-properties style:font-name-asian="DejaVu Sans" fo:color="#000007" fo:letter-spacing="0.0041in" fo:font-size="10.5pt" style:font-size-asian="10.5pt" style:font-size-complex="10.5pt"/>
    </style:style>
    <style:style style:name="T2119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12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121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122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12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124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125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126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127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12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129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13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P2131" style:parent-style-name="Normal" style:family="paragraph">
      <style:paragraph-properties fo:margin-top="0.0034in" fo:line-height="0.1666in"/>
      <style:text-properties fo:font-size="12pt" style:font-size-asian="12pt" style:font-size-complex="12pt"/>
    </style:style>
    <style:style style:name="P2132" style:parent-style-name="Normal" style:family="paragraph">
      <style:paragraph-properties fo:margin-left="0.0694in" fo:margin-right="0.0638in">
        <style:tab-stops/>
      </style:paragraph-properties>
    </style:style>
    <style:style style:name="T2133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213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13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136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2137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138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13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140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14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14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143" style:parent-style-name="DefaultParagraphFont" style:family="text">
      <style:text-properties style:font-name-asian="DejaVu Sans" fo:color="#6A6A6A" fo:letter-spacing="-0.002in" fo:font-size="10.5pt" style:font-size-asian="10.5pt" style:font-size-complex="10.5pt"/>
    </style:style>
    <style:style style:name="T2144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14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146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214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14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149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150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215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152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2153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15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155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215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157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15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15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160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161" style:parent-style-name="DefaultParagraphFont" style:family="text">
      <style:text-properties style:font-name-asian="DejaVu Sans" fo:color="#6A6A6A" fo:letter-spacing="0.0027in" fo:font-size="10.5pt" style:font-size-asian="10.5pt" style:font-size-complex="10.5pt"/>
    </style:style>
    <style:style style:name="T2162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163" style:parent-style-name="DefaultParagraphFont" style:family="text">
      <style:text-properties style:font-name-asian="DejaVu Sans" fo:color="#6A6A6A" fo:letter-spacing="0.0027in" fo:font-size="10.5pt" style:font-size-asian="10.5pt" style:font-size-complex="10.5pt"/>
    </style:style>
    <style:style style:name="T2164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165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16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167" style:parent-style-name="DefaultParagraphFont" style:family="text">
      <style:text-properties style:font-name-asian="DejaVu Sans" fo:color="#6A6A6A" fo:letter-spacing="0.0013in" fo:font-size="10.5pt" style:font-size-asian="10.5pt" style:font-size-complex="10.5pt"/>
    </style:style>
    <style:style style:name="T2168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16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170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217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172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17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174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17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17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17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17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179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180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218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18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18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18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18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18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18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188" style:parent-style-name="DefaultParagraphFont" style:family="text">
      <style:text-properties style:font-name-asian="DejaVu Sans" fo:color="#6A6A6A" fo:letter-spacing="-0.002in" fo:font-size="10.5pt" style:font-size-asian="10.5pt" style:font-size-complex="10.5pt"/>
    </style:style>
    <style:style style:name="T2189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190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219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19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193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2194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19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196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19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19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199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220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20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20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20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20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20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20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207" style:parent-style-name="DefaultParagraphFont" style:family="text">
      <style:text-properties style:font-name-asian="DejaVu Sans" fo:color="#6A6A6A" fo:letter-spacing="-0.002in" fo:font-size="10.5pt" style:font-size-asian="10.5pt" style:font-size-complex="10.5pt"/>
    </style:style>
    <style:style style:name="T2208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209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21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21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212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213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21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21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21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21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218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2219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220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22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22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22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P2224" style:parent-style-name="Normal" style:family="paragraph">
      <style:paragraph-properties fo:line-height="0.1527in" fo:margin-left="0.0694in">
        <style:tab-stops/>
      </style:paragraph-properties>
    </style:style>
    <style:style style:name="T2225" style:parent-style-name="DefaultParagraphFont" style:family="text">
      <style:text-properties style:font-name-asian="DejaVu Sans" fo:color="#000007" fo:letter-spacing="-0.0263in" fo:font-size="10.5pt" style:font-size-asian="10.5pt" style:font-size-complex="10.5pt"/>
    </style:style>
    <style:style style:name="T222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227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228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229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230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231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232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23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234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235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236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237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238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239" style:parent-style-name="DefaultParagraphFont" style:family="text">
      <style:text-properties style:font-name-asian="DejaVu Sans" fo:color="#000007" fo:letter-spacing="0.0013in" fo:font-size="10.5pt" style:font-size-asian="10.5pt" style:font-size-complex="10.5pt"/>
    </style:style>
    <style:style style:name="T2240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24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24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243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24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245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246" style:parent-style-name="DefaultParagraphFont" style:family="text">
      <style:text-properties style:font-name-asian="DejaVu Sans" fo:color="#000007" fo:letter-spacing="-0.002in" fo:font-size="10.5pt" style:font-size-asian="10.5pt" style:font-size-complex="10.5pt"/>
    </style:style>
    <style:style style:name="T2247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P2248" style:parent-style-name="Normal" style:family="paragraph">
      <style:paragraph-properties fo:margin-top="0.0131in" fo:line-height="0.1388in"/>
    </style:style>
    <style:style style:name="P2249" style:parent-style-name="Normal" style:family="paragraph">
      <style:paragraph-properties fo:margin-top="0.0194in" fo:margin-left="0.0694in">
        <style:tab-stops/>
      </style:paragraph-properties>
    </style:style>
    <style:style style:name="T2250" style:parent-style-name="DefaultParagraphFont" style:family="text">
      <style:text-properties style:font-name-asian="DejaVu Sans" fo:font-weight="bold" style:font-weight-asian="bold" style:font-weight-complex="bold" fo:color="#000007" fo:letter-spacing="-0.0027in" fo:font-size="12pt" style:font-size-asian="12pt" style:font-size-complex="12pt" fo:background-color="#D3D3D3"/>
    </style:style>
    <style:style style:name="T2251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252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253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254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255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256" style:parent-style-name="DefaultParagraphFont" style:family="text">
      <style:text-properties style:font-name-asian="DejaVu Sans" fo:font-weight="bold" style:font-weight-asian="bold" style:font-weight-complex="bold" fo:color="#000007" fo:letter-spacing="0.002in" fo:font-size="12pt" style:font-size-asian="12pt" style:font-size-complex="12pt" fo:background-color="#D3D3D3"/>
    </style:style>
    <style:style style:name="T2257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258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259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260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261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262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263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264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265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266" style:parent-style-name="DefaultParagraphFont" style:family="text">
      <style:text-properties style:font-name-asian="DejaVu Sans" fo:font-weight="bold" style:font-weight-asian="bold" style:font-weight-complex="bold" fo:color="#000007" fo:letter-spacing="0.002in" fo:font-size="12pt" style:font-size-asian="12pt" style:font-size-complex="12pt" fo:background-color="#D3D3D3"/>
    </style:style>
    <style:style style:name="T2267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268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269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270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271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272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P2273" style:parent-style-name="Normal" style:family="paragraph">
      <style:paragraph-properties fo:margin-top="0.002in" fo:margin-left="0.0694in">
        <style:tab-stops/>
      </style:paragraph-properties>
    </style:style>
    <style:style style:name="T2274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275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276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277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27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279" style:parent-style-name="DefaultParagraphFont" style:family="text">
      <style:text-properties style:font-name-asian="DejaVu Sans" fo:color="#000007" fo:letter-spacing="0.0041in" fo:font-size="10.5pt" style:font-size-asian="10.5pt" style:font-size-complex="10.5pt"/>
    </style:style>
    <style:style style:name="T2280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28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28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283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28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285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286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287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288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289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29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291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292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29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P2294" style:parent-style-name="Normal" style:family="paragraph">
      <style:paragraph-properties fo:margin-top="0.0034in" fo:line-height="0.1666in"/>
      <style:text-properties fo:font-size="12pt" style:font-size-asian="12pt" style:font-size-complex="12pt"/>
    </style:style>
    <style:style style:name="P2295" style:parent-style-name="Normal" style:family="paragraph">
      <style:paragraph-properties fo:margin-left="0.0694in">
        <style:tab-stops/>
      </style:paragraph-properties>
    </style:style>
    <style:style style:name="T2296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229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29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299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230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30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30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30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30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30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306" style:parent-style-name="DefaultParagraphFont" style:family="text">
      <style:text-properties style:font-name-asian="DejaVu Sans" fo:color="#6A6A6A" fo:letter-spacing="0.0041in" fo:font-size="10.5pt" style:font-size-asian="10.5pt" style:font-size-complex="10.5pt"/>
    </style:style>
    <style:style style:name="T2307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30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309" style:parent-style-name="DefaultParagraphFont" style:family="text">
      <style:text-properties style:font-name-asian="DejaVu Sans" fo:color="#6A6A6A" fo:letter-spacing="-0.0048in" fo:font-size="10.5pt" style:font-size-asian="10.5pt" style:font-size-complex="10.5pt"/>
    </style:style>
    <style:style style:name="T2310" style:parent-style-name="DefaultParagraphFont" style:family="text">
      <style:text-properties style:font-name-asian="DejaVu Sans" fo:color="#6A6A6A" fo:letter-spacing="0.0027in" fo:font-size="10.5pt" style:font-size-asian="10.5pt" style:font-size-complex="10.5pt"/>
    </style:style>
    <style:style style:name="T2311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31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313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231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315" style:parent-style-name="DefaultParagraphFont" style:family="text">
      <style:text-properties style:font-name-asian="DejaVu Sans" fo:color="#6A6A6A" fo:letter-spacing="0.0034in" fo:font-size="10.5pt" style:font-size-asian="10.5pt" style:font-size-complex="10.5pt"/>
    </style:style>
    <style:style style:name="T2316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31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318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31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320" style:parent-style-name="DefaultParagraphFont" style:family="text">
      <style:text-properties style:font-name-asian="DejaVu Sans" fo:color="#6A6A6A" fo:letter-spacing="0.0034in" fo:font-size="10.5pt" style:font-size-asian="10.5pt" style:font-size-complex="10.5pt"/>
    </style:style>
    <style:style style:name="T232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32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323" style:parent-style-name="DefaultParagraphFont" style:family="text">
      <style:text-properties style:font-name-asian="DejaVu Sans" fo:color="#6A6A6A" fo:letter-spacing="-0.002in" fo:font-size="10.5pt" style:font-size-asian="10.5pt" style:font-size-complex="10.5pt"/>
    </style:style>
    <style:style style:name="T2324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32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326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32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32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329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330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33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33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333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33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33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336" style:parent-style-name="DefaultParagraphFont" style:family="text">
      <style:text-properties style:font-name-asian="DejaVu Sans" fo:color="#6A6A6A" fo:letter-spacing="0.0034in" fo:font-size="10.5pt" style:font-size-asian="10.5pt" style:font-size-complex="10.5pt"/>
    </style:style>
    <style:style style:name="T233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338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33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340" style:parent-style-name="DefaultParagraphFont" style:family="text">
      <style:text-properties style:font-name-asian="DejaVu Sans" fo:color="#6A6A6A" fo:letter-spacing="0.0034in" fo:font-size="10.5pt" style:font-size-asian="10.5pt" style:font-size-complex="10.5pt"/>
    </style:style>
    <style:style style:name="T234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342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34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34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34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34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34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34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34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350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35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352" style:parent-style-name="DefaultParagraphFont" style:family="text">
      <style:text-properties style:font-name-asian="DejaVu Sans" fo:color="#6A6A6A" fo:letter-spacing="0.0041in" fo:font-size="10.5pt" style:font-size-asian="10.5pt" style:font-size-complex="10.5pt"/>
    </style:style>
    <style:style style:name="T2353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35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35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35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35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35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35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P2360" style:parent-style-name="Normal" style:family="paragraph">
      <style:paragraph-properties fo:margin-left="0.0694in">
        <style:tab-stops/>
      </style:paragraph-properties>
    </style:style>
    <style:style style:name="T2361" style:parent-style-name="DefaultParagraphFont" style:family="text">
      <style:text-properties style:font-name-asian="DejaVu Sans" fo:color="#000007" fo:letter-spacing="-0.027in" fo:font-size="11pt" style:font-size-asian="11pt" style:font-size-complex="11pt"/>
    </style:style>
    <style:style style:name="T2362" style:parent-style-name="DefaultParagraphFont" style:family="text">
      <style:text-properties style:font-name-asian="DejaVu Sans" fo:color="#000007" fo:letter-spacing="-0.0013in" fo:font-size="11pt" style:font-size-asian="11pt" style:font-size-complex="11pt"/>
    </style:style>
    <style:style style:name="T2363" style:parent-style-name="DefaultParagraphFont" style:family="text">
      <style:text-properties style:font-name-asian="DejaVu Sans" fo:color="#000007" fo:letter-spacing="-0.0006in" fo:font-size="11pt" style:font-size-asian="11pt" style:font-size-complex="11pt"/>
    </style:style>
    <style:style style:name="T2364" style:parent-style-name="DefaultParagraphFont" style:family="text">
      <style:text-properties style:font-name-asian="DejaVu Sans" fo:color="#000007" fo:letter-spacing="0.0006in" fo:font-size="11pt" style:font-size-asian="11pt" style:font-size-complex="11pt"/>
    </style:style>
    <style:style style:name="T2365" style:parent-style-name="DefaultParagraphFont" style:family="text">
      <style:text-properties style:font-name-asian="DejaVu Sans" fo:color="#000007" fo:letter-spacing="-0.0006in" fo:font-size="11pt" style:font-size-asian="11pt" style:font-size-complex="11pt"/>
    </style:style>
    <style:style style:name="T2366" style:parent-style-name="DefaultParagraphFont" style:family="text">
      <style:text-properties style:font-name-asian="DejaVu Sans" fo:color="#000007" fo:letter-spacing="0.0006in" fo:font-size="11pt" style:font-size-asian="11pt" style:font-size-complex="11pt"/>
    </style:style>
    <style:style style:name="T2367" style:parent-style-name="DefaultParagraphFont" style:family="text">
      <style:text-properties style:font-name-asian="DejaVu Sans" fo:color="#000007" fo:letter-spacing="-0.0013in" fo:font-size="11pt" style:font-size-asian="11pt" style:font-size-complex="11pt"/>
    </style:style>
    <style:style style:name="T2368" style:parent-style-name="DefaultParagraphFont" style:family="text">
      <style:text-properties style:font-name-asian="DejaVu Sans" fo:color="#000007" fo:font-size="11pt" style:font-size-asian="11pt" style:font-size-complex="11pt"/>
    </style:style>
    <style:style style:name="T2369" style:parent-style-name="DefaultParagraphFont" style:family="text">
      <style:text-properties style:font-name-asian="DejaVu Sans" fo:color="#000007" fo:letter-spacing="0.002in" fo:font-size="11pt" style:font-size-asian="11pt" style:font-size-complex="11pt"/>
    </style:style>
    <style:style style:name="T2370" style:parent-style-name="DefaultParagraphFont" style:family="text">
      <style:text-properties style:font-name-asian="DejaVu Sans" fo:color="#000007" fo:letter-spacing="-0.002in" fo:font-size="11pt" style:font-size-asian="11pt" style:font-size-complex="11pt"/>
    </style:style>
    <style:style style:name="T2371" style:parent-style-name="DefaultParagraphFont" style:family="text">
      <style:text-properties style:font-name-asian="DejaVu Sans" fo:color="#000007" fo:font-size="11pt" style:font-size-asian="11pt" style:font-size-complex="11pt"/>
    </style:style>
    <style:style style:name="T2372" style:parent-style-name="DefaultParagraphFont" style:family="text">
      <style:text-properties style:font-name-asian="DejaVu Sans" fo:color="#000007" fo:letter-spacing="-0.0013in" fo:font-size="11pt" style:font-size-asian="11pt" style:font-size-complex="11pt"/>
    </style:style>
    <style:style style:name="T2373" style:parent-style-name="DefaultParagraphFont" style:family="text">
      <style:text-properties style:font-name-asian="DejaVu Sans" fo:color="#000007" fo:font-size="11pt" style:font-size-asian="11pt" style:font-size-complex="11pt"/>
    </style:style>
    <style:style style:name="T2374" style:parent-style-name="DefaultParagraphFont" style:family="text">
      <style:text-properties style:font-name-asian="DejaVu Sans" fo:color="#000007" fo:letter-spacing="0.0006in" fo:font-size="11pt" style:font-size-asian="11pt" style:font-size-complex="11pt"/>
    </style:style>
    <style:style style:name="T2375" style:parent-style-name="DefaultParagraphFont" style:family="text">
      <style:text-properties style:font-name-asian="DejaVu Sans" fo:color="#000007" fo:font-size="11pt" style:font-size-asian="11pt" style:font-size-complex="11pt"/>
    </style:style>
    <style:style style:name="T2376" style:parent-style-name="DefaultParagraphFont" style:family="text">
      <style:text-properties style:font-name-asian="DejaVu Sans" fo:color="#000007" fo:letter-spacing="-0.002in" fo:font-size="11pt" style:font-size-asian="11pt" style:font-size-complex="11pt"/>
    </style:style>
    <style:style style:name="T2377" style:parent-style-name="DefaultParagraphFont" style:family="text">
      <style:text-properties style:font-name-asian="DejaVu Sans" fo:color="#000007" fo:letter-spacing="-0.0006in" fo:font-size="11pt" style:font-size-asian="11pt" style:font-size-complex="11pt"/>
    </style:style>
    <style:style style:name="T2378" style:parent-style-name="DefaultParagraphFont" style:family="text">
      <style:text-properties style:font-name-asian="DejaVu Sans" fo:color="#000007" fo:font-size="11pt" style:font-size-asian="11pt" style:font-size-complex="11pt"/>
    </style:style>
    <style:style style:name="T2379" style:parent-style-name="DefaultParagraphFont" style:family="text">
      <style:text-properties style:font-name-asian="DejaVu Sans" fo:color="#000007" fo:letter-spacing="0.0027in" fo:font-size="11pt" style:font-size-asian="11pt" style:font-size-complex="11pt"/>
    </style:style>
    <style:style style:name="T2380" style:parent-style-name="DefaultParagraphFont" style:family="text">
      <style:text-properties style:font-name-asian="DejaVu Sans" fo:color="#000007" fo:letter-spacing="-0.002in" fo:font-size="11pt" style:font-size-asian="11pt" style:font-size-complex="11pt"/>
    </style:style>
    <style:style style:name="T2381" style:parent-style-name="DefaultParagraphFont" style:family="text">
      <style:text-properties style:font-name-asian="DejaVu Sans" fo:color="#000007" fo:letter-spacing="-0.0006in" fo:font-size="11pt" style:font-size-asian="11pt" style:font-size-complex="11pt"/>
    </style:style>
    <style:style style:name="T2382" style:parent-style-name="DefaultParagraphFont" style:family="text">
      <style:text-properties style:font-name-asian="DejaVu Sans" fo:color="#000007" fo:font-size="11pt" style:font-size-asian="11pt" style:font-size-complex="11pt"/>
    </style:style>
    <style:style style:name="P2383" style:parent-style-name="Normal" style:family="paragraph">
      <style:paragraph-properties fo:text-align="justify" fo:margin-left="0.0694in">
        <style:tab-stops/>
      </style:paragraph-properties>
      <style:text-properties style:font-name-asian="DejaVu Sans" fo:font-weight="bold" style:font-weight-asian="bold" fo:color="#000007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2384" style:parent-style-name="Normal" style:family="paragraph">
      <style:paragraph-properties fo:margin-left="0.0694in">
        <style:tab-stops/>
      </style:paragraph-properties>
      <style:text-properties style:font-name-asian="DejaVu Sans" fo:font-size="11pt" style:font-size-asian="11pt" style:font-size-complex="11pt"/>
    </style:style>
    <style:style style:name="P2385" style:parent-style-name="Normal" style:family="paragraph">
      <style:paragraph-properties fo:line-height="0.2083in" fo:margin-left="0.0694in">
        <style:tab-stops/>
      </style:paragraph-properties>
    </style:style>
    <style:style style:name="T2386" style:parent-style-name="DefaultParagraphFont" style:family="text">
      <style:text-properties style:font-name-asian="DejaVu Sans" fo:font-weight="bold" style:font-weight-asian="bold" fo:color="#000007" fo:letter-spacing="-0.0013in" style:text-position="-3.7% 100%" fo:font-size="13.5pt" style:font-size-asian="13.5pt" style:font-size-complex="13.5pt"/>
    </style:style>
    <style:style style:name="T2387" style:parent-style-name="DefaultParagraphFont" style:family="text">
      <style:text-properties style:font-name-asian="DejaVu Sans" fo:font-weight="bold" style:font-weight-asian="bold" fo:color="#000007" fo:letter-spacing="0.0006in" style:text-position="-3.7% 100%" fo:font-size="13.5pt" style:font-size-asian="13.5pt" style:font-size-complex="13.5pt"/>
    </style:style>
    <style:style style:name="T2388" style:parent-style-name="DefaultParagraphFont" style:family="text">
      <style:text-properties style:font-name-asian="DejaVu Sans" fo:font-weight="bold" style:font-weight-asian="bold" fo:color="#000007" fo:letter-spacing="0.0027in" style:text-position="-3.7% 100%" fo:font-size="13.5pt" style:font-size-asian="13.5pt" style:font-size-complex="13.5pt"/>
    </style:style>
    <style:style style:name="T2389" style:parent-style-name="DefaultParagraphFont" style:family="text">
      <style:text-properties style:font-name-asian="DejaVu Sans" fo:font-weight="bold" style:font-weight-asian="bold" fo:color="#000007" fo:letter-spacing="0.0006in" style:text-position="-3.7% 100%" fo:font-size="13.5pt" style:font-size-asian="13.5pt" style:font-size-complex="13.5pt"/>
    </style:style>
    <style:style style:name="T2390" style:parent-style-name="DefaultParagraphFont" style:family="text">
      <style:text-properties style:font-name-asian="DejaVu Sans" fo:font-weight="bold" style:font-weight-asian="bold" fo:color="#000007" fo:letter-spacing="0.0013in" style:text-position="-3.7% 100%" fo:font-size="13.5pt" style:font-size-asian="13.5pt" style:font-size-complex="13.5pt"/>
    </style:style>
    <style:style style:name="T2391" style:parent-style-name="DefaultParagraphFont" style:family="text">
      <style:text-properties style:font-name-asian="DejaVu Sans" fo:font-weight="bold" style:font-weight-asian="bold" fo:color="#000007" style:text-position="-3.7% 100%" fo:font-size="13.5pt" style:font-size-asian="13.5pt" style:font-size-complex="13.5pt"/>
    </style:style>
    <style:style style:name="T2392" style:parent-style-name="DefaultParagraphFont" style:family="text">
      <style:text-properties style:font-name-asian="DejaVu Sans" fo:font-weight="bold" style:font-weight-asian="bold" fo:color="#000007" fo:letter-spacing="0.0187in" style:text-position="-3.7% 100%" fo:font-size="13.5pt" style:font-size-asian="13.5pt" style:font-size-complex="13.5pt"/>
    </style:style>
    <style:style style:name="T2393" style:parent-style-name="DefaultParagraphFont" style:family="text">
      <style:text-properties style:font-name-asian="DejaVu Sans" fo:font-weight="bold" style:font-weight-asian="bold" fo:color="#000007" style:text-position="-3.7% 100%" fo:font-size="13.5pt" style:font-size-asian="13.5pt" style:font-size-complex="13.5pt"/>
    </style:style>
    <style:style style:name="T2394" style:parent-style-name="DefaultParagraphFont" style:family="text">
      <style:text-properties style:font-name-asian="DejaVu Sans" fo:font-weight="bold" style:font-weight-asian="bold" fo:color="#000007" fo:letter-spacing="-0.0006in" style:text-position="-3.7% 100%" fo:font-size="13.5pt" style:font-size-asian="13.5pt" style:font-size-complex="13.5pt"/>
    </style:style>
    <style:style style:name="T2395" style:parent-style-name="DefaultParagraphFont" style:family="text">
      <style:text-properties style:font-name-asian="DejaVu Sans" fo:font-weight="bold" style:font-weight-asian="bold" fo:color="#000007" style:text-position="-3.7% 100%" fo:font-size="13.5pt" style:font-size-asian="13.5pt" style:font-size-complex="13.5pt"/>
    </style:style>
    <style:style style:name="T2396" style:parent-style-name="DefaultParagraphFont" style:family="text">
      <style:text-properties style:font-name-asian="DejaVu Sans" fo:font-weight="bold" style:font-weight-asian="bold" fo:color="#000007" fo:letter-spacing="0.0145in" style:text-position="-3.7% 100%" fo:font-size="13.5pt" style:font-size-asian="13.5pt" style:font-size-complex="13.5pt"/>
    </style:style>
    <style:style style:name="T2397" style:parent-style-name="DefaultParagraphFont" style:family="text">
      <style:text-properties style:font-name-asian="DejaVu Sans" fo:font-weight="bold" style:font-weight-asian="bold" fo:color="#000007" fo:letter-spacing="0.0006in" style:text-scale="102%" style:text-position="-3.7% 100%" fo:font-size="13.5pt" style:font-size-asian="13.5pt" style:font-size-complex="13.5pt"/>
    </style:style>
    <style:style style:name="T2398" style:parent-style-name="DefaultParagraphFont" style:family="text">
      <style:text-properties style:font-name-asian="DejaVu Sans" fo:font-weight="bold" style:font-weight-asian="bold" fo:color="#000007" fo:letter-spacing="0.002in" style:text-scale="102%" style:text-position="-3.7% 100%" fo:font-size="13.5pt" style:font-size-asian="13.5pt" style:font-size-complex="13.5pt"/>
    </style:style>
    <style:style style:name="T2399" style:parent-style-name="DefaultParagraphFont" style:family="text">
      <style:text-properties style:font-name-asian="DejaVu Sans" fo:font-weight="bold" style:font-weight-asian="bold" fo:color="#000007" style:text-scale="102%" style:text-position="-3.7% 100%" fo:font-size="13.5pt" style:font-size-asian="13.5pt" style:font-size-complex="13.5pt"/>
    </style:style>
    <style:style style:name="T2400" style:parent-style-name="DefaultParagraphFont" style:family="text">
      <style:text-properties style:font-name-asian="DejaVu Sans" fo:font-weight="bold" style:font-weight-asian="bold" fo:color="#000007" fo:letter-spacing="0.0013in" style:text-scale="102%" style:text-position="-3.7% 100%" fo:font-size="13.5pt" style:font-size-asian="13.5pt" style:font-size-complex="13.5pt"/>
    </style:style>
    <style:style style:name="T2401" style:parent-style-name="DefaultParagraphFont" style:family="text">
      <style:text-properties style:font-name-asian="DejaVu Sans" fo:font-weight="bold" style:font-weight-asian="bold" fo:color="#000007" fo:letter-spacing="-0.0013in" style:text-scale="102%" style:text-position="-3.7% 100%" fo:font-size="13.5pt" style:font-size-asian="13.5pt" style:font-size-complex="13.5pt"/>
    </style:style>
    <style:style style:name="T2402" style:parent-style-name="DefaultParagraphFont" style:family="text">
      <style:text-properties style:font-name-asian="DejaVu Sans" fo:font-weight="bold" style:font-weight-asian="bold" fo:color="#000007" style:text-scale="102%" style:text-position="-3.7% 100%" fo:font-size="13.5pt" style:font-size-asian="13.5pt" style:font-size-complex="13.5pt"/>
    </style:style>
    <style:style style:name="P2403" style:parent-style-name="Normal" style:family="paragraph">
      <style:paragraph-properties fo:line-height="0.2083in" fo:margin-left="0.0694in">
        <style:tab-stops/>
      </style:paragraph-properties>
      <style:text-properties style:font-name-asian="DejaVu Sans" fo:font-size="13.5pt" style:font-size-asian="13.5pt" style:font-size-complex="13.5pt"/>
    </style:style>
    <style:style style:name="P2404" style:parent-style-name="Normal" style:family="paragraph">
      <style:paragraph-properties fo:margin-top="0.0194in" fo:margin-left="0.0694in">
        <style:tab-stops/>
      </style:paragraph-properties>
    </style:style>
    <style:style style:name="T2405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406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407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408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409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410" style:parent-style-name="DefaultParagraphFont" style:family="text">
      <style:text-properties style:font-name-asian="DejaVu Sans" fo:font-weight="bold" style:font-weight-asian="bold" style:font-weight-complex="bold" fo:color="#000007" fo:letter-spacing="0.002in" fo:font-size="12pt" style:font-size-asian="12pt" style:font-size-complex="12pt" fo:background-color="#D3D3D3"/>
    </style:style>
    <style:style style:name="T2411" style:parent-style-name="DefaultParagraphFont" style:family="text">
      <style:text-properties style:font-name-asian="DejaVu Sans" fo:font-weight="bold" style:font-weight-asian="bold" style:font-weight-complex="bold" fo:color="#000007" fo:letter-spacing="-0.0076in" fo:font-size="12pt" style:font-size-asian="12pt" style:font-size-complex="12pt" fo:background-color="#D3D3D3"/>
    </style:style>
    <style:style style:name="T2412" style:parent-style-name="DefaultParagraphFont" style:family="text">
      <style:text-properties style:font-name-asian="DejaVu Sans" fo:font-weight="bold" style:font-weight-asian="bold" style:font-weight-complex="bold" fo:color="#000007" fo:letter-spacing="-0.0027in" fo:font-size="12pt" style:font-size-asian="12pt" style:font-size-complex="12pt" fo:background-color="#D3D3D3"/>
    </style:style>
    <style:style style:name="T2413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414" style:parent-style-name="DefaultParagraphFont" style:family="text">
      <style:text-properties style:font-name-asian="DejaVu Sans" fo:font-weight="bold" style:font-weight-asian="bold" style:font-weight-complex="bold" fo:color="#000007" fo:letter-spacing="-0.0048in" fo:font-size="12pt" style:font-size-asian="12pt" style:font-size-complex="12pt" fo:background-color="#D3D3D3"/>
    </style:style>
    <style:style style:name="T2415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P2416" style:parent-style-name="Normal" style:family="paragraph">
      <style:paragraph-properties fo:margin-top="0.002in" fo:margin-left="0.0694in">
        <style:tab-stops/>
      </style:paragraph-properties>
    </style:style>
    <style:style style:name="T2417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418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419" style:parent-style-name="DefaultParagraphFont" style:family="text">
      <style:text-properties style:font-name-asian="DejaVu Sans" fo:color="#000007" fo:letter-spacing="0.002in" fo:font-size="10.5pt" style:font-size-asian="10.5pt" style:font-size-complex="10.5pt"/>
    </style:style>
    <style:style style:name="T2420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421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42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423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424" style:parent-style-name="DefaultParagraphFont" style:family="text">
      <style:text-properties style:font-name-asian="DejaVu Sans" fo:color="#000007" fo:letter-spacing="-0.0013in" fo:font-size="10.5pt" style:font-size-asian="10.5pt" style:font-size-complex="10.5pt"/>
    </style:style>
    <style:style style:name="T2425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426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427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42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429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43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431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432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433" style:parent-style-name="DefaultParagraphFont" style:family="text">
      <style:text-properties style:font-name-asian="DejaVu Sans" fo:color="#000007" fo:letter-spacing="0.0041in" fo:font-size="10.5pt" style:font-size-asian="10.5pt" style:font-size-complex="10.5pt"/>
    </style:style>
    <style:style style:name="T2434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435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P2436" style:parent-style-name="Normal" style:family="paragraph">
      <style:paragraph-properties fo:margin-top="0.0034in" fo:line-height="0.1666in"/>
      <style:text-properties fo:font-size="12pt" style:font-size-asian="12pt" style:font-size-complex="12pt"/>
    </style:style>
    <style:style style:name="P2437" style:parent-style-name="Normal" style:family="paragraph">
      <style:paragraph-properties fo:margin-left="0.0694in" fo:margin-right="0.0576in">
        <style:tab-stops/>
      </style:paragraph-properties>
    </style:style>
    <style:style style:name="T2438" style:parent-style-name="DefaultParagraphFont" style:family="text">
      <style:text-properties style:font-name-asian="DejaVu Sans" fo:color="#6A6A6A" fo:letter-spacing="-0.002in" fo:font-size="10.5pt" style:font-size-asian="10.5pt" style:font-size-complex="10.5pt"/>
    </style:style>
    <style:style style:name="T243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440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441" style:parent-style-name="DefaultParagraphFont" style:family="text">
      <style:text-properties style:font-name-asian="DejaVu Sans" fo:color="#6A6A6A" fo:letter-spacing="0.002in" fo:font-size="10.5pt" style:font-size-asian="10.5pt" style:font-size-complex="10.5pt"/>
    </style:style>
    <style:style style:name="T2442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44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444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44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44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447" style:parent-style-name="DefaultParagraphFont" style:family="text">
      <style:text-properties style:font-name-asian="DejaVu Sans" fo:color="#6A6A6A" fo:letter-spacing="0.0076in" fo:font-size="10.5pt" style:font-size-asian="10.5pt" style:font-size-complex="10.5pt"/>
    </style:style>
    <style:style style:name="T2448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44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450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245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45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453" style:parent-style-name="DefaultParagraphFont" style:family="text">
      <style:text-properties style:font-name-asian="DejaVu Sans" fo:color="#6A6A6A" fo:letter-spacing="0.0111in" fo:font-size="10.5pt" style:font-size-asian="10.5pt" style:font-size-complex="10.5pt"/>
    </style:style>
    <style:style style:name="T2454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45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456" style:parent-style-name="DefaultParagraphFont" style:family="text">
      <style:text-properties style:font-name-asian="DejaVu Sans" fo:color="#6A6A6A" fo:letter-spacing="0.0076in" fo:font-size="10.5pt" style:font-size-asian="10.5pt" style:font-size-complex="10.5pt"/>
    </style:style>
    <style:style style:name="T2457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45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459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246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46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46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46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46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46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466" style:parent-style-name="DefaultParagraphFont" style:family="text">
      <style:text-properties style:font-name-asian="DejaVu Sans" fo:color="#6A6A6A" fo:letter-spacing="0.0111in" fo:font-size="10.5pt" style:font-size-asian="10.5pt" style:font-size-complex="10.5pt"/>
    </style:style>
    <style:style style:name="T2467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46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469" style:parent-style-name="DefaultParagraphFont" style:family="text">
      <style:text-properties style:font-name-asian="DejaVu Sans" fo:color="#6A6A6A" fo:letter-spacing="0.009in" fo:font-size="10.5pt" style:font-size-asian="10.5pt" style:font-size-complex="10.5pt"/>
    </style:style>
    <style:style style:name="T2470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471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472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47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P2474" style:parent-style-name="Normal" style:family="paragraph">
      <style:paragraph-properties fo:line-height="0.1527in"/>
      <style:text-properties fo:font-size="11pt" style:font-size-asian="11pt" style:font-size-complex="11pt"/>
    </style:style>
    <style:style style:name="P2475" style:parent-style-name="Normal" style:family="paragraph">
      <style:paragraph-properties fo:margin-top="0.0194in" fo:margin-left="0.0694in">
        <style:tab-stops/>
      </style:paragraph-properties>
    </style:style>
    <style:style style:name="T2476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477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478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479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480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481" style:parent-style-name="DefaultParagraphFont" style:family="text">
      <style:text-properties style:font-name-asian="DejaVu Sans" fo:font-weight="bold" style:font-weight-asian="bold" style:font-weight-complex="bold" fo:color="#000007" fo:letter-spacing="0.002in" fo:font-size="12pt" style:font-size-asian="12pt" style:font-size-complex="12pt" fo:background-color="#D3D3D3"/>
    </style:style>
    <style:style style:name="T2482" style:parent-style-name="DefaultParagraphFont" style:family="text">
      <style:text-properties style:font-name-asian="DejaVu Sans" fo:font-weight="bold" style:font-weight-asian="bold" style:font-weight-complex="bold" fo:color="#000007" fo:letter-spacing="-0.0076in" fo:font-size="12pt" style:font-size-asian="12pt" style:font-size-complex="12pt" fo:background-color="#D3D3D3"/>
    </style:style>
    <style:style style:name="T2483" style:parent-style-name="DefaultParagraphFont" style:family="text">
      <style:text-properties style:font-name-asian="DejaVu Sans" fo:font-weight="bold" style:font-weight-asian="bold" style:font-weight-complex="bold" fo:color="#000007" fo:letter-spacing="-0.0027in" fo:font-size="12pt" style:font-size-asian="12pt" style:font-size-complex="12pt" fo:background-color="#D3D3D3"/>
    </style:style>
    <style:style style:name="T2484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485" style:parent-style-name="DefaultParagraphFont" style:family="text">
      <style:text-properties style:font-name-asian="DejaVu Sans" fo:font-weight="bold" style:font-weight-asian="bold" style:font-weight-complex="bold" fo:color="#000007" fo:letter-spacing="-0.0048in" fo:font-size="12pt" style:font-size-asian="12pt" style:font-size-complex="12pt" fo:background-color="#D3D3D3"/>
    </style:style>
    <style:style style:name="T2486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P2487" style:parent-style-name="Normal" style:family="paragraph">
      <style:paragraph-properties fo:margin-top="0.002in" fo:margin-left="0.0694in">
        <style:tab-stops/>
      </style:paragraph-properties>
    </style:style>
    <style:style style:name="T2488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489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490" style:parent-style-name="DefaultParagraphFont" style:family="text">
      <style:text-properties style:font-name-asian="DejaVu Sans" fo:color="#000007" fo:letter-spacing="0.002in" fo:font-size="10.5pt" style:font-size-asian="10.5pt" style:font-size-complex="10.5pt"/>
    </style:style>
    <style:style style:name="T2491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49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49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494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495" style:parent-style-name="DefaultParagraphFont" style:family="text">
      <style:text-properties style:font-name-asian="DejaVu Sans" fo:color="#000007" fo:letter-spacing="-0.0013in" fo:font-size="10.5pt" style:font-size-asian="10.5pt" style:font-size-complex="10.5pt"/>
    </style:style>
    <style:style style:name="T2496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497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498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49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500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50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50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503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504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505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50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507" style:parent-style-name="DefaultParagraphFont" style:family="text">
      <style:text-properties style:font-name-asian="DejaVu Sans" fo:color="#000007" fo:letter-spacing="0.0041in" fo:font-size="10.5pt" style:font-size-asian="10.5pt" style:font-size-complex="10.5pt"/>
    </style:style>
    <style:style style:name="T2508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50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P2510" style:parent-style-name="Normal" style:family="paragraph">
      <style:paragraph-properties fo:margin-top="0.0034in" fo:line-height="0.1666in"/>
      <style:text-properties fo:font-size="12pt" style:font-size-asian="12pt" style:font-size-complex="12pt"/>
    </style:style>
    <style:style style:name="P2511" style:parent-style-name="Normal" style:family="paragraph">
      <style:paragraph-properties fo:margin-left="0.0694in" fo:margin-right="0.0576in">
        <style:tab-stops/>
      </style:paragraph-properties>
    </style:style>
    <style:style style:name="T2512" style:parent-style-name="DefaultParagraphFont" style:family="text">
      <style:text-properties style:font-name-asian="DejaVu Sans" fo:color="#6A6A6A" fo:letter-spacing="-0.002in" fo:font-size="10.5pt" style:font-size-asian="10.5pt" style:font-size-complex="10.5pt"/>
    </style:style>
    <style:style style:name="T251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514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515" style:parent-style-name="DefaultParagraphFont" style:family="text">
      <style:text-properties style:font-name-asian="DejaVu Sans" fo:color="#6A6A6A" fo:letter-spacing="0.002in" fo:font-size="10.5pt" style:font-size-asian="10.5pt" style:font-size-complex="10.5pt"/>
    </style:style>
    <style:style style:name="T251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51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518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519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52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521" style:parent-style-name="DefaultParagraphFont" style:family="text">
      <style:text-properties style:font-name-asian="DejaVu Sans" fo:color="#6A6A6A" fo:letter-spacing="0.0076in" fo:font-size="10.5pt" style:font-size-asian="10.5pt" style:font-size-complex="10.5pt"/>
    </style:style>
    <style:style style:name="T2522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52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524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252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52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527" style:parent-style-name="DefaultParagraphFont" style:family="text">
      <style:text-properties style:font-name-asian="DejaVu Sans" fo:color="#6A6A6A" fo:letter-spacing="0.0111in" fo:font-size="10.5pt" style:font-size-asian="10.5pt" style:font-size-complex="10.5pt"/>
    </style:style>
    <style:style style:name="T2528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52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530" style:parent-style-name="DefaultParagraphFont" style:family="text">
      <style:text-properties style:font-name-asian="DejaVu Sans" fo:color="#6A6A6A" fo:letter-spacing="0.0076in" fo:font-size="10.5pt" style:font-size-asian="10.5pt" style:font-size-complex="10.5pt"/>
    </style:style>
    <style:style style:name="T2531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53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533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253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53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53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53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53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53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540" style:parent-style-name="DefaultParagraphFont" style:family="text">
      <style:text-properties style:font-name-asian="DejaVu Sans" fo:color="#6A6A6A" fo:letter-spacing="0.0111in" fo:font-size="10.5pt" style:font-size-asian="10.5pt" style:font-size-complex="10.5pt"/>
    </style:style>
    <style:style style:name="T2541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54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543" style:parent-style-name="DefaultParagraphFont" style:family="text">
      <style:text-properties style:font-name-asian="DejaVu Sans" fo:color="#6A6A6A" fo:letter-spacing="0.009in" fo:font-size="10.5pt" style:font-size-asian="10.5pt" style:font-size-complex="10.5pt"/>
    </style:style>
    <style:style style:name="T2544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54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54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547" style:parent-style-name="DefaultParagraphFont" style:family="text">
      <style:text-properties style:font-name-asian="DejaVu Sans" fo:color="#6A6A6A" fo:letter-spacing="0.002in" fo:font-size="10.5pt" style:font-size-asian="10.5pt" style:font-size-complex="10.5pt"/>
    </style:style>
    <style:style style:name="T2548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54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550" style:parent-style-name="DefaultParagraphFont" style:family="text">
      <style:text-properties style:font-name-asian="DejaVu Sans" fo:color="#6A6A6A" fo:letter-spacing="0.0104in" fo:font-size="10.5pt" style:font-size-asian="10.5pt" style:font-size-complex="10.5pt"/>
    </style:style>
    <style:style style:name="T2551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552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255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554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255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556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557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55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559" style:parent-style-name="DefaultParagraphFont" style:family="text">
      <style:text-properties style:font-name-asian="DejaVu Sans" fo:color="#6A6A6A" fo:letter-spacing="0.0111in" fo:font-size="10.5pt" style:font-size-asian="10.5pt" style:font-size-complex="10.5pt"/>
    </style:style>
    <style:style style:name="T2560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56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562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563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564" style:parent-style-name="DefaultParagraphFont" style:family="text">
      <style:text-properties style:font-name-asian="DejaVu Sans" fo:color="#6A6A6A" fo:letter-spacing="-0.0013in" fo:font-size="10.5pt" style:font-size-asian="10.5pt" style:font-size-complex="10.5pt"/>
    </style:style>
    <style:style style:name="T2565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566" style:parent-style-name="DefaultParagraphFont" style:family="text">
      <style:text-properties style:font-name-asian="DejaVu Sans" fo:color="#6A6A6A" fo:letter-spacing="0.0013in" fo:font-size="10.5pt" style:font-size-asian="10.5pt" style:font-size-complex="10.5pt"/>
    </style:style>
    <style:style style:name="T2567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56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569" style:parent-style-name="DefaultParagraphFont" style:family="text">
      <style:text-properties style:font-name-asian="DejaVu Sans" fo:color="#6A6A6A" fo:letter-spacing="0.0118in" fo:font-size="10.5pt" style:font-size-asian="10.5pt" style:font-size-complex="10.5pt"/>
    </style:style>
    <style:style style:name="T2570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571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57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57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57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575" style:parent-style-name="DefaultParagraphFont" style:family="text">
      <style:text-properties style:font-name-asian="DejaVu Sans" fo:color="#6A6A6A" fo:letter-spacing="0.0104in" fo:font-size="10.5pt" style:font-size-asian="10.5pt" style:font-size-complex="10.5pt"/>
    </style:style>
    <style:style style:name="T2576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57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578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579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580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58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582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583" style:parent-style-name="DefaultParagraphFont" style:family="text">
      <style:text-properties style:font-name-asian="DejaVu Sans" fo:color="#6A6A6A" fo:letter-spacing="0.0111in" fo:font-size="10.5pt" style:font-size-asian="10.5pt" style:font-size-complex="10.5pt"/>
    </style:style>
    <style:style style:name="T2584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585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58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587" style:parent-style-name="DefaultParagraphFont" style:family="text">
      <style:text-properties style:font-name-asian="DejaVu Sans" fo:color="#6A6A6A" fo:letter-spacing="0.0104in" fo:font-size="10.5pt" style:font-size-asian="10.5pt" style:font-size-complex="10.5pt"/>
    </style:style>
    <style:style style:name="T2588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58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590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59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592" style:parent-style-name="DefaultParagraphFont" style:family="text">
      <style:text-properties style:font-name-asian="DejaVu Sans" fo:color="#6A6A6A" fo:letter-spacing="0.0111in" fo:font-size="10.5pt" style:font-size-asian="10.5pt" style:font-size-complex="10.5pt"/>
    </style:style>
    <style:style style:name="T259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59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595" style:parent-style-name="DefaultParagraphFont" style:family="text">
      <style:text-properties style:font-name-asian="DejaVu Sans" fo:color="#6A6A6A" fo:letter-spacing="0.0076in" fo:font-size="10.5pt" style:font-size-asian="10.5pt" style:font-size-complex="10.5pt"/>
    </style:style>
    <style:style style:name="T2596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597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598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59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600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60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602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60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60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60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606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607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608" style:parent-style-name="DefaultParagraphFont" style:family="text">
      <style:text-properties style:font-name-asian="DejaVu Sans" fo:color="#6A6A6A" fo:letter-spacing="0.0034in" fo:font-size="10.5pt" style:font-size-asian="10.5pt" style:font-size-complex="10.5pt"/>
    </style:style>
    <style:style style:name="T2609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610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61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612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61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61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61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616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2617" style:parent-style-name="DefaultParagraphFont" style:family="text">
      <style:text-properties style:font-name-asian="DejaVu Sans" fo:color="#6A6A6A" fo:letter-spacing="0.0027in" fo:font-size="10.5pt" style:font-size-asian="10.5pt" style:font-size-complex="10.5pt"/>
    </style:style>
    <style:style style:name="T261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619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620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621" style:parent-style-name="DefaultParagraphFont" style:family="text">
      <style:text-properties style:font-name-asian="DejaVu Sans" fo:color="#6A6A6A" fo:letter-spacing="0.0027in" fo:font-size="10.5pt" style:font-size-asian="10.5pt" style:font-size-complex="10.5pt"/>
    </style:style>
    <style:style style:name="T2622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623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624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625" style:parent-style-name="DefaultParagraphFont" style:family="text">
      <style:text-properties style:font-name-asian="DejaVu Sans" fo:color="#6A6A6A" fo:letter-spacing="0.0041in" fo:font-size="10.5pt" style:font-size-asian="10.5pt" style:font-size-complex="10.5pt"/>
    </style:style>
    <style:style style:name="T2626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627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262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629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63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631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632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63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63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635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63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637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2638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639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640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64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642" style:parent-style-name="DefaultParagraphFont" style:family="text">
      <style:text-properties style:font-name-asian="DejaVu Sans" fo:color="#6A6A6A" fo:letter-spacing="0.002in" fo:font-size="10.5pt" style:font-size-asian="10.5pt" style:font-size-complex="10.5pt"/>
    </style:style>
    <style:style style:name="T2643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64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645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64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647" style:parent-style-name="DefaultParagraphFont" style:family="text">
      <style:text-properties style:font-name-asian="DejaVu Sans" fo:color="#6A6A6A" fo:letter-spacing="0.0041in" fo:font-size="10.5pt" style:font-size-asian="10.5pt" style:font-size-complex="10.5pt"/>
    </style:style>
    <style:style style:name="T2648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649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650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651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652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653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654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655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656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657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658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659" style:parent-style-name="DefaultParagraphFont" style:family="text">
      <style:text-properties style:font-name-asian="DejaVu Sans" fo:color="#6A6A6A" fo:letter-spacing="0.0041in" fo:font-size="10.5pt" style:font-size-asian="10.5pt" style:font-size-complex="10.5pt"/>
    </style:style>
    <style:style style:name="T2660" style:parent-style-name="DefaultParagraphFont" style:family="text">
      <style:text-properties style:font-name-asian="DejaVu Sans" fo:color="#6A6A6A" fo:letter-spacing="-0.0027in" fo:font-size="10.5pt" style:font-size-asian="10.5pt" style:font-size-complex="10.5pt"/>
    </style:style>
    <style:style style:name="T2661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T2662" style:parent-style-name="DefaultParagraphFont" style:family="text">
      <style:text-properties style:font-name-asian="DejaVu Sans" fo:color="#6A6A6A" fo:letter-spacing="-0.0006in" fo:font-size="10.5pt" style:font-size-asian="10.5pt" style:font-size-complex="10.5pt"/>
    </style:style>
    <style:style style:name="T2663" style:parent-style-name="DefaultParagraphFont" style:family="text">
      <style:text-properties style:font-name-asian="DejaVu Sans" fo:color="#6A6A6A" fo:letter-spacing="0.0006in" fo:font-size="10.5pt" style:font-size-asian="10.5pt" style:font-size-complex="10.5pt"/>
    </style:style>
    <style:style style:name="T2664" style:parent-style-name="DefaultParagraphFont" style:family="text">
      <style:text-properties style:font-name-asian="DejaVu Sans" fo:color="#6A6A6A" fo:letter-spacing="-0.0034in" fo:font-size="10.5pt" style:font-size-asian="10.5pt" style:font-size-complex="10.5pt"/>
    </style:style>
    <style:style style:name="T2665" style:parent-style-name="DefaultParagraphFont" style:family="text">
      <style:text-properties style:font-name-asian="DejaVu Sans" fo:color="#6A6A6A" fo:font-size="10.5pt" style:font-size-asian="10.5pt" style:font-size-complex="10.5pt"/>
    </style:style>
    <style:style style:name="P2666" style:parent-style-name="Normal" style:family="paragraph">
      <style:paragraph-properties fo:text-align="justify" fo:margin-left="0.0694in" fo:margin-right="0.0576in">
        <style:tab-stops/>
      </style:paragraph-properties>
    </style:style>
    <style:style style:name="T2667" style:parent-style-name="DefaultParagraphFont" style:family="text">
      <style:text-properties style:font-name-asian="DejaVu Sans" fo:font-weight="bold" style:font-weight-asian="bold" fo:color="#000007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2668" style:parent-style-name="Normal" style:family="paragraph">
      <style:paragraph-properties fo:line-height="0.1388in"/>
    </style:style>
    <style:style style:name="P2669" style:parent-style-name="Normal" style:family="paragraph">
      <style:paragraph-properties fo:margin-top="0.0048in" fo:line-height="0.1944in"/>
      <style:text-properties fo:font-size="14pt" style:font-size-asian="14pt" style:font-size-complex="14pt"/>
    </style:style>
    <style:style style:name="P2670" style:parent-style-name="Normal" style:family="paragraph">
      <style:paragraph-properties fo:margin-left="0.0694in">
        <style:tab-stops/>
      </style:paragraph-properties>
    </style:style>
    <style:style style:name="T2671" style:parent-style-name="DefaultParagraphFont" style:family="text">
      <style:text-properties style:font-name-asian="DejaVu Sans" fo:font-weight="bold" style:font-weight-asian="bold" fo:color="#000007" fo:letter-spacing="0.0006in" fo:font-size="14pt" style:font-size-asian="14pt" style:font-size-complex="14pt"/>
    </style:style>
    <style:style style:name="T2672" style:parent-style-name="DefaultParagraphFont" style:family="text">
      <style:text-properties style:font-name-asian="DejaVu Sans" fo:font-weight="bold" style:font-weight-asian="bold" fo:color="#000007" fo:letter-spacing="-0.0013in" fo:font-size="14pt" style:font-size-asian="14pt" style:font-size-complex="14pt"/>
    </style:style>
    <style:style style:name="T2673" style:parent-style-name="DefaultParagraphFont" style:family="text">
      <style:text-properties style:font-name-asian="DejaVu Sans" fo:font-weight="bold" style:font-weight-asian="bold" fo:color="#000007" fo:letter-spacing="0.0006in" fo:font-size="14pt" style:font-size-asian="14pt" style:font-size-complex="14pt"/>
    </style:style>
    <style:style style:name="T2674" style:parent-style-name="DefaultParagraphFont" style:family="text">
      <style:text-properties style:font-name-asian="DejaVu Sans" fo:font-weight="bold" style:font-weight-asian="bold" fo:color="#000007" fo:font-size="14pt" style:font-size-asian="14pt" style:font-size-complex="14pt"/>
    </style:style>
    <style:style style:name="T2675" style:parent-style-name="DefaultParagraphFont" style:family="text">
      <style:text-properties style:font-name-asian="DejaVu Sans" fo:font-weight="bold" style:font-weight-asian="bold" fo:color="#000007" fo:letter-spacing="-0.0013in" fo:font-size="14pt" style:font-size-asian="14pt" style:font-size-complex="14pt"/>
    </style:style>
    <style:style style:name="T2676" style:parent-style-name="DefaultParagraphFont" style:family="text">
      <style:text-properties style:font-name-asian="DejaVu Sans" fo:font-weight="bold" style:font-weight-asian="bold" fo:color="#000007" fo:font-size="14pt" style:font-size-asian="14pt" style:font-size-complex="14pt"/>
    </style:style>
    <style:style style:name="T2677" style:parent-style-name="DefaultParagraphFont" style:family="text">
      <style:text-properties style:font-name-asian="DejaVu Sans" fo:font-weight="bold" style:font-weight-asian="bold" fo:color="#000007" fo:letter-spacing="-0.0013in" fo:font-size="14pt" style:font-size-asian="14pt" style:font-size-complex="14pt"/>
    </style:style>
    <style:style style:name="T2678" style:parent-style-name="DefaultParagraphFont" style:family="text">
      <style:text-properties style:font-name-asian="DejaVu Sans" fo:font-weight="bold" style:font-weight-asian="bold" fo:color="#000007" fo:letter-spacing="-0.002in" fo:font-size="14pt" style:font-size-asian="14pt" style:font-size-complex="14pt"/>
    </style:style>
    <style:style style:name="T2679" style:parent-style-name="DefaultParagraphFont" style:family="text">
      <style:text-properties style:font-name-asian="DejaVu Sans" fo:font-weight="bold" style:font-weight-asian="bold" fo:color="#000007" fo:letter-spacing="0.002in" fo:font-size="14pt" style:font-size-asian="14pt" style:font-size-complex="14pt"/>
    </style:style>
    <style:style style:name="T2680" style:parent-style-name="DefaultParagraphFont" style:family="text">
      <style:text-properties style:font-name-asian="DejaVu Sans" fo:font-weight="bold" style:font-weight-asian="bold" fo:color="#000007" fo:letter-spacing="-0.0006in" fo:font-size="14pt" style:font-size-asian="14pt" style:font-size-complex="14pt"/>
    </style:style>
    <style:style style:name="T2681" style:parent-style-name="DefaultParagraphFont" style:family="text">
      <style:text-properties style:font-name-asian="DejaVu Sans" fo:font-weight="bold" style:font-weight-asian="bold" fo:color="#000007" fo:letter-spacing="0.0013in" fo:font-size="14pt" style:font-size-asian="14pt" style:font-size-complex="14pt"/>
    </style:style>
    <style:style style:name="T2682" style:parent-style-name="DefaultParagraphFont" style:family="text">
      <style:text-properties style:font-name-asian="DejaVu Sans" fo:font-weight="bold" style:font-weight-asian="bold" fo:color="#000007" fo:letter-spacing="0.0006in" fo:font-size="14pt" style:font-size-asian="14pt" style:font-size-complex="14pt"/>
    </style:style>
    <style:style style:name="T2683" style:parent-style-name="DefaultParagraphFont" style:family="text">
      <style:text-properties style:font-name-asian="DejaVu Sans" fo:font-weight="bold" style:font-weight-asian="bold" fo:color="#000007" fo:letter-spacing="0.002in" fo:font-size="14pt" style:font-size-asian="14pt" style:font-size-complex="14pt"/>
    </style:style>
    <style:style style:name="T2684" style:parent-style-name="DefaultParagraphFont" style:family="text">
      <style:text-properties style:font-name-asian="DejaVu Sans" fo:font-weight="bold" style:font-weight-asian="bold" fo:color="#000007" fo:font-size="14pt" style:font-size-asian="14pt" style:font-size-complex="14pt"/>
    </style:style>
    <style:style style:name="P2685" style:parent-style-name="Normal" style:family="paragraph">
      <style:paragraph-properties fo:margin-top="0.002in" fo:line-height="0.1666in"/>
      <style:text-properties fo:font-size="12pt" style:font-size-asian="12pt" style:font-size-complex="12pt"/>
    </style:style>
    <style:style style:name="P2686" style:parent-style-name="Normal" style:family="paragraph">
      <style:paragraph-properties fo:margin-left="0.0694in">
        <style:tab-stops/>
      </style:paragraph-properties>
    </style:style>
    <style:style style:name="T2687" style:parent-style-name="DefaultParagraphFont" style:family="text">
      <style:text-properties style:font-name-asian="DejaVu Sans" fo:color="#000007" fo:letter-spacing="-0.0013in" fo:font-size="10.5pt" style:font-size-asian="10.5pt" style:font-size-complex="10.5pt"/>
    </style:style>
    <style:style style:name="T268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689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690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691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69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69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694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695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69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697" style:parent-style-name="DefaultParagraphFont" style:family="text">
      <style:text-properties style:font-name-asian="DejaVu Sans" fo:color="#000007" fo:letter-spacing="0.0041in" fo:font-size="10.5pt" style:font-size-asian="10.5pt" style:font-size-complex="10.5pt"/>
    </style:style>
    <style:style style:name="T2698" style:parent-style-name="DefaultParagraphFont" style:family="text">
      <style:text-properties style:font-name-asian="DejaVu Sans" fo:color="#000007" fo:letter-spacing="-0.002in" fo:font-size="10.5pt" style:font-size-asian="10.5pt" style:font-size-complex="10.5pt"/>
    </style:style>
    <style:style style:name="T269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700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701" style:parent-style-name="DefaultParagraphFont" style:family="text">
      <style:text-properties style:font-name-asian="DejaVu Sans" fo:color="#000007" fo:letter-spacing="-0.002in" fo:font-size="10.5pt" style:font-size-asian="10.5pt" style:font-size-complex="10.5pt"/>
    </style:style>
    <style:style style:name="T270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70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704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705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706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707" style:parent-style-name="DefaultParagraphFont" style:family="text">
      <style:text-properties style:font-name-asian="DejaVu Sans" fo:color="#000007" fo:letter-spacing="0.0027in" fo:font-size="10.5pt" style:font-size-asian="10.5pt" style:font-size-complex="10.5pt"/>
    </style:style>
    <style:style style:name="T270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709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710" style:parent-style-name="DefaultParagraphFont" style:family="text">
      <style:text-properties style:font-name-asian="DejaVu Sans" fo:color="#000007" fo:letter-spacing="-0.0013in" fo:font-size="10.5pt" style:font-size-asian="10.5pt" style:font-size-complex="10.5pt"/>
    </style:style>
    <style:style style:name="T2711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71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713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71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715" style:parent-style-name="DefaultParagraphFont" style:family="text">
      <style:text-properties style:font-name-asian="DejaVu Sans" fo:color="#000007" fo:letter-spacing="0.0041in" fo:font-size="10.5pt" style:font-size-asian="10.5pt" style:font-size-complex="10.5pt"/>
    </style:style>
    <style:style style:name="T2716" style:parent-style-name="DefaultParagraphFont" style:family="text">
      <style:text-properties style:font-name-asian="DejaVu Sans" fo:color="#000007" fo:letter-spacing="-0.0013in" fo:font-size="10.5pt" style:font-size-asian="10.5pt" style:font-size-complex="10.5pt"/>
    </style:style>
    <style:style style:name="T2717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718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719" style:parent-style-name="DefaultParagraphFont" style:family="text">
      <style:text-properties style:font-name-asian="DejaVu Sans" fo:color="#000007" fo:letter-spacing="0.0013in" fo:font-size="10.5pt" style:font-size-asian="10.5pt" style:font-size-complex="10.5pt"/>
    </style:style>
    <style:style style:name="T2720" style:parent-style-name="DefaultParagraphFont" style:family="text">
      <style:text-properties style:font-name-asian="DejaVu Sans" fo:color="#000007" fo:letter-spacing="-0.0013in" fo:font-size="10.5pt" style:font-size-asian="10.5pt" style:font-size-complex="10.5pt"/>
    </style:style>
    <style:style style:name="T272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722" style:parent-style-name="DefaultParagraphFont" style:family="text">
      <style:text-properties style:font-name-asian="DejaVu Sans" fo:color="#000007" fo:letter-spacing="0.0041in" fo:font-size="10.5pt" style:font-size-asian="10.5pt" style:font-size-complex="10.5pt"/>
    </style:style>
    <style:style style:name="T2723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724" style:parent-style-name="DefaultParagraphFont" style:family="text">
      <style:text-properties style:font-name-asian="DejaVu Sans" fo:color="#000007" fo:letter-spacing="-0.002in" fo:font-size="10.5pt" style:font-size-asian="10.5pt" style:font-size-complex="10.5pt"/>
    </style:style>
    <style:style style:name="T2725" style:parent-style-name="DefaultParagraphFont" style:family="text">
      <style:text-properties style:font-name-asian="DejaVu Sans" fo:color="#000007" fo:letter-spacing="0.0013in" fo:font-size="10.5pt" style:font-size-asian="10.5pt" style:font-size-complex="10.5pt"/>
    </style:style>
    <style:style style:name="T272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727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728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729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73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731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73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733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734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735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73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737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738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739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740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74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74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74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74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745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746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747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748" style:parent-style-name="DefaultParagraphFont" style:family="text">
      <style:text-properties style:font-name-asian="DejaVu Sans" fo:color="#000007" fo:letter-spacing="-0.0013in" fo:font-size="10.5pt" style:font-size-asian="10.5pt" style:font-size-complex="10.5pt"/>
    </style:style>
    <style:style style:name="T274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750" style:parent-style-name="DefaultParagraphFont" style:family="text">
      <style:text-properties style:font-name-asian="DejaVu Sans" fo:color="#000007" fo:letter-spacing="0.0041in" fo:font-size="10.5pt" style:font-size-asian="10.5pt" style:font-size-complex="10.5pt"/>
    </style:style>
    <style:style style:name="T2751" style:parent-style-name="DefaultParagraphFont" style:family="text">
      <style:text-properties style:font-name-asian="DejaVu Sans" fo:color="#000007" fo:letter-spacing="0.0041in" fo:font-size="10.5pt" style:font-size-asian="10.5pt" style:font-size-complex="10.5pt"/>
    </style:style>
    <style:style style:name="T2752" style:parent-style-name="DefaultParagraphFont" style:family="text">
      <style:text-properties style:font-name-asian="DejaVu Sans" fo:color="#000007" fo:letter-spacing="0.0041in" fo:font-size="10.5pt" style:font-size-asian="10.5pt" style:font-size-complex="10.5pt"/>
    </style:style>
    <style:style style:name="T2753" style:parent-style-name="DefaultParagraphFont" style:family="text">
      <style:text-properties style:font-name-asian="DejaVu Sans" fo:color="#000007" fo:letter-spacing="-0.0013in" fo:font-size="10.5pt" style:font-size-asian="10.5pt" style:font-size-complex="10.5pt"/>
    </style:style>
    <style:style style:name="T275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755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756" style:parent-style-name="DefaultParagraphFont" style:family="text">
      <style:text-properties style:font-name-asian="DejaVu Sans" fo:color="#000007" fo:letter-spacing="-0.0263in" fo:font-size="10.5pt" style:font-size-asian="10.5pt" style:font-size-complex="10.5pt"/>
    </style:style>
    <style:style style:name="T2757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758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759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76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P2761" style:parent-style-name="Normal" style:family="paragraph">
      <style:paragraph-properties fo:text-align="justify" fo:margin-left="0.0694in">
        <style:tab-stops/>
      </style:paragraph-properties>
      <style:text-properties style:font-name-asian="DejaVu Sans" fo:font-weight="bold" style:font-weight-asian="bold" fo:color="#000007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2762" style:parent-style-name="Normal" style:family="paragraph">
      <style:paragraph-properties fo:margin-left="0.0694in">
        <style:tab-stops/>
      </style:paragraph-properties>
      <style:text-properties style:font-name-asian="DejaVu Sans" fo:font-size="10.5pt" style:font-size-asian="10.5pt" style:font-size-complex="10.5pt"/>
    </style:style>
    <style:style style:name="P2763" style:parent-style-name="Normal" style:family="paragraph">
      <style:paragraph-properties fo:line-height="0.2083in" fo:margin-left="0.0694in">
        <style:tab-stops/>
      </style:paragraph-properties>
    </style:style>
    <style:style style:name="T2764" style:parent-style-name="DefaultParagraphFont" style:family="text">
      <style:text-properties style:font-name-asian="DejaVu Sans" fo:font-weight="bold" style:font-weight-asian="bold" fo:color="#000007" fo:letter-spacing="-0.002in" style:text-position="-3.5% 100%" fo:font-size="14pt" style:font-size-asian="14pt" style:font-size-complex="14pt"/>
    </style:style>
    <style:style style:name="T2765" style:parent-style-name="DefaultParagraphFont" style:family="text">
      <style:text-properties style:font-name-asian="DejaVu Sans" fo:font-weight="bold" style:font-weight-asian="bold" fo:color="#000007" fo:letter-spacing="0.002in" style:text-position="-3.5% 100%" fo:font-size="14pt" style:font-size-asian="14pt" style:font-size-complex="14pt"/>
    </style:style>
    <style:style style:name="T2766" style:parent-style-name="DefaultParagraphFont" style:family="text">
      <style:text-properties style:font-name-asian="DejaVu Sans" fo:font-weight="bold" style:font-weight-asian="bold" fo:color="#000007" fo:letter-spacing="0.0027in" style:text-position="-3.5% 100%" fo:font-size="14pt" style:font-size-asian="14pt" style:font-size-complex="14pt"/>
    </style:style>
    <style:style style:name="T2767" style:parent-style-name="DefaultParagraphFont" style:family="text">
      <style:text-properties style:font-name-asian="DejaVu Sans" fo:font-weight="bold" style:font-weight-asian="bold" fo:color="#000007" fo:letter-spacing="-0.0006in" style:text-position="-3.5% 100%" fo:font-size="14pt" style:font-size-asian="14pt" style:font-size-complex="14pt"/>
    </style:style>
    <style:style style:name="T2768" style:parent-style-name="DefaultParagraphFont" style:family="text">
      <style:text-properties style:font-name-asian="DejaVu Sans" fo:font-weight="bold" style:font-weight-asian="bold" fo:color="#000007" fo:letter-spacing="0.0034in" style:text-position="-3.5% 100%" fo:font-size="14pt" style:font-size-asian="14pt" style:font-size-complex="14pt"/>
    </style:style>
    <style:style style:name="T2769" style:parent-style-name="DefaultParagraphFont" style:family="text">
      <style:text-properties style:font-name-asian="DejaVu Sans" fo:font-weight="bold" style:font-weight-asian="bold" fo:color="#000007" fo:letter-spacing="-0.002in" style:text-position="-3.5% 100%" fo:font-size="14pt" style:font-size-asian="14pt" style:font-size-complex="14pt"/>
    </style:style>
    <style:style style:name="T2770" style:parent-style-name="DefaultParagraphFont" style:family="text">
      <style:text-properties style:font-name-asian="DejaVu Sans" fo:font-weight="bold" style:font-weight-asian="bold" fo:color="#000007" fo:letter-spacing="0.0006in" style:text-position="-3.5% 100%" fo:font-size="14pt" style:font-size-asian="14pt" style:font-size-complex="14pt"/>
    </style:style>
    <style:style style:name="T2771" style:parent-style-name="DefaultParagraphFont" style:family="text">
      <style:text-properties style:font-name-asian="DejaVu Sans" fo:font-weight="bold" style:font-weight-asian="bold" fo:color="#000007" fo:letter-spacing="0.0041in" style:text-position="-3.5% 100%" fo:font-size="14pt" style:font-size-asian="14pt" style:font-size-complex="14pt"/>
    </style:style>
    <style:style style:name="T2772" style:parent-style-name="DefaultParagraphFont" style:family="text">
      <style:text-properties style:font-name-asian="DejaVu Sans" fo:font-weight="bold" style:font-weight-asian="bold" fo:color="#000007" style:text-position="-3.5% 100%" fo:font-size="14pt" style:font-size-asian="14pt" style:font-size-complex="14pt"/>
    </style:style>
    <style:style style:name="P2773" style:parent-style-name="Normal" style:family="paragraph">
      <style:paragraph-properties fo:margin-top="0.0055in" fo:line-height="0.1666in"/>
      <style:text-properties fo:font-size="12pt" style:font-size-asian="12pt" style:font-size-complex="12pt"/>
    </style:style>
    <style:style style:name="P2774" style:parent-style-name="Normal" style:family="paragraph">
      <style:paragraph-properties fo:line-height="0.1527in" fo:margin-left="0.0694in">
        <style:tab-stops/>
      </style:paragraph-properties>
    </style:style>
    <style:style style:name="T2775" style:parent-style-name="DefaultParagraphFont" style:family="text">
      <style:text-properties style:font-name-asian="DejaVu Sans" fo:font-weight="bold" style:font-weight-asian="bold" style:font-weight-complex="bold" fo:color="#000007" fo:letter-spacing="-0.0006in" fo:font-size="12pt" style:font-size-asian="12pt" style:font-size-complex="12pt" fo:background-color="#D3D3D3"/>
    </style:style>
    <style:style style:name="P2776" style:parent-style-name="Normal" style:family="paragraph">
      <style:paragraph-properties fo:line-height="0.1527in" fo:margin-left="0.0694in">
        <style:tab-stops/>
      </style:paragraph-properties>
    </style:style>
    <style:style style:name="T2777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778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779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780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78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782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783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78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785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78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787" style:parent-style-name="DefaultParagraphFont" style:family="text">
      <style:text-properties style:font-name-asian="DejaVu Sans" fo:color="#000007" fo:letter-spacing="0.002in" fo:font-size="10.5pt" style:font-size-asian="10.5pt" style:font-size-complex="10.5pt"/>
    </style:style>
    <style:style style:name="T2788" style:parent-style-name="DefaultParagraphFont" style:family="text">
      <style:text-properties style:font-name-asian="DejaVu Sans" fo:color="#000007" fo:letter-spacing="-0.0263in" fo:font-size="10.5pt" style:font-size-asian="10.5pt" style:font-size-complex="10.5pt"/>
    </style:style>
    <style:style style:name="T278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790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791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79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793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794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795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796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797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798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799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800" style:parent-style-name="DefaultParagraphFont" style:family="text">
      <style:text-properties style:font-name-asian="DejaVu Sans" fo:color="#000007" fo:letter-spacing="-0.0229in" fo:font-size="10.5pt" style:font-size-asian="10.5pt" style:font-size-complex="10.5pt"/>
    </style:style>
    <style:style style:name="T280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802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803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80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805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80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807" style:parent-style-name="DefaultParagraphFont" style:family="text">
      <style:text-properties style:font-name-asian="DejaVu Sans" fo:color="#000007" fo:letter-spacing="0.0041in" fo:font-size="10.5pt" style:font-size-asian="10.5pt" style:font-size-complex="10.5pt"/>
    </style:style>
    <style:style style:name="T2808" style:parent-style-name="DefaultParagraphFont" style:family="text">
      <style:text-properties style:font-name-asian="DejaVu Sans" fo:color="#000007" fo:letter-spacing="-0.002in" fo:font-size="10.5pt" style:font-size-asian="10.5pt" style:font-size-complex="10.5pt"/>
    </style:style>
    <style:style style:name="T2809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810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811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812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81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814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815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81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817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818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81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820" style:parent-style-name="DefaultParagraphFont" style:family="text">
      <style:text-properties style:font-name-asian="DejaVu Sans" fo:color="#000007" fo:letter-spacing="0.0034in" fo:font-size="10.5pt" style:font-size-asian="10.5pt" style:font-size-complex="10.5pt"/>
    </style:style>
    <style:style style:name="T282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822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823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824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825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82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827" style:parent-style-name="DefaultParagraphFont" style:family="text">
      <style:text-properties style:font-name-asian="DejaVu Sans" fo:color="#000007" fo:letter-spacing="-0.0006in" fo:font-size="10.5pt" style:font-size-asian="10.5pt" style:font-size-complex="10.5pt"/>
    </style:style>
    <style:style style:name="T2828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82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830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831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83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833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83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835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836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837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P2838" style:parent-style-name="Normal" style:family="paragraph">
      <style:paragraph-properties fo:line-height="0.1527in" fo:margin-left="0.0694in">
        <style:tab-stops/>
      </style:paragraph-properties>
    </style:style>
    <style:style style:name="T2839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84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841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84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843" style:parent-style-name="DefaultParagraphFont" style:family="text">
      <style:text-properties style:font-name-asian="DejaVu Sans" fo:color="#000007" fo:letter-spacing="0.009in" fo:font-size="10.5pt" style:font-size-asian="10.5pt" style:font-size-complex="10.5pt"/>
    </style:style>
    <style:style style:name="T2844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845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846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847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84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P2849" style:parent-style-name="Normal" style:family="paragraph">
      <style:paragraph-properties fo:margin-top="0.0027in" fo:line-height="0.1527in"/>
      <style:text-properties fo:font-size="11pt" style:font-size-asian="11pt" style:font-size-complex="11pt"/>
    </style:style>
    <style:style style:name="P2850" style:parent-style-name="Normal" style:family="paragraph">
      <style:paragraph-properties fo:margin-top="0.0194in" fo:margin-left="0.0694in">
        <style:tab-stops/>
      </style:paragraph-properties>
    </style:style>
    <style:style style:name="T2851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852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853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854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855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856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857" style:parent-style-name="DefaultParagraphFont" style:family="text">
      <style:text-properties style:font-name-asian="DejaVu Sans" fo:font-weight="bold" style:font-weight-asian="bold" style:font-weight-complex="bold" fo:color="#000007" fo:letter-spacing="0.002in" fo:font-size="12pt" style:font-size-asian="12pt" style:font-size-complex="12pt" fo:background-color="#D3D3D3"/>
    </style:style>
    <style:style style:name="T2858" style:parent-style-name="DefaultParagraphFont" style:family="text">
      <style:text-properties style:font-name-asian="DejaVu Sans" fo:font-weight="bold" style:font-weight-asian="bold" style:font-weight-complex="bold" fo:color="#000007" fo:letter-spacing="-0.0013in" fo:font-size="12pt" style:font-size-asian="12pt" style:font-size-complex="12pt" fo:background-color="#D3D3D3"/>
    </style:style>
    <style:style style:name="T2859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860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861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862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863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864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865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866" style:parent-style-name="DefaultParagraphFont" style:family="text">
      <style:text-properties style:font-name-asian="DejaVu Sans" fo:font-weight="bold" style:font-weight-asian="bold" style:font-weight-complex="bold" fo:color="#000007" fo:letter-spacing="0.002in" fo:font-size="12pt" style:font-size-asian="12pt" style:font-size-complex="12pt" fo:background-color="#D3D3D3"/>
    </style:style>
    <style:style style:name="T2867" style:parent-style-name="DefaultParagraphFont" style:family="text">
      <style:text-properties style:font-name-asian="DejaVu Sans" fo:font-weight="bold" style:font-weight-asian="bold" style:font-weight-complex="bold" fo:color="#000007" fo:letter-spacing="-0.0041in" fo:font-size="12pt" style:font-size-asian="12pt" style:font-size-complex="12pt" fo:background-color="#D3D3D3"/>
    </style:style>
    <style:style style:name="T2868" style:parent-style-name="DefaultParagraphFont" style:family="text">
      <style:text-properties style:font-name-asian="DejaVu Sans" fo:font-weight="bold" style:font-weight-asian="bold" style:font-weight-complex="bold" fo:color="#000007" fo:letter-spacing="-0.0027in" fo:font-size="12pt" style:font-size-asian="12pt" style:font-size-complex="12pt" fo:background-color="#D3D3D3"/>
    </style:style>
    <style:style style:name="T2869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870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871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872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873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874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875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876" style:parent-style-name="DefaultParagraphFont" style:family="text">
      <style:text-properties style:font-name-asian="DejaVu Sans" fo:font-weight="bold" style:font-weight-asian="bold" style:font-weight-complex="bold" fo:color="#000007" fo:letter-spacing="0.0041in" fo:font-size="12pt" style:font-size-asian="12pt" style:font-size-complex="12pt" fo:background-color="#D3D3D3"/>
    </style:style>
    <style:style style:name="T2877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878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879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880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881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882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883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884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885" style:parent-style-name="DefaultParagraphFont" style:family="text">
      <style:text-properties style:font-name-asian="DejaVu Sans" fo:font-weight="bold" style:font-weight-asian="bold" style:font-weight-complex="bold" fo:color="#000007" fo:letter-spacing="-0.0006in" fo:font-size="12pt" style:font-size-asian="12pt" style:font-size-complex="12pt" fo:background-color="#D3D3D3"/>
    </style:style>
    <style:style style:name="T2886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887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888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889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890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891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892" style:parent-style-name="DefaultParagraphFont" style:family="text">
      <style:text-properties style:font-name-asian="DejaVu Sans" fo:font-weight="bold" style:font-weight-asian="bold" style:font-weight-complex="bold" fo:color="#000007" fo:letter-spacing="0.002in" fo:font-size="12pt" style:font-size-asian="12pt" style:font-size-complex="12pt" fo:background-color="#D3D3D3"/>
    </style:style>
    <style:style style:name="T2893" style:parent-style-name="DefaultParagraphFont" style:family="text">
      <style:text-properties style:font-name-asian="DejaVu Sans" fo:font-weight="bold" style:font-weight-asian="bold" style:font-weight-complex="bold" fo:color="#000007" fo:letter-spacing="-0.0013in" fo:font-size="12pt" style:font-size-asian="12pt" style:font-size-complex="12pt" fo:background-color="#D3D3D3"/>
    </style:style>
    <style:style style:name="T2894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895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896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897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898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899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900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901" style:parent-style-name="DefaultParagraphFont" style:family="text">
      <style:text-properties style:font-name-asian="DejaVu Sans" fo:font-weight="bold" style:font-weight-asian="bold" style:font-weight-complex="bold" fo:color="#000007" fo:letter-spacing="-0.0027in" fo:font-size="12pt" style:font-size-asian="12pt" style:font-size-complex="12pt" fo:background-color="#D3D3D3"/>
    </style:style>
    <style:style style:name="T2902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903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P2904" style:parent-style-name="Normal" style:family="paragraph">
      <style:paragraph-properties fo:line-height="0.1666in" fo:margin-left="0.0694in">
        <style:tab-stops/>
      </style:paragraph-properties>
    </style:style>
    <style:style style:name="T2905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906" style:parent-style-name="DefaultParagraphFont" style:family="text">
      <style:text-properties style:font-name-asian="DejaVu Sans" fo:color="#000007" fo:letter-spacing="-0.0034in" style:text-position="super 66.6%" fo:font-size="10.5pt" style:font-size-asian="10.5pt" style:font-size-complex="10.5pt"/>
    </style:style>
    <style:style style:name="T2907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908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909" style:parent-style-name="DefaultParagraphFont" style:family="text">
      <style:text-properties style:font-name-asian="DejaVu Sans" fo:color="#000007" fo:letter-spacing="-0.0027in" fo:font-size="10.5pt" style:font-size-asian="10.5pt" style:font-size-complex="10.5pt"/>
    </style:style>
    <style:style style:name="T291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911" style:parent-style-name="DefaultParagraphFont" style:family="text">
      <style:text-properties style:font-name-asian="DejaVu Sans" fo:color="#000007" fo:letter-spacing="0.0041in" fo:font-size="10.5pt" style:font-size-asian="10.5pt" style:font-size-complex="10.5pt"/>
    </style:style>
    <style:style style:name="T2912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91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914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915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916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917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918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P2919" style:parent-style-name="Normal" style:family="paragraph">
      <style:paragraph-properties fo:margin-left="0.0694in">
        <style:tab-stops/>
      </style:paragraph-properties>
    </style:style>
    <style:style style:name="T2920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921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922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923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924" style:parent-style-name="DefaultParagraphFont" style:family="text">
      <style:text-properties style:font-name-asian="DejaVu Sans" fo:color="#000007" fo:letter-spacing="0.009in" fo:font-size="10.5pt" style:font-size-asian="10.5pt" style:font-size-complex="10.5pt"/>
    </style:style>
    <style:style style:name="T2925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926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P2927" style:parent-style-name="Normal" style:family="paragraph">
      <style:paragraph-properties fo:margin-left="0.0694in">
        <style:tab-stops/>
      </style:paragraph-properties>
      <style:text-properties style:font-name-asian="DejaVu Sans" fo:color="#000007" fo:font-size="10.5pt" style:font-size-asian="10.5pt" style:font-size-complex="10.5pt"/>
    </style:style>
    <style:style style:name="P2928" style:parent-style-name="Normal" style:family="paragraph">
      <style:paragraph-properties fo:margin-top="0.0194in" fo:margin-left="0.0694in">
        <style:tab-stops/>
      </style:paragraph-properties>
    </style:style>
    <style:style style:name="T2929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930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931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932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933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934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935" style:parent-style-name="DefaultParagraphFont" style:family="text">
      <style:text-properties style:font-name-asian="DejaVu Sans" fo:font-weight="bold" style:font-weight-asian="bold" style:font-weight-complex="bold" fo:color="#000007" fo:letter-spacing="0.002in" fo:font-size="12pt" style:font-size-asian="12pt" style:font-size-complex="12pt" fo:background-color="#D3D3D3"/>
    </style:style>
    <style:style style:name="T2936" style:parent-style-name="DefaultParagraphFont" style:family="text">
      <style:text-properties style:font-name-asian="DejaVu Sans" fo:font-weight="bold" style:font-weight-asian="bold" style:font-weight-complex="bold" fo:color="#000007" fo:letter-spacing="-0.0013in" fo:font-size="12pt" style:font-size-asian="12pt" style:font-size-complex="12pt" fo:background-color="#D3D3D3"/>
    </style:style>
    <style:style style:name="T2937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938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939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940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941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942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943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944" style:parent-style-name="DefaultParagraphFont" style:family="text">
      <style:text-properties style:font-name-asian="DejaVu Sans" fo:font-weight="bold" style:font-weight-asian="bold" style:font-weight-complex="bold" fo:color="#000007" fo:letter-spacing="0.002in" fo:font-size="12pt" style:font-size-asian="12pt" style:font-size-complex="12pt" fo:background-color="#D3D3D3"/>
    </style:style>
    <style:style style:name="T2945" style:parent-style-name="DefaultParagraphFont" style:family="text">
      <style:text-properties style:font-name-asian="DejaVu Sans" fo:font-weight="bold" style:font-weight-asian="bold" style:font-weight-complex="bold" fo:color="#000007" fo:letter-spacing="-0.0041in" fo:font-size="12pt" style:font-size-asian="12pt" style:font-size-complex="12pt" fo:background-color="#D3D3D3"/>
    </style:style>
    <style:style style:name="T2946" style:parent-style-name="DefaultParagraphFont" style:family="text">
      <style:text-properties style:font-name-asian="DejaVu Sans" fo:font-weight="bold" style:font-weight-asian="bold" style:font-weight-complex="bold" fo:color="#000007" fo:letter-spacing="-0.0027in" fo:font-size="12pt" style:font-size-asian="12pt" style:font-size-complex="12pt" fo:background-color="#D3D3D3"/>
    </style:style>
    <style:style style:name="T2947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948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949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950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951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952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953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954" style:parent-style-name="DefaultParagraphFont" style:family="text">
      <style:text-properties style:font-name-asian="DejaVu Sans" fo:font-weight="bold" style:font-weight-asian="bold" style:font-weight-complex="bold" fo:color="#000007" fo:letter-spacing="0.0041in" fo:font-size="12pt" style:font-size-asian="12pt" style:font-size-complex="12pt" fo:background-color="#D3D3D3"/>
    </style:style>
    <style:style style:name="T2955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956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957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958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959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960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961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962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963" style:parent-style-name="DefaultParagraphFont" style:family="text">
      <style:text-properties style:font-name-asian="DejaVu Sans" fo:font-weight="bold" style:font-weight-asian="bold" style:font-weight-complex="bold" fo:color="#000007" fo:letter-spacing="-0.0006in" fo:font-size="12pt" style:font-size-asian="12pt" style:font-size-complex="12pt" fo:background-color="#D3D3D3"/>
    </style:style>
    <style:style style:name="T2964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965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966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967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968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969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970" style:parent-style-name="DefaultParagraphFont" style:family="text">
      <style:text-properties style:font-name-asian="DejaVu Sans" fo:font-weight="bold" style:font-weight-asian="bold" style:font-weight-complex="bold" fo:color="#000007" fo:letter-spacing="0.002in" fo:font-size="12pt" style:font-size-asian="12pt" style:font-size-complex="12pt" fo:background-color="#D3D3D3"/>
    </style:style>
    <style:style style:name="T2971" style:parent-style-name="DefaultParagraphFont" style:family="text">
      <style:text-properties style:font-name-asian="DejaVu Sans" fo:font-weight="bold" style:font-weight-asian="bold" style:font-weight-complex="bold" fo:color="#000007" fo:letter-spacing="-0.0013in" fo:font-size="12pt" style:font-size-asian="12pt" style:font-size-complex="12pt" fo:background-color="#D3D3D3"/>
    </style:style>
    <style:style style:name="T2972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973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974" style:parent-style-name="DefaultParagraphFont" style:family="text">
      <style:text-properties style:font-name-asian="DejaVu Sans" fo:font-weight="bold" style:font-weight-asian="bold" style:font-weight-complex="bold" fo:color="#000007" fo:letter-spacing="-0.002in" fo:font-size="12pt" style:font-size-asian="12pt" style:font-size-complex="12pt" fo:background-color="#D3D3D3"/>
    </style:style>
    <style:style style:name="T2975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976" style:parent-style-name="DefaultParagraphFont" style:family="text">
      <style:text-properties style:font-name-asian="DejaVu Sans" fo:font-weight="bold" style:font-weight-asian="bold" style:font-weight-complex="bold" fo:color="#000007" fo:letter-spacing="0.0013in" fo:font-size="12pt" style:font-size-asian="12pt" style:font-size-complex="12pt" fo:background-color="#D3D3D3"/>
    </style:style>
    <style:style style:name="T2977" style:parent-style-name="DefaultParagraphFont" style:family="text">
      <style:text-properties style:font-name-asian="DejaVu Sans" fo:font-weight="bold" style:font-weight-asian="bold" style:font-weight-complex="bold" fo:color="#000007" fo:font-size="12pt" style:font-size-asian="12pt" style:font-size-complex="12pt" fo:background-color="#D3D3D3"/>
    </style:style>
    <style:style style:name="T2978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T2979" style:parent-style-name="DefaultParagraphFont" style:family="text">
      <style:text-properties style:font-name-asian="DejaVu Sans" fo:font-weight="bold" style:font-weight-asian="bold" style:font-weight-complex="bold" fo:color="#000007" fo:letter-spacing="-0.0027in" fo:font-size="12pt" style:font-size-asian="12pt" style:font-size-complex="12pt" fo:background-color="#D3D3D3"/>
    </style:style>
    <style:style style:name="T2980" style:parent-style-name="DefaultParagraphFont" style:family="text">
      <style:text-properties style:font-name-asian="DejaVu Sans" fo:font-weight="bold" style:font-weight-asian="bold" style:font-weight-complex="bold" fo:color="#000007" fo:letter-spacing="0.0006in" fo:font-size="12pt" style:font-size-asian="12pt" style:font-size-complex="12pt" fo:background-color="#D3D3D3"/>
    </style:style>
    <style:style style:name="P2981" style:parent-style-name="Normal" style:family="paragraph">
      <style:paragraph-properties fo:line-height="0.1666in" fo:margin-left="0.0694in">
        <style:tab-stops/>
      </style:paragraph-properties>
    </style:style>
    <style:style style:name="T2982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983" style:parent-style-name="DefaultParagraphFont" style:family="text">
      <style:text-properties style:font-name-asian="DejaVu Sans" fo:color="#000007" fo:letter-spacing="-0.0034in" style:text-position="super 66.6%" fo:font-size="10.5pt" style:font-size-asian="10.5pt" style:font-size-complex="10.5pt"/>
    </style:style>
    <style:style style:name="T2984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985" style:parent-style-name="DefaultParagraphFont" style:family="text">
      <style:text-properties style:font-name-asian="DejaVu Sans" fo:color="#000007" fo:letter-spacing="0.0041in" fo:font-size="10.5pt" style:font-size-asian="10.5pt" style:font-size-complex="10.5pt"/>
    </style:style>
    <style:style style:name="T2986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987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988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989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990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991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992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P2993" style:parent-style-name="Normal" style:family="paragraph">
      <style:paragraph-properties fo:margin-left="0.0694in">
        <style:tab-stops/>
      </style:paragraph-properties>
    </style:style>
    <style:style style:name="T2994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2995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996" style:parent-style-name="DefaultParagraphFont" style:family="text">
      <style:text-properties style:font-name-asian="DejaVu Sans" fo:color="#000007" fo:letter-spacing="0.0006in" fo:font-size="10.5pt" style:font-size-asian="10.5pt" style:font-size-complex="10.5pt"/>
    </style:style>
    <style:style style:name="T2997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T2998" style:parent-style-name="DefaultParagraphFont" style:family="text">
      <style:text-properties style:font-name-asian="DejaVu Sans" fo:color="#000007" fo:letter-spacing="0.009in" fo:font-size="10.5pt" style:font-size-asian="10.5pt" style:font-size-complex="10.5pt"/>
    </style:style>
    <style:style style:name="T2999" style:parent-style-name="DefaultParagraphFont" style:family="text">
      <style:text-properties style:font-name-asian="DejaVu Sans" fo:color="#000007" fo:letter-spacing="-0.0034in" fo:font-size="10.5pt" style:font-size-asian="10.5pt" style:font-size-complex="10.5pt"/>
    </style:style>
    <style:style style:name="T3000" style:parent-style-name="DefaultParagraphFont" style:family="text">
      <style:text-properties style:font-name-asian="DejaVu Sans" fo:color="#000007" fo:font-size="10.5pt" style:font-size-asian="10.5pt" style:font-size-complex="10.5pt"/>
    </style:style>
    <style:style style:name="P3001" style:parent-style-name="Normal" style:family="paragraph">
      <style:paragraph-properties fo:margin-left="0.0694in">
        <style:tab-stops/>
      </style:paragraph-properties>
      <style:text-properties style:font-name-asian="DejaVu Sans" fo:font-size="10.5pt" style:font-size-asian="10.5pt" style:font-size-complex="10.5pt"/>
    </style:style>
    <style:style style:family="graphic" style:name="a10">
      <style:graphic-properties style:wrap="run-through" style:run-through="background" style:writing-mode="lr-tb" style:horizontal-rel="page" style:vertical-rel="paragraph" style:horizontal-pos="from-left" style:vertical-pos="from-top"/>
    </style:style>
    <style:style style:family="graphic" style:name="a11">
      <style:graphic-properties style:writing-mode="lr-tb" draw:fill="solid" draw:fill-color="#d9d9d9" draw:opacity="100%" draw:stroke="none"/>
      <style:paragraph-properties/>
    </style:style>
    <style:style style:family="graphic" style:name="a12">
      <style:graphic-properties style:writing-mode="lr-tb" draw:fill="none" draw:stroke="solid" svg:stroke-width="0.05417in" svg:stroke-color="#d9d9d9" svg:stroke-opacity="100%" draw:stroke-linejoin="round"/>
      <style:paragraph-properties/>
    </style:style>
    <style:style style:family="graphic" style:name="a13">
      <style:graphic-properties style:writing-mode="lr-tb" draw:fill="solid" draw:fill-color="#d9d9d9" draw:opacity="100%" draw:stroke="none"/>
      <style:paragraph-properties/>
    </style:style>
    <style:style style:family="graphic" style:name="a14">
      <style:graphic-properties style:writing-mode="lr-tb" draw:fill="none" draw:stroke="solid" svg:stroke-width="0.05417in" svg:stroke-color="#d9d9d9" svg:stroke-opacity="100%" draw:stroke-linejoin="round"/>
      <style:paragraph-properties/>
    </style:style>
    <style:style style:family="graphic" style:name="a15">
      <style:graphic-properties style:writing-mode="lr-tb" draw:fill="solid" draw:fill-color="#d9d9d9" draw:opacity="100%" draw:stroke="none"/>
      <style:paragraph-properties/>
    </style:style>
    <style:style style:family="graphic" style:name="a16">
      <style:graphic-properties style:writing-mode="lr-tb" draw:fill="none" draw:stroke="solid" svg:stroke-width="0.05417in" svg:stroke-color="#d9d9d9" svg:stroke-opacity="100%" draw:stroke-linejoin="round"/>
      <style:paragraph-properties/>
    </style:style>
    <style:style style:family="graphic" style:name="a17">
      <style:graphic-properties style:writing-mode="lr-tb" draw:fill="solid" draw:fill-color="#d9d9d9" draw:opacity="100%" draw:stroke="none"/>
      <style:paragraph-properties/>
    </style:style>
    <style:style style:family="graphic" style:name="a18">
      <style:graphic-properties style:writing-mode="lr-tb" draw:fill="none" draw:stroke="solid" svg:stroke-width="0.00667in" svg:stroke-color="#000007" svg:stroke-opacity="100%" draw:stroke-linejoin="round"/>
      <style:paragraph-properties/>
    </style:style>
    <style:style style:family="graphic" style:name="a19">
      <style:graphic-properties style:wrap="run-through" style:run-through="background" style:writing-mode="lr-tb" style:horizontal-rel="page" style:vertical-rel="paragraph" style:horizontal-pos="from-left" style:vertical-pos="from-top"/>
    </style:style>
    <style:style style:family="graphic" style:name="a2">
      <style:graphic-properties style:writing-mode="lr-tb" draw:fill="solid" draw:fill-color="#d9d9d9" draw:opacity="100%" draw:stroke="none"/>
      <style:paragraph-properties/>
    </style:style>
    <style:style style:family="graphic" style:name="a3">
      <style:graphic-properties style:writing-mode="lr-tb" draw:fill="none" draw:stroke="solid" svg:stroke-width="0.05417in" svg:stroke-color="#d9d9d9" svg:stroke-opacity="100%" draw:stroke-linejoin="round"/>
      <style:paragraph-properties/>
    </style:style>
    <style:style style:family="graphic" style:name="a4">
      <style:graphic-properties style:writing-mode="lr-tb" draw:fill="solid" draw:fill-color="#d9d9d9" draw:opacity="100%" draw:stroke="none"/>
      <style:paragraph-properties/>
    </style:style>
    <style:style style:family="graphic" style:name="a5">
      <style:graphic-properties style:writing-mode="lr-tb" draw:fill="none" draw:stroke="solid" svg:stroke-width="0.05417in" svg:stroke-color="#d9d9d9" svg:stroke-opacity="100%" draw:stroke-linejoin="round"/>
      <style:paragraph-properties/>
    </style:style>
    <style:style style:family="graphic" style:name="a6">
      <style:graphic-properties style:writing-mode="lr-tb" draw:fill="solid" draw:fill-color="#d9d9d9" draw:opacity="100%" draw:stroke="none"/>
      <style:paragraph-properties/>
    </style:style>
    <style:style style:family="graphic" style:name="a7">
      <style:graphic-properties style:writing-mode="lr-tb" draw:fill="none" draw:stroke="solid" svg:stroke-width="0.05417in" svg:stroke-color="#d9d9d9" svg:stroke-opacity="100%" draw:stroke-linejoin="round"/>
      <style:paragraph-properties/>
    </style:style>
    <style:style style:family="graphic" style:name="a8">
      <style:graphic-properties style:writing-mode="lr-tb" draw:fill="solid" draw:fill-color="#d9d9d9" draw:opacity="100%" draw:stroke="none"/>
      <style:paragraph-properties/>
    </style:style>
    <style:style style:family="graphic" style:name="a9">
      <style:graphic-properties style:writing-mode="lr-tb" draw:fill="none" draw:stroke="solid" svg:stroke-width="0.00667in" svg:stroke-color="#000007" svg:stroke-opacity="100%" draw:stroke-linejoin="round"/>
      <style:paragraph-properties/>
    </style:style>
  </office:automatic-styles>
  <office:body>
    <office:text text:use-soft-page-breaks="true">
      <text:p text:style-name="P1"><draw:g draw:z-index="251652096" draw:name="Group 95" draw:id="id10" draw:style-name="a10" text:anchor-type="paragraph"><svg:title/><svg:desc/><draw:custom-shape svg:x="0.49931in" svg:y="0.30347in" svg:width="0.60278in" svg:height="0.19375in" draw:z-index="0" draw:id="id2" draw:style-name="a2" draw:name="Freeform 103"><svg:title/><svg:desc/><draw:enhanced-geometry draw:type="non-primitive" svg:viewBox="0 0 1020 279" draw:enhanced-path="M 0 0 L 1020 0 1020 279 0 279 0 0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20"/><draw:equation draw:name="f7" draw:formula="?f4 / 279"/><draw:equation draw:name="f8" draw:formula="0 + 720 - 720"/><draw:equation draw:name="f9" draw:formula="?f8 * ?f5 / 1020"/><draw:equation draw:name="f10" draw:formula="-279 * ?f4 / 279"/><draw:equation draw:name="f11" draw:formula="0 + 1740 - 720"/><draw:equation draw:name="f12" draw:formula="?f11 * ?f5 / 1020"/><draw:equation draw:name="f13" draw:formula="0 * ?f4 / 279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1.12431in" svg:y="0.30347in" svg:width="0in" svg:height="0.19375in" draw:z-index="0" draw:id="id3" draw:style-name="a3" draw:name="Freeform 102"><svg:title/><svg:desc/><draw:enhanced-geometry draw:type="non-primitive" svg:viewBox="0 0 0 177165" draw:enhanced-path="M 0 177165 L 0 0 N" draw:text-areas="?f8 ?f9 ?f11 ?f12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77165"/><draw:equation draw:name="f8" draw:formula="0 / ?f6"/><draw:equation draw:name="f9" draw:formula="0 / ?f7"/><draw:equation draw:name="f10" draw:formula="-177165 / ?f7"/><draw:equation draw:name="f11" draw:formula="1 / ?f6"/><draw:equation draw:name="f12" draw:formula="177165 / ?f7"/></draw:enhanced-geometry></draw:custom-shape><draw:custom-shape svg:x="1.14653in" svg:y="0.30347in" svg:width="0.63194in" svg:height="0.19375in" draw:z-index="0" draw:id="id4" draw:style-name="a4" draw:name="Freeform 101"><svg:title/><svg:desc/><draw:enhanced-geometry draw:type="non-primitive" svg:viewBox="0 0 1069 279" draw:enhanced-path="M 0 0 L 1069 0 1069 279 0 279 0 0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9"/><draw:equation draw:name="f7" draw:formula="?f4 / 279"/><draw:equation draw:name="f8" draw:formula="0 + 1816 - 1816"/><draw:equation draw:name="f9" draw:formula="?f8 * ?f5 / 1069"/><draw:equation draw:name="f10" draw:formula="-279 * ?f4 / 279"/><draw:equation draw:name="f11" draw:formula="0 + 2885 - 1816"/><draw:equation draw:name="f12" draw:formula="?f11 * ?f5 / 1069"/><draw:equation draw:name="f13" draw:formula="0 * ?f4 / 279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1.80069in" svg:y="0.30347in" svg:width="0in" svg:height="0.19375in" draw:z-index="0" draw:id="id5" draw:style-name="a5" draw:name="Freeform 100"><svg:title/><svg:desc/><draw:enhanced-geometry draw:type="non-primitive" svg:viewBox="0 0 0 177165" draw:enhanced-path="M 0 177165 L 0 0 N" draw:text-areas="?f8 ?f9 ?f11 ?f12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77165"/><draw:equation draw:name="f8" draw:formula="0 / ?f6"/><draw:equation draw:name="f9" draw:formula="0 / ?f7"/><draw:equation draw:name="f10" draw:formula="-177165 / ?f7"/><draw:equation draw:name="f11" draw:formula="1 / ?f6"/><draw:equation draw:name="f12" draw:formula="177165 / ?f7"/></draw:enhanced-geometry></draw:custom-shape><draw:custom-shape svg:x="1.82292in" svg:y="0.30347in" svg:width="0.14236in" svg:height="0.19375in" draw:z-index="0" draw:id="id6" draw:style-name="a6" draw:name="Freeform 99"><svg:title/><svg:desc/><draw:enhanced-geometry draw:type="non-primitive" svg:viewBox="0 0 241 279" draw:enhanced-path="M 0 0 L 241 0 241 279 0 279 0 0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"/><draw:equation draw:name="f7" draw:formula="?f4 / 279"/><draw:equation draw:name="f8" draw:formula="0 + 2961 - 2961"/><draw:equation draw:name="f9" draw:formula="?f8 * ?f5 / 241"/><draw:equation draw:name="f10" draw:formula="-279 * ?f4 / 279"/><draw:equation draw:name="f11" draw:formula="0 + 3202 - 2961"/><draw:equation draw:name="f12" draw:formula="?f11 * ?f5 / 241"/><draw:equation draw:name="f13" draw:formula="0 * ?f4 / 279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1.98819in" svg:y="0.30347in" svg:width="0in" svg:height="0.19375in" draw:z-index="0" draw:id="id7" draw:style-name="a7" draw:name="Freeform 98"><svg:title/><svg:desc/><draw:enhanced-geometry draw:type="non-primitive" svg:viewBox="0 0 0 177165" draw:enhanced-path="M 0 177165 L 0 0 N" draw:text-areas="?f8 ?f9 ?f11 ?f12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77165"/><draw:equation draw:name="f8" draw:formula="0 / ?f6"/><draw:equation draw:name="f9" draw:formula="0 / ?f7"/><draw:equation draw:name="f10" draw:formula="-177165 / ?f7"/><draw:equation draw:name="f11" draw:formula="1 / ?f6"/><draw:equation draw:name="f12" draw:formula="177165 / ?f7"/></draw:enhanced-geometry></draw:custom-shape><draw:custom-shape svg:x="2.01042in" svg:y="0.30347in" svg:width="0.5in" svg:height="0.19375in" draw:z-index="0" draw:id="id8" draw:style-name="a8" draw:name="Freeform 97"><svg:title/><svg:desc/><draw:enhanced-geometry draw:type="non-primitive" svg:viewBox="0 0 847 279" draw:enhanced-path="M 0 0 L 847 0 847 279 0 279 0 0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7"/><draw:equation draw:name="f7" draw:formula="?f4 / 279"/><draw:equation draw:name="f8" draw:formula="0 + 3278 - 3278"/><draw:equation draw:name="f9" draw:formula="?f8 * ?f5 / 847"/><draw:equation draw:name="f10" draw:formula="-279 * ?f4 / 279"/><draw:equation draw:name="f11" draw:formula="0 + 4125 - 3278"/><draw:equation draw:name="f12" draw:formula="?f11 * ?f5 / 847"/><draw:equation draw:name="f13" draw:formula="0 * ?f4 / 279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0.49931in" svg:y="0.47361in" svg:width="2.01042in" svg:height="0in" draw:z-index="0" draw:id="id9" draw:style-name="a9" draw:name="Freeform 96"><svg:title/><svg:desc/><draw:enhanced-geometry draw:type="non-primitive" svg:viewBox="0 0 1838325 0" draw:enhanced-path="M 0 0 L 18383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38325"/><draw:equation draw:name="f7" draw:formula="?f4 / 0"/><draw:equation draw:name="f8" draw:formula="0 / ?f6"/><draw:equation draw:name="f9" draw:formula="0 / ?f7"/><draw:equation draw:name="f10" draw:formula="1838325 / ?f6"/><draw:equation draw:name="f11" draw:formula="1 / ?f7"/></draw:enhanced-geometry></draw:custom-shape></draw:g><text:span text:style-name="T17"><text:s text:c="3"/></text:span><text:span text:style-name="T18">T</text:span><text:span text:style-name="T19">or</text:span><text:span text:style-name="T20">a</text:span><text:span text:style-name="T21">n<text:s/></text:span><text:span text:style-name="T22">S</text:span><text:span text:style-name="T23">a</text:span><text:span text:style-name="T24">h</text:span><text:span text:style-name="T25">u</text:span></text:p>
      <text:p text:style-name="P26"><text:span text:style-name="T27">Senior<text:s/></text:span><text:span text:style-name="T28">S</text:span><text:span text:style-name="T29">y</text:span><text:span text:style-name="T30">s</text:span><text:span text:style-name="T31">t</text:span><text:span text:style-name="T32">em</text:span><text:span text:style-name="T33">s<text:s/></text:span><text:span text:style-name="T34">E</text:span><text:span text:style-name="T35">n</text:span><text:span text:style-name="T36">g</text:span><text:span text:style-name="T37">i</text:span><text:span text:style-name="T38">n</text:span><text:span text:style-name="T39">ee</text:span><text:span text:style-name="T40">r</text:span><text:span text:style-name="T41"><text:s/></text:span><text:span text:style-name="T42">at Infosys</text:span></text:p>
      <text:p text:style-name="P43"><text:span text:style-name="T44">B. Tech (CSE)</text:span><text:span text:style-name="T45"><text:s/></text:span><text:span text:style-name="T46">NIT, Raipur<text:s/></text:span></text:p>
      <text:p text:style-name="P47"><text:span text:style-name="T48">t</text:span><text:span text:style-name="T49">o</text:span><text:span text:style-name="T50">ra</text:span><text:span text:style-name="T51">n</text:span><text:a xlink:href="mailto:sahu@yahoo.com" office:target-frame-name="_top" xlink:show="replace"><text:span text:style-name="T52">.</text:span><text:span text:style-name="T53">s</text:span><text:span text:style-name="T54">a</text:span><text:span text:style-name="T55">hu</text:span><text:span text:style-name="T56">@y</text:span><text:span text:style-name="T57">a</text:span><text:span text:style-name="T58">ho</text:span><text:span text:style-name="T59">o</text:span><text:span text:style-name="T60">.</text:span><text:span text:style-name="T61">c</text:span><text:span text:style-name="T62">o</text:span><text:span text:style-name="T63">m</text:span></text:a><text:span text:style-name="T64">,</text:span><text:span text:style-name="T65"><text:s/></text:span><text:a xlink:href="mailto:toransahooooo@gmail.com" office:target-frame-name="_top" xlink:show="replace"><text:span text:style-name="T66">t</text:span><text:span text:style-name="T67">o</text:span><text:span text:style-name="T68">ra</text:span><text:span text:style-name="T69">ns</text:span><text:span text:style-name="T70">a</text:span><text:span text:style-name="T71">h</text:span><text:span text:style-name="T72">ooo</text:span><text:span text:style-name="T73">o</text:span><text:span text:style-name="T74">o</text:span><text:span text:style-name="T75">@</text:span><text:span text:style-name="T76">g</text:span><text:span text:style-name="T77">m</text:span><text:span text:style-name="T78">a</text:span><text:span text:style-name="T79">il</text:span><text:span text:style-name="T80">.</text:span><text:span text:style-name="T81">c</text:span><text:span text:style-name="T82">o</text:span><text:span text:style-name="T83">m</text:span></text:a></text:p>
      <text:p text:style-name="P84"><text:span text:style-name="T85">+</text:span><text:span text:style-name="T86">91</text:span><text:span text:style-name="T87"><text:s/></text:span><text:span text:style-name="T88">8</text:span><text:span text:style-name="T89">60243</text:span><text:span text:style-name="T90">1</text:span><text:span text:style-name="T91">733</text:span></text:p>
      <text:p text:style-name="P92"><text:span text:style-name="T93">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</text:span></text:p>
      <text:p text:style-name="P94"/>
      <text:p text:style-name="P95"><text:span text:style-name="T96">S</text:span><text:span text:style-name="T97">u</text:span><text:span text:style-name="T98">mm</text:span><text:span text:style-name="T99">a</text:span><text:span text:style-name="T100">r</text:span><text:span text:style-name="T101">y</text:span></text:p>
      <text:p text:style-name="P102"/>
      <text:p text:style-name="P103"><text:span text:style-name="T104">2</text:span><text:span text:style-name="T105"><text:s/></text:span><text:span text:style-name="T106">Years</text:span><text:span text:style-name="T107"><text:s/></text:span><text:span text:style-name="T108">o</text:span><text:span text:style-name="T109">f</text:span><text:span text:style-name="T110"><text:s/></text:span><text:span text:style-name="T111">t</text:span><text:span text:style-name="T112">o</text:span><text:span text:style-name="T113">t</text:span><text:span text:style-name="T114">a</text:span><text:span text:style-name="T115">l</text:span><text:span text:style-name="T116"><text:s/></text:span><text:span text:style-name="T117">w</text:span><text:span text:style-name="T118">o</text:span><text:span text:style-name="T119">rk</text:span><text:span text:style-name="T120"><text:s/></text:span><text:span text:style-name="T121">e</text:span><text:span text:style-name="T122">xp</text:span><text:span text:style-name="T123">e</text:span><text:span text:style-name="T124">r</text:span><text:span text:style-name="T125">i</text:span><text:span text:style-name="T126">e</text:span><text:span text:style-name="T127">nc</text:span><text:span text:style-name="T128">e</text:span><text:span text:style-name="T129"><text:s/></text:span><text:span text:style-name="T130">a</text:span><text:span text:style-name="T131">t</text:span><text:span text:style-name="T132"><text:s/></text:span><text:span text:style-name="T133">I</text:span><text:span text:style-name="T134">nfo</text:span><text:span text:style-name="T135">s</text:span><text:span text:style-name="T136">y</text:span><text:span text:style-name="T137">s</text:span><text:span text:style-name="T138"><text:s/></text:span><text:span text:style-name="T139">L</text:span><text:span text:style-name="T140">t</text:span><text:span text:style-name="T141">d</text:span><text:span text:style-name="T142">.</text:span></text:p>
      <text:p text:style-name="P143"/>
      <text:p text:style-name="P144"><text:span text:style-name="T145">C</text:span><text:span text:style-name="T146">u</text:span><text:span text:style-name="T147">rr</text:span><text:span text:style-name="T148">e</text:span><text:span text:style-name="T149">n</text:span><text:span text:style-name="T150">tl</text:span><text:span text:style-name="T151">y</text:span><text:span text:style-name="T152"><text:s/></text:span><text:span text:style-name="T153">w</text:span><text:span text:style-name="T154">o</text:span><text:span text:style-name="T155">r</text:span><text:span text:style-name="T156">k</text:span><text:span text:style-name="T157">i</text:span><text:span text:style-name="T158">n</text:span><text:span text:style-name="T159">g</text:span><text:span text:style-name="T160"><text:s/></text:span><text:span text:style-name="T161">a</text:span><text:span text:style-name="T162">s</text:span><text:span text:style-name="T163"><text:s/></text:span><text:span text:style-name="T164">Senior<text:s/></text:span><text:span text:style-name="T165">S</text:span><text:span text:style-name="T166">y</text:span><text:span text:style-name="T167">s</text:span><text:span text:style-name="T168">t</text:span><text:span text:style-name="T169">e</text:span><text:span text:style-name="T170">m</text:span><text:span text:style-name="T171">s</text:span><text:span text:style-name="T172"><text:s/></text:span><text:span text:style-name="T173">E</text:span><text:span text:style-name="T174">ng</text:span><text:span text:style-name="T175">i</text:span><text:span text:style-name="T176">n</text:span><text:span text:style-name="T177">e</text:span><text:span text:style-name="T178">er</text:span><text:span text:style-name="T179"><text:s/></text:span><text:span text:style-name="T180">a</text:span><text:span text:style-name="T181">t</text:span><text:span text:style-name="T182"><text:s/></text:span><text:span text:style-name="T183">I</text:span><text:span text:style-name="T184">n</text:span><text:span text:style-name="T185">f</text:span><text:span text:style-name="T186">o</text:span><text:span text:style-name="T187">s</text:span><text:span text:style-name="T188">ys</text:span><text:span text:style-name="T189"><text:s/></text:span><text:span text:style-name="T190">L</text:span><text:span text:style-name="T191">t</text:span><text:span text:style-name="T192">d</text:span><text:span text:style-name="T193"><text:s/></text:span><text:span text:style-name="T194">f</text:span><text:span text:style-name="T195">o</text:span><text:span text:style-name="T196">r</text:span><text:span text:style-name="T197"><text:s/></text:span><text:span text:style-name="T198">I</text:span><text:span text:style-name="T199">T</text:span><text:span text:style-name="T200"><text:s/></text:span><text:span text:style-name="T201">p</text:span><text:span text:style-name="T202">r</text:span><text:span text:style-name="T203">o</text:span><text:span text:style-name="T204">j</text:span><text:span text:style-name="T205">e</text:span><text:span text:style-name="T206">ct</text:span><text:span text:style-name="T207">s</text:span><text:span text:style-name="T208"><text:s/></text:span><text:span text:style-name="T209">i</text:span><text:span text:style-name="T210">n<text:s/></text:span><text:span text:style-name="T211">PL</text:span><text:span text:style-name="T212">M</text:span><text:span text:style-name="T213"><text:s/></text:span><text:span text:style-name="T214">d</text:span><text:span text:style-name="T215">om</text:span><text:span text:style-name="T216">a</text:span><text:span text:style-name="T217">i</text:span><text:span text:style-name="T218">n</text:span><text:span text:style-name="T219">.</text:span><text:span text:style-name="T220"><text:s/></text:span><text:span text:style-name="T221">R</text:span><text:span text:style-name="T222">e</text:span><text:span text:style-name="T223">s</text:span><text:span text:style-name="T224">p</text:span><text:span text:style-name="T225">ons</text:span><text:span text:style-name="T226">i</text:span><text:span text:style-name="T227">b</text:span><text:span text:style-name="T228">l</text:span><text:span text:style-name="T229">e</text:span><text:span text:style-name="T230"><text:s/></text:span><text:span text:style-name="T231">f</text:span><text:span text:style-name="T232">o</text:span><text:span text:style-name="T233">r<text:s/></text:span><text:span text:style-name="T234">u</text:span><text:span text:style-name="T235">nd</text:span><text:span text:style-name="T236">er</text:span><text:span text:style-name="T237">s</text:span><text:span text:style-name="T238">t</text:span><text:span text:style-name="T239">a</text:span><text:span text:style-name="T240">nd</text:span><text:span text:style-name="T241">i</text:span><text:span text:style-name="T242">n</text:span><text:span text:style-name="T243">g</text:span><text:span text:style-name="T244"><text:s/></text:span><text:span text:style-name="T245">t</text:span><text:span text:style-name="T246">h</text:span><text:span text:style-name="T247">e</text:span><text:span text:style-name="T248"><text:s/></text:span><text:span text:style-name="T249">b</text:span><text:span text:style-name="T250">us</text:span><text:span text:style-name="T251">i</text:span><text:span text:style-name="T252">n</text:span><text:span text:style-name="T253">e</text:span><text:span text:style-name="T254">s</text:span><text:span text:style-name="T255">s</text:span><text:span text:style-name="T256"><text:s/></text:span><text:span text:style-name="T257">re</text:span><text:span text:style-name="T258">qu</text:span><text:span text:style-name="T259">i</text:span><text:span text:style-name="T260">r</text:span><text:span text:style-name="T261">e</text:span><text:span text:style-name="T262">m</text:span><text:span text:style-name="T263">e</text:span><text:span text:style-name="T264">n</text:span><text:span text:style-name="T265">t</text:span><text:span text:style-name="T266">,</text:span><text:span text:style-name="T267"><text:s/>d</text:span><text:span text:style-name="T268">e</text:span><text:span text:style-name="T269">s</text:span><text:span text:style-name="T270">i</text:span><text:span text:style-name="T271">g</text:span><text:span text:style-name="T272">n</text:span><text:span text:style-name="T273">i</text:span><text:span text:style-name="T274">ng</text:span><text:span text:style-name="T275">,</text:span><text:span text:style-name="T276"><text:s/></text:span><text:span text:style-name="T277">i</text:span><text:span text:style-name="T278">m</text:span><text:span text:style-name="T279">p</text:span><text:span text:style-name="T280">l</text:span><text:span text:style-name="T281">e</text:span><text:span text:style-name="T282">m</text:span><text:span text:style-name="T283">e</text:span><text:span text:style-name="T284">n</text:span><text:span text:style-name="T285">t</text:span><text:span text:style-name="T286">i</text:span><text:span text:style-name="T287">n</text:span><text:span text:style-name="T288">g</text:span><text:span text:style-name="T289"><text:s/></text:span><text:span text:style-name="T290">&amp;</text:span><text:span text:style-name="T291"><text:s/></text:span><text:span text:style-name="T292">d</text:span><text:span text:style-name="T293">e</text:span><text:span text:style-name="T294">li</text:span><text:span text:style-name="T295">ver</text:span><text:span text:style-name="T296">i</text:span><text:span text:style-name="T297">n</text:span><text:span text:style-name="T298">g</text:span><text:span text:style-name="T299"><text:s/></text:span><text:span text:style-name="T300">t</text:span><text:span text:style-name="T301">h</text:span><text:span text:style-name="T302">e</text:span><text:span text:style-name="T303"><text:s/>s</text:span><text:span text:style-name="T304">o</text:span><text:span text:style-name="T305">l</text:span><text:span text:style-name="T306">u</text:span><text:span text:style-name="T307">ti</text:span><text:span text:style-name="T308">o</text:span><text:span text:style-name="T309">n</text:span><text:span text:style-name="T310"><text:s/></text:span><text:span text:style-name="T311">a</text:span><text:span text:style-name="T312">s</text:span><text:span text:style-name="T313"><text:s/></text:span><text:span text:style-name="T314">b</text:span><text:span text:style-name="T315">e</text:span><text:span text:style-name="T316">i</text:span><text:span text:style-name="T317">n</text:span><text:span text:style-name="T318">g<text:s/></text:span><text:span text:style-name="T319">t</text:span><text:span text:style-name="T320">h</text:span><text:span text:style-name="T321">e</text:span><text:span text:style-name="T322"><text:s/></text:span><text:span text:style-name="T323">f</text:span><text:span text:style-name="T324">i</text:span><text:span text:style-name="T325">r</text:span><text:span text:style-name="T326">s</text:span><text:span text:style-name="T327">t</text:span><text:span text:style-name="T328"><text:s/></text:span><text:span text:style-name="T329">p</text:span><text:span text:style-name="T330">o</text:span><text:span text:style-name="T331">i</text:span><text:span text:style-name="T332">n</text:span><text:span text:style-name="T333">t<text:s/></text:span><text:span text:style-name="T334">o</text:span><text:span text:style-name="T335">f</text:span><text:span text:style-name="T336"><text:s/></text:span><text:span text:style-name="T337">c</text:span><text:span text:style-name="T338">o</text:span><text:span text:style-name="T339">n</text:span><text:span text:style-name="T340">t</text:span><text:span text:style-name="T341">a</text:span><text:span text:style-name="T342">c</text:span><text:span text:style-name="T343">t</text:span><text:span text:style-name="T344"><text:s/></text:span><text:span text:style-name="T345">f</text:span><text:span text:style-name="T346">o</text:span><text:span text:style-name="T347">r<text:s/></text:span><text:span text:style-name="T348">t</text:span><text:span text:style-name="T349">h</text:span><text:span text:style-name="T350">e</text:span><text:span text:style-name="T351"><text:s/></text:span><text:span text:style-name="T352">cli</text:span><text:span text:style-name="T353">e</text:span><text:span text:style-name="T354">n</text:span><text:span text:style-name="T355">t</text:span><text:span text:style-name="T356">.</text:span></text:p>
      <text:p text:style-name="P357"/>
      <text:p text:style-name="P358"><text:span text:style-name="T359">H</text:span><text:span text:style-name="T360">ave<text:s/></text:span><text:span text:style-name="T361">e</text:span><text:span text:style-name="T362">x</text:span><text:span text:style-name="T363">p</text:span><text:span text:style-name="T364">er</text:span><text:span text:style-name="T365">i</text:span><text:span text:style-name="T366">e</text:span><text:span text:style-name="T367">n</text:span><text:span text:style-name="T368">c</text:span><text:span text:style-name="T369">ed</text:span><text:span text:style-name="T370"><text:s/></text:span><text:span text:style-name="T371">m</text:span><text:span text:style-name="T372">a</text:span><text:span text:style-name="T373">n</text:span><text:span text:style-name="T374">y</text:span><text:span text:style-name="T375"><text:s/></text:span><text:span text:style-name="T376">t</text:span><text:span text:style-name="T377">e</text:span><text:span text:style-name="T378">c</text:span><text:span text:style-name="T379">h</text:span><text:span text:style-name="T380">no</text:span><text:span text:style-name="T381">l</text:span><text:span text:style-name="T382">og</text:span><text:span text:style-name="T383">i</text:span><text:span text:style-name="T384">es</text:span><text:span text:style-name="T385"><text:s/></text:span><text:span text:style-name="T386">d</text:span><text:span text:style-name="T387">u</text:span><text:span text:style-name="T388">r</text:span><text:span text:style-name="T389">i</text:span><text:span text:style-name="T390">n</text:span><text:span text:style-name="T391">g</text:span><text:span text:style-name="T392"><text:s/></text:span><text:span text:style-name="T393">c</text:span><text:span text:style-name="T394">o</text:span><text:span text:style-name="T395">r</text:span><text:span text:style-name="T396">po</text:span><text:span text:style-name="T397">ra</text:span><text:span text:style-name="T398">t</text:span><text:span text:style-name="T399">e<text:s/></text:span><text:span text:style-name="T400">p</text:span><text:span text:style-name="T401">r</text:span><text:span text:style-name="T402">o</text:span><text:span text:style-name="T403">j</text:span><text:span text:style-name="T404">e</text:span><text:span text:style-name="T405">ct</text:span><text:span text:style-name="T406">s</text:span><text:span text:style-name="T407"><text:s/></text:span><text:span text:style-name="T408">-</text:span><text:span text:style-name="T409"><text:s/></text:span><text:span text:style-name="T410">O</text:span><text:span text:style-name="T411">r</text:span><text:span text:style-name="T412">a</text:span><text:span text:style-name="T413">c</text:span><text:span text:style-name="T414">l</text:span><text:span text:style-name="T415">e<text:s/></text:span><text:span text:style-name="T416">d</text:span><text:span text:style-name="T417">a</text:span><text:span text:style-name="T418">t</text:span><text:span text:style-name="T419">a</text:span><text:span text:style-name="T420">b</text:span><text:span text:style-name="T421">a</text:span><text:span text:style-name="T422">s</text:span><text:span text:style-name="T423">e,</text:span><text:span text:style-name="T424"><text:s/></text:span><text:span text:style-name="T425">PL</text:span><text:span text:style-name="T426">/</text:span><text:span text:style-name="T427">S</text:span><text:span text:style-name="T428">Q</text:span><text:span text:style-name="T429">L</text:span><text:span text:style-name="T430">,</text:span><text:span text:style-name="T431"><text:s/></text:span><text:span text:style-name="T432">Java,<text:s/></text:span><text:span text:style-name="T433">.Net, C#, Python,<text:s/></text:span><text:span text:style-name="T434">Siemens</text:span><text:span text:style-name="T435"><text:s/>SIMATIC IT</text:span><text:span text:style-name="T436"><text:s/>Interspec/</text:span><text:span text:style-name="T437">Meridian</text:span><text:span text:style-name="T438">, Oracle Agile PLM,</text:span><text:span text:style-name="T439"><text:s/></text:span><text:span text:style-name="T440">and Selerant’s</text:span><text:span text:style-name="T441"><text:s/>DevEX PLM.</text:span></text:p>
      <text:p text:style-name="P442"/>
      <text:p text:style-name="P443"><text:span text:style-name="T444">G</text:span><text:span text:style-name="T445">oo</text:span><text:span text:style-name="T446">d</text:span><text:span text:style-name="T447"><text:s/></text:span><text:span text:style-name="T448">u</text:span><text:span text:style-name="T449">nd</text:span><text:span text:style-name="T450">e</text:span><text:span text:style-name="T451">r</text:span><text:span text:style-name="T452">s</text:span><text:span text:style-name="T453">t</text:span><text:span text:style-name="T454">a</text:span><text:span text:style-name="T455">nd</text:span><text:span text:style-name="T456">i</text:span><text:span text:style-name="T457">n</text:span><text:span text:style-name="T458">g</text:span><text:span text:style-name="T459"><text:s/></text:span><text:span text:style-name="T460">o</text:span><text:span text:style-name="T461">f<text:s/></text:span><text:span text:style-name="T462">d</text:span><text:span text:style-name="T463">a</text:span><text:span text:style-name="T464">t</text:span><text:span text:style-name="T465">a</text:span><text:span text:style-name="T466"><text:s/></text:span><text:span text:style-name="T467">s</text:span><text:span text:style-name="T468">t</text:span><text:span text:style-name="T469">r</text:span><text:span text:style-name="T470">u</text:span><text:span text:style-name="T471">ct</text:span><text:span text:style-name="T472">u</text:span><text:span text:style-name="T473">r</text:span><text:span text:style-name="T474">e</text:span><text:span text:style-name="T475">s</text:span><text:span text:style-name="T476">,</text:span><text:span text:style-name="T477"><text:s/></text:span><text:span text:style-name="T478">d</text:span><text:span text:style-name="T479">a</text:span><text:span text:style-name="T480">t</text:span><text:span text:style-name="T481">a</text:span><text:span text:style-name="T482">b</text:span><text:span text:style-name="T483">a</text:span><text:span text:style-name="T484">s</text:span><text:span text:style-name="T485">e,</text:span><text:span text:style-name="T486"><text:s/></text:span><text:span text:style-name="T487">a</text:span><text:span text:style-name="T488">l</text:span><text:span text:style-name="T489">go</text:span><text:span text:style-name="T490">r</text:span><text:span text:style-name="T491">it</text:span><text:span text:style-name="T492">hm</text:span><text:span text:style-name="T493">s</text:span><text:span text:style-name="T494">,</text:span><text:span text:style-name="T495"><text:s/></text:span><text:span text:style-name="T496">a</text:span><text:span text:style-name="T497">n</text:span><text:span text:style-name="T498">d</text:span><text:span text:style-name="T499"><text:s/></text:span><text:span text:style-name="T500">b</text:span><text:span text:style-name="T501">us</text:span><text:span text:style-name="T502">i</text:span><text:span text:style-name="T503">n</text:span><text:span text:style-name="T504">e</text:span><text:span text:style-name="T505">s</text:span><text:span text:style-name="T506">s</text:span><text:span text:style-name="T507"><text:s/></text:span><text:span text:style-name="T508">un</text:span><text:span text:style-name="T509">d</text:span><text:span text:style-name="T510">er</text:span><text:span text:style-name="T511">s</text:span><text:span text:style-name="T512">t</text:span><text:span text:style-name="T513">a</text:span><text:span text:style-name="T514">n</text:span><text:span text:style-name="T515">d</text:span><text:span text:style-name="T516">i</text:span><text:span text:style-name="T517">n</text:span><text:span text:style-name="T518">g</text:span><text:span text:style-name="T519"><text:s/></text:span><text:span text:style-name="T520">c</text:span><text:span text:style-name="T521">o</text:span><text:span text:style-name="T522">up</text:span><text:span text:style-name="T523">l</text:span><text:span text:style-name="T524">ed<text:s/></text:span><text:span text:style-name="T525">w</text:span><text:span text:style-name="T526">i</text:span><text:span text:style-name="T527">t</text:span><text:span text:style-name="T528">h</text:span><text:span text:style-name="T529"><text:s/></text:span><text:span text:style-name="T530">s</text:span><text:span text:style-name="T531">h</text:span><text:span text:style-name="T532">a</text:span><text:span text:style-name="T533">rp</text:span><text:span text:style-name="T534"><text:s/></text:span><text:span text:style-name="T535">a</text:span><text:span text:style-name="T536">n</text:span><text:span text:style-name="T537">a</text:span><text:span text:style-name="T538">l</text:span><text:span text:style-name="T539">y</text:span><text:span text:style-name="T540">t</text:span><text:span text:style-name="T541">ic</text:span><text:span text:style-name="T542">al<text:s/></text:span><text:span text:style-name="T543">a</text:span><text:span text:style-name="T544">n</text:span><text:span text:style-name="T545">d</text:span><text:span text:style-name="T546"><text:s/></text:span><text:span text:style-name="T547">p</text:span><text:span text:style-name="T548">r</text:span><text:span text:style-name="T549">ob</text:span><text:span text:style-name="T550">l</text:span><text:span text:style-name="T551">e</text:span><text:span text:style-name="T552">m</text:span><text:span text:style-name="T553">-</text:span><text:span text:style-name="T554">so</text:span><text:span text:style-name="T555">l</text:span><text:span text:style-name="T556">v</text:span><text:span text:style-name="T557">i</text:span><text:span text:style-name="T558">n</text:span><text:span text:style-name="T559">g</text:span><text:span text:style-name="T560"><text:s/></text:span><text:span text:style-name="T561">s</text:span><text:span text:style-name="T562">k</text:span><text:span text:style-name="T563">ill</text:span><text:span text:style-name="T564">.</text:span></text:p>
      <text:p text:style-name="P565"/>
      <text:p text:style-name="P566"><text:span text:style-name="T567">A</text:span><text:span text:style-name="T568">cti</text:span><text:span text:style-name="T569">ve</text:span><text:span text:style-name="T570">l</text:span><text:span text:style-name="T571">y</text:span><text:span text:style-name="T572"><text:s/></text:span><text:span text:style-name="T573">w</text:span><text:span text:style-name="T574">a</text:span><text:span text:style-name="T575">n</text:span><text:span text:style-name="T576">t</text:span><text:span text:style-name="T577"><text:s/></text:span><text:span text:style-name="T578">t</text:span><text:span text:style-name="T579">o</text:span><text:span text:style-name="T580"><text:s/></text:span><text:span text:style-name="T581">s</text:span><text:span text:style-name="T582">w</text:span><text:span text:style-name="T583">itc</text:span><text:span text:style-name="T584">h</text:span><text:span text:style-name="T585"><text:s/></text:span><text:span text:style-name="T586">c</text:span><text:span text:style-name="T587">o</text:span><text:span text:style-name="T588">mp</text:span><text:span text:style-name="T589">a</text:span><text:span text:style-name="T590">n</text:span><text:span text:style-name="T591">y</text:span><text:span text:style-name="T592"><text:s/></text:span><text:span text:style-name="T593">a</text:span><text:span text:style-name="T594">s</text:span><text:span text:style-name="T595"><text:s/></text:span><text:span text:style-name="T596">a</text:span><text:span text:style-name="T597"><text:s/></text:span><text:span text:style-name="T598">f</text:span><text:span text:style-name="T599">u</text:span><text:span text:style-name="T600">ll</text:span><text:span text:style-name="T601">-</text:span><text:span text:style-name="T602">ti</text:span><text:span text:style-name="T603">m</text:span><text:span text:style-name="T604">e</text:span><text:span text:style-name="T605"><text:s/></text:span><text:span text:style-name="T606">s</text:span><text:span text:style-name="T607">o</text:span><text:span text:style-name="T608">f</text:span><text:span text:style-name="T609">t</text:span><text:span text:style-name="T610">w</text:span><text:span text:style-name="T611">a</text:span><text:span text:style-name="T612">r</text:span><text:span text:style-name="T613">e</text:span><text:span text:style-name="T614"><text:s/></text:span><text:span text:style-name="T615">e</text:span><text:span text:style-name="T616">ng</text:span><text:span text:style-name="T617">i</text:span><text:span text:style-name="T618">n</text:span><text:span text:style-name="T619">eer</text:span><text:span text:style-name="T620">i</text:span><text:span text:style-name="T621">n</text:span><text:span text:style-name="T622">g</text:span><text:span text:style-name="T623"><text:s/></text:span><text:span text:style-name="T624">r</text:span><text:span text:style-name="T625">o</text:span><text:span text:style-name="T626">l</text:span><text:span text:style-name="T627">e.</text:span><text:span text:style-name="T628"><text:s/></text:span><text:span text:style-name="T629">L</text:span><text:span text:style-name="T630">oo</text:span><text:span text:style-name="T631">k</text:span><text:span text:style-name="T632">i</text:span><text:span text:style-name="T633">n</text:span><text:span text:style-name="T634">g</text:span><text:span text:style-name="T635"><text:s/></text:span><text:span text:style-name="T636">f</text:span><text:span text:style-name="T637">o</text:span><text:span text:style-name="T638">r a</text:span><text:span text:style-name="T639"><text:s/></text:span><text:span text:style-name="T640">c</text:span><text:span text:style-name="T641">h</text:span><text:span text:style-name="T642">a</text:span><text:span text:style-name="T643">ll</text:span><text:span text:style-name="T644">e</text:span><text:span text:style-name="T645">ng</text:span><text:span text:style-name="T646">i</text:span><text:span text:style-name="T647">n</text:span><text:span text:style-name="T648">g<text:s/></text:span><text:span text:style-name="T649">w</text:span><text:span text:style-name="T650">o</text:span><text:span text:style-name="T651">rk</text:span><text:span text:style-name="T652"><text:s/></text:span><text:span text:style-name="T653">a</text:span><text:span text:style-name="T654">s</text:span><text:span text:style-name="T655"><text:s/></text:span><text:span text:style-name="T656">w</text:span><text:span text:style-name="T657">e</text:span><text:span text:style-name="T658">l</text:span><text:span text:style-name="T659">l</text:span><text:span text:style-name="T660"><text:s/></text:span><text:span text:style-name="T661">a</text:span><text:span text:style-name="T662">s</text:span><text:span text:style-name="T663"><text:s/></text:span><text:span text:style-name="T664">f</text:span><text:span text:style-name="T665">u</text:span><text:span text:style-name="T666">n</text:span><text:span text:style-name="T667">.</text:span><text:span text:style-name="T668"><text:s/></text:span><text:span text:style-name="T669">W</text:span><text:span text:style-name="T670">a</text:span><text:span text:style-name="T671">n</text:span><text:span text:style-name="T672">t</text:span><text:span text:style-name="T673"><text:s/></text:span><text:span text:style-name="T674">t</text:span><text:span text:style-name="T675">o</text:span><text:span text:style-name="T676"><text:s/></text:span><text:span text:style-name="T677">b</text:span><text:span text:style-name="T678">e</text:span><text:span text:style-name="T679"><text:s/></text:span><text:span text:style-name="T680">a</text:span><text:span text:style-name="T681">r</text:span><text:span text:style-name="T682">ou</text:span><text:span text:style-name="T683">n</text:span><text:span text:style-name="T684">d</text:span><text:span text:style-name="T685"><text:s/></text:span><text:span text:style-name="T686">p</text:span><text:span text:style-name="T687">r</text:span><text:span text:style-name="T688">o</text:span><text:span text:style-name="T689">f</text:span><text:span text:style-name="T690">e</text:span><text:span text:style-name="T691">ss</text:span><text:span text:style-name="T692">i</text:span><text:span text:style-name="T693">on</text:span><text:span text:style-name="T694">a</text:span><text:span text:style-name="T695">l</text:span><text:span text:style-name="T696">s</text:span><text:span text:style-name="T697"><text:s/></text:span><text:span text:style-name="T698">t</text:span><text:span text:style-name="T699">o</text:span><text:span text:style-name="T700"><text:s/></text:span><text:span text:style-name="T701">l</text:span><text:span text:style-name="T702">e</text:span><text:span text:style-name="T703">a</text:span><text:span text:style-name="T704">rn</text:span><text:span text:style-name="T705"><text:s/></text:span><text:span text:style-name="T706">a</text:span><text:span text:style-name="T707">s</text:span><text:span text:style-name="T708"><text:s/></text:span><text:span text:style-name="T709">m</text:span><text:span text:style-name="T710">u</text:span><text:span text:style-name="T711">c</text:span><text:span text:style-name="T712">h</text:span><text:span text:style-name="T713"><text:s/></text:span><text:span text:style-name="T714">a</text:span><text:span text:style-name="T715">s</text:span><text:span text:style-name="T716"><text:s/></text:span><text:span text:style-name="T717">p</text:span><text:span text:style-name="T718">oss</text:span><text:span text:style-name="T719">i</text:span><text:span text:style-name="T720">b</text:span><text:span text:style-name="T721">l</text:span><text:span text:style-name="T722">e.</text:span></text:p>
      <text:p text:style-name="P723"><text:span text:style-name="T724">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</text:span></text:p>
      <text:p text:style-name="P725"/>
      <text:p text:style-name="P726"><text:span text:style-name="T727">E</text:span><text:span text:style-name="T728">xp</text:span><text:span text:style-name="T729">e</text:span><text:span text:style-name="T730">r</text:span><text:span text:style-name="T731">i</text:span><text:span text:style-name="T732">e</text:span><text:span text:style-name="T733">n</text:span><text:span text:style-name="T734">c</text:span><text:span text:style-name="T735">e</text:span></text:p>
      <text:p text:style-name="P736"/>
      <text:p text:style-name="P737"><text:span text:style-name="T738">Senior S</text:span><text:span text:style-name="T739">y</text:span><text:span text:style-name="T740">s</text:span><text:span text:style-name="T741">t</text:span><text:span text:style-name="T742">em</text:span><text:span text:style-name="T743">s<text:s/></text:span><text:span text:style-name="T744">E</text:span><text:span text:style-name="T745">n</text:span><text:span text:style-name="T746">g</text:span><text:span text:style-name="T747">i</text:span><text:span text:style-name="T748">n</text:span><text:span text:style-name="T749">ee</text:span><text:span text:style-name="T750">r</text:span><text:span text:style-name="T751"><text:s/></text:span><text:span text:style-name="T752">a</text:span><text:span text:style-name="T753">t</text:span><text:span text:style-name="T754"><text:s/></text:span><text:span text:style-name="T755">I</text:span><text:span text:style-name="T756">n</text:span><text:span text:style-name="T757">f</text:span><text:span text:style-name="T758">o</text:span><text:span text:style-name="T759">s</text:span><text:span text:style-name="T760">y</text:span><text:span text:style-name="T761">s</text:span></text:p>
      <text:p text:style-name="P762"><text:span text:style-name="T763">July</text:span><text:span text:style-name="T764"><text:s/></text:span><text:span text:style-name="T765">2</text:span><text:span text:style-name="T766">017<text:s/></text:span><text:span text:style-name="T767">to<text:s/></text:span><text:span text:style-name="T768">P</text:span><text:span text:style-name="T769">r</text:span><text:span text:style-name="T770">e</text:span><text:span text:style-name="T771">s</text:span><text:span text:style-name="T772">e</text:span><text:span text:style-name="T773">n</text:span><text:span text:style-name="T774">t</text:span><text:span text:style-name="T775"><text:s/></text:span></text:p>
      <text:p text:style-name="P776"><draw:g draw:z-index="251654144" draw:name="Group 67" draw:id="id19" draw:style-name="a19" text:anchor-type="paragraph"><svg:title/><svg:desc/><draw:custom-shape svg:x="0.49931in" svg:y="0.17292in" svg:width="0.59028in" svg:height="0.19375in" draw:z-index="0" draw:id="id11" draw:style-name="a11" draw:name="Freeform 75"><svg:title/><svg:desc/><draw:enhanced-geometry draw:type="non-primitive" svg:viewBox="0 0 1020 279" draw:enhanced-path="M 0 0 L 1020 0 1020 279 0 279 0 0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20"/><draw:equation draw:name="f7" draw:formula="?f4 / 279"/><draw:equation draw:name="f8" draw:formula="0 + 720 - 720"/><draw:equation draw:name="f9" draw:formula="?f8 * ?f5 / 1020"/><draw:equation draw:name="f10" draw:formula="-280 * ?f4 / 279"/><draw:equation draw:name="f11" draw:formula="0 + 1740 - 720"/><draw:equation draw:name="f12" draw:formula="?f11 * ?f5 / 1020"/><draw:equation draw:name="f13" draw:formula="-1 * ?f4 / 279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1.11111in" svg:y="0.17292in" svg:width="0in" svg:height="0.19375in" draw:z-index="0" draw:id="id12" draw:style-name="a12" draw:name="Freeform 74"><svg:title/><svg:desc/><draw:enhanced-geometry draw:type="non-primitive" svg:viewBox="0 0 0 177165" draw:enhanced-path="M 0 177165 L 0 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77165"/><draw:equation draw:name="f8" draw:formula="0 / ?f6"/><draw:equation draw:name="f9" draw:formula="-635 / ?f7"/><draw:equation draw:name="f10" draw:formula="-177800 / ?f7"/><draw:equation draw:name="f11" draw:formula="1 / ?f6"/><draw:equation draw:name="f12" draw:formula="0 / ?f7"/><draw:equation draw:name="f13" draw:formula="177165 / ?f7"/></draw:enhanced-geometry></draw:custom-shape><draw:custom-shape svg:x="1.13333in" svg:y="0.17292in" svg:width="0.61875in" svg:height="0.19375in" draw:z-index="0" draw:id="id13" draw:style-name="a13" draw:name="Freeform 73"><svg:title/><svg:desc/><draw:enhanced-geometry draw:type="non-primitive" svg:viewBox="0 0 1069 279" draw:enhanced-path="M 0 0 L 1069 0 1069 279 0 279 0 0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9"/><draw:equation draw:name="f7" draw:formula="?f4 / 279"/><draw:equation draw:name="f8" draw:formula="0 + 1816 - 1816"/><draw:equation draw:name="f9" draw:formula="?f8 * ?f5 / 1069"/><draw:equation draw:name="f10" draw:formula="-280 * ?f4 / 279"/><draw:equation draw:name="f11" draw:formula="0 + 2885 - 1816"/><draw:equation draw:name="f12" draw:formula="?f11 * ?f5 / 1069"/><draw:equation draw:name="f13" draw:formula="-1 * ?f4 / 279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1.77361in" svg:y="0.17292in" svg:width="0in" svg:height="0.19375in" draw:z-index="0" draw:id="id14" draw:style-name="a14" draw:name="Freeform 72"><svg:title/><svg:desc/><draw:enhanced-geometry draw:type="non-primitive" svg:viewBox="0 0 0 177165" draw:enhanced-path="M 0 177165 L 0 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77165"/><draw:equation draw:name="f8" draw:formula="0 / ?f6"/><draw:equation draw:name="f9" draw:formula="-635 / ?f7"/><draw:equation draw:name="f10" draw:formula="-177800 / ?f7"/><draw:equation draw:name="f11" draw:formula="1 / ?f6"/><draw:equation draw:name="f12" draw:formula="0 / ?f7"/><draw:equation draw:name="f13" draw:formula="177165 / ?f7"/></draw:enhanced-geometry></draw:custom-shape><draw:custom-shape svg:x="1.79583in" svg:y="0.17292in" svg:width="0.13958in" svg:height="0.19375in" draw:z-index="0" draw:id="id15" draw:style-name="a15" draw:name="Freeform 71"><svg:title/><svg:desc/><draw:enhanced-geometry draw:type="non-primitive" svg:viewBox="0 0 241 279" draw:enhanced-path="M 0 0 L 241 0 241 279 0 279 0 0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"/><draw:equation draw:name="f7" draw:formula="?f4 / 279"/><draw:equation draw:name="f8" draw:formula="0 + 2961 - 2961"/><draw:equation draw:name="f9" draw:formula="?f8 * ?f5 / 241"/><draw:equation draw:name="f10" draw:formula="-280 * ?f4 / 279"/><draw:equation draw:name="f11" draw:formula="0 + 3202 - 2961"/><draw:equation draw:name="f12" draw:formula="?f11 * ?f5 / 241"/><draw:equation draw:name="f13" draw:formula="-1 * ?f4 / 279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1.95694in" svg:y="0.17292in" svg:width="0in" svg:height="0.19375in" draw:z-index="0" draw:id="id16" draw:style-name="a16" draw:name="Freeform 70"><svg:title/><svg:desc/><draw:enhanced-geometry draw:type="non-primitive" svg:viewBox="0 0 0 177165" draw:enhanced-path="M 0 177165 L 0 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77165"/><draw:equation draw:name="f8" draw:formula="0 / ?f6"/><draw:equation draw:name="f9" draw:formula="-635 / ?f7"/><draw:equation draw:name="f10" draw:formula="-177800 / ?f7"/><draw:equation draw:name="f11" draw:formula="1 / ?f6"/><draw:equation draw:name="f12" draw:formula="0 / ?f7"/><draw:equation draw:name="f13" draw:formula="177165 / ?f7"/></draw:enhanced-geometry></draw:custom-shape><draw:custom-shape svg:x="1.97917in" svg:y="0.17292in" svg:width="0.49028in" svg:height="0.19375in" draw:z-index="0" draw:id="id17" draw:style-name="a17" draw:name="Freeform 69"><svg:title/><svg:desc/><draw:enhanced-geometry draw:type="non-primitive" svg:viewBox="0 0 847 279" draw:enhanced-path="M 0 0 L 847 0 847 279 0 279 0 0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7"/><draw:equation draw:name="f7" draw:formula="?f4 / 279"/><draw:equation draw:name="f8" draw:formula="0 + 3278 - 3278"/><draw:equation draw:name="f9" draw:formula="?f8 * ?f5 / 847"/><draw:equation draw:name="f10" draw:formula="-280 * ?f4 / 279"/><draw:equation draw:name="f11" draw:formula="0 + 4125 - 3278"/><draw:equation draw:name="f12" draw:formula="?f11 * ?f5 / 847"/><draw:equation draw:name="f13" draw:formula="-1 * ?f4 / 279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0.49931in" svg:y="0.34375in" svg:width="1.96875in" svg:height="0in" draw:z-index="0" draw:id="id18" draw:style-name="a18" draw:name="Freeform 68"><svg:title/><svg:desc/><draw:enhanced-geometry draw:type="non-primitive" svg:viewBox="0 0 1800225 0" draw:enhanced-path="M 0 0 L 18002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00225"/><draw:equation draw:name="f7" draw:formula="?f4 / 0"/><draw:equation draw:name="f8" draw:formula="0 / ?f6"/><draw:equation draw:name="f9" draw:formula="0 / ?f7"/><draw:equation draw:name="f10" draw:formula="1800225 / ?f6"/><draw:equation draw:name="f11" draw:formula="1 / ?f7"/></draw:enhanced-geometry></draw:custom-shape></draw:g></text:p>
      <text:p text:style-name="P777"><text:span text:style-name="T778">S</text:span><text:span text:style-name="T779">y</text:span><text:span text:style-name="T780">s</text:span><text:span text:style-name="T781">t</text:span><text:span text:style-name="T782">em</text:span><text:span text:style-name="T783">s<text:s/></text:span><text:span text:style-name="T784">E</text:span><text:span text:style-name="T785">n</text:span><text:span text:style-name="T786">g</text:span><text:span text:style-name="T787">i</text:span><text:span text:style-name="T788">n</text:span><text:span text:style-name="T789">ee</text:span><text:span text:style-name="T790">r</text:span><text:span text:style-name="T791"><text:s/></text:span><text:span text:style-name="T792">a</text:span><text:span text:style-name="T793">t</text:span><text:span text:style-name="T794"><text:s/></text:span><text:span text:style-name="T795">I</text:span><text:span text:style-name="T796">n</text:span><text:span text:style-name="T797">f</text:span><text:span text:style-name="T798">o</text:span><text:span text:style-name="T799">s</text:span><text:span text:style-name="T800">y</text:span><text:span text:style-name="T801">s</text:span></text:p>
      <text:p text:style-name="P802"><text:span text:style-name="T803">June</text:span><text:span text:style-name="T804"><text:s/></text:span><text:span text:style-name="T805">2</text:span><text:span text:style-name="T806">015<text:s/></text:span><text:span text:style-name="T807">to<text:s/></text:span><text:span text:style-name="T808">June 2017</text:span></text:p>
      <text:p text:style-name="P809"/>
      <text:p text:style-name="P810">Contributed in<text:s/>two data migration<text:s/>projects.</text:p>
      <text:p text:style-name="P811"/>
      <text:p text:style-name="P812"><text:span text:style-name="T813">R</text:span><text:span text:style-name="T814">e</text:span><text:span text:style-name="T815">q</text:span><text:span text:style-name="T816">u</text:span><text:span text:style-name="T817">i</text:span><text:span text:style-name="T818">re</text:span><text:span text:style-name="T819">m</text:span><text:span text:style-name="T820">e</text:span><text:span text:style-name="T821">n</text:span><text:span text:style-name="T822">t</text:span><text:span text:style-name="T823"><text:s/></text:span><text:span text:style-name="T824">g</text:span><text:span text:style-name="T825">a</text:span><text:span text:style-name="T826">t</text:span><text:span text:style-name="T827">h</text:span><text:span text:style-name="T828">er</text:span><text:span text:style-name="T829">i</text:span><text:span text:style-name="T830">n</text:span><text:span text:style-name="T831">g</text:span><text:span text:style-name="T832">,</text:span><text:span text:style-name="T833"><text:s/></text:span><text:span text:style-name="T834">d</text:span><text:span text:style-name="T835">i</text:span><text:span text:style-name="T836">s</text:span><text:span text:style-name="T837">c</text:span><text:span text:style-name="T838">uss</text:span><text:span text:style-name="T839">i</text:span><text:span text:style-name="T840">o</text:span><text:span text:style-name="T841">n</text:span><text:span text:style-name="T842">. S</text:span><text:span text:style-name="T843">o</text:span><text:span text:style-name="T844">l</text:span><text:span text:style-name="T845">u</text:span><text:span text:style-name="T846">ti</text:span><text:span text:style-name="T847">o</text:span><text:span text:style-name="T848">n</text:span><text:span text:style-name="T849"><text:s/></text:span><text:span text:style-name="T850">d</text:span><text:span text:style-name="T851">e</text:span><text:span text:style-name="T852">s</text:span><text:span text:style-name="T853">i</text:span><text:span text:style-name="T854">gn</text:span><text:span text:style-name="T855">i</text:span><text:span text:style-name="T856">n</text:span><text:span text:style-name="T857">g</text:span><text:span text:style-name="T858"><text:s/></text:span><text:span text:style-name="T859">a</text:span><text:span text:style-name="T860">n</text:span><text:span text:style-name="T861">d</text:span><text:span text:style-name="T862"><text:s/></text:span><text:span text:style-name="T863">I</text:span><text:span text:style-name="T864">mp</text:span><text:span text:style-name="T865">l</text:span><text:span text:style-name="T866">e</text:span><text:span text:style-name="T867">m</text:span><text:span text:style-name="T868">e</text:span><text:span text:style-name="T869">n</text:span><text:span text:style-name="T870">t</text:span><text:span text:style-name="T871">a</text:span><text:span text:style-name="T872">ti</text:span><text:span text:style-name="T873">on</text:span><text:span text:style-name="T874">.</text:span><text:span text:style-name="T875"><text:s/></text:span><text:span text:style-name="T876">S</text:span><text:span text:style-name="T877">o</text:span><text:span text:style-name="T878">l</text:span><text:span text:style-name="T879">u</text:span><text:span text:style-name="T880">ti</text:span><text:span text:style-name="T881">o</text:span><text:span text:style-name="T882">n</text:span><text:span text:style-name="T883"><text:s/></text:span><text:span text:style-name="T884">d</text:span><text:span text:style-name="T885">e</text:span><text:span text:style-name="T886">p</text:span><text:span text:style-name="T887">l</text:span><text:span text:style-name="T888">o</text:span><text:span text:style-name="T889">y</text:span><text:span text:style-name="T890">m</text:span><text:span text:style-name="T891">e</text:span><text:span text:style-name="T892">n</text:span><text:span text:style-name="T893">t<text:s/></text:span><text:span text:style-name="T894">a</text:span><text:span text:style-name="T895">n</text:span><text:span text:style-name="T896">d</text:span><text:span text:style-name="T897"><text:s/></text:span><text:span text:style-name="T898">m</text:span><text:span text:style-name="T899">a</text:span><text:span text:style-name="T900">i</text:span><text:span text:style-name="T901">n</text:span><text:span text:style-name="T902">t</text:span><text:span text:style-name="T903">e</text:span><text:span text:style-name="T904">n</text:span><text:span text:style-name="T905">a</text:span><text:span text:style-name="T906">n</text:span><text:span text:style-name="T907">c</text:span><text:span text:style-name="T908">e.</text:span><text:span text:style-name="T909"><text:s/></text:span><text:span text:style-name="T910">C</text:span><text:span text:style-name="T911">li</text:span><text:span text:style-name="T912">e</text:span><text:span text:style-name="T913">n</text:span><text:span text:style-name="T914">t<text:s/></text:span><text:span text:style-name="T915">i</text:span><text:span text:style-name="T916">n</text:span><text:span text:style-name="T917">t</text:span><text:span text:style-name="T918">e</text:span><text:span text:style-name="T919">ra</text:span><text:span text:style-name="T920">ct</text:span><text:span text:style-name="T921">i</text:span><text:span text:style-name="T922">o</text:span><text:span text:style-name="T923">n</text:span><text:span text:style-name="T924">.</text:span></text:p>
      <text:p text:style-name="P925"/>
      <text:p text:style-name="P926"><text:span text:style-name="T927">D</text:span><text:span text:style-name="T928">a</text:span><text:span text:style-name="T929">t</text:span><text:span text:style-name="T930">a</text:span><text:span text:style-name="T931">b</text:span><text:span text:style-name="T932">a</text:span><text:span text:style-name="T933">s</text:span><text:span text:style-name="T934">e</text:span><text:span text:style-name="T935"><text:s/></text:span><text:span text:style-name="T936">e</text:span><text:span text:style-name="T937">x</text:span><text:span text:style-name="T938">t</text:span><text:span text:style-name="T939">r</text:span><text:span text:style-name="T940">a</text:span><text:span text:style-name="T941">c</text:span><text:span text:style-name="T942">ti</text:span><text:span text:style-name="T943">o</text:span><text:span text:style-name="T944">n</text:span><text:span text:style-name="T945">,</text:span><text:span text:style-name="T946"><text:s/></text:span><text:span text:style-name="T947">t</text:span><text:span text:style-name="T948">r</text:span><text:span text:style-name="T949">a</text:span><text:span text:style-name="T950">ns</text:span><text:span text:style-name="T951">f</text:span><text:span text:style-name="T952">o</text:span><text:span text:style-name="T953">r</text:span><text:span text:style-name="T954">m</text:span><text:span text:style-name="T955">a</text:span><text:span text:style-name="T956">t</text:span><text:span text:style-name="T957">i</text:span><text:span text:style-name="T958">o</text:span><text:span text:style-name="T959">n</text:span><text:span text:style-name="T960"><text:s/>&amp;</text:span><text:span text:style-name="T961"><text:s/></text:span><text:span text:style-name="T962">m</text:span><text:span text:style-name="T963">i</text:span><text:span text:style-name="T964">g</text:span><text:span text:style-name="T965">ra</text:span><text:span text:style-name="T966">ti</text:span><text:span text:style-name="T967">o</text:span><text:span text:style-name="T968">n</text:span><text:span text:style-name="T969"><text:s/></text:span><text:span text:style-name="T970">f</text:span><text:span text:style-name="T971">r</text:span><text:span text:style-name="T972">o</text:span><text:span text:style-name="T973">m</text:span><text:span text:style-name="T974"><text:s/></text:span><text:span text:style-name="T975">M</text:span><text:span text:style-name="T976">er</text:span><text:span text:style-name="T977">i</text:span><text:span text:style-name="T978">d</text:span><text:span text:style-name="T979">i</text:span><text:span text:style-name="T980">an</text:span><text:span text:style-name="T981"><text:s/></text:span><text:span text:style-name="T982">t</text:span><text:span text:style-name="T983">o</text:span><text:span text:style-name="T984"><text:s/></text:span><text:span text:style-name="T985">s</text:span><text:span text:style-name="T986">p</text:span><text:span text:style-name="T987">e</text:span><text:span text:style-name="T988">ci</text:span><text:span text:style-name="T989">f</text:span><text:span text:style-name="T990">i</text:span><text:span text:style-name="T991">c</text:span><text:span text:style-name="T992"><text:s/></text:span><text:span text:style-name="T993">t</text:span><text:span text:style-name="T994">e</text:span><text:span text:style-name="T995">mp</text:span><text:span text:style-name="T996">l</text:span><text:span text:style-name="T997">a</text:span><text:span text:style-name="T998">t</text:span><text:span text:style-name="T999">es</text:span><text:span text:style-name="T1000"><text:s/></text:span><text:span text:style-name="T1001">u</text:span><text:span text:style-name="T1002">s</text:span><text:span text:style-name="T1003">i</text:span><text:span text:style-name="T1004">n</text:span><text:span text:style-name="T1005">g</text:span><text:span text:style-name="T1006"><text:s/></text:span><text:span text:style-name="T1007">PL</text:span><text:span text:style-name="T1008">/</text:span><text:span text:style-name="T1009">S</text:span><text:span text:style-name="T1010">Q</text:span><text:span text:style-name="T1011">L</text:span><text:span text:style-name="T1012"><text:s/></text:span><text:span text:style-name="T1013">i</text:span><text:span text:style-name="T1014">n<text:s/></text:span><text:span text:style-name="T1015">t</text:span><text:span text:style-name="T1016">h</text:span><text:span text:style-name="T1017">e</text:span><text:span text:style-name="T1018"><text:s/></text:span><text:span text:style-name="T1019">p</text:span><text:span text:style-name="T1020">r</text:span><text:span text:style-name="T1021">o</text:span><text:span text:style-name="T1022">d</text:span><text:span text:style-name="T1023">u</text:span><text:span text:style-name="T1024">ct</text:span><text:span text:style-name="T1025">i</text:span><text:span text:style-name="T1026">o</text:span><text:span text:style-name="T1027">n</text:span><text:span text:style-name="T1028"><text:s/></text:span><text:span text:style-name="T1029">e</text:span><text:span text:style-name="T1030">n</text:span><text:span text:style-name="T1031">v</text:span><text:span text:style-name="T1032">i</text:span><text:span text:style-name="T1033">r</text:span><text:span text:style-name="T1034">on</text:span><text:span text:style-name="T1035">m</text:span><text:span text:style-name="T1036">e</text:span><text:span text:style-name="T1037">n</text:span><text:span text:style-name="T1038">t</text:span><text:span text:style-name="T1039">.</text:span><text:span text:style-name="T1040"><text:s/>And then retirement of old data from Meridian’s database.</text:span></text:p>
      <text:p text:style-name="P1041"/>
      <text:p text:style-name="P1042"><text:span text:style-name="T1043">C</text:span><text:span text:style-name="T1044">on</text:span><text:span text:style-name="T1045">s</text:span><text:span text:style-name="T1046">o</text:span><text:span text:style-name="T1047">l</text:span><text:span text:style-name="T1048">e<text:s/></text:span><text:span text:style-name="T1049">a</text:span><text:span text:style-name="T1050">pp</text:span><text:span text:style-name="T1051">lic</text:span><text:span text:style-name="T1052">a</text:span><text:span text:style-name="T1053">ti</text:span><text:span text:style-name="T1054">o</text:span><text:span text:style-name="T1055">n</text:span><text:span text:style-name="T1056"><text:s/></text:span><text:span text:style-name="T1057">d</text:span><text:span text:style-name="T1058">eve</text:span><text:span text:style-name="T1059">l</text:span><text:span text:style-name="T1060">o</text:span><text:span text:style-name="T1061">p</text:span><text:span text:style-name="T1062">m</text:span><text:span text:style-name="T1063">e</text:span><text:span text:style-name="T1064">n</text:span><text:span text:style-name="T1065">t<text:s/></text:span><text:span text:style-name="T1066">f</text:span><text:span text:style-name="T1067">o</text:span><text:span text:style-name="T1068">r<text:s/></text:span><text:span text:style-name="T1069">a</text:span><text:span text:style-name="T1070">u</text:span><text:span text:style-name="T1071">t</text:span><text:span text:style-name="T1072">om</text:span><text:span text:style-name="T1073">a</text:span><text:span text:style-name="T1074">t</text:span><text:span text:style-name="T1075">i</text:span><text:span text:style-name="T1076">o</text:span><text:span text:style-name="T1077">n</text:span><text:span text:style-name="T1078"><text:s/></text:span><text:span text:style-name="T1079">o</text:span><text:span text:style-name="T1080">f</text:span><text:span text:style-name="T1081"><text:s/></text:span><text:span text:style-name="T1082">s</text:span><text:span text:style-name="T1083">upp</text:span><text:span text:style-name="T1084">o</text:span><text:span text:style-name="T1085">r</text:span><text:span text:style-name="T1086">t</text:span><text:span text:style-name="T1087">i</text:span><text:span text:style-name="T1088">ve<text:s/></text:span><text:span text:style-name="T1089">t</text:span><text:span text:style-name="T1090">a</text:span><text:span text:style-name="T1091">s</text:span><text:span text:style-name="T1092">k</text:span><text:span text:style-name="T1093">s</text:span><text:span text:style-name="T1094"><text:s/></text:span><text:span text:style-name="T1095">u</text:span><text:span text:style-name="T1096">s</text:span><text:span text:style-name="T1097">i</text:span><text:span text:style-name="T1098">n</text:span><text:span text:style-name="T1099">g</text:span><text:span text:style-name="T1100"><text:s/></text:span><text:span text:style-name="T1101">Java/</text:span><text:span text:style-name="T1102">C</text:span><text:span text:style-name="T1103">#</text:span><text:span text:style-name="T1104">.</text:span></text:p>
      <text:p text:style-name="P1105"/>
      <text:p text:style-name="P1106"><text:span text:style-name="T1107">T</text:span><text:span text:style-name="T1108">e</text:span><text:span text:style-name="T1109">chno</text:span><text:span text:style-name="T1110">l</text:span><text:span text:style-name="T1111">og</text:span><text:span text:style-name="T1112">i</text:span><text:span text:style-name="T1113">e</text:span><text:span text:style-name="T1114">s</text:span><text:span text:style-name="T1115"><text:s/></text:span><text:span text:style-name="T1116">E</text:span><text:span text:style-name="T1117">x</text:span><text:span text:style-name="T1118">p</text:span><text:span text:style-name="T1119">e</text:span><text:span text:style-name="T1120">r</text:span><text:span text:style-name="T1121">i</text:span><text:span text:style-name="T1122">e</text:span><text:span text:style-name="T1123">nc</text:span><text:span text:style-name="T1124">e</text:span><text:span text:style-name="T1125">d</text:span><text:span text:style-name="T1126">:</text:span><text:span text:style-name="T1127"><text:s/></text:span><text:span text:style-name="T1128">O</text:span><text:span text:style-name="T1129">r</text:span><text:span text:style-name="T1130">ac</text:span><text:span text:style-name="T1131">l</text:span><text:span text:style-name="T1132">e</text:span><text:span text:style-name="T1133"><text:s/></text:span><text:span text:style-name="T1134">10/11</text:span><text:span text:style-name="T1135">g</text:span><text:span text:style-name="T1136">,</text:span><text:span text:style-name="T1137"><text:s/></text:span><text:span text:style-name="T1138">P</text:span><text:span text:style-name="T1139">L</text:span><text:span text:style-name="T1140">/</text:span><text:span text:style-name="T1141">SQ</text:span><text:span text:style-name="T1142">L</text:span><text:span text:style-name="T1143">,<text:s/></text:span><text:span text:style-name="T1144">Java,<text:s/></text:span><text:span text:style-name="T1145">C</text:span><text:span text:style-name="T1146">#</text:span></text:p>
      <text:p text:style-name="P1147">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</text:p>
      <text:p text:style-name="P1148"/>
      <text:p text:style-name="P1149"><text:span text:style-name="T1150">P</text:span><text:span text:style-name="T1151">r</text:span><text:span text:style-name="T1152">oj</text:span><text:span text:style-name="T1153">e</text:span><text:span text:style-name="T1154">c</text:span><text:span text:style-name="T1155">t</text:span><text:span text:style-name="T1156">s</text:span></text:p>
      <text:p text:style-name="P1157"/>
      <text:p text:style-name="P1158"><text:span text:style-name="T1159">ProConf -<text:s/></text:span><text:span text:style-name="T1160">Meridian</text:span><text:span text:style-name="T1161"><text:s/></text:span><text:span text:style-name="T1162">Data Migration</text:span><text:span text:style-name="T1163">–<text:s/></text:span><text:span text:style-name="T1164">Mondelez</text:span><text:span text:style-name="T1165"><text:s/></text:span><text:span text:style-name="T1166">International</text:span></text:p>
      <text:p text:style-name="P1167"><text:span text:style-name="T1168">O</text:span><text:span text:style-name="T1169">ct</text:span><text:span text:style-name="T1170">ob</text:span><text:span text:style-name="T1171">er<text:s/></text:span><text:span text:style-name="T1172">2</text:span><text:span text:style-name="T1173">016</text:span><text:span text:style-name="T1174"><text:s/></text:span><text:span text:style-name="T1175">t</text:span><text:span text:style-name="T1176">o</text:span><text:span text:style-name="T1177"><text:s/></text:span><text:span text:style-name="T1178">P</text:span><text:span text:style-name="T1179">r</text:span><text:span text:style-name="T1180">e</text:span><text:span text:style-name="T1181">s</text:span><text:span text:style-name="T1182">e</text:span><text:span text:style-name="T1183">n</text:span><text:span text:style-name="T1184">t</text:span></text:p>
      <text:p text:style-name="P1185"/>
      <text:p text:style-name="P1186"><text:span text:style-name="T1187">ProConf<text:s/></text:span><text:span text:style-name="T1188">p</text:span><text:span text:style-name="T1189">r</text:span><text:span text:style-name="T1190">o</text:span><text:span text:style-name="T1191">j</text:span><text:span text:style-name="T1192">e</text:span><text:span text:style-name="T1193">c</text:span><text:span text:style-name="T1194">t</text:span><text:span text:style-name="T1195"><text:s/></text:span><text:span text:style-name="T1196">is</text:span><text:span text:style-name="T1197"><text:s/></text:span><text:span text:style-name="T1198">about</text:span><text:span text:style-name="T1199"><text:s/></text:span><text:span text:style-name="T1200">migration of<text:s/></text:span><text:span text:style-name="T1201">some plants related<text:s/></text:span><text:span text:style-name="T1202">data<text:s/></text:span><text:span text:style-name="T1203">from<text:s/></text:span><text:span text:style-name="T1204">its</text:span><text:span text:style-name="T1205"><text:s/></text:span><text:span text:style-name="T1206">d</text:span><text:span text:style-name="T1207">a</text:span><text:span text:style-name="T1208">t</text:span><text:span text:style-name="T1209">a</text:span><text:span text:style-name="T1210">b</text:span><text:span text:style-name="T1211">a</text:span><text:span text:style-name="T1212">s</text:span><text:span text:style-name="T1213">e</text:span><text:span text:style-name="T1214"><text:s/></text:span><text:span text:style-name="T1215">t</text:span><text:span text:style-name="T1216">o</text:span><text:span text:style-name="T1217"><text:s/>S</text:span><text:span text:style-name="T1218">e</text:span><text:span text:style-name="T1219">l</text:span><text:span text:style-name="T1220">era</text:span><text:span text:style-name="T1221">n</text:span><text:span text:style-name="T1222">t</text:span></text:p>
      <text:p text:style-name="P1223"><text:span text:style-name="T1224">PL</text:span><text:span text:style-name="T1225">M</text:span><text:span text:style-name="T1226">’s database</text:span><text:span text:style-name="T1227">, a</text:span><text:span text:style-name="T1228">s those plants were going to<text:s/></text:span><text:span text:style-name="T1229">separate from MDLZ</text:span><text:span text:style-name="T1230">.</text:span><text:span text:style-name="T1231"><text:s/></text:span><text:span text:style-name="T1232">I</text:span><text:span text:style-name="T1233">t</text:span><text:span text:style-name="T1234"><text:s/></text:span><text:span text:style-name="T1235">re</text:span><text:span text:style-name="T1236">qu</text:span><text:span text:style-name="T1237">i</text:span><text:span text:style-name="T1238">r</text:span><text:span text:style-name="T1239">es</text:span><text:span text:style-name="T1240"><text:s/></text:span><text:span text:style-name="T1241">d</text:span><text:span text:style-name="T1242">eep</text:span><text:span text:style-name="T1243"><text:s/></text:span><text:span text:style-name="T1244">u</text:span><text:span text:style-name="T1245">n</text:span><text:span text:style-name="T1246">d</text:span><text:span text:style-name="T1247">er</text:span><text:span text:style-name="T1248">s</text:span><text:span text:style-name="T1249">t</text:span><text:span text:style-name="T1250">a</text:span><text:span text:style-name="T1251">ti</text:span><text:span text:style-name="T1252">n</text:span><text:span text:style-name="T1253">g</text:span><text:span text:style-name="T1254"><text:s/></text:span><text:span text:style-name="T1255">o</text:span><text:span text:style-name="T1256">f</text:span><text:span text:style-name="T1257"><text:s/></text:span><text:span text:style-name="T1258">o</text:span><text:span text:style-name="T1259">ra</text:span><text:span text:style-name="T1260">cl</text:span><text:span text:style-name="T1261">e</text:span><text:span text:style-name="T1262"><text:s/></text:span><text:span text:style-name="T1263">d</text:span><text:span text:style-name="T1264">a</text:span><text:span text:style-name="T1265">t</text:span><text:span text:style-name="T1266">a</text:span><text:span text:style-name="T1267">b</text:span><text:span text:style-name="T1268">a</text:span><text:span text:style-name="T1269">s</text:span><text:span text:style-name="T1270">e</text:span><text:span text:style-name="T1271"><text:s/></text:span><text:span text:style-name="T1272">a</text:span><text:span text:style-name="T1273">n</text:span><text:span text:style-name="T1274">d</text:span><text:span text:style-name="T1275"><text:s/></text:span><text:span text:style-name="T1276">it</text:span><text:span text:style-name="T1277">s</text:span><text:span text:style-name="T1278"><text:s/></text:span><text:span text:style-name="T1279">i</text:span><text:span text:style-name="T1280">n</text:span><text:span text:style-name="T1281">t</text:span><text:span text:style-name="T1282">e</text:span><text:span text:style-name="T1283">g</text:span><text:span text:style-name="T1284">r</text:span><text:span text:style-name="T1285">it</text:span><text:span text:style-name="T1286">y</text:span><text:span text:style-name="T1287"><text:s/></text:span><text:span text:style-name="T1288">w</text:span><text:span text:style-name="T1289">it</text:span><text:span text:style-name="T1290">h</text:span><text:span text:style-name="T1291"><text:s/></text:span><text:span text:style-name="T1292">t</text:span><text:span text:style-name="T1293">h</text:span><text:span text:style-name="T1294">e<text:s/></text:span><text:span text:style-name="T1295">M</text:span><text:span text:style-name="T1296">er</text:span><text:span text:style-name="T1297">i</text:span><text:span text:style-name="T1298">d</text:span><text:span text:style-name="T1299">i</text:span><text:span text:style-name="T1300">a</text:span><text:span text:style-name="T1301">n</text:span><text:span text:style-name="T1302">.</text:span><text:span text:style-name="T1303"><text:s/>The<text:s/></text:span><text:span text:style-name="T1304">whole project includes</text:span><text:span text:style-name="T1305"><text:s/>4 major parts: Extraction, Transformation</text:span><text:span text:style-name="T1306">, and Migration followed by Retirement.</text:span></text:p>
      <text:p text:style-name="P1307"/>
      <text:soft-page-break/>
      <text:p text:style-name="P1308"><text:span text:style-name="T1309">M</text:span><text:span text:style-name="T1310">er</text:span><text:span text:style-name="T1311">i</text:span><text:span text:style-name="T1312">d</text:span><text:span text:style-name="T1313">i</text:span><text:span text:style-name="T1314">an</text:span><text:span text:style-name="T1315"><text:s/></text:span><text:span text:style-name="T1316">i</text:span><text:span text:style-name="T1317">s</text:span><text:span text:style-name="T1318"><text:s/></text:span><text:span text:style-name="T1319">PL</text:span><text:span text:style-name="T1320">M</text:span><text:span text:style-name="T1321"><text:s/></text:span><text:span text:style-name="T1322">w</text:span><text:span text:style-name="T1323">eb</text:span><text:span text:style-name="T1324"><text:s/></text:span><text:span text:style-name="T1325">a</text:span><text:span text:style-name="T1326">pp</text:span><text:span text:style-name="T1327">lic</text:span><text:span text:style-name="T1328">a</text:span><text:span text:style-name="T1329">ti</text:span><text:span text:style-name="T1330">o</text:span><text:span text:style-name="T1331">n</text:span><text:span text:style-name="T1332"><text:s/></text:span><text:span text:style-name="T1333">f</text:span><text:span text:style-name="T1334">o</text:span><text:span text:style-name="T1335">r<text:s/></text:span><text:span text:style-name="T1336">p</text:span><text:span text:style-name="T1337">r</text:span><text:span text:style-name="T1338">o</text:span><text:span text:style-name="T1339">c</text:span><text:span text:style-name="T1340">e</text:span><text:span text:style-name="T1341">s</text:span><text:span text:style-name="T1342">s</text:span><text:span text:style-name="T1343"><text:s/></text:span><text:span text:style-name="T1344">I</text:span><text:span text:style-name="T1345">nd</text:span><text:span text:style-name="T1346">u</text:span><text:span text:style-name="T1347">s</text:span><text:span text:style-name="T1348">t</text:span><text:span text:style-name="T1349">r</text:span><text:span text:style-name="T1350">i</text:span><text:span text:style-name="T1351">es</text:span><text:span text:style-name="T1352"><text:s/></text:span><text:span text:style-name="T1353">t</text:span><text:span text:style-name="T1354">o</text:span><text:span text:style-name="T1355"><text:s/></text:span><text:span text:style-name="T1356">d</text:span><text:span text:style-name="T1357">eve</text:span><text:span text:style-name="T1358">l</text:span><text:span text:style-name="T1359">op</text:span><text:span text:style-name="T1360">,</text:span><text:span text:style-name="T1361"><text:s/></text:span><text:span text:style-name="T1362">c</text:span><text:span text:style-name="T1363">o</text:span><text:span text:style-name="T1364">n</text:span><text:span text:style-name="T1365">f</text:span><text:span text:style-name="T1366">i</text:span><text:span text:style-name="T1367">gu</text:span><text:span text:style-name="T1368">r</text:span><text:span text:style-name="T1369">e<text:s/></text:span><text:span text:style-name="T1370">a</text:span><text:span text:style-name="T1371">n</text:span><text:span text:style-name="T1372">d</text:span><text:span text:style-name="T1373"><text:s/></text:span><text:span text:style-name="T1374">m</text:span><text:span text:style-name="T1375">a</text:span><text:span text:style-name="T1376">n</text:span><text:span text:style-name="T1377">a</text:span><text:span text:style-name="T1378">g</text:span><text:span text:style-name="T1379">e<text:s/></text:span><text:span text:style-name="T1380">a</text:span><text:span text:style-name="T1381">l</text:span><text:span text:style-name="T1382">l<text:s/></text:span><text:span text:style-name="T1383">p</text:span><text:span text:style-name="T1384">r</text:span><text:span text:style-name="T1385">odu</text:span><text:span text:style-name="T1386">c</text:span><text:span text:style-name="T1387">t<text:s/></text:span><text:span text:style-name="T1388">s</text:span><text:span text:style-name="T1389">p</text:span><text:span text:style-name="T1390">e</text:span><text:span text:style-name="T1391">ci</text:span><text:span text:style-name="T1392">f</text:span><text:span text:style-name="T1393">ic</text:span><text:span text:style-name="T1394">a</text:span><text:span text:style-name="T1395">ti</text:span><text:span text:style-name="T1396">o</text:span><text:span text:style-name="T1397">n</text:span><text:span text:style-name="T1398">s</text:span><text:span text:style-name="T1399"><text:s/>(</text:span><text:span text:style-name="T1400">e</text:span><text:span text:style-name="T1401">.</text:span><text:span text:style-name="T1402">g.</text:span><text:span text:style-name="T1403"><text:s/></text:span><text:span text:style-name="T1404">r</text:span><text:span text:style-name="T1405">aw</text:span><text:span text:style-name="T1406"><text:s/></text:span><text:span text:style-name="T1407">m</text:span><text:span text:style-name="T1408">a</text:span><text:span text:style-name="T1409">t</text:span><text:span text:style-name="T1410">er</text:span><text:span text:style-name="T1411">i</text:span><text:span text:style-name="T1412">a</text:span><text:span text:style-name="T1413">l</text:span><text:span text:style-name="T1414">s</text:span><text:span text:style-name="T1415">,</text:span><text:span text:style-name="T1416"><text:s/></text:span><text:span text:style-name="T1417">i</text:span><text:span text:style-name="T1418">n</text:span><text:span text:style-name="T1419">t</text:span><text:span text:style-name="T1420">er</text:span><text:span text:style-name="T1421">m</text:span><text:span text:style-name="T1422">e</text:span><text:span text:style-name="T1423">d</text:span><text:span text:style-name="T1424">i</text:span><text:span text:style-name="T1425">a</text:span><text:span text:style-name="T1426">t</text:span><text:span text:style-name="T1427">e<text:s/></text:span><text:span text:style-name="T1428">a</text:span><text:span text:style-name="T1429">n</text:span><text:span text:style-name="T1430">d</text:span><text:span text:style-name="T1431"><text:s/></text:span><text:span text:style-name="T1432">f</text:span><text:span text:style-name="T1433">i</text:span><text:span text:style-name="T1434">n</text:span><text:span text:style-name="T1435">i</text:span><text:span text:style-name="T1436">s</text:span><text:span text:style-name="T1437">h</text:span><text:span text:style-name="T1438">ed</text:span><text:span text:style-name="T1439"><text:s/></text:span><text:span text:style-name="T1440">P</text:span><text:span text:style-name="T1441">r</text:span><text:span text:style-name="T1442">od</text:span><text:span text:style-name="T1443">u</text:span><text:span text:style-name="T1444">c</text:span><text:span text:style-name="T1445">t</text:span><text:span text:style-name="T1446">s</text:span><text:span text:style-name="T1447">,</text:span><text:span text:style-name="T1448"><text:s/></text:span><text:span text:style-name="T1449">p</text:span><text:span text:style-name="T1450">a</text:span><text:span text:style-name="T1451">c</text:span><text:span text:style-name="T1452">k</text:span><text:span text:style-name="T1453">a</text:span><text:span text:style-name="T1454">g</text:span><text:span text:style-name="T1455">i</text:span><text:span text:style-name="T1456">n</text:span><text:span text:style-name="T1457">g</text:span><text:span text:style-name="T1458"><text:s/></text:span><text:span text:style-name="T1459">m</text:span><text:span text:style-name="T1460">a</text:span><text:span text:style-name="T1461">t</text:span><text:span text:style-name="T1462">er</text:span><text:span text:style-name="T1463">i</text:span><text:span text:style-name="T1464">a</text:span><text:span text:style-name="T1465">l</text:span><text:span text:style-name="T1466">s</text:span><text:span text:style-name="T1467">)</text:span><text:span text:style-name="T1468">.</text:span></text:p>
      <text:p text:style-name="P1469"/>
      <text:p text:style-name="P1470">Responsibility: Managed<text:s/>the project single handedly</text:p>
      <text:p text:style-name="P1471"><text:span text:style-name="T1472">Technologies Used:</text:span><text:span text:style-name="T1473"><text:s/></text:span><text:span text:style-name="T1474">P</text:span><text:span text:style-name="T1475">L</text:span><text:span text:style-name="T1476">/</text:span><text:span text:style-name="T1477">SQ</text:span><text:span text:style-name="T1478">L</text:span><text:span text:style-name="T1479">,<text:s/></text:span><text:span text:style-name="T1480">Java</text:span><text:span text:style-name="T1481"><text:s/></text:span><text:span text:style-name="T1482">an</text:span><text:span text:style-name="T1483">d</text:span><text:span text:style-name="T1484"><text:s/></text:span><text:span text:style-name="T1485">C</text:span><text:span text:style-name="T1486">#</text:span><text:span text:style-name="T1487">.</text:span></text:p>
      <text:p text:style-name="P1488"/>
      <text:p text:style-name="P1489"><text:span text:style-name="T1490">Meridian Retirement – Kraft Foods</text:span></text:p>
      <text:p text:style-name="P1491"><text:span text:style-name="T1492">D</text:span><text:span text:style-name="T1493">e</text:span><text:span text:style-name="T1494">c</text:span><text:span text:style-name="T1495">e</text:span><text:span text:style-name="T1496">m</text:span><text:span text:style-name="T1497">b</text:span><text:span text:style-name="T1498">er</text:span><text:span text:style-name="T1499"><text:s/></text:span><text:span text:style-name="T1500">2</text:span><text:span text:style-name="T1501">015</text:span><text:span text:style-name="T1502"><text:s/></text:span><text:span text:style-name="T1503">t</text:span><text:span text:style-name="T1504">o</text:span><text:span text:style-name="T1505"><text:s/></text:span><text:span text:style-name="T1506">September 2016</text:span></text:p>
      <text:p text:style-name="P1507"/>
      <text:p text:style-name="P1508"><text:span text:style-name="T1509">M</text:span><text:span text:style-name="T1510">er</text:span><text:span text:style-name="T1511">i</text:span><text:span text:style-name="T1512">d</text:span><text:span text:style-name="T1513">i</text:span><text:span text:style-name="T1514">an</text:span><text:span text:style-name="T1515"><text:s/></text:span><text:span text:style-name="T1516">R</text:span><text:span text:style-name="T1517">e</text:span><text:span text:style-name="T1518">ti</text:span><text:span text:style-name="T1519">r</text:span><text:span text:style-name="T1520">e</text:span><text:span text:style-name="T1521">m</text:span><text:span text:style-name="T1522">e</text:span><text:span text:style-name="T1523">n</text:span><text:span text:style-name="T1524">t</text:span><text:span text:style-name="T1525"><text:s/></text:span><text:span text:style-name="T1526">p</text:span><text:span text:style-name="T1527">r</text:span><text:span text:style-name="T1528">o</text:span><text:span text:style-name="T1529">j</text:span><text:span text:style-name="T1530">e</text:span><text:span text:style-name="T1531">c</text:span><text:span text:style-name="T1532">t</text:span><text:span text:style-name="T1533"><text:s/></text:span><text:span text:style-name="T1534">was</text:span><text:span text:style-name="T1535"><text:s/></text:span><text:span text:style-name="T1536">t</text:span><text:span text:style-name="T1537">o</text:span><text:span text:style-name="T1538"><text:s/></text:span><text:span text:style-name="T1539">migrate</text:span><text:span text:style-name="T1540"><text:s/></text:span><text:span text:style-name="T1541">t</text:span><text:span text:style-name="T1542">h</text:span><text:span text:style-name="T1543">e</text:span><text:span text:style-name="T1544"><text:s/></text:span><text:span text:style-name="T1545">w</text:span><text:span text:style-name="T1546">ho</text:span><text:span text:style-name="T1547">l</text:span><text:span text:style-name="T1548">e</text:span><text:span text:style-name="T1549"><text:s/></text:span><text:span text:style-name="T1550">d</text:span><text:span text:style-name="T1551">a</text:span><text:span text:style-name="T1552">t</text:span><text:span text:style-name="T1553">a</text:span><text:span text:style-name="T1554"><text:s/>from Meridian’s database</text:span><text:span text:style-name="T1555"><text:s/></text:span><text:span text:style-name="T1556">t</text:span><text:span text:style-name="T1557">o</text:span><text:span text:style-name="T1558"><text:s/></text:span><text:span text:style-name="T1559">O</text:span><text:span text:style-name="T1560">ra</text:span><text:span text:style-name="T1561">cl</text:span><text:span text:style-name="T1562">e</text:span><text:span text:style-name="T1563"><text:s/></text:span><text:span text:style-name="T1564">A</text:span><text:span text:style-name="T1565">g</text:span><text:span text:style-name="T1566">il</text:span><text:span text:style-name="T1567">e</text:span></text:p>
      <text:p text:style-name="P1568"><text:span text:style-name="T1569">PL</text:span><text:span text:style-name="T1570">M</text:span><text:span text:style-name="T1571">’s</text:span><text:span text:style-name="T1572"><text:s/>database</text:span><text:span text:style-name="T1573">,</text:span><text:span text:style-name="T1574"><text:s/>as Kraft Foods was</text:span><text:span text:style-name="T1575"><text:s/>going to merge with Heinz Company</text:span><text:span text:style-name="T1576">.</text:span><text:span text:style-name="T1577"><text:s/></text:span><text:span text:style-name="T1578">I</text:span><text:span text:style-name="T1579">t</text:span><text:span text:style-name="T1580"><text:s/></text:span><text:span text:style-name="T1581">re</text:span><text:span text:style-name="T1582">qu</text:span><text:span text:style-name="T1583">i</text:span><text:span text:style-name="T1584">r</text:span><text:span text:style-name="T1585">es</text:span><text:span text:style-name="T1586"><text:s/></text:span><text:span text:style-name="T1587">d</text:span><text:span text:style-name="T1588">eep</text:span><text:span text:style-name="T1589"><text:s/></text:span><text:span text:style-name="T1590">u</text:span><text:span text:style-name="T1591">n</text:span><text:span text:style-name="T1592">d</text:span><text:span text:style-name="T1593">er</text:span><text:span text:style-name="T1594">s</text:span><text:span text:style-name="T1595">t</text:span><text:span text:style-name="T1596">a</text:span><text:span text:style-name="T1597">ti</text:span><text:span text:style-name="T1598">n</text:span><text:span text:style-name="T1599">g</text:span><text:span text:style-name="T1600"><text:s/></text:span><text:span text:style-name="T1601">o</text:span><text:span text:style-name="T1602">f</text:span><text:span text:style-name="T1603"><text:s/></text:span><text:span text:style-name="T1604">o</text:span><text:span text:style-name="T1605">ra</text:span><text:span text:style-name="T1606">cl</text:span><text:span text:style-name="T1607">e</text:span><text:span text:style-name="T1608"><text:s/></text:span><text:span text:style-name="T1609">d</text:span><text:span text:style-name="T1610">a</text:span><text:span text:style-name="T1611">t</text:span><text:span text:style-name="T1612">a</text:span><text:span text:style-name="T1613">b</text:span><text:span text:style-name="T1614">a</text:span><text:span text:style-name="T1615">s</text:span><text:span text:style-name="T1616">e</text:span><text:span text:style-name="T1617"><text:s/></text:span><text:span text:style-name="T1618">a</text:span><text:span text:style-name="T1619">n</text:span><text:span text:style-name="T1620">d</text:span><text:span text:style-name="T1621"><text:s/></text:span><text:span text:style-name="T1622">it</text:span><text:span text:style-name="T1623">s</text:span><text:span text:style-name="T1624"><text:s/></text:span><text:span text:style-name="T1625">i</text:span><text:span text:style-name="T1626">n</text:span><text:span text:style-name="T1627">t</text:span><text:span text:style-name="T1628">e</text:span><text:span text:style-name="T1629">g</text:span><text:span text:style-name="T1630">r</text:span><text:span text:style-name="T1631">it</text:span><text:span text:style-name="T1632">y</text:span><text:span text:style-name="T1633"><text:s/></text:span><text:span text:style-name="T1634">w</text:span><text:span text:style-name="T1635">it</text:span><text:span text:style-name="T1636">h</text:span><text:span text:style-name="T1637"><text:s/></text:span><text:span text:style-name="T1638">t</text:span><text:span text:style-name="T1639">h</text:span><text:span text:style-name="T1640">e<text:s/></text:span><text:span text:style-name="T1641">M</text:span><text:span text:style-name="T1642">er</text:span><text:span text:style-name="T1643">i</text:span><text:span text:style-name="T1644">d</text:span><text:span text:style-name="T1645">i</text:span><text:span text:style-name="T1646">a</text:span><text:span text:style-name="T1647">n</text:span><text:span text:style-name="T1648">.</text:span><text:span text:style-name="T1649"><text:s/>The whole project included 4 major parts: Extraction, Transformation</text:span><text:span text:style-name="T1650">, and Migration followed by Retirement.</text:span></text:p>
      <text:p text:style-name="P1651"/>
      <text:p text:style-name="P1652"><text:span text:style-name="T1653">M</text:span><text:span text:style-name="T1654">er</text:span><text:span text:style-name="T1655">i</text:span><text:span text:style-name="T1656">d</text:span><text:span text:style-name="T1657">i</text:span><text:span text:style-name="T1658">an</text:span><text:span text:style-name="T1659"><text:s/></text:span><text:span text:style-name="T1660">i</text:span><text:span text:style-name="T1661">s</text:span><text:span text:style-name="T1662"><text:s/></text:span><text:span text:style-name="T1663">PL</text:span><text:span text:style-name="T1664">M</text:span><text:span text:style-name="T1665"><text:s/></text:span><text:span text:style-name="T1666">w</text:span><text:span text:style-name="T1667">eb</text:span><text:span text:style-name="T1668"><text:s/></text:span><text:span text:style-name="T1669">a</text:span><text:span text:style-name="T1670">pp</text:span><text:span text:style-name="T1671">lic</text:span><text:span text:style-name="T1672">a</text:span><text:span text:style-name="T1673">ti</text:span><text:span text:style-name="T1674">o</text:span><text:span text:style-name="T1675">n</text:span><text:span text:style-name="T1676"><text:s/></text:span><text:span text:style-name="T1677">f</text:span><text:span text:style-name="T1678">o</text:span><text:span text:style-name="T1679">r<text:s/></text:span><text:span text:style-name="T1680">p</text:span><text:span text:style-name="T1681">r</text:span><text:span text:style-name="T1682">o</text:span><text:span text:style-name="T1683">c</text:span><text:span text:style-name="T1684">e</text:span><text:span text:style-name="T1685">s</text:span><text:span text:style-name="T1686">s</text:span><text:span text:style-name="T1687"><text:s/></text:span><text:span text:style-name="T1688">I</text:span><text:span text:style-name="T1689">nd</text:span><text:span text:style-name="T1690">u</text:span><text:span text:style-name="T1691">s</text:span><text:span text:style-name="T1692">t</text:span><text:span text:style-name="T1693">r</text:span><text:span text:style-name="T1694">i</text:span><text:span text:style-name="T1695">es</text:span><text:span text:style-name="T1696"><text:s/></text:span><text:span text:style-name="T1697">t</text:span><text:span text:style-name="T1698">o</text:span><text:span text:style-name="T1699"><text:s/></text:span><text:span text:style-name="T1700">d</text:span><text:span text:style-name="T1701">eve</text:span><text:span text:style-name="T1702">l</text:span><text:span text:style-name="T1703">op</text:span><text:span text:style-name="T1704">,</text:span><text:span text:style-name="T1705"><text:s/></text:span><text:span text:style-name="T1706">c</text:span><text:span text:style-name="T1707">o</text:span><text:span text:style-name="T1708">n</text:span><text:span text:style-name="T1709">f</text:span><text:span text:style-name="T1710">i</text:span><text:span text:style-name="T1711">gu</text:span><text:span text:style-name="T1712">r</text:span><text:span text:style-name="T1713">e<text:s/></text:span><text:span text:style-name="T1714">a</text:span><text:span text:style-name="T1715">n</text:span><text:span text:style-name="T1716">d</text:span><text:span text:style-name="T1717"><text:s/></text:span><text:span text:style-name="T1718">m</text:span><text:span text:style-name="T1719">a</text:span><text:span text:style-name="T1720">n</text:span><text:span text:style-name="T1721">a</text:span><text:span text:style-name="T1722">g</text:span><text:span text:style-name="T1723">e<text:s/></text:span><text:span text:style-name="T1724">a</text:span><text:span text:style-name="T1725">l</text:span><text:span text:style-name="T1726">l<text:s/></text:span><text:span text:style-name="T1727">p</text:span><text:span text:style-name="T1728">r</text:span><text:span text:style-name="T1729">odu</text:span><text:span text:style-name="T1730">c</text:span><text:span text:style-name="T1731">t<text:s/></text:span><text:span text:style-name="T1732">s</text:span><text:span text:style-name="T1733">p</text:span><text:span text:style-name="T1734">e</text:span><text:span text:style-name="T1735">ci</text:span><text:span text:style-name="T1736">f</text:span><text:span text:style-name="T1737">ic</text:span><text:span text:style-name="T1738">a</text:span><text:span text:style-name="T1739">ti</text:span><text:span text:style-name="T1740">o</text:span><text:span text:style-name="T1741">n</text:span><text:span text:style-name="T1742">s</text:span><text:span text:style-name="T1743"><text:s/>(</text:span><text:span text:style-name="T1744">e</text:span><text:span text:style-name="T1745">.</text:span><text:span text:style-name="T1746">g.</text:span><text:span text:style-name="T1747"><text:s/></text:span><text:span text:style-name="T1748">r</text:span><text:span text:style-name="T1749">aw</text:span><text:span text:style-name="T1750"><text:s/></text:span><text:span text:style-name="T1751">m</text:span><text:span text:style-name="T1752">a</text:span><text:span text:style-name="T1753">t</text:span><text:span text:style-name="T1754">er</text:span><text:span text:style-name="T1755">i</text:span><text:span text:style-name="T1756">a</text:span><text:span text:style-name="T1757">l</text:span><text:span text:style-name="T1758">s</text:span><text:span text:style-name="T1759">,</text:span><text:span text:style-name="T1760"><text:s/></text:span><text:span text:style-name="T1761">i</text:span><text:span text:style-name="T1762">n</text:span><text:span text:style-name="T1763">t</text:span><text:span text:style-name="T1764">er</text:span><text:span text:style-name="T1765">m</text:span><text:span text:style-name="T1766">e</text:span><text:span text:style-name="T1767">d</text:span><text:span text:style-name="T1768">i</text:span><text:span text:style-name="T1769">a</text:span><text:span text:style-name="T1770">t</text:span><text:span text:style-name="T1771">e<text:s/></text:span><text:span text:style-name="T1772">a</text:span><text:span text:style-name="T1773">n</text:span><text:span text:style-name="T1774">d</text:span><text:span text:style-name="T1775"><text:s/></text:span><text:span text:style-name="T1776">f</text:span><text:span text:style-name="T1777">i</text:span><text:span text:style-name="T1778">n</text:span><text:span text:style-name="T1779">i</text:span><text:span text:style-name="T1780">s</text:span><text:span text:style-name="T1781">h</text:span><text:span text:style-name="T1782">ed</text:span><text:span text:style-name="T1783"><text:s/></text:span><text:span text:style-name="T1784">P</text:span><text:span text:style-name="T1785">r</text:span><text:span text:style-name="T1786">od</text:span><text:span text:style-name="T1787">u</text:span><text:span text:style-name="T1788">c</text:span><text:span text:style-name="T1789">t</text:span><text:span text:style-name="T1790">s</text:span><text:span text:style-name="T1791">,</text:span><text:span text:style-name="T1792"><text:s/></text:span><text:span text:style-name="T1793">p</text:span><text:span text:style-name="T1794">a</text:span><text:span text:style-name="T1795">c</text:span><text:span text:style-name="T1796">k</text:span><text:span text:style-name="T1797">a</text:span><text:span text:style-name="T1798">g</text:span><text:span text:style-name="T1799">i</text:span><text:span text:style-name="T1800">n</text:span><text:span text:style-name="T1801">g</text:span><text:span text:style-name="T1802"><text:s/></text:span><text:span text:style-name="T1803">m</text:span><text:span text:style-name="T1804">a</text:span><text:span text:style-name="T1805">t</text:span><text:span text:style-name="T1806">er</text:span><text:span text:style-name="T1807">i</text:span><text:span text:style-name="T1808">a</text:span><text:span text:style-name="T1809">l</text:span><text:span text:style-name="T1810">s</text:span><text:span text:style-name="T1811">)</text:span><text:span text:style-name="T1812">.</text:span></text:p>
      <text:p text:style-name="P1813"/>
      <text:p text:style-name="P1814">Responsibility: PL/SQL and console application programming</text:p>
      <text:p text:style-name="P1815"><text:span text:style-name="T1816">Technologies Used:</text:span><text:span text:style-name="T1817"><text:s/></text:span><text:span text:style-name="T1818">P</text:span><text:span text:style-name="T1819">L</text:span><text:span text:style-name="T1820">/</text:span><text:span text:style-name="T1821">SQ</text:span><text:span text:style-name="T1822">L</text:span><text:span text:style-name="T1823">,<text:s/></text:span><text:span text:style-name="T1824">Java</text:span><text:span text:style-name="T1825"><text:s/></text:span><text:span text:style-name="T1826">an</text:span><text:span text:style-name="T1827">d</text:span><text:span text:style-name="T1828"><text:s/></text:span><text:span text:style-name="T1829">C</text:span><text:span text:style-name="T1830">#</text:span><text:span text:style-name="T1831">.</text:span></text:p>
      <text:p text:style-name="P1832"/>
      <text:p text:style-name="P1833"><text:span text:style-name="T1834">MS</text:span><text:span text:style-name="T1835"><text:s/></text:span><text:span text:style-name="T1836">E</text:span><text:span text:style-name="T1837">x</text:span><text:span text:style-name="T1838">c</text:span><text:span text:style-name="T1839">e</text:span><text:span text:style-name="T1840">l</text:span><text:span text:style-name="T1841"><text:s/></text:span><text:span text:style-name="T1842">I</text:span><text:span text:style-name="T1843">mpl</text:span><text:span text:style-name="T1844">e</text:span><text:span text:style-name="T1845">me</text:span><text:span text:style-name="T1846">n</text:span><text:span text:style-name="T1847">ta</text:span><text:span text:style-name="T1848">t</text:span><text:span text:style-name="T1849">i</text:span><text:span text:style-name="T1850">o</text:span><text:span text:style-name="T1851">n</text:span><text:span text:style-name="T1852"><text:s/></text:span><text:span text:style-name="T1853">o</text:span><text:span text:style-name="T1854">f</text:span><text:span text:style-name="T1855"><text:s/></text:span><text:span text:style-name="T1856">R</text:span><text:span text:style-name="T1857">e</text:span><text:span text:style-name="T1858">gr</text:span><text:span text:style-name="T1859">e</text:span><text:span text:style-name="T1860">ss</text:span><text:span text:style-name="T1861">i</text:span><text:span text:style-name="T1862">o</text:span><text:span text:style-name="T1863">n</text:span><text:span text:style-name="T1864"><text:s/></text:span><text:span text:style-name="T1865">C</text:span><text:span text:style-name="T1866">l</text:span><text:span text:style-name="T1867">u</text:span><text:span text:style-name="T1868">s</text:span><text:span text:style-name="T1869">t</text:span><text:span text:style-name="T1870">e</text:span><text:span text:style-name="T1871">r</text:span><text:span text:style-name="T1872">i</text:span><text:span text:style-name="T1873">n</text:span><text:span text:style-name="T1874">g</text:span></text:p>
      <text:p text:style-name="P1875"><text:span text:style-name="T1876">J</text:span><text:span text:style-name="T1877">a</text:span><text:span text:style-name="T1878">nu</text:span><text:span text:style-name="T1879">a</text:span><text:span text:style-name="T1880">ry</text:span><text:span text:style-name="T1881"><text:s/></text:span><text:span text:style-name="T1882">2</text:span><text:span text:style-name="T1883">015</text:span><text:span text:style-name="T1884"><text:s/></text:span><text:span text:style-name="T1885">t</text:span><text:span text:style-name="T1886">o</text:span><text:span text:style-name="T1887"><text:s/></text:span><text:span text:style-name="T1888">A</text:span><text:span text:style-name="T1889">p</text:span><text:span text:style-name="T1890">r</text:span><text:span text:style-name="T1891">i</text:span><text:span text:style-name="T1892">l</text:span><text:span text:style-name="T1893"><text:s/></text:span><text:span text:style-name="T1894">2</text:span><text:span text:style-name="T1895">015</text:span></text:p>
      <text:p text:style-name="P1896"/>
      <text:p text:style-name="P1897"><text:span text:style-name="T1898">A</text:span><text:span text:style-name="T1899">n</text:span><text:span text:style-name="T1900"><text:s/></text:span><text:span text:style-name="T1901">A</text:span><text:span text:style-name="T1902">pp</text:span><text:span text:style-name="T1903">lic</text:span><text:span text:style-name="T1904">a</text:span><text:span text:style-name="T1905">ti</text:span><text:span text:style-name="T1906">o</text:span><text:span text:style-name="T1907">n</text:span><text:span text:style-name="T1908"><text:s/></text:span><text:span text:style-name="T1909">S</text:span><text:span text:style-name="T1910">o</text:span><text:span text:style-name="T1911">f</text:span><text:span text:style-name="T1912">t</text:span><text:span text:style-name="T1913">w</text:span><text:span text:style-name="T1914">a</text:span><text:span text:style-name="T1915">r</text:span><text:span text:style-name="T1916">e</text:span><text:span text:style-name="T1917"><text:s/></text:span><text:span text:style-name="T1918">f</text:span><text:span text:style-name="T1919">o</text:span><text:span text:style-name="T1920">r</text:span><text:span text:style-name="T1921"><text:s/></text:span><text:span text:style-name="T1922">a</text:span><text:span text:style-name="T1923">t</text:span><text:span text:style-name="T1924">t</text:span><text:span text:style-name="T1925">r</text:span><text:span text:style-name="T1926">i</text:span><text:span text:style-name="T1927">b</text:span><text:span text:style-name="T1928">u</text:span><text:span text:style-name="T1929">t</text:span><text:span text:style-name="T1930">e</text:span><text:span text:style-name="T1931"><text:s/></text:span><text:span text:style-name="T1932">p</text:span><text:span text:style-name="T1933">r</text:span><text:span text:style-name="T1934">e</text:span><text:span text:style-name="T1935">d</text:span><text:span text:style-name="T1936">ict</text:span><text:span text:style-name="T1937">i</text:span><text:span text:style-name="T1938">o</text:span><text:span text:style-name="T1939">n</text:span><text:span text:style-name="T1940"><text:s/></text:span><text:span text:style-name="T1941">o</text:span><text:span text:style-name="T1942">f</text:span><text:span text:style-name="T1943"><text:s/></text:span><text:span text:style-name="T1944">t</text:span><text:span text:style-name="T1945">h</text:span><text:span text:style-name="T1946">e</text:span><text:span text:style-name="T1947"><text:s/></text:span><text:span text:style-name="T1948">d</text:span><text:span text:style-name="T1949">a</text:span><text:span text:style-name="T1950">t</text:span><text:span text:style-name="T1951">a</text:span><text:span text:style-name="T1952"><text:s/></text:span><text:span text:style-name="T1953">p</text:span><text:span text:style-name="T1954">r</text:span><text:span text:style-name="T1955">e</text:span><text:span text:style-name="T1956">s</text:span><text:span text:style-name="T1957">e</text:span><text:span text:style-name="T1958">n</text:span><text:span text:style-name="T1959">t</text:span><text:span text:style-name="T1960"><text:s/></text:span><text:span text:style-name="T1961">i</text:span><text:span text:style-name="T1962">n</text:span><text:span text:style-name="T1963"><text:s/></text:span><text:span text:style-name="T1964">E</text:span><text:span text:style-name="T1965">x</text:span><text:span text:style-name="T1966">c</text:span><text:span text:style-name="T1967">el</text:span><text:span text:style-name="T1968"><text:s/></text:span><text:span text:style-name="T1969">f</text:span><text:span text:style-name="T1970">il</text:span><text:span text:style-name="T1971">e</text:span><text:span text:style-name="T1972"><text:s/></text:span><text:span text:style-name="T1973">w</text:span><text:span text:style-name="T1974">i</text:span><text:span text:style-name="T1975">t</text:span><text:span text:style-name="T1976">h</text:span><text:span text:style-name="T1977"><text:s/></text:span><text:span text:style-name="T1978">m</text:span><text:span text:style-name="T1979">i</text:span><text:span text:style-name="T1980">n</text:span><text:span text:style-name="T1981">i</text:span><text:span text:style-name="T1982">m</text:span><text:span text:style-name="T1983">al</text:span><text:span text:style-name="T1984"><text:s/></text:span><text:span text:style-name="T1985">e</text:span><text:span text:style-name="T1986">r</text:span><text:span text:style-name="T1987">r</text:span><text:span text:style-name="T1988">o</text:span><text:span text:style-name="T1989">r<text:s/></text:span><text:span text:style-name="T1990">e</text:span><text:span text:style-name="T1991">s</text:span><text:span text:style-name="T1992">t</text:span><text:span text:style-name="T1993">i</text:span><text:span text:style-name="T1994">m</text:span><text:span text:style-name="T1995">a</text:span><text:span text:style-name="T1996">ti</text:span><text:span text:style-name="T1997">o</text:span><text:span text:style-name="T1998">n</text:span><text:span text:style-name="T1999"><text:s/></text:span><text:span text:style-name="T2000">u</text:span><text:span text:style-name="T2001">s</text:span><text:span text:style-name="T2002">i</text:span><text:span text:style-name="T2003">n</text:span><text:span text:style-name="T2004">g</text:span><text:span text:style-name="T2005"><text:s/></text:span><text:span text:style-name="T2006">re</text:span><text:span text:style-name="T2007">g</text:span><text:span text:style-name="T2008">r</text:span><text:span text:style-name="T2009">e</text:span><text:span text:style-name="T2010">ss</text:span><text:span text:style-name="T2011">i</text:span><text:span text:style-name="T2012">o</text:span><text:span text:style-name="T2013">n</text:span><text:span text:style-name="T2014"><text:s/></text:span><text:span text:style-name="T2015">cl</text:span><text:span text:style-name="T2016">u</text:span><text:span text:style-name="T2017">s</text:span><text:span text:style-name="T2018">t</text:span><text:span text:style-name="T2019">er</text:span><text:span text:style-name="T2020">i</text:span><text:span text:style-name="T2021">ng</text:span><text:span text:style-name="T2022">.</text:span></text:p>
      <text:p text:style-name="P2023"><text:span text:style-name="T2024">T</text:span><text:span text:style-name="T2025">e</text:span><text:span text:style-name="T2026">chno</text:span><text:span text:style-name="T2027">l</text:span><text:span text:style-name="T2028">og</text:span><text:span text:style-name="T2029">i</text:span><text:span text:style-name="T2030">e</text:span><text:span text:style-name="T2031">s</text:span><text:span text:style-name="T2032"><text:s/></text:span><text:span text:style-name="T2033">U</text:span><text:span text:style-name="T2034">s</text:span><text:span text:style-name="T2035">e</text:span><text:span text:style-name="T2036">d</text:span><text:span text:style-name="T2037">:</text:span><text:span text:style-name="T2038"><text:s/></text:span><text:span text:style-name="T2039">J</text:span><text:span text:style-name="T2040">ava2</text:span><text:span text:style-name="T2041">,</text:span><text:span text:style-name="T2042"><text:s/></text:span><text:span text:style-name="T2043">M</text:span><text:span text:style-name="T2044">ySQ</text:span><text:span text:style-name="T2045">L</text:span><text:span text:style-name="T2046">,</text:span><text:span text:style-name="T2047"><text:s/></text:span><text:span text:style-name="T2048">W</text:span><text:span text:style-name="T2049">E</text:span><text:span text:style-name="T2050">K</text:span><text:span text:style-name="T2051">A<text:s/></text:span><text:span text:style-name="T2052">A</text:span><text:span text:style-name="T2053">P</text:span><text:span text:style-name="T2054">I</text:span><text:span text:style-name="T2055">,</text:span><text:span text:style-name="T2056"><text:s/></text:span><text:span text:style-name="T2057">A</text:span><text:span text:style-name="T2058">pach</text:span><text:span text:style-name="T2059">e</text:span><text:span text:style-name="T2060"><text:s/></text:span><text:span text:style-name="T2061">P</text:span><text:span text:style-name="T2062">O</text:span><text:span text:style-name="T2063">I</text:span></text:p>
      <text:p text:style-name="P2064">Algorithm Used: K-Means</text:p>
      <text:p text:style-name="P2065"/>
      <text:p text:style-name="P2066"><text:span text:style-name="T2067">D</text:span><text:span text:style-name="T2068">a</text:span><text:span text:style-name="T2069">t</text:span><text:span text:style-name="T2070">a</text:span><text:span text:style-name="T2071"><text:s/></text:span><text:span text:style-name="T2072">F</text:span><text:span text:style-name="T2073">r</text:span><text:span text:style-name="T2074">a</text:span><text:span text:style-name="T2075">g</text:span><text:span text:style-name="T2076">m</text:span><text:span text:style-name="T2077">e</text:span><text:span text:style-name="T2078">n</text:span><text:span text:style-name="T2079">t</text:span><text:span text:style-name="T2080">at</text:span><text:span text:style-name="T2081">i</text:span><text:span text:style-name="T2082">o</text:span><text:span text:style-name="T2083">n</text:span><text:span text:style-name="T2084"><text:s/></text:span><text:span text:style-name="T2085">f</text:span><text:span text:style-name="T2086">o</text:span><text:span text:style-name="T2087">r</text:span><text:span text:style-name="T2088"><text:s/></text:span><text:span text:style-name="T2089">g</text:span><text:span text:style-name="T2090">i</text:span><text:span text:style-name="T2091">v</text:span><text:span text:style-name="T2092">e</text:span><text:span text:style-name="T2093">n</text:span><text:span text:style-name="T2094"><text:s/></text:span><text:span text:style-name="T2095">C</text:span><text:span text:style-name="T2096">l</text:span><text:span text:style-name="T2097">u</text:span><text:span text:style-name="T2098">s</text:span><text:span text:style-name="T2099">t</text:span><text:span text:style-name="T2100">e</text:span><text:span text:style-name="T2101">r</text:span><text:span text:style-name="T2102"><text:s/></text:span><text:span text:style-name="T2103">C</text:span><text:span text:style-name="T2104">e</text:span><text:span text:style-name="T2105">n</text:span><text:span text:style-name="T2106">t</text:span><text:span text:style-name="T2107">e</text:span><text:span text:style-name="T2108">r</text:span><text:span text:style-name="T2109">s</text:span></text:p>
      <text:p text:style-name="P2110"><text:span text:style-name="T2111">J</text:span><text:span text:style-name="T2112">u</text:span><text:span text:style-name="T2113">l</text:span><text:span text:style-name="T2114">y</text:span><text:span text:style-name="T2115"><text:s/></text:span><text:span text:style-name="T2116">2</text:span><text:span text:style-name="T2117">014</text:span><text:span text:style-name="T2118"><text:s/></text:span><text:span text:style-name="T2119">t</text:span><text:span text:style-name="T2120">o</text:span><text:span text:style-name="T2121"><text:s/></text:span><text:span text:style-name="T2122">D</text:span><text:span text:style-name="T2123">e</text:span><text:span text:style-name="T2124">c</text:span><text:span text:style-name="T2125">e</text:span><text:span text:style-name="T2126">m</text:span><text:span text:style-name="T2127">b</text:span><text:span text:style-name="T2128">er<text:s/></text:span><text:span text:style-name="T2129">2</text:span><text:span text:style-name="T2130">014</text:span></text:p>
      <text:p text:style-name="P2131"/>
      <text:p text:style-name="P2132"><text:span text:style-name="T2133">A</text:span><text:span text:style-name="T2134">n</text:span><text:span text:style-name="T2135"><text:s/></text:span><text:span text:style-name="T2136">A</text:span><text:span text:style-name="T2137">pp</text:span><text:span text:style-name="T2138">lic</text:span><text:span text:style-name="T2139">a</text:span><text:span text:style-name="T2140">ti</text:span><text:span text:style-name="T2141">o</text:span><text:span text:style-name="T2142">n</text:span><text:span text:style-name="T2143"><text:s/></text:span><text:span text:style-name="T2144">S</text:span><text:span text:style-name="T2145">o</text:span><text:span text:style-name="T2146">f</text:span><text:span text:style-name="T2147">t</text:span><text:span text:style-name="T2148">w</text:span><text:span text:style-name="T2149">a</text:span><text:span text:style-name="T2150">r</text:span><text:span text:style-name="T2151">e<text:s/></text:span><text:span text:style-name="T2152">f</text:span><text:span text:style-name="T2153">o</text:span><text:span text:style-name="T2154">r<text:s/></text:span><text:span text:style-name="T2155">f</text:span><text:span text:style-name="T2156">r</text:span><text:span text:style-name="T2157">a</text:span><text:span text:style-name="T2158">gm</text:span><text:span text:style-name="T2159">e</text:span><text:span text:style-name="T2160">n</text:span><text:span text:style-name="T2161">t</text:span><text:span text:style-name="T2162">a</text:span><text:span text:style-name="T2163">t</text:span><text:span text:style-name="T2164">i</text:span><text:span text:style-name="T2165">o</text:span><text:span text:style-name="T2166">n</text:span><text:span text:style-name="T2167"><text:s/></text:span><text:span text:style-name="T2168">o</text:span><text:span text:style-name="T2169">f</text:span><text:span text:style-name="T2170"><text:s/></text:span><text:span text:style-name="T2171">t</text:span><text:span text:style-name="T2172">h</text:span><text:span text:style-name="T2173">e<text:s/></text:span><text:span text:style-name="T2174">d</text:span><text:span text:style-name="T2175">a</text:span><text:span text:style-name="T2176">t</text:span><text:span text:style-name="T2177">a</text:span><text:span text:style-name="T2178"><text:s/></text:span><text:span text:style-name="T2179">p</text:span><text:span text:style-name="T2180">r</text:span><text:span text:style-name="T2181">e</text:span><text:span text:style-name="T2182">s</text:span><text:span text:style-name="T2183">e</text:span><text:span text:style-name="T2184">n</text:span><text:span text:style-name="T2185">t<text:s/></text:span><text:span text:style-name="T2186">i</text:span><text:span text:style-name="T2187">n</text:span><text:span text:style-name="T2188"><text:s/></text:span><text:span text:style-name="T2189">E</text:span><text:span text:style-name="T2190">x</text:span><text:span text:style-name="T2191">c</text:span><text:span text:style-name="T2192">el<text:s/></text:span><text:span text:style-name="T2193">f</text:span><text:span text:style-name="T2194">il</text:span><text:span text:style-name="T2195">e</text:span><text:span text:style-name="T2196"><text:s/>a</text:span><text:span text:style-name="T2197">cc</text:span><text:span text:style-name="T2198">o</text:span><text:span text:style-name="T2199">r</text:span><text:span text:style-name="T2200">d</text:span><text:span text:style-name="T2201">i</text:span><text:span text:style-name="T2202">n</text:span><text:span text:style-name="T2203">g</text:span><text:span text:style-name="T2204"><text:s/></text:span><text:span text:style-name="T2205">t</text:span><text:span text:style-name="T2206">o</text:span><text:span text:style-name="T2207"><text:s/></text:span><text:span text:style-name="T2208">g</text:span><text:span text:style-name="T2209">i</text:span><text:span text:style-name="T2210">ven</text:span><text:span text:style-name="T2211"><text:s/></text:span><text:span text:style-name="T2212">cl</text:span><text:span text:style-name="T2213">u</text:span><text:span text:style-name="T2214">s</text:span><text:span text:style-name="T2215">t</text:span><text:span text:style-name="T2216">er<text:s/></text:span><text:span text:style-name="T2217">c</text:span><text:span text:style-name="T2218">e</text:span><text:span text:style-name="T2219">n</text:span><text:span text:style-name="T2220">t</text:span><text:span text:style-name="T2221">er</text:span><text:span text:style-name="T2222">s</text:span><text:span text:style-name="T2223">.</text:span></text:p>
      <text:p text:style-name="P2224"><text:span text:style-name="T2225">T</text:span><text:span text:style-name="T2226">e</text:span><text:span text:style-name="T2227">c</text:span><text:span text:style-name="T2228">h</text:span><text:span text:style-name="T2229">no</text:span><text:span text:style-name="T2230">l</text:span><text:span text:style-name="T2231">og</text:span><text:span text:style-name="T2232">i</text:span><text:span text:style-name="T2233">es</text:span><text:span text:style-name="T2234"><text:s/></text:span><text:span text:style-name="T2235">U</text:span><text:span text:style-name="T2236">s</text:span><text:span text:style-name="T2237">ed</text:span><text:span text:style-name="T2238">:</text:span><text:span text:style-name="T2239"><text:s/></text:span><text:span text:style-name="T2240">J</text:span><text:span text:style-name="T2241">ava2,</text:span><text:span text:style-name="T2242"><text:s/></text:span><text:span text:style-name="T2243">M</text:span><text:span text:style-name="T2244">y</text:span><text:span text:style-name="T2245">S</text:span><text:span text:style-name="T2246">Q</text:span><text:span text:style-name="T2247">L</text:span></text:p>
      <text:p text:style-name="P2248"/>
      <text:p text:style-name="P2249"><text:span text:style-name="T2250">L</text:span><text:span text:style-name="T2251">ib</text:span><text:span text:style-name="T2252">r</text:span><text:span text:style-name="T2253">a</text:span><text:span text:style-name="T2254">r</text:span><text:span text:style-name="T2255">y</text:span><text:span text:style-name="T2256"><text:s/></text:span><text:span text:style-name="T2257">M</text:span><text:span text:style-name="T2258">a</text:span><text:span text:style-name="T2259">n</text:span><text:span text:style-name="T2260">a</text:span><text:span text:style-name="T2261">ge</text:span><text:span text:style-name="T2262">m</text:span><text:span text:style-name="T2263">e</text:span><text:span text:style-name="T2264">n</text:span><text:span text:style-name="T2265">t</text:span><text:span text:style-name="T2266"><text:s/></text:span><text:span text:style-name="T2267">S</text:span><text:span text:style-name="T2268">y</text:span><text:span text:style-name="T2269">s</text:span><text:span text:style-name="T2270">t</text:span><text:span text:style-name="T2271">e</text:span><text:span text:style-name="T2272">m</text:span></text:p>
      <text:p text:style-name="P2273"><text:span text:style-name="T2274">J</text:span><text:span text:style-name="T2275">a</text:span><text:span text:style-name="T2276">nu</text:span><text:span text:style-name="T2277">a</text:span><text:span text:style-name="T2278">ry</text:span><text:span text:style-name="T2279"><text:s/></text:span><text:span text:style-name="T2280">2</text:span><text:span text:style-name="T2281">013</text:span><text:span text:style-name="T2282"><text:s/></text:span><text:span text:style-name="T2283">t</text:span><text:span text:style-name="T2284">o</text:span><text:span text:style-name="T2285"><text:s/></text:span><text:span text:style-name="T2286">M</text:span><text:span text:style-name="T2287">a</text:span><text:span text:style-name="T2288">r</text:span><text:span text:style-name="T2289">c</text:span><text:span text:style-name="T2290">h</text:span><text:span text:style-name="T2291"><text:s/></text:span><text:span text:style-name="T2292">2</text:span><text:span text:style-name="T2293">013</text:span></text:p>
      <text:p text:style-name="P2294"/>
      <text:p text:style-name="P2295"><text:span text:style-name="T2296">A</text:span><text:span text:style-name="T2297">n</text:span><text:span text:style-name="T2298"><text:s/></text:span><text:span text:style-name="T2299">A</text:span><text:span text:style-name="T2300">pp</text:span><text:span text:style-name="T2301">lic</text:span><text:span text:style-name="T2302">a</text:span><text:span text:style-name="T2303">ti</text:span><text:span text:style-name="T2304">o</text:span><text:span text:style-name="T2305">n</text:span><text:span text:style-name="T2306"><text:s/></text:span><text:span text:style-name="T2307">S</text:span><text:span text:style-name="T2308">o</text:span><text:span text:style-name="T2309">f</text:span><text:span text:style-name="T2310">t</text:span><text:span text:style-name="T2311">w</text:span><text:span text:style-name="T2312">a</text:span><text:span text:style-name="T2313">r</text:span><text:span text:style-name="T2314">e</text:span><text:span text:style-name="T2315"><text:s/></text:span><text:span text:style-name="T2316">m</text:span><text:span text:style-name="T2317">a</text:span><text:span text:style-name="T2318">d</text:span><text:span text:style-name="T2319">e</text:span><text:span text:style-name="T2320"><text:s/></text:span><text:span text:style-name="T2321">i</text:span><text:span text:style-name="T2322">n</text:span><text:span text:style-name="T2323"><text:s/></text:span><text:span text:style-name="T2324">J</text:span><text:span text:style-name="T2325">ava2</text:span><text:span text:style-name="T2326"><text:s/></text:span><text:span text:style-name="T2327">t</text:span><text:span text:style-name="T2328">o</text:span><text:span text:style-name="T2329"><text:s/></text:span><text:span text:style-name="T2330">m</text:span><text:span text:style-name="T2331">a</text:span><text:span text:style-name="T2332">n</text:span><text:span text:style-name="T2333">a</text:span><text:span text:style-name="T2334">g</text:span><text:span text:style-name="T2335">e</text:span><text:span text:style-name="T2336"><text:s/></text:span><text:span text:style-name="T2337">t</text:span><text:span text:style-name="T2338">h</text:span><text:span text:style-name="T2339">e</text:span><text:span text:style-name="T2340"><text:s/></text:span><text:span text:style-name="T2341">c</text:span><text:span text:style-name="T2342">o</text:span><text:span text:style-name="T2343">ll</text:span><text:span text:style-name="T2344">e</text:span><text:span text:style-name="T2345">g</text:span><text:span text:style-name="T2346">e<text:s/></text:span><text:span text:style-name="T2347">li</text:span><text:span text:style-name="T2348">b</text:span><text:span text:style-name="T2349">r</text:span><text:span text:style-name="T2350">a</text:span><text:span text:style-name="T2351">ry</text:span><text:span text:style-name="T2352"><text:s/></text:span><text:span text:style-name="T2353">s</text:span><text:span text:style-name="T2354">y</text:span><text:span text:style-name="T2355">s</text:span><text:span text:style-name="T2356">t</text:span><text:span text:style-name="T2357">e</text:span><text:span text:style-name="T2358">m</text:span><text:span text:style-name="T2359">.</text:span></text:p>
      <text:p text:style-name="P2360"><text:span text:style-name="T2361">T</text:span><text:span text:style-name="T2362">e</text:span><text:span text:style-name="T2363">chno</text:span><text:span text:style-name="T2364">l</text:span><text:span text:style-name="T2365">og</text:span><text:span text:style-name="T2366">i</text:span><text:span text:style-name="T2367">e</text:span><text:span text:style-name="T2368">s</text:span><text:span text:style-name="T2369"><text:s/></text:span><text:span text:style-name="T2370">U</text:span><text:span text:style-name="T2371">s</text:span><text:span text:style-name="T2372">e</text:span><text:span text:style-name="T2373">d</text:span><text:span text:style-name="T2374">:</text:span><text:span text:style-name="T2375"><text:s/></text:span><text:span text:style-name="T2376">J</text:span><text:span text:style-name="T2377">ava2</text:span><text:span text:style-name="T2378">,</text:span><text:span text:style-name="T2379"><text:s/></text:span><text:span text:style-name="T2380">M</text:span><text:span text:style-name="T2381">ySQ</text:span><text:span text:style-name="T2382">L</text:span></text:p>
      <text:p text:style-name="P2383">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</text:p>
      <text:p text:style-name="P2384"/>
      <text:p text:style-name="P2385"><text:span text:style-name="T2386">H</text:span><text:span text:style-name="T2387">o</text:span><text:span text:style-name="T2388">n</text:span><text:span text:style-name="T2389">o</text:span><text:span text:style-name="T2390">r</text:span><text:span text:style-name="T2391">s</text:span><text:span text:style-name="T2392"><text:s/></text:span><text:span text:style-name="T2393">a</text:span><text:span text:style-name="T2394">n</text:span><text:span text:style-name="T2395">d</text:span><text:span text:style-name="T2396"><text:s/></text:span><text:span text:style-name="T2397">A</text:span><text:span text:style-name="T2398">w</text:span><text:span text:style-name="T2399">a</text:span><text:span text:style-name="T2400">r</text:span><text:span text:style-name="T2401">d</text:span><text:span text:style-name="T2402">s</text:span></text:p>
      <text:p text:style-name="P2403"/>
      <text:p text:style-name="P2404"><text:span text:style-name="T2405">I</text:span><text:span text:style-name="T2406">n</text:span><text:span text:style-name="T2407">s</text:span><text:span text:style-name="T2408">t</text:span><text:span text:style-name="T2409">a</text:span><text:span text:style-name="T2410"><text:s/></text:span><text:span text:style-name="T2411">A</text:span><text:span text:style-name="T2412">w</text:span><text:span text:style-name="T2413">a</text:span><text:span text:style-name="T2414">r</text:span><text:span text:style-name="T2415">d</text:span></text:p>
      <text:p text:style-name="P2416"><text:span text:style-name="T2417">I</text:span><text:span text:style-name="T2418">n</text:span><text:span text:style-name="T2419">f</text:span><text:span text:style-name="T2420">o</text:span><text:span text:style-name="T2421">s</text:span><text:span text:style-name="T2422">ys</text:span><text:span text:style-name="T2423"><text:s/></text:span><text:span text:style-name="T2424">L</text:span><text:span text:style-name="T2425">i</text:span><text:span text:style-name="T2426">m</text:span><text:span text:style-name="T2427">it</text:span><text:span text:style-name="T2428">e</text:span><text:span text:style-name="T2429">d</text:span><text:span text:style-name="T2430">,</text:span><text:span text:style-name="T2431"><text:s/></text:span><text:span text:style-name="T2432">Mar</text:span><text:span text:style-name="T2433"><text:s/></text:span><text:span text:style-name="T2434">2</text:span><text:span text:style-name="T2435">017</text:span></text:p>
      <text:p text:style-name="P2436"/>
      <text:p text:style-name="P2437"><text:span text:style-name="T2438">C</text:span><text:span text:style-name="T2439">er</text:span><text:span text:style-name="T2440">ti</text:span><text:span text:style-name="T2441">f</text:span><text:span text:style-name="T2442">ic</text:span><text:span text:style-name="T2443">a</text:span><text:span text:style-name="T2444">ti</text:span><text:span text:style-name="T2445">o</text:span><text:span text:style-name="T2446">n</text:span><text:span text:style-name="T2447"><text:s/></text:span><text:span text:style-name="T2448">a</text:span><text:span text:style-name="T2449">wa</text:span><text:span text:style-name="T2450">r</text:span><text:span text:style-name="T2451">d</text:span><text:span text:style-name="T2452">ed</text:span><text:span text:style-name="T2453"><text:s/></text:span><text:span text:style-name="T2454">i</text:span><text:span text:style-name="T2455">n</text:span><text:span text:style-name="T2456"><text:s/></text:span><text:span text:style-name="T2457">a</text:span><text:span text:style-name="T2458">pp</text:span><text:span text:style-name="T2459">r</text:span><text:span text:style-name="T2460">e</text:span><text:span text:style-name="T2461">ci</text:span><text:span text:style-name="T2462">a</text:span><text:span text:style-name="T2463">ti</text:span><text:span text:style-name="T2464">o</text:span><text:span text:style-name="T2465">n</text:span><text:span text:style-name="T2466"><text:s/></text:span><text:span text:style-name="T2467">o</text:span><text:span text:style-name="T2468">f</text:span><text:span text:style-name="T2469"><text:s/></text:span><text:span text:style-name="T2470">exceeding the<text:s/></text:span><text:span text:style-name="T2471">client’s</text:span><text:span text:style-name="T2472"><text:s/>expectations for the works assigned</text:span><text:span text:style-name="T2473">.</text:span></text:p>
      <text:p text:style-name="P2474"/>
      <text:p text:style-name="P2475"><text:span text:style-name="T2476">I</text:span><text:span text:style-name="T2477">n</text:span><text:span text:style-name="T2478">s</text:span><text:span text:style-name="T2479">t</text:span><text:span text:style-name="T2480">a</text:span><text:span text:style-name="T2481"><text:s/></text:span><text:span text:style-name="T2482">A</text:span><text:span text:style-name="T2483">w</text:span><text:span text:style-name="T2484">a</text:span><text:span text:style-name="T2485">r</text:span><text:span text:style-name="T2486">d</text:span></text:p>
      <text:p text:style-name="P2487"><text:span text:style-name="T2488">I</text:span><text:span text:style-name="T2489">n</text:span><text:span text:style-name="T2490">f</text:span><text:span text:style-name="T2491">o</text:span><text:span text:style-name="T2492">s</text:span><text:span text:style-name="T2493">ys</text:span><text:span text:style-name="T2494"><text:s/></text:span><text:span text:style-name="T2495">L</text:span><text:span text:style-name="T2496">i</text:span><text:span text:style-name="T2497">m</text:span><text:span text:style-name="T2498">it</text:span><text:span text:style-name="T2499">e</text:span><text:span text:style-name="T2500">d</text:span><text:span text:style-name="T2501">,</text:span><text:span text:style-name="T2502"><text:s/></text:span><text:span text:style-name="T2503">J</text:span><text:span text:style-name="T2504">u</text:span><text:span text:style-name="T2505">l</text:span><text:span text:style-name="T2506">y</text:span><text:span text:style-name="T2507"><text:s/></text:span><text:span text:style-name="T2508">2</text:span><text:span text:style-name="T2509">016</text:span></text:p>
      <text:p text:style-name="P2510"/>
      <text:p text:style-name="P2511"><text:span text:style-name="T2512">C</text:span><text:span text:style-name="T2513">er</text:span><text:span text:style-name="T2514">ti</text:span><text:span text:style-name="T2515">f</text:span><text:span text:style-name="T2516">ic</text:span><text:span text:style-name="T2517">a</text:span><text:span text:style-name="T2518">ti</text:span><text:span text:style-name="T2519">o</text:span><text:span text:style-name="T2520">n</text:span><text:span text:style-name="T2521"><text:s/></text:span><text:span text:style-name="T2522">a</text:span><text:span text:style-name="T2523">wa</text:span><text:span text:style-name="T2524">r</text:span><text:span text:style-name="T2525">d</text:span><text:span text:style-name="T2526">ed</text:span><text:span text:style-name="T2527"><text:s/></text:span><text:span text:style-name="T2528">i</text:span><text:span text:style-name="T2529">n</text:span><text:span text:style-name="T2530"><text:s/></text:span><text:span text:style-name="T2531">a</text:span><text:span text:style-name="T2532">pp</text:span><text:span text:style-name="T2533">r</text:span><text:span text:style-name="T2534">e</text:span><text:span text:style-name="T2535">ci</text:span><text:span text:style-name="T2536">a</text:span><text:span text:style-name="T2537">ti</text:span><text:span text:style-name="T2538">o</text:span><text:span text:style-name="T2539">n</text:span><text:span text:style-name="T2540"><text:s/></text:span><text:span text:style-name="T2541">o</text:span><text:span text:style-name="T2542">f</text:span><text:span text:style-name="T2543"><text:s/></text:span><text:span text:style-name="T2544">q</text:span><text:span text:style-name="T2545">u</text:span><text:span text:style-name="T2546">ic</text:span><text:span text:style-name="T2547">k</text:span><text:span text:style-name="T2548">l</text:span><text:span text:style-name="T2549">y</text:span><text:span text:style-name="T2550"><text:s/></text:span><text:span text:style-name="T2551">l</text:span><text:span text:style-name="T2552">e</text:span><text:span text:style-name="T2553">a</text:span><text:span text:style-name="T2554">r</text:span><text:span text:style-name="T2555">n</text:span><text:span text:style-name="T2556">i</text:span><text:span text:style-name="T2557">n</text:span><text:span text:style-name="T2558">g</text:span><text:span text:style-name="T2559"><text:s/></text:span><text:span text:style-name="T2560">I</text:span><text:span text:style-name="T2561">N</text:span><text:span text:style-name="T2562">T</text:span><text:span text:style-name="T2563">E</text:span><text:span text:style-name="T2564">R</text:span><text:span text:style-name="T2565">S</text:span><text:span text:style-name="T2566">P</text:span><text:span text:style-name="T2567">E</text:span><text:span text:style-name="T2568">C</text:span><text:span text:style-name="T2569"><text:s/></text:span><text:span text:style-name="T2570">t</text:span><text:span text:style-name="T2571">o</text:span><text:span text:style-name="T2572">o</text:span><text:span text:style-name="T2573">l</text:span><text:span text:style-name="T2574">,</text:span><text:span text:style-name="T2575"><text:s/></text:span><text:span text:style-name="T2576">h</text:span><text:span text:style-name="T2577">e</text:span><text:span text:style-name="T2578">l</text:span><text:span text:style-name="T2579">p</text:span><text:span text:style-name="T2580">i</text:span><text:span text:style-name="T2581">n</text:span><text:span text:style-name="T2582">g</text:span><text:span text:style-name="T2583"><text:s/></text:span><text:span text:style-name="T2584">t</text:span><text:span text:style-name="T2585">h</text:span><text:span text:style-name="T2586">e</text:span><text:span text:style-name="T2587"><text:s/></text:span><text:span text:style-name="T2588">t</text:span><text:span text:style-name="T2589">e</text:span><text:span text:style-name="T2590">a</text:span><text:span text:style-name="T2591">m</text:span><text:span text:style-name="T2592"><text:s/></text:span><text:span text:style-name="T2593">t</text:span><text:span text:style-name="T2594">o</text:span><text:span text:style-name="T2595"><text:s/></text:span><text:span text:style-name="T2596">b</text:span><text:span text:style-name="T2597">u</text:span><text:span text:style-name="T2598">il</text:span><text:span text:style-name="T2599">d<text:s/></text:span><text:span text:style-name="T2600">d</text:span><text:span text:style-name="T2601">a</text:span><text:span text:style-name="T2602">t</text:span><text:span text:style-name="T2603">a</text:span><text:span text:style-name="T2604">b</text:span><text:span text:style-name="T2605">a</text:span><text:span text:style-name="T2606">s</text:span><text:span text:style-name="T2607">e</text:span><text:span text:style-name="T2608"><text:s/></text:span><text:span text:style-name="T2609">q</text:span><text:span text:style-name="T2610">u</text:span><text:span text:style-name="T2611">er</text:span><text:span text:style-name="T2612">i</text:span><text:span text:style-name="T2613">es</text:span><text:span text:style-name="T2614"><text:s/></text:span><text:span text:style-name="T2615">&amp;<text:s/></text:span><text:span text:style-name="T2616">ex</text:span><text:span text:style-name="T2617">t</text:span><text:span text:style-name="T2618">r</text:span><text:span text:style-name="T2619">a</text:span><text:span text:style-name="T2620">c</text:span><text:span text:style-name="T2621">t</text:span><text:span text:style-name="T2622">i</text:span><text:span text:style-name="T2623">o</text:span><text:span text:style-name="T2624">n</text:span><text:span text:style-name="T2625"><text:s/></text:span><text:span text:style-name="T2626">p</text:span><text:span text:style-name="T2627">r</text:span><text:span text:style-name="T2628">o</text:span><text:span text:style-name="T2629">c</text:span><text:span text:style-name="T2630">e</text:span><text:span text:style-name="T2631">s</text:span><text:span text:style-name="T2632">s</text:span><text:span text:style-name="T2633">,</text:span><text:span text:style-name="T2634"><text:s/></text:span><text:span text:style-name="T2635">h</text:span><text:span text:style-name="T2636">a</text:span><text:span text:style-name="T2637">r</text:span><text:span text:style-name="T2638">d-</text:span><text:span text:style-name="T2639">w</text:span><text:span text:style-name="T2640">o</text:span><text:span text:style-name="T2641">r</text:span><text:span text:style-name="T2642">k</text:span><text:span text:style-name="T2643">i</text:span><text:span text:style-name="T2644">n</text:span><text:span text:style-name="T2645">g</text:span><text:span text:style-name="T2646">,</text:span><text:span text:style-name="T2647"><text:s/></text:span><text:span text:style-name="T2648">a</text:span><text:span text:style-name="T2649">n</text:span><text:span text:style-name="T2650">d</text:span><text:span text:style-name="T2651"><text:s/></text:span><text:span text:style-name="T2652">d</text:span><text:span text:style-name="T2653">e</text:span><text:span text:style-name="T2654">d</text:span><text:span text:style-name="T2655">ic</text:span><text:span text:style-name="T2656">a</text:span><text:span text:style-name="T2657">t</text:span><text:span text:style-name="T2658">ed</text:span><text:span text:style-name="T2659"><text:s/></text:span><text:span text:style-name="T2660">n</text:span><text:span text:style-name="T2661">a</text:span><text:span text:style-name="T2662">t</text:span><text:span text:style-name="T2663">u</text:span><text:span text:style-name="T2664">r</text:span><text:span text:style-name="T2665">e.</text:span></text:p>
      <text:p text:style-name="P2666"><text:span text:style-name="T2667"><text:s/>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</text:span></text:p>
      <text:p text:style-name="P2668"/>
      <text:p text:style-name="P2669"/>
      <text:soft-page-break/>
      <text:p text:style-name="P2670"><text:span text:style-name="T2671">S</text:span><text:span text:style-name="T2672">k</text:span><text:span text:style-name="T2673">ill</text:span><text:span text:style-name="T2674">s</text:span><text:span text:style-name="T2675"><text:s/></text:span><text:span text:style-name="T2676">&amp;</text:span><text:span text:style-name="T2677"><text:s/></text:span><text:span text:style-name="T2678">E</text:span><text:span text:style-name="T2679">xp</text:span><text:span text:style-name="T2680">e</text:span><text:span text:style-name="T2681">rt</text:span><text:span text:style-name="T2682">i</text:span><text:span text:style-name="T2683">s</text:span><text:span text:style-name="T2684">e</text:span></text:p>
      <text:p text:style-name="P2685"/>
      <text:p text:style-name="P2686"><text:span text:style-name="T2687">P</text:span><text:span text:style-name="T2688">y</text:span><text:span text:style-name="T2689">t</text:span><text:span text:style-name="T2690">h</text:span><text:span text:style-name="T2691">o</text:span><text:span text:style-name="T2692">n</text:span><text:span text:style-name="T2693">,</text:span><text:span text:style-name="T2694"><text:s/></text:span><text:span text:style-name="T2695">J</text:span><text:span text:style-name="T2696">ava,</text:span><text:span text:style-name="T2697"><text:s/></text:span><text:span text:style-name="T2698">C</text:span><text:span text:style-name="T2699">,</text:span><text:span text:style-name="T2700"><text:s/></text:span><text:span text:style-name="T2701">C</text:span><text:span text:style-name="T2702">#</text:span><text:span text:style-name="T2703">,</text:span><text:span text:style-name="T2704"><text:s/></text:span><text:span text:style-name="T2705">G</text:span><text:span text:style-name="T2706">i</text:span><text:span text:style-name="T2707">t</text:span><text:span text:style-name="T2708">,</text:span><text:span text:style-name="T2709"><text:s/></text:span><text:span text:style-name="T2710">L</text:span><text:span text:style-name="T2711">i</text:span><text:span text:style-name="T2712">n</text:span><text:span text:style-name="T2713">u</text:span><text:span text:style-name="T2714">x,</text:span><text:span text:style-name="T2715"><text:s/></text:span><text:span text:style-name="T2716">PL</text:span><text:span text:style-name="T2717">/</text:span><text:span text:style-name="T2718">S</text:span><text:span text:style-name="T2719">Q</text:span><text:span text:style-name="T2720">L</text:span><text:span text:style-name="T2721">,</text:span><text:span text:style-name="T2722"><text:s/></text:span><text:span text:style-name="T2723">S</text:span><text:span text:style-name="T2724">Q</text:span><text:span text:style-name="T2725">L</text:span><text:span text:style-name="T2726">,</text:span><text:span text:style-name="T2727"><text:s/></text:span><text:span text:style-name="T2728">NoSQL,<text:s/></text:span><text:span text:style-name="T2729">D</text:span><text:span text:style-name="T2730">a</text:span><text:span text:style-name="T2731">t</text:span><text:span text:style-name="T2732">a</text:span><text:span text:style-name="T2733"><text:s/></text:span><text:span text:style-name="T2734">S</text:span><text:span text:style-name="T2735">t</text:span><text:span text:style-name="T2736">r</text:span><text:span text:style-name="T2737">u</text:span><text:span text:style-name="T2738">ct</text:span><text:span text:style-name="T2739">u</text:span><text:span text:style-name="T2740">r</text:span><text:span text:style-name="T2741">e</text:span><text:span text:style-name="T2742">s</text:span><text:span text:style-name="T2743">,</text:span><text:span text:style-name="T2744"><text:s/>Algorithm,</text:span><text:span text:style-name="T2745"><text:s/></text:span><text:span text:style-name="T2746">H</text:span><text:span text:style-name="T2747">TM</text:span><text:span text:style-name="T2748">L</text:span><text:span text:style-name="T2749">,</text:span><text:span text:style-name="T2750"><text:s/></text:span><text:span text:style-name="T2751">Django, MTV,<text:s/></text:span><text:span text:style-name="T2752">MVC,<text:s/></text:span><text:span text:style-name="T2753">PL</text:span><text:span text:style-name="T2754">M</text:span><text:span text:style-name="T2755"><text:s/></text:span><text:span text:style-name="T2756">T</text:span><text:span text:style-name="T2757">o</text:span><text:span text:style-name="T2758">o</text:span><text:span text:style-name="T2759">l</text:span><text:span text:style-name="T2760">s</text:span></text:p>
      <text:p text:style-name="P2761">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</text:p>
      <text:p text:style-name="P2762"/>
      <text:p text:style-name="P2763"><text:span text:style-name="T2764">E</text:span><text:span text:style-name="T2765">d</text:span><text:span text:style-name="T2766">u</text:span><text:span text:style-name="T2767">c</text:span><text:span text:style-name="T2768">a</text:span><text:span text:style-name="T2769">t</text:span><text:span text:style-name="T2770">i</text:span><text:span text:style-name="T2771">o</text:span><text:span text:style-name="T2772">n</text:span></text:p>
      <text:p text:style-name="P2773"/>
      <text:p text:style-name="P2774"><text:span text:style-name="T2775">National Institute of Technology Raipur</text:span></text:p>
      <text:p text:style-name="P2776"><text:span text:style-name="T2777">B</text:span><text:span text:style-name="T2778">a</text:span><text:span text:style-name="T2779">c</text:span><text:span text:style-name="T2780">h</text:span><text:span text:style-name="T2781">e</text:span><text:span text:style-name="T2782">l</text:span><text:span text:style-name="T2783">o</text:span><text:span text:style-name="T2784">r<text:s/></text:span><text:span text:style-name="T2785">o</text:span><text:span text:style-name="T2786">f</text:span><text:span text:style-name="T2787"><text:s/></text:span><text:span text:style-name="T2788">T</text:span><text:span text:style-name="T2789">e</text:span><text:span text:style-name="T2790">c</text:span><text:span text:style-name="T2791">h</text:span><text:span text:style-name="T2792">no</text:span><text:span text:style-name="T2793">l</text:span><text:span text:style-name="T2794">og</text:span><text:span text:style-name="T2795">y</text:span><text:span text:style-name="T2796"><text:s/></text:span><text:span text:style-name="T2797">(B</text:span><text:span text:style-name="T2798">.</text:span><text:span text:style-name="T2799"><text:s/></text:span><text:span text:style-name="T2800">T</text:span><text:span text:style-name="T2801">e</text:span><text:span text:style-name="T2802">c</text:span><text:span text:style-name="T2803">h</text:span><text:span text:style-name="T2804">.</text:span><text:span text:style-name="T2805">)</text:span><text:span text:style-name="T2806">,</text:span><text:span text:style-name="T2807"><text:s/></text:span><text:span text:style-name="T2808">C</text:span><text:span text:style-name="T2809">o</text:span><text:span text:style-name="T2810">m</text:span><text:span text:style-name="T2811">pu</text:span><text:span text:style-name="T2812">t</text:span><text:span text:style-name="T2813">er<text:s/></text:span><text:span text:style-name="T2814">S</text:span><text:span text:style-name="T2815">ci</text:span><text:span text:style-name="T2816">e</text:span><text:span text:style-name="T2817">n</text:span><text:span text:style-name="T2818">c</text:span><text:span text:style-name="T2819">e</text:span><text:span text:style-name="T2820"><text:s/></text:span><text:span text:style-name="T2821">&amp;<text:s/></text:span><text:span text:style-name="T2822">E</text:span><text:span text:style-name="T2823">ng</text:span><text:span text:style-name="T2824">i</text:span><text:span text:style-name="T2825">n</text:span><text:span text:style-name="T2826">eer</text:span><text:span text:style-name="T2827">i</text:span><text:span text:style-name="T2828">ng</text:span><text:span text:style-name="T2829">,</text:span><text:span text:style-name="T2830"><text:s/></text:span><text:span text:style-name="T2831">2</text:span><text:span text:style-name="T2832">011</text:span><text:span text:style-name="T2833"><text:s/></text:span><text:span text:style-name="T2834">-</text:span><text:span text:style-name="T2835"><text:s/></text:span><text:span text:style-name="T2836">2</text:span><text:span text:style-name="T2837">015</text:span></text:p>
      <text:p text:style-name="P2838"><text:span text:style-name="T2839">G</text:span><text:span text:style-name="T2840">ra</text:span><text:span text:style-name="T2841">d</text:span><text:span text:style-name="T2842">e: <text:s/></text:span><text:span text:style-name="T2843"><text:s/></text:span><text:span text:style-name="T2844">6</text:span><text:span text:style-name="T2845">.96</text:span><text:span text:style-name="T2846">/</text:span><text:span text:style-name="T2847">1</text:span><text:span text:style-name="T2848">0</text:span></text:p>
      <text:p text:style-name="P2849"/>
      <text:p text:style-name="P2850"><text:span text:style-name="T2851">J</text:span><text:span text:style-name="T2852">a</text:span><text:span text:style-name="T2853">w</text:span><text:span text:style-name="T2854">a</text:span><text:span text:style-name="T2855">ha</text:span><text:span text:style-name="T2856">r</text:span><text:span text:style-name="T2857"><text:s/></text:span><text:span text:style-name="T2858">N</text:span><text:span text:style-name="T2859">a</text:span><text:span text:style-name="T2860">v</text:span><text:span text:style-name="T2861">o</text:span><text:span text:style-name="T2862">d</text:span><text:span text:style-name="T2863">a</text:span><text:span text:style-name="T2864">y</text:span><text:span text:style-name="T2865">a</text:span><text:span text:style-name="T2866"><text:s/></text:span><text:span text:style-name="T2867">V</text:span><text:span text:style-name="T2868">i</text:span><text:span text:style-name="T2869">d</text:span><text:span text:style-name="T2870">y</text:span><text:span text:style-name="T2871">a</text:span><text:span text:style-name="T2872">l</text:span><text:span text:style-name="T2873">ay</text:span><text:span text:style-name="T2874">a</text:span><text:span text:style-name="T2875">,</text:span><text:span text:style-name="T2876"><text:s/></text:span><text:span text:style-name="T2877">M</text:span><text:span text:style-name="T2878">a</text:span><text:span text:style-name="T2879">l</text:span><text:span text:style-name="T2880">h</text:span><text:span text:style-name="T2881">a</text:span><text:span text:style-name="T2882">r</text:span><text:span text:style-name="T2883">,</text:span><text:span text:style-name="T2884"><text:s/></text:span><text:span text:style-name="T2885">B</text:span><text:span text:style-name="T2886">il</text:span><text:span text:style-name="T2887">a</text:span><text:span text:style-name="T2888">s</text:span><text:span text:style-name="T2889">p</text:span><text:span text:style-name="T2890">u</text:span><text:span text:style-name="T2891">r</text:span><text:span text:style-name="T2892"><text:s/></text:span><text:span text:style-name="T2893">(</text:span><text:span text:style-name="T2894">C</text:span><text:span text:style-name="T2895">.</text:span><text:span text:style-name="T2896">G</text:span><text:span text:style-name="T2897">.</text:span><text:span text:style-name="T2898">)</text:span><text:span text:style-name="T2899">,</text:span><text:span text:style-name="T2900"><text:s/></text:span><text:span text:style-name="T2901">2</text:span><text:span text:style-name="T2902">01</text:span><text:span text:style-name="T2903">0</text:span></text:p>
      <text:p text:style-name="P2904"><text:span text:style-name="T2905">12</text:span><text:span text:style-name="T2906">th</text:span><text:span text:style-name="T2907">,</text:span><text:span text:style-name="T2908"><text:s/></text:span><text:span text:style-name="T2909">PCM</text:span><text:span text:style-name="T2910">,</text:span><text:span text:style-name="T2911"><text:s/></text:span><text:span text:style-name="T2912">2</text:span><text:span text:style-name="T2913">009</text:span><text:span text:style-name="T2914"><text:s/></text:span><text:span text:style-name="T2915">-</text:span><text:span text:style-name="T2916"><text:s/></text:span><text:span text:style-name="T2917">2</text:span><text:span text:style-name="T2918">010</text:span></text:p>
      <text:p text:style-name="P2919"><text:span text:style-name="T2920">G</text:span><text:span text:style-name="T2921">ra</text:span><text:span text:style-name="T2922">d</text:span><text:span text:style-name="T2923">e: <text:s/></text:span><text:span text:style-name="T2924"><text:s/></text:span><text:span text:style-name="T2925">7</text:span><text:span text:style-name="T2926">2%</text:span></text:p>
      <text:p text:style-name="P2927"/>
      <text:p text:style-name="P2928"><text:span text:style-name="T2929">J</text:span><text:span text:style-name="T2930">a</text:span><text:span text:style-name="T2931">w</text:span><text:span text:style-name="T2932">a</text:span><text:span text:style-name="T2933">ha</text:span><text:span text:style-name="T2934">r</text:span><text:span text:style-name="T2935"><text:s/></text:span><text:span text:style-name="T2936">N</text:span><text:span text:style-name="T2937">a</text:span><text:span text:style-name="T2938">v</text:span><text:span text:style-name="T2939">o</text:span><text:span text:style-name="T2940">d</text:span><text:span text:style-name="T2941">a</text:span><text:span text:style-name="T2942">y</text:span><text:span text:style-name="T2943">a</text:span><text:span text:style-name="T2944"><text:s/></text:span><text:span text:style-name="T2945">V</text:span><text:span text:style-name="T2946">i</text:span><text:span text:style-name="T2947">d</text:span><text:span text:style-name="T2948">y</text:span><text:span text:style-name="T2949">a</text:span><text:span text:style-name="T2950">l</text:span><text:span text:style-name="T2951">ay</text:span><text:span text:style-name="T2952">a</text:span><text:span text:style-name="T2953">,</text:span><text:span text:style-name="T2954"><text:s/></text:span><text:span text:style-name="T2955">M</text:span><text:span text:style-name="T2956">a</text:span><text:span text:style-name="T2957">l</text:span><text:span text:style-name="T2958">h</text:span><text:span text:style-name="T2959">a</text:span><text:span text:style-name="T2960">r</text:span><text:span text:style-name="T2961">,</text:span><text:span text:style-name="T2962"><text:s/></text:span><text:span text:style-name="T2963">B</text:span><text:span text:style-name="T2964">il</text:span><text:span text:style-name="T2965">a</text:span><text:span text:style-name="T2966">s</text:span><text:span text:style-name="T2967">p</text:span><text:span text:style-name="T2968">u</text:span><text:span text:style-name="T2969">r</text:span><text:span text:style-name="T2970"><text:s/></text:span><text:span text:style-name="T2971">(</text:span><text:span text:style-name="T2972">C</text:span><text:span text:style-name="T2973">.</text:span><text:span text:style-name="T2974">G</text:span><text:span text:style-name="T2975">.</text:span><text:span text:style-name="T2976">)</text:span><text:span text:style-name="T2977">,</text:span><text:span text:style-name="T2978"><text:s/></text:span><text:span text:style-name="T2979">2</text:span><text:span text:style-name="T2980">008</text:span></text:p>
      <text:p text:style-name="P2981"><text:span text:style-name="T2982">10</text:span><text:span text:style-name="T2983">th</text:span><text:span text:style-name="T2984">,</text:span><text:span text:style-name="T2985"><text:s/></text:span><text:span text:style-name="T2986">2</text:span><text:span text:style-name="T2987">007</text:span><text:span text:style-name="T2988"><text:s/></text:span><text:span text:style-name="T2989">-</text:span><text:span text:style-name="T2990"><text:s/></text:span><text:span text:style-name="T2991">2</text:span><text:span text:style-name="T2992">008</text:span></text:p>
      <text:p text:style-name="P2993"><text:span text:style-name="T2994">G</text:span><text:span text:style-name="T2995">ra</text:span><text:span text:style-name="T2996">d</text:span><text:span text:style-name="T2997">e: <text:s/></text:span><text:span text:style-name="T2998"><text:s/></text:span><text:span text:style-name="T2999">83.4</text:span><text:span text:style-name="T3000">%</text:span></text:p>
      <text:p text:style-name="P30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DejaVu Sans" svg:font-family="DejaVu Sans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Cambria" style:font-name-asian="Times New Roman" style:font-name-complex="Mang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style:font-name-asian="Times New Roman" style:font-name-complex="Mangal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0.1666in" fo:margin-bottom="0.0416in"/>
      <style:text-properties style:font-name="Calibri" style:font-name-asian="Times New Roman" style:font-name-complex="Mangal"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/>
      <style:text-properties style:font-name="Calibri" style:font-name-asian="Times New Roman" style:font-name-complex="Mangal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666in" fo:margin-bottom="0.0416in"/>
      <style:text-properties style:font-name="Calibri" style:font-name-asian="Times New Roman" style:font-name-complex="Mangal" fo:font-size="12pt" style:font-size-asian="12pt" style:font-size-complex="12pt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666in" fo:margin-bottom="0.0416in"/>
      <style:text-properties style:font-name="Calibri" style:font-name-asian="Times New Roman" style:font-name-complex="Mangal" fo:font-style="italic" style:font-style-asian="italic" style:font-style-complex="italic" fo:font-size="12pt" style:font-size-asian="12pt" style:font-size-complex="12pt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/>
      <style:text-properties style:font-name="Cambria" style:font-name-asian="Times New Roman" style:font-name-complex="Mang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Mangal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Mangal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 style:parent-style-name="DefaultParagraphFont">
      <style:text-properties style:font-name="Calibri" style:font-name-asian="Times New Roman" style:font-name-complex="Mangal"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="Calibri" style:font-name-asian="Times New Roman" style:font-name-complex="Mangal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Heading6Char" style:display-name="Heading 6 Char" style:family="text" style:parent-style-name="DefaultParagraphFont">
      <style:text-properties fo:font-weight="bold" style:font-weight-asian="bold" style:font-weight-complex="bold" fo:font-size="11pt" style:font-size-asian="11pt" style:font-size-complex="11pt"/>
    </style:style>
    <style:style style:name="Heading7Char" style:display-name="Heading 7 Char" style:family="text" style:parent-style-name="DefaultParagraphFont">
      <style:text-properties style:font-name="Calibri" style:font-name-asian="Times New Roman" style:font-name-complex="Mangal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Calibri" style:font-name-asian="Times New Roman" style:font-name-complex="Mangal" fo:font-style="italic" style:font-style-asian="italic" style:font-style-complex="italic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Mangal" fo:font-size="11pt" style:font-size-asian="11pt" style:font-size-complex="11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hyphenate="false"/>
    </style:style>
    <style:style style:name="CommentTextChar" style:display-name="Comment Text Char" style:family="text" style:parent-style-name="DefaultParagraphFont"/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outline-level-style>
      <text:outline-level-style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outline-level-style>
      <text:outline-level-style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outline-level-style>
      <text:outline-level-style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outline-level-style>
      <text:outline-level-style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outline-level-style>
      <text:outline-level-style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outline-level-style>
      <text:outline-level-style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outline-level-style>
      <text:outline-level-style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in" fo:margin-left="0.4305in" fo:margin-bottom="0.3354in" fo:margin-right="0.597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5in"/>
      </style:header-style>
      <style:footer-style>
        <style:header-footer-properties style:dynamic-spacing="true" fo:min-height="-0.1409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font-size="8.5pt" style:font-size-asian="8.5pt" style:font-size-complex="8.5pt"/>
    </style:style>
    <style:style style:name="T4" style:parent-style-name="DefaultParagraphFont" style:family="text">
      <style:text-properties fo:font-size="8.5pt" style:font-size-asian="8.5pt" style:font-size-complex="8.5pt"/>
    </style:style>
    <number:date-style style:name="N5" number:language="en" number:country="US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style:style style:name="P6" style:parent-style-name="Normal" style:family="paragraph">
      <style:paragraph-properties fo:line-height="0.1388in"/>
    </style:style>
    <style:style style:name="T7" style:parent-style-name="DefaultParagraphFont" style:family="text">
      <style:text-properties fo:font-size="8.5pt" style:font-size-asian="8.5pt" style:font-size-complex="8.5pt"/>
    </style:style>
    <style:style style:name="P8" style:parent-style-name="Normal" style:family="paragraph">
      <style:paragraph-properties fo:margin-top="0.0027in" fo:margin-left="0.0138in" fo:margin-right="-0.0187in">
        <style:tab-stops/>
      </style:paragraph-properties>
    </style:style>
    <style:style style:name="T9" style:parent-style-name="DefaultParagraphFont" style:family="text">
      <style:text-properties style:font-name-asian="DejaVu Sans" fo:color="#0000FF" fo:letter-spacing="-0.002in" style:text-scale="104%" fo:font-size="8.5pt" style:font-size-asian="8.5pt" style:font-size-complex="8.5pt" style:text-underline-type="single" style:text-underline-style="solid" style:text-underline-width="auto" style:text-underline-mode="continuous" style:text-underline-color="#0000FF"/>
    </style:style>
    <style:style style:name="T10" style:parent-style-name="DefaultParagraphFont" style:family="text">
      <style:text-properties style:font-name-asian="DejaVu Sans" fo:color="#0000FF" fo:letter-spacing="0.0013in" style:text-scale="104%" fo:font-size="8.5pt" style:font-size-asian="8.5pt" style:font-size-complex="8.5pt" style:text-underline-type="single" style:text-underline-style="solid" style:text-underline-width="auto" style:text-underline-mode="continuous" style:text-underline-color="#0000FF"/>
    </style:style>
    <style:style style:name="T11" style:parent-style-name="DefaultParagraphFont" style:family="text">
      <style:text-properties style:font-name-asian="DejaVu Sans" fo:color="#0000FF" fo:letter-spacing="0.0027in" style:text-scale="104%" fo:font-size="8.5pt" style:font-size-asian="8.5pt" style:font-size-complex="8.5pt" style:text-underline-type="single" style:text-underline-style="solid" style:text-underline-width="auto" style:text-underline-mode="continuous" style:text-underline-color="#0000FF"/>
    </style:style>
    <style:style style:name="T12" style:parent-style-name="DefaultParagraphFont" style:family="text">
      <style:text-properties style:font-name-asian="DejaVu Sans" fo:color="#0000FF" fo:letter-spacing="0.0006in" style:text-scale="104%" fo:font-size="8.5pt" style:font-size-asian="8.5pt" style:font-size-complex="8.5pt" style:text-underline-type="single" style:text-underline-style="solid" style:text-underline-width="auto" style:text-underline-mode="continuous" style:text-underline-color="#0000FF"/>
    </style:style>
    <style:style style:name="T13" style:parent-style-name="DefaultParagraphFont" style:family="text">
      <style:text-properties style:font-name-asian="DejaVu Sans" fo:color="#0000FF" fo:letter-spacing="-0.0013in" style:text-scale="104%" fo:font-size="8.5pt" style:font-size-asian="8.5pt" style:font-size-complex="8.5pt" style:text-underline-type="single" style:text-underline-style="solid" style:text-underline-width="auto" style:text-underline-mode="continuous" style:text-underline-color="#0000FF"/>
    </style:style>
    <style:style style:name="T14" style:parent-style-name="DefaultParagraphFont" style:family="text">
      <style:text-properties fo:font-size="8.5pt" style:font-size-asian="8.5pt" style:font-size-complex="8.5pt"/>
    </style:style>
    <style:style style:name="P15" style:parent-style-name="Normal" style:family="paragraph">
      <style:paragraph-properties fo:margin-top="0.0027in" fo:margin-left="0.0277in">
        <style:tab-stops/>
      </style:paragraph-properties>
    </style:style>
    <style:style style:name="T16" style:parent-style-name="DefaultParagraphFont" style:family="text">
      <style:text-properties style:font-name="DejaVu Sans" style:font-name-asian="DejaVu Sans" style:font-name-complex="DejaVu Sans" fo:color="#000007" style:text-scale="104%" fo:font-size="8.5pt" style:font-size-asian="8.5pt" style:font-size-complex="8.5pt"/>
    </style:style>
    <style:style style:family="graphic" style:name="a0" style:parent-style-name="Graphics">
      <style:graphic-properties fo:min-width="0.15139in" fo:min-height="1.50833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5139in" fo:min-height="0.13403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><text:span text:style-name="T3">Last updated:<text:s/></text:span><text:span text:style-name="T4"><text:date style:data-style-name="N5">August 2, 2017</text:date></text:span></text:p>
      </style:header>
      <style:footer>
        <text:p text:style-name="P6"><text:span text:style-name="T7"><draw:frame draw:z-index="251657216" draw:id="id0" draw:style-name="a0" draw:name="Text Box 2" text:anchor-type="paragraph" svg:x="0.48611in" svg:y="10.51181in" svg:width="1.50833in" svg:height="0.15139in" style:rel-width="scale" style:rel-height="scale"><draw:text-box draw:chain-next-name="Text Box 2"><text:p text:style-name="P8"><text:span text:style-name="T9">t</text:span><text:span text:style-name="T10">o</text:span><text:span text:style-name="T11">r</text:span><text:span text:style-name="T12">a</text:span><text:span text:style-name="T13">n</text:span><text:a xlink:href="mailto:sahu@yahoo.com" office:target-frame-name="_top" xlink:show="replace">.sahu@yahoo.com</text:a></text:p></draw:text-box><svg:title/><svg:desc/></draw:frame></text:span><text:span text:style-name="T14"><draw:frame draw:z-index="251658240" draw:id="id1" draw:style-name="a1" draw:name="Text Box 1" text:anchor-type="paragraph" svg:x="7.68542in" svg:y="10.51181in" svg:width="0.13403in" svg:height="0.15139in" style:rel-width="scale" style:rel-height="scale"><draw:text-box draw:chain-next-name="Text Box 1"><text:p text:style-name="P15"><text:span text:style-name="T16"><text:page-number text:fixed="false">3</text:page-number></text:span></text:p></draw:text-box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ran sahu</meta:initial-creator>
    <dc:creator>Toran Sahu</dc:creator>
    <meta:creation-date>2017-08-02T05:30:00Z</meta:creation-date>
    <dc:date>2017-08-02T05:31:00Z</dc:date>
    <meta:print-date>2017-07-21T06:48:00Z</meta:print-date>
    <meta:template xlink:href="Normal.dotm" xlink:type="simple"/>
    <meta:editing-cycles>2</meta:editing-cycles>
    <meta:editing-duration>PT60S</meta:editing-duration>
    <meta:document-statistic meta:page-count="3" meta:paragraph-count="11" meta:word-count="880" meta:character-count="5891" meta:row-count="41" meta:non-whitespace-character-count="5022"/>
  </office:meta>
</office:document-meta>
</file>